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1272in"/>
    </style:style>
    <style:style style:name="co6" style:family="table-column">
      <style:table-column-properties fo:break-before="auto" style:column-width="1.4547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1.0701in"/>
    </style:style>
    <style:style style:name="co11" style:family="table-column">
      <style:table-column-properties fo:break-before="auto" style:column-width="1.1465in"/>
    </style:style>
    <style:style style:name="co12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5" table:default-cell-style-name="Default"/>
        <table:table-row table:style-name="ro2"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{}</text:p>
          </table:table-cell>
          <table:table-cell table:style-name="ce1" office:value-type="string" calcext:value-type="string">
            <text:p>{useFlats:true}</text:p>
          </table:table-cell>
          <table:table-cell table:style-name="ce1" office:value-type="string" calcext:value-type="string">
            <text:p>{majorSymbol:"M"}</text:p>
          </table:table-cell>
          <table:table-cell table:style-name="ce1" office:value-type="string" calcext:value-type="string">
            <text:p>{omitMajor:false}</text:p>
          </table:table-cell>
          <table:table-cell table:style-name="ce1" office:value-type="string" calcext:value-type="string">
            <text:p>{omitMinor:true}</text:p>
          </table:table-cell>
          <table:table-cell table:style-name="ce1" office:value-type="string" calcext:value-type="string">
            <text:p>{minorSymbol:"-",augSymbol:"+",dimSymbol:"unicode",unicodeHalfDiminished:true}</text:p>
          </table:table-cell>
          <table:table-cell table:style-name="ce1" office:value-type="string" calcext:value-type="string">
            <text:p>{unicodeAccidentals:true}</text:p>
          </table:table-cell>
          <table:table-cell table:style-name="ce1" office:value-type="string" calcext:value-type="string">
            <text:p>{unicodeAccidentals:true,useFlats:true}</text:p>
          </table:table-cell>
          <table:table-cell table:style-name="ce1" office:value-type="string" calcext:value-type="string">
            <text:p>JSON</text:p>
          </table:table-cell>
          <table:table-cell table:style-name="ce1" table:number-columns-repeated="1014"/>
        </table:table-row>
        <table:table-row table:style-name="ro2">
          <table:table-cell table:number-columns-repeated="2" office:value-type="string" calcext:value-type="string">
            <text:p>F#</text:p>
          </table:table-cell>
          <table:table-cell office:value-type="string" calcext:value-type="string">
            <text:p>Gb</text:p>
          </table:table-cell>
          <table:table-cell table:number-columns-repeated="4" office:value-type="string" calcext:value-type="string">
            <text:p>F#</text:p>
          </table:table-cell>
          <table:table-cell office:value-type="string" calcext:value-type="string">
            <text:p>F♯</text:p>
          </table:table-cell>
          <table:table-cell office:value-type="string" calcext:value-type="string">
            <text:p>G♭</text:p>
          </table:table-cell>
          <table:table-cell table:formula="of:=CONCATENATE(&quot;    &quot;&quot;&quot;;[.A2];&quot;&quot;&quot;:[{o:&quot;;[.$B$1];&quot;, x:&quot;&quot;&quot;;[.B2];&quot;&quot;&quot;},{o:&quot;;[.$C$1];&quot;, x:&quot;&quot;&quot;;[.C2];&quot;&quot;&quot;},{o:&quot;;[.$D$1];&quot;, x:&quot;&quot;&quot;;[.D2];&quot;&quot;&quot;},{o:&quot;;[.$E$1];&quot;, x:&quot;&quot;&quot;;[.E2];&quot;&quot;&quot;},{o:&quot;;[.$F$1];&quot;, x:&quot;&quot;&quot;;[.F2];&quot;&quot;&quot;},{o:&quot;;[.$G$1];&quot;, x:&quot;&quot;&quot;;[.G2];&quot;&quot;&quot;},{o:&quot;;[.$H$1];&quot;, x:&quot;&quot;&quot;;[.H2];&quot;&quot;&quot;},{o:&quot;;[.$I$1];&quot;, x:&quot;&quot;&quot;;[.I2];&quot;&quot;&quot;}],&quot;)" office:value-type="string" office:string-value="    &quot;F#&quot;:[{o:{}, x:&quot;F#&quot;},{o:{useFlats:true}, x:&quot;Gb&quot;},{o:{majorSymbol:&quot;M&quot;}, x:&quot;F#&quot;},{o:{omitMajor:false}, x:&quot;F#&quot;},{o:{omitMinor:true}, x:&quot;F#&quot;},{o:{minorSymbol:&quot;-&quot;,augSymbol:&quot;+&quot;,dimSymbol:&quot;unicode&quot;,unicodeHalfDiminished:true}, x:&quot;F#&quot;},{o:{unicodeAccidentals:true}, x:&quot;F♯&quot;},{o:{unicodeAccidentals:true,useFlats:true}, x:&quot;G♭&quot;}]," calcext:value-type="string">
            <text:p><text:s text:c="4"/>"F#":[{o:{}, x:"F#"},{o:{useFlats:true}, x:"Gb"},{o:{majorSymbol:"M"}, x:"F#"},{o:{omitMajor:false}, x:"F#"},{o:{omitMinor:true}, x:"F#"},{o:{minorSymbol:"-",augSymbol:"+",dimSymbol:"unicode",unicodeHalfDiminished:true}, x:"F#"},{o:{unicodeAccidentals:true}, x:"F♯"},{o:{unicodeAccidentals:true,useFlats:true}, x:"G♭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G</text:p>
          </table:table-cell>
          <table:table-cell office:value-type="string" calcext:value-type="string">
            <text:p>F#~G</text:p>
          </table:table-cell>
          <table:table-cell office:value-type="string" calcext:value-type="string">
            <text:p>Gb~G</text:p>
          </table:table-cell>
          <table:table-cell table:number-columns-repeated="4" office:value-type="string" calcext:value-type="string">
            <text:p>F#~G</text:p>
          </table:table-cell>
          <table:table-cell office:value-type="string" calcext:value-type="string">
            <text:p>F♯~G</text:p>
          </table:table-cell>
          <table:table-cell office:value-type="string" calcext:value-type="string">
            <text:p>G♭~G</text:p>
          </table:table-cell>
          <table:table-cell table:formula="of:=CONCATENATE(&quot;    &quot;&quot;&quot;;[.A3];&quot;&quot;&quot;:[{o:&quot;;[.$B$1];&quot;, x:&quot;&quot;&quot;;[.B3];&quot;&quot;&quot;},{o:&quot;;[.$C$1];&quot;, x:&quot;&quot;&quot;;[.C3];&quot;&quot;&quot;},{o:&quot;;[.$D$1];&quot;, x:&quot;&quot;&quot;;[.D3];&quot;&quot;&quot;},{o:&quot;;[.$E$1];&quot;, x:&quot;&quot;&quot;;[.E3];&quot;&quot;&quot;},{o:&quot;;[.$F$1];&quot;, x:&quot;&quot;&quot;;[.F3];&quot;&quot;&quot;},{o:&quot;;[.$G$1];&quot;, x:&quot;&quot;&quot;;[.G3];&quot;&quot;&quot;},{o:&quot;;[.$H$1];&quot;, x:&quot;&quot;&quot;;[.H3];&quot;&quot;&quot;},{o:&quot;;[.$I$1];&quot;, x:&quot;&quot;&quot;;[.I3];&quot;&quot;&quot;}],&quot;)" office:value-type="string" office:string-value="    &quot;F# G&quot;:[{o:{}, x:&quot;F#~G&quot;},{o:{useFlats:true}, x:&quot;Gb~G&quot;},{o:{majorSymbol:&quot;M&quot;}, x:&quot;F#~G&quot;},{o:{omitMajor:false}, x:&quot;F#~G&quot;},{o:{omitMinor:true}, x:&quot;F#~G&quot;},{o:{minorSymbol:&quot;-&quot;,augSymbol:&quot;+&quot;,dimSymbol:&quot;unicode&quot;,unicodeHalfDiminished:true}, x:&quot;F#~G&quot;},{o:{unicodeAccidentals:true}, x:&quot;F♯~G&quot;},{o:{unicodeAccidentals:true,useFlats:true}, x:&quot;G♭~G&quot;}]," calcext:value-type="string">
            <text:p><text:s text:c="4"/>"F# G":[{o:{}, x:"F#~G"},{o:{useFlats:true}, x:"Gb~G"},{o:{majorSymbol:"M"}, x:"F#~G"},{o:{omitMajor:false}, x:"F#~G"},{o:{omitMinor:true}, x:"F#~G"},{o:{minorSymbol:"-",augSymbol:"+",dimSymbol:"unicode",unicodeHalfDiminished:true}, x:"F#~G"},{o:{unicodeAccidentals:true}, x:"F♯~G"},{o:{unicodeAccidentals:true,useFlats:true}, x:"G♭~G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G#</text:p>
          </table:table-cell>
          <table:table-cell office:value-type="string" calcext:value-type="string">
            <text:p>F#~G#</text:p>
          </table:table-cell>
          <table:table-cell office:value-type="string" calcext:value-type="string">
            <text:p>Gb~Ab</text:p>
          </table:table-cell>
          <table:table-cell table:number-columns-repeated="4" office:value-type="string" calcext:value-type="string">
            <text:p>F#~G#</text:p>
          </table:table-cell>
          <table:table-cell office:value-type="string" calcext:value-type="string">
            <text:p>F♯~G♯</text:p>
          </table:table-cell>
          <table:table-cell office:value-type="string" calcext:value-type="string">
            <text:p>G♭~A♭</text:p>
          </table:table-cell>
          <table:table-cell table:formula="of:=CONCATENATE(&quot;    &quot;&quot;&quot;;[.A4];&quot;&quot;&quot;:[{o:&quot;;[.$B$1];&quot;, x:&quot;&quot;&quot;;[.B4];&quot;&quot;&quot;},{o:&quot;;[.$C$1];&quot;, x:&quot;&quot;&quot;;[.C4];&quot;&quot;&quot;},{o:&quot;;[.$D$1];&quot;, x:&quot;&quot;&quot;;[.D4];&quot;&quot;&quot;},{o:&quot;;[.$E$1];&quot;, x:&quot;&quot;&quot;;[.E4];&quot;&quot;&quot;},{o:&quot;;[.$F$1];&quot;, x:&quot;&quot;&quot;;[.F4];&quot;&quot;&quot;},{o:&quot;;[.$G$1];&quot;, x:&quot;&quot;&quot;;[.G4];&quot;&quot;&quot;},{o:&quot;;[.$H$1];&quot;, x:&quot;&quot;&quot;;[.H4];&quot;&quot;&quot;},{o:&quot;;[.$I$1];&quot;, x:&quot;&quot;&quot;;[.I4];&quot;&quot;&quot;}],&quot;)" office:value-type="string" office:string-value="    &quot;F# G#&quot;:[{o:{}, x:&quot;F#~G#&quot;},{o:{useFlats:true}, x:&quot;Gb~Ab&quot;},{o:{majorSymbol:&quot;M&quot;}, x:&quot;F#~G#&quot;},{o:{omitMajor:false}, x:&quot;F#~G#&quot;},{o:{omitMinor:true}, x:&quot;F#~G#&quot;},{o:{minorSymbol:&quot;-&quot;,augSymbol:&quot;+&quot;,dimSymbol:&quot;unicode&quot;,unicodeHalfDiminished:true}, x:&quot;F#~G#&quot;},{o:{unicodeAccidentals:true}, x:&quot;F♯~G♯&quot;},{o:{unicodeAccidentals:true,useFlats:true}, x:&quot;G♭~A♭&quot;}]," calcext:value-type="string">
            <text:p><text:s text:c="4"/>"F# G#":[{o:{}, x:"F#~G#"},{o:{useFlats:true}, x:"Gb~Ab"},{o:{majorSymbol:"M"}, x:"F#~G#"},{o:{omitMajor:false}, x:"F#~G#"},{o:{omitMinor:true}, x:"F#~G#"},{o:{minorSymbol:"-",augSymbol:"+",dimSymbol:"unicode",unicodeHalfDiminished:true}, x:"F#~G#"},{o:{unicodeAccidentals:true}, x:"F♯~G♯"},{o:{unicodeAccidentals:true,useFlats:true}, x:"G♭~A♭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</text:p>
          </table:table-cell>
          <table:table-cell office:value-type="string" calcext:value-type="string">
            <text:p>F#m(no5)</text:p>
          </table:table-cell>
          <table:table-cell office:value-type="string" calcext:value-type="string">
            <text:p>Gbm(no5)</text:p>
          </table:table-cell>
          <table:table-cell table:number-columns-repeated="2" office:value-type="string" calcext:value-type="string">
            <text:p>F#m(no5)</text:p>
          </table:table-cell>
          <table:table-cell office:value-type="string" calcext:value-type="string">
            <text:p>f#(no5)</text:p>
          </table:table-cell>
          <table:table-cell office:value-type="string" calcext:value-type="string">
            <text:p>F#-(no5)</text:p>
          </table:table-cell>
          <table:table-cell office:value-type="string" calcext:value-type="string">
            <text:p>F♯m(no5)</text:p>
          </table:table-cell>
          <table:table-cell office:value-type="string" calcext:value-type="string">
            <text:p>G♭m(no5)</text:p>
          </table:table-cell>
          <table:table-cell table:formula="of:=CONCATENATE(&quot;    &quot;&quot;&quot;;[.A5];&quot;&quot;&quot;:[{o:&quot;;[.$B$1];&quot;, x:&quot;&quot;&quot;;[.B5];&quot;&quot;&quot;},{o:&quot;;[.$C$1];&quot;, x:&quot;&quot;&quot;;[.C5];&quot;&quot;&quot;},{o:&quot;;[.$D$1];&quot;, x:&quot;&quot;&quot;;[.D5];&quot;&quot;&quot;},{o:&quot;;[.$E$1];&quot;, x:&quot;&quot;&quot;;[.E5];&quot;&quot;&quot;},{o:&quot;;[.$F$1];&quot;, x:&quot;&quot;&quot;;[.F5];&quot;&quot;&quot;},{o:&quot;;[.$G$1];&quot;, x:&quot;&quot;&quot;;[.G5];&quot;&quot;&quot;},{o:&quot;;[.$H$1];&quot;, x:&quot;&quot;&quot;;[.H5];&quot;&quot;&quot;},{o:&quot;;[.$I$1];&quot;, x:&quot;&quot;&quot;;[.I5];&quot;&quot;&quot;}],&quot;)" office:value-type="string" office:string-value="    &quot;F# A&quot;:[{o:{}, x:&quot;F#m(no5)&quot;},{o:{useFlats:true}, x:&quot;Gbm(no5)&quot;},{o:{majorSymbol:&quot;M&quot;}, x:&quot;F#m(no5)&quot;},{o:{omitMajor:false}, x:&quot;F#m(no5)&quot;},{o:{omitMinor:true}, x:&quot;f#(no5)&quot;},{o:{minorSymbol:&quot;-&quot;,augSymbol:&quot;+&quot;,dimSymbol:&quot;unicode&quot;,unicodeHalfDiminished:true}, x:&quot;F#-(no5)&quot;},{o:{unicodeAccidentals:true}, x:&quot;F♯m(no5)&quot;},{o:{unicodeAccidentals:true,useFlats:true}, x:&quot;G♭m(no5)&quot;}]," calcext:value-type="string">
            <text:p><text:s text:c="4"/>"F# A":[{o:{}, x:"F#m(no5)"},{o:{useFlats:true}, x:"Gbm(no5)"},{o:{majorSymbol:"M"}, x:"F#m(no5)"},{o:{omitMajor:false}, x:"F#m(no5)"},{o:{omitMinor:true}, x:"f#(no5)"},{o:{minorSymbol:"-",augSymbol:"+",dimSymbol:"unicode",unicodeHalfDiminished:true}, x:"F#-(no5)"},{o:{unicodeAccidentals:true}, x:"F♯m(no5)"},{o:{unicodeAccidentals:true,useFlats:true}, x:"G♭m(no5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</text:p>
          </table:table-cell>
          <table:table-cell office:value-type="string" calcext:value-type="string">
            <text:p>F#(no5)</text:p>
          </table:table-cell>
          <table:table-cell office:value-type="string" calcext:value-type="string">
            <text:p>Gb(no5)</text:p>
          </table:table-cell>
          <table:table-cell office:value-type="string" calcext:value-type="string">
            <text:p>F#(no5)</text:p>
          </table:table-cell>
          <table:table-cell office:value-type="string" calcext:value-type="string">
            <text:p>F#maj(no5)</text:p>
          </table:table-cell>
          <table:table-cell table:number-columns-repeated="2" office:value-type="string" calcext:value-type="string">
            <text:p>F#(no5)</text:p>
          </table:table-cell>
          <table:table-cell office:value-type="string" calcext:value-type="string">
            <text:p>F♯(no5)</text:p>
          </table:table-cell>
          <table:table-cell office:value-type="string" calcext:value-type="string">
            <text:p>G♭(no5)</text:p>
          </table:table-cell>
          <table:table-cell table:formula="of:=CONCATENATE(&quot;    &quot;&quot;&quot;;[.A6];&quot;&quot;&quot;:[{o:&quot;;[.$B$1];&quot;, x:&quot;&quot;&quot;;[.B6];&quot;&quot;&quot;},{o:&quot;;[.$C$1];&quot;, x:&quot;&quot;&quot;;[.C6];&quot;&quot;&quot;},{o:&quot;;[.$D$1];&quot;, x:&quot;&quot;&quot;;[.D6];&quot;&quot;&quot;},{o:&quot;;[.$E$1];&quot;, x:&quot;&quot;&quot;;[.E6];&quot;&quot;&quot;},{o:&quot;;[.$F$1];&quot;, x:&quot;&quot;&quot;;[.F6];&quot;&quot;&quot;},{o:&quot;;[.$G$1];&quot;, x:&quot;&quot;&quot;;[.G6];&quot;&quot;&quot;},{o:&quot;;[.$H$1];&quot;, x:&quot;&quot;&quot;;[.H6];&quot;&quot;&quot;},{o:&quot;;[.$I$1];&quot;, x:&quot;&quot;&quot;;[.I6];&quot;&quot;&quot;}],&quot;)" office:value-type="string" office:string-value="    &quot;F# A#&quot;:[{o:{}, x:&quot;F#(no5)&quot;},{o:{useFlats:true}, x:&quot;Gb(no5)&quot;},{o:{majorSymbol:&quot;M&quot;}, x:&quot;F#(no5)&quot;},{o:{omitMajor:false}, x:&quot;F#maj(no5)&quot;},{o:{omitMinor:true}, x:&quot;F#(no5)&quot;},{o:{minorSymbol:&quot;-&quot;,augSymbol:&quot;+&quot;,dimSymbol:&quot;unicode&quot;,unicodeHalfDiminished:true}, x:&quot;F#(no5)&quot;},{o:{unicodeAccidentals:true}, x:&quot;F♯(no5)&quot;},{o:{unicodeAccidentals:true,useFlats:true}, x:&quot;G♭(no5)&quot;}]," calcext:value-type="string">
            <text:p><text:s text:c="4"/>"F# A#":[{o:{}, x:"F#(no5)"},{o:{useFlats:true}, x:"Gb(no5)"},{o:{majorSymbol:"M"}, x:"F#(no5)"},{o:{omitMajor:false}, x:"F#maj(no5)"},{o:{omitMinor:true}, x:"F#(no5)"},{o:{minorSymbol:"-",augSymbol:"+",dimSymbol:"unicode",unicodeHalfDiminished:true}, x:"F#(no5)"},{o:{unicodeAccidentals:true}, x:"F♯(no5)"},{o:{unicodeAccidentals:true,useFlats:true}, x:"G♭(no5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B</text:p>
          </table:table-cell>
          <table:table-cell office:value-type="string" calcext:value-type="string">
            <text:p>F#~B</text:p>
          </table:table-cell>
          <table:table-cell office:value-type="string" calcext:value-type="string">
            <text:p>Gb~B</text:p>
          </table:table-cell>
          <table:table-cell table:number-columns-repeated="4" office:value-type="string" calcext:value-type="string">
            <text:p>F#~B</text:p>
          </table:table-cell>
          <table:table-cell office:value-type="string" calcext:value-type="string">
            <text:p>F♯~B</text:p>
          </table:table-cell>
          <table:table-cell office:value-type="string" calcext:value-type="string">
            <text:p>G♭~B</text:p>
          </table:table-cell>
          <table:table-cell table:formula="of:=CONCATENATE(&quot;    &quot;&quot;&quot;;[.A7];&quot;&quot;&quot;:[{o:&quot;;[.$B$1];&quot;, x:&quot;&quot;&quot;;[.B7];&quot;&quot;&quot;},{o:&quot;;[.$C$1];&quot;, x:&quot;&quot;&quot;;[.C7];&quot;&quot;&quot;},{o:&quot;;[.$D$1];&quot;, x:&quot;&quot;&quot;;[.D7];&quot;&quot;&quot;},{o:&quot;;[.$E$1];&quot;, x:&quot;&quot;&quot;;[.E7];&quot;&quot;&quot;},{o:&quot;;[.$F$1];&quot;, x:&quot;&quot;&quot;;[.F7];&quot;&quot;&quot;},{o:&quot;;[.$G$1];&quot;, x:&quot;&quot;&quot;;[.G7];&quot;&quot;&quot;},{o:&quot;;[.$H$1];&quot;, x:&quot;&quot;&quot;;[.H7];&quot;&quot;&quot;},{o:&quot;;[.$I$1];&quot;, x:&quot;&quot;&quot;;[.I7];&quot;&quot;&quot;}],&quot;)" office:value-type="string" office:string-value="    &quot;F# B&quot;:[{o:{}, x:&quot;F#~B&quot;},{o:{useFlats:true}, x:&quot;Gb~B&quot;},{o:{majorSymbol:&quot;M&quot;}, x:&quot;F#~B&quot;},{o:{omitMajor:false}, x:&quot;F#~B&quot;},{o:{omitMinor:true}, x:&quot;F#~B&quot;},{o:{minorSymbol:&quot;-&quot;,augSymbol:&quot;+&quot;,dimSymbol:&quot;unicode&quot;,unicodeHalfDiminished:true}, x:&quot;F#~B&quot;},{o:{unicodeAccidentals:true}, x:&quot;F♯~B&quot;},{o:{unicodeAccidentals:true,useFlats:true}, x:&quot;G♭~B&quot;}]," calcext:value-type="string">
            <text:p><text:s text:c="4"/>"F# B":[{o:{}, x:"F#~B"},{o:{useFlats:true}, x:"Gb~B"},{o:{majorSymbol:"M"}, x:"F#~B"},{o:{omitMajor:false}, x:"F#~B"},{o:{omitMinor:true}, x:"F#~B"},{o:{minorSymbol:"-",augSymbol:"+",dimSymbol:"unicode",unicodeHalfDiminished:true}, x:"F#~B"},{o:{unicodeAccidentals:true}, x:"F♯~B"},{o:{unicodeAccidentals:true,useFlats:true}, x:"G♭~B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</text:p>
          </table:table-cell>
          <table:table-cell office:value-type="string" calcext:value-type="string">
            <text:p>F#dim5</text:p>
          </table:table-cell>
          <table:table-cell office:value-type="string" calcext:value-type="string">
            <text:p>Gbdim5</text:p>
          </table:table-cell>
          <table:table-cell table:number-columns-repeated="3" office:value-type="string" calcext:value-type="string">
            <text:p>F#dim5</text:p>
          </table:table-cell>
          <table:table-cell office:value-type="string" calcext:value-type="string">
            <text:p>F#ᵒ5</text:p>
          </table:table-cell>
          <table:table-cell office:value-type="string" calcext:value-type="string">
            <text:p>F♯dim5</text:p>
          </table:table-cell>
          <table:table-cell office:value-type="string" calcext:value-type="string">
            <text:p>G♭dim5</text:p>
          </table:table-cell>
          <table:table-cell table:formula="of:=CONCATENATE(&quot;    &quot;&quot;&quot;;[.A8];&quot;&quot;&quot;:[{o:&quot;;[.$B$1];&quot;, x:&quot;&quot;&quot;;[.B8];&quot;&quot;&quot;},{o:&quot;;[.$C$1];&quot;, x:&quot;&quot;&quot;;[.C8];&quot;&quot;&quot;},{o:&quot;;[.$D$1];&quot;, x:&quot;&quot;&quot;;[.D8];&quot;&quot;&quot;},{o:&quot;;[.$E$1];&quot;, x:&quot;&quot;&quot;;[.E8];&quot;&quot;&quot;},{o:&quot;;[.$F$1];&quot;, x:&quot;&quot;&quot;;[.F8];&quot;&quot;&quot;},{o:&quot;;[.$G$1];&quot;, x:&quot;&quot;&quot;;[.G8];&quot;&quot;&quot;},{o:&quot;;[.$H$1];&quot;, x:&quot;&quot;&quot;;[.H8];&quot;&quot;&quot;},{o:&quot;;[.$I$1];&quot;, x:&quot;&quot;&quot;;[.I8];&quot;&quot;&quot;}],&quot;)" office:value-type="string" office:string-value="    &quot;F# C&quot;:[{o:{}, x:&quot;F#dim5&quot;},{o:{useFlats:true}, x:&quot;Gbdim5&quot;},{o:{majorSymbol:&quot;M&quot;}, x:&quot;F#dim5&quot;},{o:{omitMajor:false}, x:&quot;F#dim5&quot;},{o:{omitMinor:true}, x:&quot;F#dim5&quot;},{o:{minorSymbol:&quot;-&quot;,augSymbol:&quot;+&quot;,dimSymbol:&quot;unicode&quot;,unicodeHalfDiminished:true}, x:&quot;F#ᵒ5&quot;},{o:{unicodeAccidentals:true}, x:&quot;F♯dim5&quot;},{o:{unicodeAccidentals:true,useFlats:true}, x:&quot;G♭dim5&quot;}]," calcext:value-type="string">
            <text:p><text:s text:c="4"/>"F# C":[{o:{}, x:"F#dim5"},{o:{useFlats:true}, x:"Gbdim5"},{o:{majorSymbol:"M"}, x:"F#dim5"},{o:{omitMajor:false}, x:"F#dim5"},{o:{omitMinor:true}, x:"F#dim5"},{o:{minorSymbol:"-",augSymbol:"+",dimSymbol:"unicode",unicodeHalfDiminished:true}, x:"F#ᵒ5"},{o:{unicodeAccidentals:true}, x:"F♯dim5"},{o:{unicodeAccidentals:true,useFlats:true}, x:"G♭dim5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</text:p>
          </table:table-cell>
          <table:table-cell office:value-type="string" calcext:value-type="string">
            <text:p>F#5</text:p>
          </table:table-cell>
          <table:table-cell office:value-type="string" calcext:value-type="string">
            <text:p>Gb5</text:p>
          </table:table-cell>
          <table:table-cell table:number-columns-repeated="4" office:value-type="string" calcext:value-type="string">
            <text:p>F#5</text:p>
          </table:table-cell>
          <table:table-cell office:value-type="string" calcext:value-type="string">
            <text:p>F♯5</text:p>
          </table:table-cell>
          <table:table-cell office:value-type="string" calcext:value-type="string">
            <text:p>G♭5</text:p>
          </table:table-cell>
          <table:table-cell table:formula="of:=CONCATENATE(&quot;    &quot;&quot;&quot;;[.A9];&quot;&quot;&quot;:[{o:&quot;;[.$B$1];&quot;, x:&quot;&quot;&quot;;[.B9];&quot;&quot;&quot;},{o:&quot;;[.$C$1];&quot;, x:&quot;&quot;&quot;;[.C9];&quot;&quot;&quot;},{o:&quot;;[.$D$1];&quot;, x:&quot;&quot;&quot;;[.D9];&quot;&quot;&quot;},{o:&quot;;[.$E$1];&quot;, x:&quot;&quot;&quot;;[.E9];&quot;&quot;&quot;},{o:&quot;;[.$F$1];&quot;, x:&quot;&quot;&quot;;[.F9];&quot;&quot;&quot;},{o:&quot;;[.$G$1];&quot;, x:&quot;&quot;&quot;;[.G9];&quot;&quot;&quot;},{o:&quot;;[.$H$1];&quot;, x:&quot;&quot;&quot;;[.H9];&quot;&quot;&quot;},{o:&quot;;[.$I$1];&quot;, x:&quot;&quot;&quot;;[.I9];&quot;&quot;&quot;}],&quot;)" office:value-type="string" office:string-value="    &quot;F# C#&quot;:[{o:{}, x:&quot;F#5&quot;},{o:{useFlats:true}, x:&quot;Gb5&quot;},{o:{majorSymbol:&quot;M&quot;}, x:&quot;F#5&quot;},{o:{omitMajor:false}, x:&quot;F#5&quot;},{o:{omitMinor:true}, x:&quot;F#5&quot;},{o:{minorSymbol:&quot;-&quot;,augSymbol:&quot;+&quot;,dimSymbol:&quot;unicode&quot;,unicodeHalfDiminished:true}, x:&quot;F#5&quot;},{o:{unicodeAccidentals:true}, x:&quot;F♯5&quot;},{o:{unicodeAccidentals:true,useFlats:true}, x:&quot;G♭5&quot;}]," calcext:value-type="string">
            <text:p><text:s text:c="4"/>"F# C#":[{o:{}, x:"F#5"},{o:{useFlats:true}, x:"Gb5"},{o:{majorSymbol:"M"}, x:"F#5"},{o:{omitMajor:false}, x:"F#5"},{o:{omitMinor:true}, x:"F#5"},{o:{minorSymbol:"-",augSymbol:"+",dimSymbol:"unicode",unicodeHalfDiminished:true}, x:"F#5"},{o:{unicodeAccidentals:true}, x:"F♯5"},{o:{unicodeAccidentals:true,useFlats:true}, x:"G♭5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D</text:p>
          </table:table-cell>
          <table:table-cell office:value-type="string" calcext:value-type="string">
            <text:p>F#aug5</text:p>
          </table:table-cell>
          <table:table-cell office:value-type="string" calcext:value-type="string">
            <text:p>Gbaug5</text:p>
          </table:table-cell>
          <table:table-cell table:number-columns-repeated="3" office:value-type="string" calcext:value-type="string">
            <text:p>F#aug5</text:p>
          </table:table-cell>
          <table:table-cell office:value-type="string" calcext:value-type="string">
            <text:p>F#+5</text:p>
          </table:table-cell>
          <table:table-cell office:value-type="string" calcext:value-type="string">
            <text:p>F♯aug5</text:p>
          </table:table-cell>
          <table:table-cell office:value-type="string" calcext:value-type="string">
            <text:p>G♭aug5</text:p>
          </table:table-cell>
          <table:table-cell table:formula="of:=CONCATENATE(&quot;    &quot;&quot;&quot;;[.A10];&quot;&quot;&quot;:[{o:&quot;;[.$B$1];&quot;, x:&quot;&quot;&quot;;[.B10];&quot;&quot;&quot;},{o:&quot;;[.$C$1];&quot;, x:&quot;&quot;&quot;;[.C10];&quot;&quot;&quot;},{o:&quot;;[.$D$1];&quot;, x:&quot;&quot;&quot;;[.D10];&quot;&quot;&quot;},{o:&quot;;[.$E$1];&quot;, x:&quot;&quot;&quot;;[.E10];&quot;&quot;&quot;},{o:&quot;;[.$F$1];&quot;, x:&quot;&quot;&quot;;[.F10];&quot;&quot;&quot;},{o:&quot;;[.$G$1];&quot;, x:&quot;&quot;&quot;;[.G10];&quot;&quot;&quot;},{o:&quot;;[.$H$1];&quot;, x:&quot;&quot;&quot;;[.H10];&quot;&quot;&quot;},{o:&quot;;[.$I$1];&quot;, x:&quot;&quot;&quot;;[.I10];&quot;&quot;&quot;}],&quot;)" office:value-type="string" office:string-value="    &quot;F# D&quot;:[{o:{}, x:&quot;F#aug5&quot;},{o:{useFlats:true}, x:&quot;Gbaug5&quot;},{o:{majorSymbol:&quot;M&quot;}, x:&quot;F#aug5&quot;},{o:{omitMajor:false}, x:&quot;F#aug5&quot;},{o:{omitMinor:true}, x:&quot;F#aug5&quot;},{o:{minorSymbol:&quot;-&quot;,augSymbol:&quot;+&quot;,dimSymbol:&quot;unicode&quot;,unicodeHalfDiminished:true}, x:&quot;F#+5&quot;},{o:{unicodeAccidentals:true}, x:&quot;F♯aug5&quot;},{o:{unicodeAccidentals:true,useFlats:true}, x:&quot;G♭aug5&quot;}]," calcext:value-type="string">
            <text:p><text:s text:c="4"/>"F# D":[{o:{}, x:"F#aug5"},{o:{useFlats:true}, x:"Gbaug5"},{o:{majorSymbol:"M"}, x:"F#aug5"},{o:{omitMajor:false}, x:"F#aug5"},{o:{omitMinor:true}, x:"F#aug5"},{o:{minorSymbol:"-",augSymbol:"+",dimSymbol:"unicode",unicodeHalfDiminished:true}, x:"F#+5"},{o:{unicodeAccidentals:true}, x:"F♯aug5"},{o:{unicodeAccidentals:true,useFlats:true}, x:"G♭aug5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D#</text:p>
          </table:table-cell>
          <table:table-cell office:value-type="string" calcext:value-type="string">
            <text:p>F#~D#</text:p>
          </table:table-cell>
          <table:table-cell office:value-type="string" calcext:value-type="string">
            <text:p>Gb~Eb</text:p>
          </table:table-cell>
          <table:table-cell table:number-columns-repeated="4" office:value-type="string" calcext:value-type="string">
            <text:p>F#~D#</text:p>
          </table:table-cell>
          <table:table-cell office:value-type="string" calcext:value-type="string">
            <text:p>F♯~D♯</text:p>
          </table:table-cell>
          <table:table-cell office:value-type="string" calcext:value-type="string">
            <text:p>G♭~E♭</text:p>
          </table:table-cell>
          <table:table-cell table:formula="of:=CONCATENATE(&quot;    &quot;&quot;&quot;;[.A11];&quot;&quot;&quot;:[{o:&quot;;[.$B$1];&quot;, x:&quot;&quot;&quot;;[.B11];&quot;&quot;&quot;},{o:&quot;;[.$C$1];&quot;, x:&quot;&quot;&quot;;[.C11];&quot;&quot;&quot;},{o:&quot;;[.$D$1];&quot;, x:&quot;&quot;&quot;;[.D11];&quot;&quot;&quot;},{o:&quot;;[.$E$1];&quot;, x:&quot;&quot;&quot;;[.E11];&quot;&quot;&quot;},{o:&quot;;[.$F$1];&quot;, x:&quot;&quot;&quot;;[.F11];&quot;&quot;&quot;},{o:&quot;;[.$G$1];&quot;, x:&quot;&quot;&quot;;[.G11];&quot;&quot;&quot;},{o:&quot;;[.$H$1];&quot;, x:&quot;&quot;&quot;;[.H11];&quot;&quot;&quot;},{o:&quot;;[.$I$1];&quot;, x:&quot;&quot;&quot;;[.I11];&quot;&quot;&quot;}],&quot;)" office:value-type="string" office:string-value="    &quot;F# D#&quot;:[{o:{}, x:&quot;F#~D#&quot;},{o:{useFlats:true}, x:&quot;Gb~Eb&quot;},{o:{majorSymbol:&quot;M&quot;}, x:&quot;F#~D#&quot;},{o:{omitMajor:false}, x:&quot;F#~D#&quot;},{o:{omitMinor:true}, x:&quot;F#~D#&quot;},{o:{minorSymbol:&quot;-&quot;,augSymbol:&quot;+&quot;,dimSymbol:&quot;unicode&quot;,unicodeHalfDiminished:true}, x:&quot;F#~D#&quot;},{o:{unicodeAccidentals:true}, x:&quot;F♯~D♯&quot;},{o:{unicodeAccidentals:true,useFlats:true}, x:&quot;G♭~E♭&quot;}]," calcext:value-type="string">
            <text:p><text:s text:c="4"/>"F# D#":[{o:{}, x:"F#~D#"},{o:{useFlats:true}, x:"Gb~Eb"},{o:{majorSymbol:"M"}, x:"F#~D#"},{o:{omitMajor:false}, x:"F#~D#"},{o:{omitMinor:true}, x:"F#~D#"},{o:{minorSymbol:"-",augSymbol:"+",dimSymbol:"unicode",unicodeHalfDiminished:true}, x:"F#~D#"},{o:{unicodeAccidentals:true}, x:"F♯~D♯"},{o:{unicodeAccidentals:true,useFlats:true}, x:"G♭~E♭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E</text:p>
          </table:table-cell>
          <table:table-cell office:value-type="string" calcext:value-type="string">
            <text:p>F#~E</text:p>
          </table:table-cell>
          <table:table-cell office:value-type="string" calcext:value-type="string">
            <text:p>Gb~E</text:p>
          </table:table-cell>
          <table:table-cell table:number-columns-repeated="4" office:value-type="string" calcext:value-type="string">
            <text:p>F#~E</text:p>
          </table:table-cell>
          <table:table-cell office:value-type="string" calcext:value-type="string">
            <text:p>F♯~E</text:p>
          </table:table-cell>
          <table:table-cell office:value-type="string" calcext:value-type="string">
            <text:p>G♭~E</text:p>
          </table:table-cell>
          <table:table-cell table:formula="of:=CONCATENATE(&quot;    &quot;&quot;&quot;;[.A12];&quot;&quot;&quot;:[{o:&quot;;[.$B$1];&quot;, x:&quot;&quot;&quot;;[.B12];&quot;&quot;&quot;},{o:&quot;;[.$C$1];&quot;, x:&quot;&quot;&quot;;[.C12];&quot;&quot;&quot;},{o:&quot;;[.$D$1];&quot;, x:&quot;&quot;&quot;;[.D12];&quot;&quot;&quot;},{o:&quot;;[.$E$1];&quot;, x:&quot;&quot;&quot;;[.E12];&quot;&quot;&quot;},{o:&quot;;[.$F$1];&quot;, x:&quot;&quot;&quot;;[.F12];&quot;&quot;&quot;},{o:&quot;;[.$G$1];&quot;, x:&quot;&quot;&quot;;[.G12];&quot;&quot;&quot;},{o:&quot;;[.$H$1];&quot;, x:&quot;&quot;&quot;;[.H12];&quot;&quot;&quot;},{o:&quot;;[.$I$1];&quot;, x:&quot;&quot;&quot;;[.I12];&quot;&quot;&quot;}],&quot;)" office:value-type="string" office:string-value="    &quot;F# E&quot;:[{o:{}, x:&quot;F#~E&quot;},{o:{useFlats:true}, x:&quot;Gb~E&quot;},{o:{majorSymbol:&quot;M&quot;}, x:&quot;F#~E&quot;},{o:{omitMajor:false}, x:&quot;F#~E&quot;},{o:{omitMinor:true}, x:&quot;F#~E&quot;},{o:{minorSymbol:&quot;-&quot;,augSymbol:&quot;+&quot;,dimSymbol:&quot;unicode&quot;,unicodeHalfDiminished:true}, x:&quot;F#~E&quot;},{o:{unicodeAccidentals:true}, x:&quot;F♯~E&quot;},{o:{unicodeAccidentals:true,useFlats:true}, x:&quot;G♭~E&quot;}]," calcext:value-type="string">
            <text:p><text:s text:c="4"/>"F# E":[{o:{}, x:"F#~E"},{o:{useFlats:true}, x:"Gb~E"},{o:{majorSymbol:"M"}, x:"F#~E"},{o:{omitMajor:false}, x:"F#~E"},{o:{omitMinor:true}, x:"F#~E"},{o:{minorSymbol:"-",augSymbol:"+",dimSymbol:"unicode",unicodeHalfDiminished:true}, x:"F#~E"},{o:{unicodeAccidentals:true}, x:"F♯~E"},{o:{unicodeAccidentals:true,useFlats:true}, x:"G♭~E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F</text:p>
          </table:table-cell>
          <table:table-cell office:value-type="string" calcext:value-type="string">
            <text:p>F#~F</text:p>
          </table:table-cell>
          <table:table-cell office:value-type="string" calcext:value-type="string">
            <text:p>Gb~F</text:p>
          </table:table-cell>
          <table:table-cell table:number-columns-repeated="4" office:value-type="string" calcext:value-type="string">
            <text:p>F#~F</text:p>
          </table:table-cell>
          <table:table-cell office:value-type="string" calcext:value-type="string">
            <text:p>F♯~F</text:p>
          </table:table-cell>
          <table:table-cell office:value-type="string" calcext:value-type="string">
            <text:p>G♭~F</text:p>
          </table:table-cell>
          <table:table-cell table:formula="of:=CONCATENATE(&quot;    &quot;&quot;&quot;;[.A13];&quot;&quot;&quot;:[{o:&quot;;[.$B$1];&quot;, x:&quot;&quot;&quot;;[.B13];&quot;&quot;&quot;},{o:&quot;;[.$C$1];&quot;, x:&quot;&quot;&quot;;[.C13];&quot;&quot;&quot;},{o:&quot;;[.$D$1];&quot;, x:&quot;&quot;&quot;;[.D13];&quot;&quot;&quot;},{o:&quot;;[.$E$1];&quot;, x:&quot;&quot;&quot;;[.E13];&quot;&quot;&quot;},{o:&quot;;[.$F$1];&quot;, x:&quot;&quot;&quot;;[.F13];&quot;&quot;&quot;},{o:&quot;;[.$G$1];&quot;, x:&quot;&quot;&quot;;[.G13];&quot;&quot;&quot;},{o:&quot;;[.$H$1];&quot;, x:&quot;&quot;&quot;;[.H13];&quot;&quot;&quot;},{o:&quot;;[.$I$1];&quot;, x:&quot;&quot;&quot;;[.I13];&quot;&quot;&quot;}],&quot;)" office:value-type="string" office:string-value="    &quot;F# F&quot;:[{o:{}, x:&quot;F#~F&quot;},{o:{useFlats:true}, x:&quot;Gb~F&quot;},{o:{majorSymbol:&quot;M&quot;}, x:&quot;F#~F&quot;},{o:{omitMajor:false}, x:&quot;F#~F&quot;},{o:{omitMinor:true}, x:&quot;F#~F&quot;},{o:{minorSymbol:&quot;-&quot;,augSymbol:&quot;+&quot;,dimSymbol:&quot;unicode&quot;,unicodeHalfDiminished:true}, x:&quot;F#~F&quot;},{o:{unicodeAccidentals:true}, x:&quot;F♯~F&quot;},{o:{unicodeAccidentals:true,useFlats:true}, x:&quot;G♭~F&quot;}]," calcext:value-type="string">
            <text:p><text:s text:c="4"/>"F# F":[{o:{}, x:"F#~F"},{o:{useFlats:true}, x:"Gb~F"},{o:{majorSymbol:"M"}, x:"F#~F"},{o:{omitMajor:false}, x:"F#~F"},{o:{omitMinor:true}, x:"F#~F"},{o:{minorSymbol:"-",augSymbol:"+",dimSymbol:"unicode",unicodeHalfDiminished:true}, x:"F#~F"},{o:{unicodeAccidentals:true}, x:"F♯~F"},{o:{unicodeAccidentals:true,useFlats:true}, x:"G♭~F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F#maj</text:p>
          </table:table-cell>
          <table:table-cell table:number-columns-repeated="2" office:value-type="string" calcext:value-type="string">
            <text:p>F#</text:p>
          </table:table-cell>
          <table:table-cell office:value-type="string" calcext:value-type="string">
            <text:p>F♯</text:p>
          </table:table-cell>
          <table:table-cell office:value-type="string" calcext:value-type="string">
            <text:p>G♭</text:p>
          </table:table-cell>
          <table:table-cell table:formula="of:=CONCATENATE(&quot;    &quot;&quot;&quot;;[.A14];&quot;&quot;&quot;:[{o:&quot;;[.$B$1];&quot;, x:&quot;&quot;&quot;;[.B14];&quot;&quot;&quot;},{o:&quot;;[.$C$1];&quot;, x:&quot;&quot;&quot;;[.C14];&quot;&quot;&quot;},{o:&quot;;[.$D$1];&quot;, x:&quot;&quot;&quot;;[.D14];&quot;&quot;&quot;},{o:&quot;;[.$E$1];&quot;, x:&quot;&quot;&quot;;[.E14];&quot;&quot;&quot;},{o:&quot;;[.$F$1];&quot;, x:&quot;&quot;&quot;;[.F14];&quot;&quot;&quot;},{o:&quot;;[.$G$1];&quot;, x:&quot;&quot;&quot;;[.G14];&quot;&quot;&quot;},{o:&quot;;[.$H$1];&quot;, x:&quot;&quot;&quot;;[.H14];&quot;&quot;&quot;},{o:&quot;;[.$I$1];&quot;, x:&quot;&quot;&quot;;[.I14];&quot;&quot;&quot;}],&quot;)" office:value-type="string" office:string-value="    &quot;F# A# C#&quot;:[{o:{}, x:&quot;F#&quot;},{o:{useFlats:true}, x:&quot;Gb&quot;},{o:{majorSymbol:&quot;M&quot;}, x:&quot;F#&quot;},{o:{omitMajor:false}, x:&quot;F#maj&quot;},{o:{omitMinor:true}, x:&quot;F#&quot;},{o:{minorSymbol:&quot;-&quot;,augSymbol:&quot;+&quot;,dimSymbol:&quot;unicode&quot;,unicodeHalfDiminished:true}, x:&quot;F#&quot;},{o:{unicodeAccidentals:true}, x:&quot;F♯&quot;},{o:{unicodeAccidentals:true,useFlats:true}, x:&quot;G♭&quot;}]," calcext:value-type="string">
            <text:p><text:s text:c="4"/>"F# A# C#":[{o:{}, x:"F#"},{o:{useFlats:true}, x:"Gb"},{o:{majorSymbol:"M"}, x:"F#"},{o:{omitMajor:false}, x:"F#maj"},{o:{omitMinor:true}, x:"F#"},{o:{minorSymbol:"-",augSymbol:"+",dimSymbol:"unicode",unicodeHalfDiminished:true}, x:"F#"},{o:{unicodeAccidentals:true}, x:"F♯"},{o:{unicodeAccidentals:true,useFlats:true}, x:"G♭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</text:p>
          </table:table-cell>
          <table:table-cell office:value-type="string" calcext:value-type="string">
            <text:p>F#m</text:p>
          </table:table-cell>
          <table:table-cell office:value-type="string" calcext:value-type="string">
            <text:p>Gbm</text:p>
          </table:table-cell>
          <table:table-cell table:number-columns-repeated="2" office:value-type="string" calcext:value-type="string">
            <text:p>F#m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F#-</text:p>
          </table:table-cell>
          <table:table-cell office:value-type="string" calcext:value-type="string">
            <text:p>F♯m</text:p>
          </table:table-cell>
          <table:table-cell office:value-type="string" calcext:value-type="string">
            <text:p>G♭m</text:p>
          </table:table-cell>
          <table:table-cell table:formula="of:=CONCATENATE(&quot;    &quot;&quot;&quot;;[.A15];&quot;&quot;&quot;:[{o:&quot;;[.$B$1];&quot;, x:&quot;&quot;&quot;;[.B15];&quot;&quot;&quot;},{o:&quot;;[.$C$1];&quot;, x:&quot;&quot;&quot;;[.C15];&quot;&quot;&quot;},{o:&quot;;[.$D$1];&quot;, x:&quot;&quot;&quot;;[.D15];&quot;&quot;&quot;},{o:&quot;;[.$E$1];&quot;, x:&quot;&quot;&quot;;[.E15];&quot;&quot;&quot;},{o:&quot;;[.$F$1];&quot;, x:&quot;&quot;&quot;;[.F15];&quot;&quot;&quot;},{o:&quot;;[.$G$1];&quot;, x:&quot;&quot;&quot;;[.G15];&quot;&quot;&quot;},{o:&quot;;[.$H$1];&quot;, x:&quot;&quot;&quot;;[.H15];&quot;&quot;&quot;},{o:&quot;;[.$I$1];&quot;, x:&quot;&quot;&quot;;[.I15];&quot;&quot;&quot;}],&quot;)" office:value-type="string" office:string-value="    &quot;F# A C#&quot;:[{o:{}, x:&quot;F#m&quot;},{o:{useFlats:true}, x:&quot;Gbm&quot;},{o:{majorSymbol:&quot;M&quot;}, x:&quot;F#m&quot;},{o:{omitMajor:false}, x:&quot;F#m&quot;},{o:{omitMinor:true}, x:&quot;f#&quot;},{o:{minorSymbol:&quot;-&quot;,augSymbol:&quot;+&quot;,dimSymbol:&quot;unicode&quot;,unicodeHalfDiminished:true}, x:&quot;F#-&quot;},{o:{unicodeAccidentals:true}, x:&quot;F♯m&quot;},{o:{unicodeAccidentals:true,useFlats:true}, x:&quot;G♭m&quot;}]," calcext:value-type="string">
            <text:p><text:s text:c="4"/>"F# A C#":[{o:{}, x:"F#m"},{o:{useFlats:true}, x:"Gbm"},{o:{majorSymbol:"M"}, x:"F#m"},{o:{omitMajor:false}, x:"F#m"},{o:{omitMinor:true}, x:"f#"},{o:{minorSymbol:"-",augSymbol:"+",dimSymbol:"unicode",unicodeHalfDiminished:true}, x:"F#-"},{o:{unicodeAccidentals:true}, x:"F♯m"},{o:{unicodeAccidentals:true,useFlats:true}, x:"G♭m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</text:p>
          </table:table-cell>
          <table:table-cell office:value-type="string" calcext:value-type="string">
            <text:p>F#aug</text:p>
          </table:table-cell>
          <table:table-cell office:value-type="string" calcext:value-type="string">
            <text:p>Gbaug</text:p>
          </table:table-cell>
          <table:table-cell table:number-columns-repeated="3" office:value-type="string" calcext:value-type="string">
            <text:p>F#aug</text:p>
          </table:table-cell>
          <table:table-cell office:value-type="string" calcext:value-type="string">
            <text:p>F#+</text:p>
          </table:table-cell>
          <table:table-cell office:value-type="string" calcext:value-type="string">
            <text:p>F♯aug</text:p>
          </table:table-cell>
          <table:table-cell office:value-type="string" calcext:value-type="string">
            <text:p>G♭aug</text:p>
          </table:table-cell>
          <table:table-cell table:formula="of:=CONCATENATE(&quot;    &quot;&quot;&quot;;[.A16];&quot;&quot;&quot;:[{o:&quot;;[.$B$1];&quot;, x:&quot;&quot;&quot;;[.B16];&quot;&quot;&quot;},{o:&quot;;[.$C$1];&quot;, x:&quot;&quot;&quot;;[.C16];&quot;&quot;&quot;},{o:&quot;;[.$D$1];&quot;, x:&quot;&quot;&quot;;[.D16];&quot;&quot;&quot;},{o:&quot;;[.$E$1];&quot;, x:&quot;&quot;&quot;;[.E16];&quot;&quot;&quot;},{o:&quot;;[.$F$1];&quot;, x:&quot;&quot;&quot;;[.F16];&quot;&quot;&quot;},{o:&quot;;[.$G$1];&quot;, x:&quot;&quot;&quot;;[.G16];&quot;&quot;&quot;},{o:&quot;;[.$H$1];&quot;, x:&quot;&quot;&quot;;[.H16];&quot;&quot;&quot;},{o:&quot;;[.$I$1];&quot;, x:&quot;&quot;&quot;;[.I16];&quot;&quot;&quot;}],&quot;)" office:value-type="string" office:string-value="    &quot;F# A# D&quot;:[{o:{}, x:&quot;F#aug&quot;},{o:{useFlats:true}, x:&quot;Gbaug&quot;},{o:{majorSymbol:&quot;M&quot;}, x:&quot;F#aug&quot;},{o:{omitMajor:false}, x:&quot;F#aug&quot;},{o:{omitMinor:true}, x:&quot;F#aug&quot;},{o:{minorSymbol:&quot;-&quot;,augSymbol:&quot;+&quot;,dimSymbol:&quot;unicode&quot;,unicodeHalfDiminished:true}, x:&quot;F#+&quot;},{o:{unicodeAccidentals:true}, x:&quot;F♯aug&quot;},{o:{unicodeAccidentals:true,useFlats:true}, x:&quot;G♭aug&quot;}]," calcext:value-type="string">
            <text:p><text:s text:c="4"/>"F# A# D":[{o:{}, x:"F#aug"},{o:{useFlats:true}, x:"Gbaug"},{o:{majorSymbol:"M"}, x:"F#aug"},{o:{omitMajor:false}, x:"F#aug"},{o:{omitMinor:true}, x:"F#aug"},{o:{minorSymbol:"-",augSymbol:"+",dimSymbol:"unicode",unicodeHalfDiminished:true}, x:"F#+"},{o:{unicodeAccidentals:true}, x:"F♯aug"},{o:{unicodeAccidentals:true,useFlats:true}, x:"G♭aug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</text:p>
          </table:table-cell>
          <table:table-cell office:value-type="string" calcext:value-type="string">
            <text:p>F#dim</text:p>
          </table:table-cell>
          <table:table-cell office:value-type="string" calcext:value-type="string">
            <text:p>Gbdim</text:p>
          </table:table-cell>
          <table:table-cell table:number-columns-repeated="3" office:value-type="string" calcext:value-type="string">
            <text:p>F#dim</text:p>
          </table:table-cell>
          <table:table-cell office:value-type="string" calcext:value-type="string">
            <text:p>F#ᵒ</text:p>
          </table:table-cell>
          <table:table-cell office:value-type="string" calcext:value-type="string">
            <text:p>F♯dim</text:p>
          </table:table-cell>
          <table:table-cell office:value-type="string" calcext:value-type="string">
            <text:p>G♭dim</text:p>
          </table:table-cell>
          <table:table-cell table:formula="of:=CONCATENATE(&quot;    &quot;&quot;&quot;;[.A17];&quot;&quot;&quot;:[{o:&quot;;[.$B$1];&quot;, x:&quot;&quot;&quot;;[.B17];&quot;&quot;&quot;},{o:&quot;;[.$C$1];&quot;, x:&quot;&quot;&quot;;[.C17];&quot;&quot;&quot;},{o:&quot;;[.$D$1];&quot;, x:&quot;&quot;&quot;;[.D17];&quot;&quot;&quot;},{o:&quot;;[.$E$1];&quot;, x:&quot;&quot;&quot;;[.E17];&quot;&quot;&quot;},{o:&quot;;[.$F$1];&quot;, x:&quot;&quot;&quot;;[.F17];&quot;&quot;&quot;},{o:&quot;;[.$G$1];&quot;, x:&quot;&quot;&quot;;[.G17];&quot;&quot;&quot;},{o:&quot;;[.$H$1];&quot;, x:&quot;&quot;&quot;;[.H17];&quot;&quot;&quot;},{o:&quot;;[.$I$1];&quot;, x:&quot;&quot;&quot;;[.I17];&quot;&quot;&quot;}],&quot;)" office:value-type="string" office:string-value="    &quot;F# A C&quot;:[{o:{}, x:&quot;F#dim&quot;},{o:{useFlats:true}, x:&quot;Gbdim&quot;},{o:{majorSymbol:&quot;M&quot;}, x:&quot;F#dim&quot;},{o:{omitMajor:false}, x:&quot;F#dim&quot;},{o:{omitMinor:true}, x:&quot;F#dim&quot;},{o:{minorSymbol:&quot;-&quot;,augSymbol:&quot;+&quot;,dimSymbol:&quot;unicode&quot;,unicodeHalfDiminished:true}, x:&quot;F#ᵒ&quot;},{o:{unicodeAccidentals:true}, x:&quot;F♯dim&quot;},{o:{unicodeAccidentals:true,useFlats:true}, x:&quot;G♭dim&quot;}]," calcext:value-type="string">
            <text:p><text:s text:c="4"/>"F# A C":[{o:{}, x:"F#dim"},{o:{useFlats:true}, x:"Gbdim"},{o:{majorSymbol:"M"}, x:"F#dim"},{o:{omitMajor:false}, x:"F#dim"},{o:{omitMinor:true}, x:"F#dim"},{o:{minorSymbol:"-",augSymbol:"+",dimSymbol:"unicode",unicodeHalfDiminished:true}, x:"F#ᵒ"},{o:{unicodeAccidentals:true}, x:"F♯dim"},{o:{unicodeAccidentals:true,useFlats:true}, x:"G♭dim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</text:p>
          </table:table-cell>
          <table:table-cell office:value-type="string" calcext:value-type="string">
            <text:p>F#(b5)</text:p>
          </table:table-cell>
          <table:table-cell office:value-type="string" calcext:value-type="string">
            <text:p>Gb(b5)</text:p>
          </table:table-cell>
          <table:table-cell office:value-type="string" calcext:value-type="string">
            <text:p>F#(b5)</text:p>
          </table:table-cell>
          <table:table-cell office:value-type="string" calcext:value-type="string">
            <text:p>F#maj(b5)</text:p>
          </table:table-cell>
          <table:table-cell table:number-columns-repeated="2" office:value-type="string" calcext:value-type="string">
            <text:p>F#(b5)</text:p>
          </table:table-cell>
          <table:table-cell office:value-type="string" calcext:value-type="string">
            <text:p>F♯(♭5)</text:p>
          </table:table-cell>
          <table:table-cell office:value-type="string" calcext:value-type="string">
            <text:p>G♭(♭5)</text:p>
          </table:table-cell>
          <table:table-cell table:formula="of:=CONCATENATE(&quot;    &quot;&quot;&quot;;[.A18];&quot;&quot;&quot;:[{o:&quot;;[.$B$1];&quot;, x:&quot;&quot;&quot;;[.B18];&quot;&quot;&quot;},{o:&quot;;[.$C$1];&quot;, x:&quot;&quot;&quot;;[.C18];&quot;&quot;&quot;},{o:&quot;;[.$D$1];&quot;, x:&quot;&quot;&quot;;[.D18];&quot;&quot;&quot;},{o:&quot;;[.$E$1];&quot;, x:&quot;&quot;&quot;;[.E18];&quot;&quot;&quot;},{o:&quot;;[.$F$1];&quot;, x:&quot;&quot;&quot;;[.F18];&quot;&quot;&quot;},{o:&quot;;[.$G$1];&quot;, x:&quot;&quot;&quot;;[.G18];&quot;&quot;&quot;},{o:&quot;;[.$H$1];&quot;, x:&quot;&quot;&quot;;[.H18];&quot;&quot;&quot;},{o:&quot;;[.$I$1];&quot;, x:&quot;&quot;&quot;;[.I18];&quot;&quot;&quot;}],&quot;)" office:value-type="string" office:string-value="    &quot;F# A# C&quot;:[{o:{}, x:&quot;F#(b5)&quot;},{o:{useFlats:true}, x:&quot;Gb(b5)&quot;},{o:{majorSymbol:&quot;M&quot;}, x:&quot;F#(b5)&quot;},{o:{omitMajor:false}, x:&quot;F#maj(b5)&quot;},{o:{omitMinor:true}, x:&quot;F#(b5)&quot;},{o:{minorSymbol:&quot;-&quot;,augSymbol:&quot;+&quot;,dimSymbol:&quot;unicode&quot;,unicodeHalfDiminished:true}, x:&quot;F#(b5)&quot;},{o:{unicodeAccidentals:true}, x:&quot;F♯(♭5)&quot;},{o:{unicodeAccidentals:true,useFlats:true}, x:&quot;G♭(♭5)&quot;}]," calcext:value-type="string">
            <text:p><text:s text:c="4"/>"F# A# C":[{o:{}, x:"F#(b5)"},{o:{useFlats:true}, x:"Gb(b5)"},{o:{majorSymbol:"M"}, x:"F#(b5)"},{o:{omitMajor:false}, x:"F#maj(b5)"},{o:{omitMinor:true}, x:"F#(b5)"},{o:{minorSymbol:"-",augSymbol:"+",dimSymbol:"unicode",unicodeHalfDiminished:true}, x:"F#(b5)"},{o:{unicodeAccidentals:true}, x:"F♯(♭5)"},{o:{unicodeAccidentals:true,useFlats:true}, x:"G♭(♭5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D</text:p>
          </table:table-cell>
          <table:table-cell office:value-type="string" calcext:value-type="string">
            <text:p>F#m(#5)</text:p>
          </table:table-cell>
          <table:table-cell office:value-type="string" calcext:value-type="string">
            <text:p>Gbm(#5)</text:p>
          </table:table-cell>
          <table:table-cell table:number-columns-repeated="2" office:value-type="string" calcext:value-type="string">
            <text:p>F#m(#5)</text:p>
          </table:table-cell>
          <table:table-cell office:value-type="string" calcext:value-type="string">
            <text:p>f#(#5)</text:p>
          </table:table-cell>
          <table:table-cell office:value-type="string" calcext:value-type="string">
            <text:p>F#-(#5)</text:p>
          </table:table-cell>
          <table:table-cell office:value-type="string" calcext:value-type="string">
            <text:p>F♯m(♯5)</text:p>
          </table:table-cell>
          <table:table-cell office:value-type="string" calcext:value-type="string">
            <text:p>G♭m(♯5)</text:p>
          </table:table-cell>
          <table:table-cell table:formula="of:=CONCATENATE(&quot;    &quot;&quot;&quot;;[.A19];&quot;&quot;&quot;:[{o:&quot;;[.$B$1];&quot;, x:&quot;&quot;&quot;;[.B19];&quot;&quot;&quot;},{o:&quot;;[.$C$1];&quot;, x:&quot;&quot;&quot;;[.C19];&quot;&quot;&quot;},{o:&quot;;[.$D$1];&quot;, x:&quot;&quot;&quot;;[.D19];&quot;&quot;&quot;},{o:&quot;;[.$E$1];&quot;, x:&quot;&quot;&quot;;[.E19];&quot;&quot;&quot;},{o:&quot;;[.$F$1];&quot;, x:&quot;&quot;&quot;;[.F19];&quot;&quot;&quot;},{o:&quot;;[.$G$1];&quot;, x:&quot;&quot;&quot;;[.G19];&quot;&quot;&quot;},{o:&quot;;[.$H$1];&quot;, x:&quot;&quot;&quot;;[.H19];&quot;&quot;&quot;},{o:&quot;;[.$I$1];&quot;, x:&quot;&quot;&quot;;[.I19];&quot;&quot;&quot;}],&quot;)" office:value-type="string" office:string-value="    &quot;F# A D&quot;:[{o:{}, x:&quot;F#m(#5)&quot;},{o:{useFlats:true}, x:&quot;Gbm(#5)&quot;},{o:{majorSymbol:&quot;M&quot;}, x:&quot;F#m(#5)&quot;},{o:{omitMajor:false}, x:&quot;F#m(#5)&quot;},{o:{omitMinor:true}, x:&quot;f#(#5)&quot;},{o:{minorSymbol:&quot;-&quot;,augSymbol:&quot;+&quot;,dimSymbol:&quot;unicode&quot;,unicodeHalfDiminished:true}, x:&quot;F#-(#5)&quot;},{o:{unicodeAccidentals:true}, x:&quot;F♯m(♯5)&quot;},{o:{unicodeAccidentals:true,useFlats:true}, x:&quot;G♭m(♯5)&quot;}]," calcext:value-type="string">
            <text:p><text:s text:c="4"/>"F# A D":[{o:{}, x:"F#m(#5)"},{o:{useFlats:true}, x:"Gbm(#5)"},{o:{majorSymbol:"M"}, x:"F#m(#5)"},{o:{omitMajor:false}, x:"F#m(#5)"},{o:{omitMinor:true}, x:"f#(#5)"},{o:{minorSymbol:"-",augSymbol:"+",dimSymbol:"unicode",unicodeHalfDiminished:true}, x:"F#-(#5)"},{o:{unicodeAccidentals:true}, x:"F♯m(♯5)"},{o:{unicodeAccidentals:true,useFlats:true}, x:"G♭m(♯5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E</text:p>
          </table:table-cell>
          <table:table-cell office:value-type="string" calcext:value-type="string">
            <text:p>F#7</text:p>
          </table:table-cell>
          <table:table-cell office:value-type="string" calcext:value-type="string">
            <text:p>Gb7</text:p>
          </table:table-cell>
          <table:table-cell table:number-columns-repeated="4" office:value-type="string" calcext:value-type="string">
            <text:p>F#7</text:p>
          </table:table-cell>
          <table:table-cell office:value-type="string" calcext:value-type="string">
            <text:p>F♯7</text:p>
          </table:table-cell>
          <table:table-cell office:value-type="string" calcext:value-type="string">
            <text:p>G♭7</text:p>
          </table:table-cell>
          <table:table-cell table:formula="of:=CONCATENATE(&quot;    &quot;&quot;&quot;;[.A20];&quot;&quot;&quot;:[{o:&quot;;[.$B$1];&quot;, x:&quot;&quot;&quot;;[.B20];&quot;&quot;&quot;},{o:&quot;;[.$C$1];&quot;, x:&quot;&quot;&quot;;[.C20];&quot;&quot;&quot;},{o:&quot;;[.$D$1];&quot;, x:&quot;&quot;&quot;;[.D20];&quot;&quot;&quot;},{o:&quot;;[.$E$1];&quot;, x:&quot;&quot;&quot;;[.E20];&quot;&quot;&quot;},{o:&quot;;[.$F$1];&quot;, x:&quot;&quot;&quot;;[.F20];&quot;&quot;&quot;},{o:&quot;;[.$G$1];&quot;, x:&quot;&quot;&quot;;[.G20];&quot;&quot;&quot;},{o:&quot;;[.$H$1];&quot;, x:&quot;&quot;&quot;;[.H20];&quot;&quot;&quot;},{o:&quot;;[.$I$1];&quot;, x:&quot;&quot;&quot;;[.I20];&quot;&quot;&quot;}],&quot;)" office:value-type="string" office:string-value="    &quot;F# A# C# E&quot;:[{o:{}, x:&quot;F#7&quot;},{o:{useFlats:true}, x:&quot;Gb7&quot;},{o:{majorSymbol:&quot;M&quot;}, x:&quot;F#7&quot;},{o:{omitMajor:false}, x:&quot;F#7&quot;},{o:{omitMinor:true}, x:&quot;F#7&quot;},{o:{minorSymbol:&quot;-&quot;,augSymbol:&quot;+&quot;,dimSymbol:&quot;unicode&quot;,unicodeHalfDiminished:true}, x:&quot;F#7&quot;},{o:{unicodeAccidentals:true}, x:&quot;F♯7&quot;},{o:{unicodeAccidentals:true,useFlats:true}, x:&quot;G♭7&quot;}]," calcext:value-type="string">
            <text:p><text:s text:c="4"/>"F# A# C# E":[{o:{}, x:"F#7"},{o:{useFlats:true}, x:"Gb7"},{o:{majorSymbol:"M"}, x:"F#7"},{o:{omitMajor:false}, x:"F#7"},{o:{omitMinor:true}, x:"F#7"},{o:{minorSymbol:"-",augSymbol:"+",dimSymbol:"unicode",unicodeHalfDiminished:true}, x:"F#7"},{o:{unicodeAccidentals:true}, x:"F♯7"},{o:{unicodeAccidentals:true,useFlats:true}, x:"G♭7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E</text:p>
          </table:table-cell>
          <table:table-cell office:value-type="string" calcext:value-type="string">
            <text:p>F#m7</text:p>
          </table:table-cell>
          <table:table-cell office:value-type="string" calcext:value-type="string">
            <text:p>Gbm7</text:p>
          </table:table-cell>
          <table:table-cell table:number-columns-repeated="2" office:value-type="string" calcext:value-type="string">
            <text:p>F#m7</text:p>
          </table:table-cell>
          <table:table-cell office:value-type="string" calcext:value-type="string">
            <text:p>f#7</text:p>
          </table:table-cell>
          <table:table-cell office:value-type="string" calcext:value-type="string">
            <text:p>F#-7</text:p>
          </table:table-cell>
          <table:table-cell office:value-type="string" calcext:value-type="string">
            <text:p>F♯m7</text:p>
          </table:table-cell>
          <table:table-cell office:value-type="string" calcext:value-type="string">
            <text:p>G♭m7</text:p>
          </table:table-cell>
          <table:table-cell table:formula="of:=CONCATENATE(&quot;    &quot;&quot;&quot;;[.A21];&quot;&quot;&quot;:[{o:&quot;;[.$B$1];&quot;, x:&quot;&quot;&quot;;[.B21];&quot;&quot;&quot;},{o:&quot;;[.$C$1];&quot;, x:&quot;&quot;&quot;;[.C21];&quot;&quot;&quot;},{o:&quot;;[.$D$1];&quot;, x:&quot;&quot;&quot;;[.D21];&quot;&quot;&quot;},{o:&quot;;[.$E$1];&quot;, x:&quot;&quot;&quot;;[.E21];&quot;&quot;&quot;},{o:&quot;;[.$F$1];&quot;, x:&quot;&quot;&quot;;[.F21];&quot;&quot;&quot;},{o:&quot;;[.$G$1];&quot;, x:&quot;&quot;&quot;;[.G21];&quot;&quot;&quot;},{o:&quot;;[.$H$1];&quot;, x:&quot;&quot;&quot;;[.H21];&quot;&quot;&quot;},{o:&quot;;[.$I$1];&quot;, x:&quot;&quot;&quot;;[.I21];&quot;&quot;&quot;}],&quot;)" office:value-type="string" office:string-value="    &quot;F# A C# E&quot;:[{o:{}, x:&quot;F#m7&quot;},{o:{useFlats:true}, x:&quot;Gbm7&quot;},{o:{majorSymbol:&quot;M&quot;}, x:&quot;F#m7&quot;},{o:{omitMajor:false}, x:&quot;F#m7&quot;},{o:{omitMinor:true}, x:&quot;f#7&quot;},{o:{minorSymbol:&quot;-&quot;,augSymbol:&quot;+&quot;,dimSymbol:&quot;unicode&quot;,unicodeHalfDiminished:true}, x:&quot;F#-7&quot;},{o:{unicodeAccidentals:true}, x:&quot;F♯m7&quot;},{o:{unicodeAccidentals:true,useFlats:true}, x:&quot;G♭m7&quot;}]," calcext:value-type="string">
            <text:p><text:s text:c="4"/>"F# A C# E":[{o:{}, x:"F#m7"},{o:{useFlats:true}, x:"Gbm7"},{o:{majorSymbol:"M"}, x:"F#m7"},{o:{omitMajor:false}, x:"F#m7"},{o:{omitMinor:true}, x:"f#7"},{o:{minorSymbol:"-",augSymbol:"+",dimSymbol:"unicode",unicodeHalfDiminished:true}, x:"F#-7"},{o:{unicodeAccidentals:true}, x:"F♯m7"},{o:{unicodeAccidentals:true,useFlats:true}, x:"G♭m7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F</text:p>
          </table:table-cell>
          <table:table-cell office:value-type="string" calcext:value-type="string">
            <text:p>F#maj7</text:p>
          </table:table-cell>
          <table:table-cell office:value-type="string" calcext:value-type="string">
            <text:p>Gbmaj7</text:p>
          </table:table-cell>
          <table:table-cell office:value-type="string" calcext:value-type="string">
            <text:p>F#M7</text:p>
          </table:table-cell>
          <table:table-cell table:number-columns-repeated="3" office:value-type="string" calcext:value-type="string">
            <text:p>F#maj7</text:p>
          </table:table-cell>
          <table:table-cell office:value-type="string" calcext:value-type="string">
            <text:p>F♯maj7</text:p>
          </table:table-cell>
          <table:table-cell office:value-type="string" calcext:value-type="string">
            <text:p>G♭maj7</text:p>
          </table:table-cell>
          <table:table-cell table:formula="of:=CONCATENATE(&quot;    &quot;&quot;&quot;;[.A22];&quot;&quot;&quot;:[{o:&quot;;[.$B$1];&quot;, x:&quot;&quot;&quot;;[.B22];&quot;&quot;&quot;},{o:&quot;;[.$C$1];&quot;, x:&quot;&quot;&quot;;[.C22];&quot;&quot;&quot;},{o:&quot;;[.$D$1];&quot;, x:&quot;&quot;&quot;;[.D22];&quot;&quot;&quot;},{o:&quot;;[.$E$1];&quot;, x:&quot;&quot;&quot;;[.E22];&quot;&quot;&quot;},{o:&quot;;[.$F$1];&quot;, x:&quot;&quot;&quot;;[.F22];&quot;&quot;&quot;},{o:&quot;;[.$G$1];&quot;, x:&quot;&quot;&quot;;[.G22];&quot;&quot;&quot;},{o:&quot;;[.$H$1];&quot;, x:&quot;&quot;&quot;;[.H22];&quot;&quot;&quot;},{o:&quot;;[.$I$1];&quot;, x:&quot;&quot;&quot;;[.I22];&quot;&quot;&quot;}],&quot;)" office:value-type="string" office:string-value="    &quot;F# A# C# F&quot;:[{o:{}, x:&quot;F#maj7&quot;},{o:{useFlats:true}, x:&quot;Gbmaj7&quot;},{o:{majorSymbol:&quot;M&quot;}, x:&quot;F#M7&quot;},{o:{omitMajor:false}, x:&quot;F#maj7&quot;},{o:{omitMinor:true}, x:&quot;F#maj7&quot;},{o:{minorSymbol:&quot;-&quot;,augSymbol:&quot;+&quot;,dimSymbol:&quot;unicode&quot;,unicodeHalfDiminished:true}, x:&quot;F#maj7&quot;},{o:{unicodeAccidentals:true}, x:&quot;F♯maj7&quot;},{o:{unicodeAccidentals:true,useFlats:true}, x:&quot;G♭maj7&quot;}]," calcext:value-type="string">
            <text:p><text:s text:c="4"/>"F# A# C# F":[{o:{}, x:"F#maj7"},{o:{useFlats:true}, x:"Gbmaj7"},{o:{majorSymbol:"M"}, x:"F#M7"},{o:{omitMajor:false}, x:"F#maj7"},{o:{omitMinor:true}, x:"F#maj7"},{o:{minorSymbol:"-",augSymbol:"+",dimSymbol:"unicode",unicodeHalfDiminished:true}, x:"F#maj7"},{o:{unicodeAccidentals:true}, x:"F♯maj7"},{o:{unicodeAccidentals:true,useFlats:true}, x:"G♭maj7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F</text:p>
          </table:table-cell>
          <table:table-cell office:value-type="string" calcext:value-type="string">
            <text:p>F#m(maj7)</text:p>
          </table:table-cell>
          <table:table-cell office:value-type="string" calcext:value-type="string">
            <text:p>Gbm(maj7)</text:p>
          </table:table-cell>
          <table:table-cell office:value-type="string" calcext:value-type="string">
            <text:p>F#m(M7)</text:p>
          </table:table-cell>
          <table:table-cell office:value-type="string" calcext:value-type="string">
            <text:p>F#m(maj7)</text:p>
          </table:table-cell>
          <table:table-cell office:value-type="string" calcext:value-type="string">
            <text:p>f#maj7</text:p>
          </table:table-cell>
          <table:table-cell office:value-type="string" calcext:value-type="string">
            <text:p>F#-maj7</text:p>
          </table:table-cell>
          <table:table-cell office:value-type="string" calcext:value-type="string">
            <text:p>F♯m(maj7)</text:p>
          </table:table-cell>
          <table:table-cell office:value-type="string" calcext:value-type="string">
            <text:p>G♭m(maj7)</text:p>
          </table:table-cell>
          <table:table-cell table:formula="of:=CONCATENATE(&quot;    &quot;&quot;&quot;;[.A23];&quot;&quot;&quot;:[{o:&quot;;[.$B$1];&quot;, x:&quot;&quot;&quot;;[.B23];&quot;&quot;&quot;},{o:&quot;;[.$C$1];&quot;, x:&quot;&quot;&quot;;[.C23];&quot;&quot;&quot;},{o:&quot;;[.$D$1];&quot;, x:&quot;&quot;&quot;;[.D23];&quot;&quot;&quot;},{o:&quot;;[.$E$1];&quot;, x:&quot;&quot;&quot;;[.E23];&quot;&quot;&quot;},{o:&quot;;[.$F$1];&quot;, x:&quot;&quot;&quot;;[.F23];&quot;&quot;&quot;},{o:&quot;;[.$G$1];&quot;, x:&quot;&quot;&quot;;[.G23];&quot;&quot;&quot;},{o:&quot;;[.$H$1];&quot;, x:&quot;&quot;&quot;;[.H23];&quot;&quot;&quot;},{o:&quot;;[.$I$1];&quot;, x:&quot;&quot;&quot;;[.I23];&quot;&quot;&quot;}],&quot;)" office:value-type="string" office:string-value="    &quot;F# A C# F&quot;:[{o:{}, x:&quot;F#m(maj7)&quot;},{o:{useFlats:true}, x:&quot;Gbm(maj7)&quot;},{o:{majorSymbol:&quot;M&quot;}, x:&quot;F#m(M7)&quot;},{o:{omitMajor:false}, x:&quot;F#m(maj7)&quot;},{o:{omitMinor:true}, x:&quot;f#maj7&quot;},{o:{minorSymbol:&quot;-&quot;,augSymbol:&quot;+&quot;,dimSymbol:&quot;unicode&quot;,unicodeHalfDiminished:true}, x:&quot;F#-maj7&quot;},{o:{unicodeAccidentals:true}, x:&quot;F♯m(maj7)&quot;},{o:{unicodeAccidentals:true,useFlats:true}, x:&quot;G♭m(maj7)&quot;}]," calcext:value-type="string">
            <text:p><text:s text:c="4"/>"F# A C# F":[{o:{}, x:"F#m(maj7)"},{o:{useFlats:true}, x:"Gbm(maj7)"},{o:{majorSymbol:"M"}, x:"F#m(M7)"},{o:{omitMajor:false}, x:"F#m(maj7)"},{o:{omitMinor:true}, x:"f#maj7"},{o:{minorSymbol:"-",augSymbol:"+",dimSymbol:"unicode",unicodeHalfDiminished:true}, x:"F#-maj7"},{o:{unicodeAccidentals:true}, x:"F♯m(maj7)"},{o:{unicodeAccidentals:true,useFlats:true}, x:"G♭m(maj7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E</text:p>
          </table:table-cell>
          <table:table-cell office:value-type="string" calcext:value-type="string">
            <text:p>F#aug7</text:p>
          </table:table-cell>
          <table:table-cell office:value-type="string" calcext:value-type="string">
            <text:p>Gbaug7</text:p>
          </table:table-cell>
          <table:table-cell table:number-columns-repeated="3" office:value-type="string" calcext:value-type="string">
            <text:p>F#aug7</text:p>
          </table:table-cell>
          <table:table-cell office:value-type="string" calcext:value-type="string">
            <text:p>F#+7</text:p>
          </table:table-cell>
          <table:table-cell office:value-type="string" calcext:value-type="string">
            <text:p>F♯aug7</text:p>
          </table:table-cell>
          <table:table-cell office:value-type="string" calcext:value-type="string">
            <text:p>G♭aug7</text:p>
          </table:table-cell>
          <table:table-cell table:formula="of:=CONCATENATE(&quot;    &quot;&quot;&quot;;[.A24];&quot;&quot;&quot;:[{o:&quot;;[.$B$1];&quot;, x:&quot;&quot;&quot;;[.B24];&quot;&quot;&quot;},{o:&quot;;[.$C$1];&quot;, x:&quot;&quot;&quot;;[.C24];&quot;&quot;&quot;},{o:&quot;;[.$D$1];&quot;, x:&quot;&quot;&quot;;[.D24];&quot;&quot;&quot;},{o:&quot;;[.$E$1];&quot;, x:&quot;&quot;&quot;;[.E24];&quot;&quot;&quot;},{o:&quot;;[.$F$1];&quot;, x:&quot;&quot;&quot;;[.F24];&quot;&quot;&quot;},{o:&quot;;[.$G$1];&quot;, x:&quot;&quot;&quot;;[.G24];&quot;&quot;&quot;},{o:&quot;;[.$H$1];&quot;, x:&quot;&quot;&quot;;[.H24];&quot;&quot;&quot;},{o:&quot;;[.$I$1];&quot;, x:&quot;&quot;&quot;;[.I24];&quot;&quot;&quot;}],&quot;)" office:value-type="string" office:string-value="    &quot;F# A# D E&quot;:[{o:{}, x:&quot;F#aug7&quot;},{o:{useFlats:true}, x:&quot;Gbaug7&quot;},{o:{majorSymbol:&quot;M&quot;}, x:&quot;F#aug7&quot;},{o:{omitMajor:false}, x:&quot;F#aug7&quot;},{o:{omitMinor:true}, x:&quot;F#aug7&quot;},{o:{minorSymbol:&quot;-&quot;,augSymbol:&quot;+&quot;,dimSymbol:&quot;unicode&quot;,unicodeHalfDiminished:true}, x:&quot;F#+7&quot;},{o:{unicodeAccidentals:true}, x:&quot;F♯aug7&quot;},{o:{unicodeAccidentals:true,useFlats:true}, x:&quot;G♭aug7&quot;}]," calcext:value-type="string">
            <text:p><text:s text:c="4"/>"F# A# D E":[{o:{}, x:"F#aug7"},{o:{useFlats:true}, x:"Gbaug7"},{o:{majorSymbol:"M"}, x:"F#aug7"},{o:{omitMajor:false}, x:"F#aug7"},{o:{omitMinor:true}, x:"F#aug7"},{o:{minorSymbol:"-",augSymbol:"+",dimSymbol:"unicode",unicodeHalfDiminished:true}, x:"F#+7"},{o:{unicodeAccidentals:true}, x:"F♯aug7"},{o:{unicodeAccidentals:true,useFlats:true}, x:"G♭aug7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F</text:p>
          </table:table-cell>
          <table:table-cell office:value-type="string" calcext:value-type="string">
            <text:p>F#aug(maj7)</text:p>
          </table:table-cell>
          <table:table-cell office:value-type="string" calcext:value-type="string">
            <text:p>Gbaug(maj7)</text:p>
          </table:table-cell>
          <table:table-cell office:value-type="string" calcext:value-type="string">
            <text:p>F#aug(M7)</text:p>
          </table:table-cell>
          <table:table-cell table:number-columns-repeated="2" office:value-type="string" calcext:value-type="string">
            <text:p>F#aug(maj7)</text:p>
          </table:table-cell>
          <table:table-cell office:value-type="string" calcext:value-type="string">
            <text:p>F#+maj7</text:p>
          </table:table-cell>
          <table:table-cell office:value-type="string" calcext:value-type="string">
            <text:p>F♯aug(maj7)</text:p>
          </table:table-cell>
          <table:table-cell office:value-type="string" calcext:value-type="string">
            <text:p>G♭aug(maj7)</text:p>
          </table:table-cell>
          <table:table-cell table:formula="of:=CONCATENATE(&quot;    &quot;&quot;&quot;;[.A25];&quot;&quot;&quot;:[{o:&quot;;[.$B$1];&quot;, x:&quot;&quot;&quot;;[.B25];&quot;&quot;&quot;},{o:&quot;;[.$C$1];&quot;, x:&quot;&quot;&quot;;[.C25];&quot;&quot;&quot;},{o:&quot;;[.$D$1];&quot;, x:&quot;&quot;&quot;;[.D25];&quot;&quot;&quot;},{o:&quot;;[.$E$1];&quot;, x:&quot;&quot;&quot;;[.E25];&quot;&quot;&quot;},{o:&quot;;[.$F$1];&quot;, x:&quot;&quot;&quot;;[.F25];&quot;&quot;&quot;},{o:&quot;;[.$G$1];&quot;, x:&quot;&quot;&quot;;[.G25];&quot;&quot;&quot;},{o:&quot;;[.$H$1];&quot;, x:&quot;&quot;&quot;;[.H25];&quot;&quot;&quot;},{o:&quot;;[.$I$1];&quot;, x:&quot;&quot;&quot;;[.I25];&quot;&quot;&quot;}],&quot;)" office:value-type="string" office:string-value="    &quot;F# A# D F&quot;:[{o:{}, x:&quot;F#aug(maj7)&quot;},{o:{useFlats:true}, x:&quot;Gbaug(maj7)&quot;},{o:{majorSymbol:&quot;M&quot;}, x:&quot;F#aug(M7)&quot;},{o:{omitMajor:false}, x:&quot;F#aug(maj7)&quot;},{o:{omitMinor:true}, x:&quot;F#aug(maj7)&quot;},{o:{minorSymbol:&quot;-&quot;,augSymbol:&quot;+&quot;,dimSymbol:&quot;unicode&quot;,unicodeHalfDiminished:true}, x:&quot;F#+maj7&quot;},{o:{unicodeAccidentals:true}, x:&quot;F♯aug(maj7)&quot;},{o:{unicodeAccidentals:true,useFlats:true}, x:&quot;G♭aug(maj7)&quot;}]," calcext:value-type="string">
            <text:p><text:s text:c="4"/>"F# A# D F":[{o:{}, x:"F#aug(maj7)"},{o:{useFlats:true}, x:"Gbaug(maj7)"},{o:{majorSymbol:"M"}, x:"F#aug(M7)"},{o:{omitMajor:false}, x:"F#aug(maj7)"},{o:{omitMinor:true}, x:"F#aug(maj7)"},{o:{minorSymbol:"-",augSymbol:"+",dimSymbol:"unicode",unicodeHalfDiminished:true}, x:"F#+maj7"},{o:{unicodeAccidentals:true}, x:"F♯aug(maj7)"},{o:{unicodeAccidentals:true,useFlats:true}, x:"G♭aug(maj7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 D#</text:p>
          </table:table-cell>
          <table:table-cell office:value-type="string" calcext:value-type="string">
            <text:p>F#dim7</text:p>
          </table:table-cell>
          <table:table-cell office:value-type="string" calcext:value-type="string">
            <text:p>Gbdim7</text:p>
          </table:table-cell>
          <table:table-cell table:number-columns-repeated="3" office:value-type="string" calcext:value-type="string">
            <text:p>F#dim7</text:p>
          </table:table-cell>
          <table:table-cell office:value-type="string" calcext:value-type="string">
            <text:p>F#ᵒ7</text:p>
          </table:table-cell>
          <table:table-cell office:value-type="string" calcext:value-type="string">
            <text:p>F♯dim7</text:p>
          </table:table-cell>
          <table:table-cell office:value-type="string" calcext:value-type="string">
            <text:p>G♭dim7</text:p>
          </table:table-cell>
          <table:table-cell table:formula="of:=CONCATENATE(&quot;    &quot;&quot;&quot;;[.A26];&quot;&quot;&quot;:[{o:&quot;;[.$B$1];&quot;, x:&quot;&quot;&quot;;[.B26];&quot;&quot;&quot;},{o:&quot;;[.$C$1];&quot;, x:&quot;&quot;&quot;;[.C26];&quot;&quot;&quot;},{o:&quot;;[.$D$1];&quot;, x:&quot;&quot;&quot;;[.D26];&quot;&quot;&quot;},{o:&quot;;[.$E$1];&quot;, x:&quot;&quot;&quot;;[.E26];&quot;&quot;&quot;},{o:&quot;;[.$F$1];&quot;, x:&quot;&quot;&quot;;[.F26];&quot;&quot;&quot;},{o:&quot;;[.$G$1];&quot;, x:&quot;&quot;&quot;;[.G26];&quot;&quot;&quot;},{o:&quot;;[.$H$1];&quot;, x:&quot;&quot;&quot;;[.H26];&quot;&quot;&quot;},{o:&quot;;[.$I$1];&quot;, x:&quot;&quot;&quot;;[.I26];&quot;&quot;&quot;}],&quot;)" office:value-type="string" office:string-value="    &quot;F# A C D#&quot;:[{o:{}, x:&quot;F#dim7&quot;},{o:{useFlats:true}, x:&quot;Gbdim7&quot;},{o:{majorSymbol:&quot;M&quot;}, x:&quot;F#dim7&quot;},{o:{omitMajor:false}, x:&quot;F#dim7&quot;},{o:{omitMinor:true}, x:&quot;F#dim7&quot;},{o:{minorSymbol:&quot;-&quot;,augSymbol:&quot;+&quot;,dimSymbol:&quot;unicode&quot;,unicodeHalfDiminished:true}, x:&quot;F#ᵒ7&quot;},{o:{unicodeAccidentals:true}, x:&quot;F♯dim7&quot;},{o:{unicodeAccidentals:true,useFlats:true}, x:&quot;G♭dim7&quot;}]," calcext:value-type="string">
            <text:p><text:s text:c="4"/>"F# A C D#":[{o:{}, x:"F#dim7"},{o:{useFlats:true}, x:"Gbdim7"},{o:{majorSymbol:"M"}, x:"F#dim7"},{o:{omitMajor:false}, x:"F#dim7"},{o:{omitMinor:true}, x:"F#dim7"},{o:{minorSymbol:"-",augSymbol:"+",dimSymbol:"unicode",unicodeHalfDiminished:true}, x:"F#ᵒ7"},{o:{unicodeAccidentals:true}, x:"F♯dim7"},{o:{unicodeAccidentals:true,useFlats:true}, x:"G♭dim7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 E</text:p>
          </table:table-cell>
          <table:table-cell office:value-type="string" calcext:value-type="string">
            <text:p>F#m7(b5)</text:p>
          </table:table-cell>
          <table:table-cell office:value-type="string" calcext:value-type="string">
            <text:p>Gbm7(b5)</text:p>
          </table:table-cell>
          <table:table-cell table:number-columns-repeated="2" office:value-type="string" calcext:value-type="string">
            <text:p>F#m7(b5)</text:p>
          </table:table-cell>
          <table:table-cell office:value-type="string" calcext:value-type="string">
            <text:p>f#7(b5)</text:p>
          </table:table-cell>
          <table:table-cell office:value-type="string" calcext:value-type="string">
            <text:p>F#ø</text:p>
          </table:table-cell>
          <table:table-cell office:value-type="string" calcext:value-type="string">
            <text:p>F♯m7(♭5)</text:p>
          </table:table-cell>
          <table:table-cell office:value-type="string" calcext:value-type="string">
            <text:p>G♭m7(♭5)</text:p>
          </table:table-cell>
          <table:table-cell table:formula="of:=CONCATENATE(&quot;    &quot;&quot;&quot;;[.A27];&quot;&quot;&quot;:[{o:&quot;;[.$B$1];&quot;, x:&quot;&quot;&quot;;[.B27];&quot;&quot;&quot;},{o:&quot;;[.$C$1];&quot;, x:&quot;&quot;&quot;;[.C27];&quot;&quot;&quot;},{o:&quot;;[.$D$1];&quot;, x:&quot;&quot;&quot;;[.D27];&quot;&quot;&quot;},{o:&quot;;[.$E$1];&quot;, x:&quot;&quot;&quot;;[.E27];&quot;&quot;&quot;},{o:&quot;;[.$F$1];&quot;, x:&quot;&quot;&quot;;[.F27];&quot;&quot;&quot;},{o:&quot;;[.$G$1];&quot;, x:&quot;&quot;&quot;;[.G27];&quot;&quot;&quot;},{o:&quot;;[.$H$1];&quot;, x:&quot;&quot;&quot;;[.H27];&quot;&quot;&quot;},{o:&quot;;[.$I$1];&quot;, x:&quot;&quot;&quot;;[.I27];&quot;&quot;&quot;}],&quot;)" office:value-type="string" office:string-value="    &quot;F# A C E&quot;:[{o:{}, x:&quot;F#m7(b5)&quot;},{o:{useFlats:true}, x:&quot;Gbm7(b5)&quot;},{o:{majorSymbol:&quot;M&quot;}, x:&quot;F#m7(b5)&quot;},{o:{omitMajor:false}, x:&quot;F#m7(b5)&quot;},{o:{omitMinor:true}, x:&quot;f#7(b5)&quot;},{o:{minorSymbol:&quot;-&quot;,augSymbol:&quot;+&quot;,dimSymbol:&quot;unicode&quot;,unicodeHalfDiminished:true}, x:&quot;F#ø&quot;},{o:{unicodeAccidentals:true}, x:&quot;F♯m7(♭5)&quot;},{o:{unicodeAccidentals:true,useFlats:true}, x:&quot;G♭m7(♭5)&quot;}]," calcext:value-type="string">
            <text:p><text:s text:c="4"/>"F# A C E":[{o:{}, x:"F#m7(b5)"},{o:{useFlats:true}, x:"Gbm7(b5)"},{o:{majorSymbol:"M"}, x:"F#m7(b5)"},{o:{omitMajor:false}, x:"F#m7(b5)"},{o:{omitMinor:true}, x:"f#7(b5)"},{o:{minorSymbol:"-",augSymbol:"+",dimSymbol:"unicode",unicodeHalfDiminished:true}, x:"F#ø"},{o:{unicodeAccidentals:true}, x:"F♯m7(♭5)"},{o:{unicodeAccidentals:true,useFlats:true}, x:"G♭m7(♭5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 F</text:p>
          </table:table-cell>
          <table:table-cell office:value-type="string" calcext:value-type="string">
            <text:p>F#dim(maj7)</text:p>
          </table:table-cell>
          <table:table-cell office:value-type="string" calcext:value-type="string">
            <text:p>Gbdim(maj7)</text:p>
          </table:table-cell>
          <table:table-cell office:value-type="string" calcext:value-type="string">
            <text:p>F#dim(M7)</text:p>
          </table:table-cell>
          <table:table-cell table:number-columns-repeated="2" office:value-type="string" calcext:value-type="string">
            <text:p>F#dim(maj7)</text:p>
          </table:table-cell>
          <table:table-cell office:value-type="string" calcext:value-type="string">
            <text:p>F#ᵒmaj7</text:p>
          </table:table-cell>
          <table:table-cell office:value-type="string" calcext:value-type="string">
            <text:p>F♯dim(maj7)</text:p>
          </table:table-cell>
          <table:table-cell office:value-type="string" calcext:value-type="string">
            <text:p>G♭dim(maj7)</text:p>
          </table:table-cell>
          <table:table-cell table:formula="of:=CONCATENATE(&quot;    &quot;&quot;&quot;;[.A28];&quot;&quot;&quot;:[{o:&quot;;[.$B$1];&quot;, x:&quot;&quot;&quot;;[.B28];&quot;&quot;&quot;},{o:&quot;;[.$C$1];&quot;, x:&quot;&quot;&quot;;[.C28];&quot;&quot;&quot;},{o:&quot;;[.$D$1];&quot;, x:&quot;&quot;&quot;;[.D28];&quot;&quot;&quot;},{o:&quot;;[.$E$1];&quot;, x:&quot;&quot;&quot;;[.E28];&quot;&quot;&quot;},{o:&quot;;[.$F$1];&quot;, x:&quot;&quot;&quot;;[.F28];&quot;&quot;&quot;},{o:&quot;;[.$G$1];&quot;, x:&quot;&quot;&quot;;[.G28];&quot;&quot;&quot;},{o:&quot;;[.$H$1];&quot;, x:&quot;&quot;&quot;;[.H28];&quot;&quot;&quot;},{o:&quot;;[.$I$1];&quot;, x:&quot;&quot;&quot;;[.I28];&quot;&quot;&quot;}],&quot;)" office:value-type="string" office:string-value="    &quot;F# A C F&quot;:[{o:{}, x:&quot;F#dim(maj7)&quot;},{o:{useFlats:true}, x:&quot;Gbdim(maj7)&quot;},{o:{majorSymbol:&quot;M&quot;}, x:&quot;F#dim(M7)&quot;},{o:{omitMajor:false}, x:&quot;F#dim(maj7)&quot;},{o:{omitMinor:true}, x:&quot;F#dim(maj7)&quot;},{o:{minorSymbol:&quot;-&quot;,augSymbol:&quot;+&quot;,dimSymbol:&quot;unicode&quot;,unicodeHalfDiminished:true}, x:&quot;F#ᵒmaj7&quot;},{o:{unicodeAccidentals:true}, x:&quot;F♯dim(maj7)&quot;},{o:{unicodeAccidentals:true,useFlats:true}, x:&quot;G♭dim(maj7)&quot;}]," calcext:value-type="string">
            <text:p><text:s text:c="4"/>"F# A C F":[{o:{}, x:"F#dim(maj7)"},{o:{useFlats:true}, x:"Gbdim(maj7)"},{o:{majorSymbol:"M"}, x:"F#dim(M7)"},{o:{omitMajor:false}, x:"F#dim(maj7)"},{o:{omitMinor:true}, x:"F#dim(maj7)"},{o:{minorSymbol:"-",augSymbol:"+",dimSymbol:"unicode",unicodeHalfDiminished:true}, x:"F#ᵒmaj7"},{o:{unicodeAccidentals:true}, x:"F♯dim(maj7)"},{o:{unicodeAccidentals:true,useFlats:true}, x:"G♭dim(maj7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E G#</text:p>
          </table:table-cell>
          <table:table-cell office:value-type="string" calcext:value-type="string">
            <text:p>F#9</text:p>
          </table:table-cell>
          <table:table-cell office:value-type="string" calcext:value-type="string">
            <text:p>Gb9</text:p>
          </table:table-cell>
          <table:table-cell table:number-columns-repeated="4" office:value-type="string" calcext:value-type="string">
            <text:p>F#9</text:p>
          </table:table-cell>
          <table:table-cell office:value-type="string" calcext:value-type="string">
            <text:p>F♯9</text:p>
          </table:table-cell>
          <table:table-cell office:value-type="string" calcext:value-type="string">
            <text:p>G♭9</text:p>
          </table:table-cell>
          <table:table-cell table:formula="of:=CONCATENATE(&quot;    &quot;&quot;&quot;;[.A29];&quot;&quot;&quot;:[{o:&quot;;[.$B$1];&quot;, x:&quot;&quot;&quot;;[.B29];&quot;&quot;&quot;},{o:&quot;;[.$C$1];&quot;, x:&quot;&quot;&quot;;[.C29];&quot;&quot;&quot;},{o:&quot;;[.$D$1];&quot;, x:&quot;&quot;&quot;;[.D29];&quot;&quot;&quot;},{o:&quot;;[.$E$1];&quot;, x:&quot;&quot;&quot;;[.E29];&quot;&quot;&quot;},{o:&quot;;[.$F$1];&quot;, x:&quot;&quot;&quot;;[.F29];&quot;&quot;&quot;},{o:&quot;;[.$G$1];&quot;, x:&quot;&quot;&quot;;[.G29];&quot;&quot;&quot;},{o:&quot;;[.$H$1];&quot;, x:&quot;&quot;&quot;;[.H29];&quot;&quot;&quot;},{o:&quot;;[.$I$1];&quot;, x:&quot;&quot;&quot;;[.I29];&quot;&quot;&quot;}],&quot;)" office:value-type="string" office:string-value="    &quot;F# A# C# E G#&quot;:[{o:{}, x:&quot;F#9&quot;},{o:{useFlats:true}, x:&quot;Gb9&quot;},{o:{majorSymbol:&quot;M&quot;}, x:&quot;F#9&quot;},{o:{omitMajor:false}, x:&quot;F#9&quot;},{o:{omitMinor:true}, x:&quot;F#9&quot;},{o:{minorSymbol:&quot;-&quot;,augSymbol:&quot;+&quot;,dimSymbol:&quot;unicode&quot;,unicodeHalfDiminished:true}, x:&quot;F#9&quot;},{o:{unicodeAccidentals:true}, x:&quot;F♯9&quot;},{o:{unicodeAccidentals:true,useFlats:true}, x:&quot;G♭9&quot;}]," calcext:value-type="string">
            <text:p><text:s text:c="4"/>"F# A# C# E G#":[{o:{}, x:"F#9"},{o:{useFlats:true}, x:"Gb9"},{o:{majorSymbol:"M"}, x:"F#9"},{o:{omitMajor:false}, x:"F#9"},{o:{omitMinor:true}, x:"F#9"},{o:{minorSymbol:"-",augSymbol:"+",dimSymbol:"unicode",unicodeHalfDiminished:true}, x:"F#9"},{o:{unicodeAccidentals:true}, x:"F♯9"},{o:{unicodeAccidentals:true,useFlats:true}, x:"G♭9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F G#</text:p>
          </table:table-cell>
          <table:table-cell office:value-type="string" calcext:value-type="string">
            <text:p>F#maj9</text:p>
          </table:table-cell>
          <table:table-cell office:value-type="string" calcext:value-type="string">
            <text:p>Gbmaj9</text:p>
          </table:table-cell>
          <table:table-cell office:value-type="string" calcext:value-type="string">
            <text:p>F#M9</text:p>
          </table:table-cell>
          <table:table-cell table:number-columns-repeated="3" office:value-type="string" calcext:value-type="string">
            <text:p>F#maj9</text:p>
          </table:table-cell>
          <table:table-cell office:value-type="string" calcext:value-type="string">
            <text:p>F♯maj9</text:p>
          </table:table-cell>
          <table:table-cell office:value-type="string" calcext:value-type="string">
            <text:p>G♭maj9</text:p>
          </table:table-cell>
          <table:table-cell table:formula="of:=CONCATENATE(&quot;    &quot;&quot;&quot;;[.A30];&quot;&quot;&quot;:[{o:&quot;;[.$B$1];&quot;, x:&quot;&quot;&quot;;[.B30];&quot;&quot;&quot;},{o:&quot;;[.$C$1];&quot;, x:&quot;&quot;&quot;;[.C30];&quot;&quot;&quot;},{o:&quot;;[.$D$1];&quot;, x:&quot;&quot;&quot;;[.D30];&quot;&quot;&quot;},{o:&quot;;[.$E$1];&quot;, x:&quot;&quot;&quot;;[.E30];&quot;&quot;&quot;},{o:&quot;;[.$F$1];&quot;, x:&quot;&quot;&quot;;[.F30];&quot;&quot;&quot;},{o:&quot;;[.$G$1];&quot;, x:&quot;&quot;&quot;;[.G30];&quot;&quot;&quot;},{o:&quot;;[.$H$1];&quot;, x:&quot;&quot;&quot;;[.H30];&quot;&quot;&quot;},{o:&quot;;[.$I$1];&quot;, x:&quot;&quot;&quot;;[.I30];&quot;&quot;&quot;}],&quot;)" office:value-type="string" office:string-value="    &quot;F# A# C# F G#&quot;:[{o:{}, x:&quot;F#maj9&quot;},{o:{useFlats:true}, x:&quot;Gbmaj9&quot;},{o:{majorSymbol:&quot;M&quot;}, x:&quot;F#M9&quot;},{o:{omitMajor:false}, x:&quot;F#maj9&quot;},{o:{omitMinor:true}, x:&quot;F#maj9&quot;},{o:{minorSymbol:&quot;-&quot;,augSymbol:&quot;+&quot;,dimSymbol:&quot;unicode&quot;,unicodeHalfDiminished:true}, x:&quot;F#maj9&quot;},{o:{unicodeAccidentals:true}, x:&quot;F♯maj9&quot;},{o:{unicodeAccidentals:true,useFlats:true}, x:&quot;G♭maj9&quot;}]," calcext:value-type="string">
            <text:p><text:s text:c="4"/>"F# A# C# F G#":[{o:{}, x:"F#maj9"},{o:{useFlats:true}, x:"Gbmaj9"},{o:{majorSymbol:"M"}, x:"F#M9"},{o:{omitMajor:false}, x:"F#maj9"},{o:{omitMinor:true}, x:"F#maj9"},{o:{minorSymbol:"-",augSymbol:"+",dimSymbol:"unicode",unicodeHalfDiminished:true}, x:"F#maj9"},{o:{unicodeAccidentals:true}, x:"F♯maj9"},{o:{unicodeAccidentals:true,useFlats:true}, x:"G♭maj9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G#</text:p>
          </table:table-cell>
          <table:table-cell office:value-type="string" calcext:value-type="string">
            <text:p>F#add9</text:p>
          </table:table-cell>
          <table:table-cell office:value-type="string" calcext:value-type="string">
            <text:p>Gbadd9</text:p>
          </table:table-cell>
          <table:table-cell table:number-columns-repeated="4" office:value-type="string" calcext:value-type="string">
            <text:p>F#add9</text:p>
          </table:table-cell>
          <table:table-cell office:value-type="string" calcext:value-type="string">
            <text:p>F♯add9</text:p>
          </table:table-cell>
          <table:table-cell office:value-type="string" calcext:value-type="string">
            <text:p>G♭add9</text:p>
          </table:table-cell>
          <table:table-cell table:formula="of:=CONCATENATE(&quot;    &quot;&quot;&quot;;[.A31];&quot;&quot;&quot;:[{o:&quot;;[.$B$1];&quot;, x:&quot;&quot;&quot;;[.B31];&quot;&quot;&quot;},{o:&quot;;[.$C$1];&quot;, x:&quot;&quot;&quot;;[.C31];&quot;&quot;&quot;},{o:&quot;;[.$D$1];&quot;, x:&quot;&quot;&quot;;[.D31];&quot;&quot;&quot;},{o:&quot;;[.$E$1];&quot;, x:&quot;&quot;&quot;;[.E31];&quot;&quot;&quot;},{o:&quot;;[.$F$1];&quot;, x:&quot;&quot;&quot;;[.F31];&quot;&quot;&quot;},{o:&quot;;[.$G$1];&quot;, x:&quot;&quot;&quot;;[.G31];&quot;&quot;&quot;},{o:&quot;;[.$H$1];&quot;, x:&quot;&quot;&quot;;[.H31];&quot;&quot;&quot;},{o:&quot;;[.$I$1];&quot;, x:&quot;&quot;&quot;;[.I31];&quot;&quot;&quot;}],&quot;)" office:value-type="string" office:string-value="    &quot;F# A# C# G#&quot;:[{o:{}, x:&quot;F#add9&quot;},{o:{useFlats:true}, x:&quot;Gbadd9&quot;},{o:{majorSymbol:&quot;M&quot;}, x:&quot;F#add9&quot;},{o:{omitMajor:false}, x:&quot;F#add9&quot;},{o:{omitMinor:true}, x:&quot;F#add9&quot;},{o:{minorSymbol:&quot;-&quot;,augSymbol:&quot;+&quot;,dimSymbol:&quot;unicode&quot;,unicodeHalfDiminished:true}, x:&quot;F#add9&quot;},{o:{unicodeAccidentals:true}, x:&quot;F♯add9&quot;},{o:{unicodeAccidentals:true,useFlats:true}, x:&quot;G♭add9&quot;}]," calcext:value-type="string">
            <text:p><text:s text:c="4"/>"F# A# C# G#":[{o:{}, x:"F#add9"},{o:{useFlats:true}, x:"Gbadd9"},{o:{majorSymbol:"M"}, x:"F#add9"},{o:{omitMajor:false}, x:"F#add9"},{o:{omitMinor:true}, x:"F#add9"},{o:{minorSymbol:"-",augSymbol:"+",dimSymbol:"unicode",unicodeHalfDiminished:true}, x:"F#add9"},{o:{unicodeAccidentals:true}, x:"F♯add9"},{o:{unicodeAccidentals:true,useFlats:true}, x:"G♭add9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E G#</text:p>
          </table:table-cell>
          <table:table-cell office:value-type="string" calcext:value-type="string">
            <text:p>F#m9</text:p>
          </table:table-cell>
          <table:table-cell office:value-type="string" calcext:value-type="string">
            <text:p>Gbm9</text:p>
          </table:table-cell>
          <table:table-cell table:number-columns-repeated="2" office:value-type="string" calcext:value-type="string">
            <text:p>F#m9</text:p>
          </table:table-cell>
          <table:table-cell office:value-type="string" calcext:value-type="string">
            <text:p>f#9</text:p>
          </table:table-cell>
          <table:table-cell office:value-type="string" calcext:value-type="string">
            <text:p>F#-9</text:p>
          </table:table-cell>
          <table:table-cell office:value-type="string" calcext:value-type="string">
            <text:p>F♯m9</text:p>
          </table:table-cell>
          <table:table-cell office:value-type="string" calcext:value-type="string">
            <text:p>G♭m9</text:p>
          </table:table-cell>
          <table:table-cell table:formula="of:=CONCATENATE(&quot;    &quot;&quot;&quot;;[.A32];&quot;&quot;&quot;:[{o:&quot;;[.$B$1];&quot;, x:&quot;&quot;&quot;;[.B32];&quot;&quot;&quot;},{o:&quot;;[.$C$1];&quot;, x:&quot;&quot;&quot;;[.C32];&quot;&quot;&quot;},{o:&quot;;[.$D$1];&quot;, x:&quot;&quot;&quot;;[.D32];&quot;&quot;&quot;},{o:&quot;;[.$E$1];&quot;, x:&quot;&quot;&quot;;[.E32];&quot;&quot;&quot;},{o:&quot;;[.$F$1];&quot;, x:&quot;&quot;&quot;;[.F32];&quot;&quot;&quot;},{o:&quot;;[.$G$1];&quot;, x:&quot;&quot;&quot;;[.G32];&quot;&quot;&quot;},{o:&quot;;[.$H$1];&quot;, x:&quot;&quot;&quot;;[.H32];&quot;&quot;&quot;},{o:&quot;;[.$I$1];&quot;, x:&quot;&quot;&quot;;[.I32];&quot;&quot;&quot;}],&quot;)" office:value-type="string" office:string-value="    &quot;F# A C# E G#&quot;:[{o:{}, x:&quot;F#m9&quot;},{o:{useFlats:true}, x:&quot;Gbm9&quot;},{o:{majorSymbol:&quot;M&quot;}, x:&quot;F#m9&quot;},{o:{omitMajor:false}, x:&quot;F#m9&quot;},{o:{omitMinor:true}, x:&quot;f#9&quot;},{o:{minorSymbol:&quot;-&quot;,augSymbol:&quot;+&quot;,dimSymbol:&quot;unicode&quot;,unicodeHalfDiminished:true}, x:&quot;F#-9&quot;},{o:{unicodeAccidentals:true}, x:&quot;F♯m9&quot;},{o:{unicodeAccidentals:true,useFlats:true}, x:&quot;G♭m9&quot;}]," calcext:value-type="string">
            <text:p><text:s text:c="4"/>"F# A C# E G#":[{o:{}, x:"F#m9"},{o:{useFlats:true}, x:"Gbm9"},{o:{majorSymbol:"M"}, x:"F#m9"},{o:{omitMajor:false}, x:"F#m9"},{o:{omitMinor:true}, x:"f#9"},{o:{minorSymbol:"-",augSymbol:"+",dimSymbol:"unicode",unicodeHalfDiminished:true}, x:"F#-9"},{o:{unicodeAccidentals:true}, x:"F♯m9"},{o:{unicodeAccidentals:true,useFlats:true}, x:"G♭m9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F G#</text:p>
          </table:table-cell>
          <table:table-cell office:value-type="string" calcext:value-type="string">
            <text:p>F#m(maj9)</text:p>
          </table:table-cell>
          <table:table-cell office:value-type="string" calcext:value-type="string">
            <text:p>Gbm(maj9)</text:p>
          </table:table-cell>
          <table:table-cell office:value-type="string" calcext:value-type="string">
            <text:p>F#m(M9)</text:p>
          </table:table-cell>
          <table:table-cell office:value-type="string" calcext:value-type="string">
            <text:p>F#m(maj9)</text:p>
          </table:table-cell>
          <table:table-cell office:value-type="string" calcext:value-type="string">
            <text:p>f#maj9</text:p>
          </table:table-cell>
          <table:table-cell office:value-type="string" calcext:value-type="string">
            <text:p>F#-maj9</text:p>
          </table:table-cell>
          <table:table-cell office:value-type="string" calcext:value-type="string">
            <text:p>F♯m(maj9)</text:p>
          </table:table-cell>
          <table:table-cell office:value-type="string" calcext:value-type="string">
            <text:p>G♭m(maj9)</text:p>
          </table:table-cell>
          <table:table-cell table:formula="of:=CONCATENATE(&quot;    &quot;&quot;&quot;;[.A33];&quot;&quot;&quot;:[{o:&quot;;[.$B$1];&quot;, x:&quot;&quot;&quot;;[.B33];&quot;&quot;&quot;},{o:&quot;;[.$C$1];&quot;, x:&quot;&quot;&quot;;[.C33];&quot;&quot;&quot;},{o:&quot;;[.$D$1];&quot;, x:&quot;&quot;&quot;;[.D33];&quot;&quot;&quot;},{o:&quot;;[.$E$1];&quot;, x:&quot;&quot;&quot;;[.E33];&quot;&quot;&quot;},{o:&quot;;[.$F$1];&quot;, x:&quot;&quot;&quot;;[.F33];&quot;&quot;&quot;},{o:&quot;;[.$G$1];&quot;, x:&quot;&quot;&quot;;[.G33];&quot;&quot;&quot;},{o:&quot;;[.$H$1];&quot;, x:&quot;&quot;&quot;;[.H33];&quot;&quot;&quot;},{o:&quot;;[.$I$1];&quot;, x:&quot;&quot;&quot;;[.I33];&quot;&quot;&quot;}],&quot;)" office:value-type="string" office:string-value="    &quot;F# A C# F G#&quot;:[{o:{}, x:&quot;F#m(maj9)&quot;},{o:{useFlats:true}, x:&quot;Gbm(maj9)&quot;},{o:{majorSymbol:&quot;M&quot;}, x:&quot;F#m(M9)&quot;},{o:{omitMajor:false}, x:&quot;F#m(maj9)&quot;},{o:{omitMinor:true}, x:&quot;f#maj9&quot;},{o:{minorSymbol:&quot;-&quot;,augSymbol:&quot;+&quot;,dimSymbol:&quot;unicode&quot;,unicodeHalfDiminished:true}, x:&quot;F#-maj9&quot;},{o:{unicodeAccidentals:true}, x:&quot;F♯m(maj9)&quot;},{o:{unicodeAccidentals:true,useFlats:true}, x:&quot;G♭m(maj9)&quot;}]," calcext:value-type="string">
            <text:p><text:s text:c="4"/>"F# A C# F G#":[{o:{}, x:"F#m(maj9)"},{o:{useFlats:true}, x:"Gbm(maj9)"},{o:{majorSymbol:"M"}, x:"F#m(M9)"},{o:{omitMajor:false}, x:"F#m(maj9)"},{o:{omitMinor:true}, x:"f#maj9"},{o:{minorSymbol:"-",augSymbol:"+",dimSymbol:"unicode",unicodeHalfDiminished:true}, x:"F#-maj9"},{o:{unicodeAccidentals:true}, x:"F♯m(maj9)"},{o:{unicodeAccidentals:true,useFlats:true}, x:"G♭m(maj9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G#</text:p>
          </table:table-cell>
          <table:table-cell office:value-type="string" calcext:value-type="string">
            <text:p>F#m(add9)</text:p>
          </table:table-cell>
          <table:table-cell office:value-type="string" calcext:value-type="string">
            <text:p>Gbm(add9)</text:p>
          </table:table-cell>
          <table:table-cell table:number-columns-repeated="2" office:value-type="string" calcext:value-type="string">
            <text:p>F#m(add9)</text:p>
          </table:table-cell>
          <table:table-cell office:value-type="string" calcext:value-type="string">
            <text:p>f#add9</text:p>
          </table:table-cell>
          <table:table-cell office:value-type="string" calcext:value-type="string">
            <text:p>F#-add9</text:p>
          </table:table-cell>
          <table:table-cell office:value-type="string" calcext:value-type="string">
            <text:p>F♯m(add9)</text:p>
          </table:table-cell>
          <table:table-cell office:value-type="string" calcext:value-type="string">
            <text:p>G♭m(add9)</text:p>
          </table:table-cell>
          <table:table-cell table:formula="of:=CONCATENATE(&quot;    &quot;&quot;&quot;;[.A34];&quot;&quot;&quot;:[{o:&quot;;[.$B$1];&quot;, x:&quot;&quot;&quot;;[.B34];&quot;&quot;&quot;},{o:&quot;;[.$C$1];&quot;, x:&quot;&quot;&quot;;[.C34];&quot;&quot;&quot;},{o:&quot;;[.$D$1];&quot;, x:&quot;&quot;&quot;;[.D34];&quot;&quot;&quot;},{o:&quot;;[.$E$1];&quot;, x:&quot;&quot;&quot;;[.E34];&quot;&quot;&quot;},{o:&quot;;[.$F$1];&quot;, x:&quot;&quot;&quot;;[.F34];&quot;&quot;&quot;},{o:&quot;;[.$G$1];&quot;, x:&quot;&quot;&quot;;[.G34];&quot;&quot;&quot;},{o:&quot;;[.$H$1];&quot;, x:&quot;&quot;&quot;;[.H34];&quot;&quot;&quot;},{o:&quot;;[.$I$1];&quot;, x:&quot;&quot;&quot;;[.I34];&quot;&quot;&quot;}],&quot;)" office:value-type="string" office:string-value="    &quot;F# A C# G#&quot;:[{o:{}, x:&quot;F#m(add9)&quot;},{o:{useFlats:true}, x:&quot;Gbm(add9)&quot;},{o:{majorSymbol:&quot;M&quot;}, x:&quot;F#m(add9)&quot;},{o:{omitMajor:false}, x:&quot;F#m(add9)&quot;},{o:{omitMinor:true}, x:&quot;f#add9&quot;},{o:{minorSymbol:&quot;-&quot;,augSymbol:&quot;+&quot;,dimSymbol:&quot;unicode&quot;,unicodeHalfDiminished:true}, x:&quot;F#-add9&quot;},{o:{unicodeAccidentals:true}, x:&quot;F♯m(add9)&quot;},{o:{unicodeAccidentals:true,useFlats:true}, x:&quot;G♭m(add9)&quot;}]," calcext:value-type="string">
            <text:p><text:s text:c="4"/>"F# A C# G#":[{o:{}, x:"F#m(add9)"},{o:{useFlats:true}, x:"Gbm(add9)"},{o:{majorSymbol:"M"}, x:"F#m(add9)"},{o:{omitMajor:false}, x:"F#m(add9)"},{o:{omitMinor:true}, x:"f#add9"},{o:{minorSymbol:"-",augSymbol:"+",dimSymbol:"unicode",unicodeHalfDiminished:true}, x:"F#-add9"},{o:{unicodeAccidentals:true}, x:"F♯m(add9)"},{o:{unicodeAccidentals:true,useFlats:true}, x:"G♭m(add9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E A</text:p>
          </table:table-cell>
          <table:table-cell office:value-type="string" calcext:value-type="string">
            <text:p>F#7(#9)</text:p>
          </table:table-cell>
          <table:table-cell office:value-type="string" calcext:value-type="string">
            <text:p>Gb7(#9)</text:p>
          </table:table-cell>
          <table:table-cell table:number-columns-repeated="4" office:value-type="string" calcext:value-type="string">
            <text:p>F#7(#9)</text:p>
          </table:table-cell>
          <table:table-cell office:value-type="string" calcext:value-type="string">
            <text:p>F♯7(♯9)</text:p>
          </table:table-cell>
          <table:table-cell office:value-type="string" calcext:value-type="string">
            <text:p>G♭7(♯9)</text:p>
          </table:table-cell>
          <table:table-cell table:formula="of:=CONCATENATE(&quot;    &quot;&quot;&quot;;[.A35];&quot;&quot;&quot;:[{o:&quot;;[.$B$1];&quot;, x:&quot;&quot;&quot;;[.B35];&quot;&quot;&quot;},{o:&quot;;[.$C$1];&quot;, x:&quot;&quot;&quot;;[.C35];&quot;&quot;&quot;},{o:&quot;;[.$D$1];&quot;, x:&quot;&quot;&quot;;[.D35];&quot;&quot;&quot;},{o:&quot;;[.$E$1];&quot;, x:&quot;&quot;&quot;;[.E35];&quot;&quot;&quot;},{o:&quot;;[.$F$1];&quot;, x:&quot;&quot;&quot;;[.F35];&quot;&quot;&quot;},{o:&quot;;[.$G$1];&quot;, x:&quot;&quot;&quot;;[.G35];&quot;&quot;&quot;},{o:&quot;;[.$H$1];&quot;, x:&quot;&quot;&quot;;[.H35];&quot;&quot;&quot;},{o:&quot;;[.$I$1];&quot;, x:&quot;&quot;&quot;;[.I35];&quot;&quot;&quot;}],&quot;)" office:value-type="string" office:string-value="    &quot;F# A# C# E A&quot;:[{o:{}, x:&quot;F#7(#9)&quot;},{o:{useFlats:true}, x:&quot;Gb7(#9)&quot;},{o:{majorSymbol:&quot;M&quot;}, x:&quot;F#7(#9)&quot;},{o:{omitMajor:false}, x:&quot;F#7(#9)&quot;},{o:{omitMinor:true}, x:&quot;F#7(#9)&quot;},{o:{minorSymbol:&quot;-&quot;,augSymbol:&quot;+&quot;,dimSymbol:&quot;unicode&quot;,unicodeHalfDiminished:true}, x:&quot;F#7(#9)&quot;},{o:{unicodeAccidentals:true}, x:&quot;F♯7(♯9)&quot;},{o:{unicodeAccidentals:true,useFlats:true}, x:&quot;G♭7(♯9)&quot;}]," calcext:value-type="string">
            <text:p><text:s text:c="4"/>"F# A# C# E A":[{o:{}, x:"F#7(#9)"},{o:{useFlats:true}, x:"Gb7(#9)"},{o:{majorSymbol:"M"}, x:"F#7(#9)"},{o:{omitMajor:false}, x:"F#7(#9)"},{o:{omitMinor:true}, x:"F#7(#9)"},{o:{minorSymbol:"-",augSymbol:"+",dimSymbol:"unicode",unicodeHalfDiminished:true}, x:"F#7(#9)"},{o:{unicodeAccidentals:true}, x:"F♯7(♯9)"},{o:{unicodeAccidentals:true,useFlats:true}, x:"G♭7(♯9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F A</text:p>
          </table:table-cell>
          <table:table-cell office:value-type="string" calcext:value-type="string">
            <text:p>F#maj7(#9)</text:p>
          </table:table-cell>
          <table:table-cell office:value-type="string" calcext:value-type="string">
            <text:p>Gbmaj7(#9)</text:p>
          </table:table-cell>
          <table:table-cell office:value-type="string" calcext:value-type="string">
            <text:p>F#M7(#9)</text:p>
          </table:table-cell>
          <table:table-cell table:number-columns-repeated="3" office:value-type="string" calcext:value-type="string">
            <text:p>F#maj7(#9)</text:p>
          </table:table-cell>
          <table:table-cell office:value-type="string" calcext:value-type="string">
            <text:p>F♯maj7(♯9)</text:p>
          </table:table-cell>
          <table:table-cell office:value-type="string" calcext:value-type="string">
            <text:p>G♭maj7(♯9)</text:p>
          </table:table-cell>
          <table:table-cell table:formula="of:=CONCATENATE(&quot;    &quot;&quot;&quot;;[.A36];&quot;&quot;&quot;:[{o:&quot;;[.$B$1];&quot;, x:&quot;&quot;&quot;;[.B36];&quot;&quot;&quot;},{o:&quot;;[.$C$1];&quot;, x:&quot;&quot;&quot;;[.C36];&quot;&quot;&quot;},{o:&quot;;[.$D$1];&quot;, x:&quot;&quot;&quot;;[.D36];&quot;&quot;&quot;},{o:&quot;;[.$E$1];&quot;, x:&quot;&quot;&quot;;[.E36];&quot;&quot;&quot;},{o:&quot;;[.$F$1];&quot;, x:&quot;&quot;&quot;;[.F36];&quot;&quot;&quot;},{o:&quot;;[.$G$1];&quot;, x:&quot;&quot;&quot;;[.G36];&quot;&quot;&quot;},{o:&quot;;[.$H$1];&quot;, x:&quot;&quot;&quot;;[.H36];&quot;&quot;&quot;},{o:&quot;;[.$I$1];&quot;, x:&quot;&quot;&quot;;[.I36];&quot;&quot;&quot;}],&quot;)" office:value-type="string" office:string-value="    &quot;F# A# C# F A&quot;:[{o:{}, x:&quot;F#maj7(#9)&quot;},{o:{useFlats:true}, x:&quot;Gbmaj7(#9)&quot;},{o:{majorSymbol:&quot;M&quot;}, x:&quot;F#M7(#9)&quot;},{o:{omitMajor:false}, x:&quot;F#maj7(#9)&quot;},{o:{omitMinor:true}, x:&quot;F#maj7(#9)&quot;},{o:{minorSymbol:&quot;-&quot;,augSymbol:&quot;+&quot;,dimSymbol:&quot;unicode&quot;,unicodeHalfDiminished:true}, x:&quot;F#maj7(#9)&quot;},{o:{unicodeAccidentals:true}, x:&quot;F♯maj7(♯9)&quot;},{o:{unicodeAccidentals:true,useFlats:true}, x:&quot;G♭maj7(♯9)&quot;}]," calcext:value-type="string">
            <text:p><text:s text:c="4"/>"F# A# C# F A":[{o:{}, x:"F#maj7(#9)"},{o:{useFlats:true}, x:"Gbmaj7(#9)"},{o:{majorSymbol:"M"}, x:"F#M7(#9)"},{o:{omitMajor:false}, x:"F#maj7(#9)"},{o:{omitMinor:true}, x:"F#maj7(#9)"},{o:{minorSymbol:"-",augSymbol:"+",dimSymbol:"unicode",unicodeHalfDiminished:true}, x:"F#maj7(#9)"},{o:{unicodeAccidentals:true}, x:"F♯maj7(♯9)"},{o:{unicodeAccidentals:true,useFlats:true}, x:"G♭maj7(♯9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 D# G#</text:p>
          </table:table-cell>
          <table:table-cell office:value-type="string" calcext:value-type="string">
            <text:p>F#dim9</text:p>
          </table:table-cell>
          <table:table-cell office:value-type="string" calcext:value-type="string">
            <text:p>Gbdim9</text:p>
          </table:table-cell>
          <table:table-cell table:number-columns-repeated="3" office:value-type="string" calcext:value-type="string">
            <text:p>F#dim9</text:p>
          </table:table-cell>
          <table:table-cell office:value-type="string" calcext:value-type="string">
            <text:p>F#ᵒ9</text:p>
          </table:table-cell>
          <table:table-cell office:value-type="string" calcext:value-type="string">
            <text:p>F♯dim9</text:p>
          </table:table-cell>
          <table:table-cell office:value-type="string" calcext:value-type="string">
            <text:p>G♭dim9</text:p>
          </table:table-cell>
          <table:table-cell table:formula="of:=CONCATENATE(&quot;    &quot;&quot;&quot;;[.A37];&quot;&quot;&quot;:[{o:&quot;;[.$B$1];&quot;, x:&quot;&quot;&quot;;[.B37];&quot;&quot;&quot;},{o:&quot;;[.$C$1];&quot;, x:&quot;&quot;&quot;;[.C37];&quot;&quot;&quot;},{o:&quot;;[.$D$1];&quot;, x:&quot;&quot;&quot;;[.D37];&quot;&quot;&quot;},{o:&quot;;[.$E$1];&quot;, x:&quot;&quot;&quot;;[.E37];&quot;&quot;&quot;},{o:&quot;;[.$F$1];&quot;, x:&quot;&quot;&quot;;[.F37];&quot;&quot;&quot;},{o:&quot;;[.$G$1];&quot;, x:&quot;&quot;&quot;;[.G37];&quot;&quot;&quot;},{o:&quot;;[.$H$1];&quot;, x:&quot;&quot;&quot;;[.H37];&quot;&quot;&quot;},{o:&quot;;[.$I$1];&quot;, x:&quot;&quot;&quot;;[.I37];&quot;&quot;&quot;}],&quot;)" office:value-type="string" office:string-value="    &quot;F# A C D# G#&quot;:[{o:{}, x:&quot;F#dim9&quot;},{o:{useFlats:true}, x:&quot;Gbdim9&quot;},{o:{majorSymbol:&quot;M&quot;}, x:&quot;F#dim9&quot;},{o:{omitMajor:false}, x:&quot;F#dim9&quot;},{o:{omitMinor:true}, x:&quot;F#dim9&quot;},{o:{minorSymbol:&quot;-&quot;,augSymbol:&quot;+&quot;,dimSymbol:&quot;unicode&quot;,unicodeHalfDiminished:true}, x:&quot;F#ᵒ9&quot;},{o:{unicodeAccidentals:true}, x:&quot;F♯dim9&quot;},{o:{unicodeAccidentals:true,useFlats:true}, x:&quot;G♭dim9&quot;}]," calcext:value-type="string">
            <text:p><text:s text:c="4"/>"F# A C D# G#":[{o:{}, x:"F#dim9"},{o:{useFlats:true}, x:"Gbdim9"},{o:{majorSymbol:"M"}, x:"F#dim9"},{o:{omitMajor:false}, x:"F#dim9"},{o:{omitMinor:true}, x:"F#dim9"},{o:{minorSymbol:"-",augSymbol:"+",dimSymbol:"unicode",unicodeHalfDiminished:true}, x:"F#ᵒ9"},{o:{unicodeAccidentals:true}, x:"F♯dim9"},{o:{unicodeAccidentals:true,useFlats:true}, x:"G♭dim9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 G#</text:p>
          </table:table-cell>
          <table:table-cell office:value-type="string" calcext:value-type="string">
            <text:p>F#dim(add9)</text:p>
          </table:table-cell>
          <table:table-cell office:value-type="string" calcext:value-type="string">
            <text:p>Gbdim(add9)</text:p>
          </table:table-cell>
          <table:table-cell table:number-columns-repeated="3" office:value-type="string" calcext:value-type="string">
            <text:p>F#dim(add9)</text:p>
          </table:table-cell>
          <table:table-cell office:value-type="string" calcext:value-type="string">
            <text:p>F#ᵒadd9</text:p>
          </table:table-cell>
          <table:table-cell office:value-type="string" calcext:value-type="string">
            <text:p>F♯dim(add9)</text:p>
          </table:table-cell>
          <table:table-cell office:value-type="string" calcext:value-type="string">
            <text:p>G♭dim(add9)</text:p>
          </table:table-cell>
          <table:table-cell table:formula="of:=CONCATENATE(&quot;    &quot;&quot;&quot;;[.A38];&quot;&quot;&quot;:[{o:&quot;;[.$B$1];&quot;, x:&quot;&quot;&quot;;[.B38];&quot;&quot;&quot;},{o:&quot;;[.$C$1];&quot;, x:&quot;&quot;&quot;;[.C38];&quot;&quot;&quot;},{o:&quot;;[.$D$1];&quot;, x:&quot;&quot;&quot;;[.D38];&quot;&quot;&quot;},{o:&quot;;[.$E$1];&quot;, x:&quot;&quot;&quot;;[.E38];&quot;&quot;&quot;},{o:&quot;;[.$F$1];&quot;, x:&quot;&quot;&quot;;[.F38];&quot;&quot;&quot;},{o:&quot;;[.$G$1];&quot;, x:&quot;&quot;&quot;;[.G38];&quot;&quot;&quot;},{o:&quot;;[.$H$1];&quot;, x:&quot;&quot;&quot;;[.H38];&quot;&quot;&quot;},{o:&quot;;[.$I$1];&quot;, x:&quot;&quot;&quot;;[.I38];&quot;&quot;&quot;}],&quot;)" office:value-type="string" office:string-value="    &quot;F# A C G#&quot;:[{o:{}, x:&quot;F#dim(add9)&quot;},{o:{useFlats:true}, x:&quot;Gbdim(add9)&quot;},{o:{majorSymbol:&quot;M&quot;}, x:&quot;F#dim(add9)&quot;},{o:{omitMajor:false}, x:&quot;F#dim(add9)&quot;},{o:{omitMinor:true}, x:&quot;F#dim(add9)&quot;},{o:{minorSymbol:&quot;-&quot;,augSymbol:&quot;+&quot;,dimSymbol:&quot;unicode&quot;,unicodeHalfDiminished:true}, x:&quot;F#ᵒadd9&quot;},{o:{unicodeAccidentals:true}, x:&quot;F♯dim(add9)&quot;},{o:{unicodeAccidentals:true,useFlats:true}, x:&quot;G♭dim(add9)&quot;}]," calcext:value-type="string">
            <text:p><text:s text:c="4"/>"F# A C G#":[{o:{}, x:"F#dim(add9)"},{o:{useFlats:true}, x:"Gbdim(add9)"},{o:{majorSymbol:"M"}, x:"F#dim(add9)"},{o:{omitMajor:false}, x:"F#dim(add9)"},{o:{omitMinor:true}, x:"F#dim(add9)"},{o:{minorSymbol:"-",augSymbol:"+",dimSymbol:"unicode",unicodeHalfDiminished:true}, x:"F#ᵒadd9"},{o:{unicodeAccidentals:true}, x:"F♯dim(add9)"},{o:{unicodeAccidentals:true,useFlats:true}, x:"G♭dim(add9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D# G#</text:p>
          </table:table-cell>
          <table:table-cell office:value-type="string" calcext:value-type="string">
            <text:p>F#aug6/9</text:p>
          </table:table-cell>
          <table:table-cell office:value-type="string" calcext:value-type="string">
            <text:p>Gbaug6/9</text:p>
          </table:table-cell>
          <table:table-cell table:number-columns-repeated="3" office:value-type="string" calcext:value-type="string">
            <text:p>F#aug6/9</text:p>
          </table:table-cell>
          <table:table-cell office:value-type="string" calcext:value-type="string">
            <text:p>F#+6/9</text:p>
          </table:table-cell>
          <table:table-cell office:value-type="string" calcext:value-type="string">
            <text:p>F♯aug6/9</text:p>
          </table:table-cell>
          <table:table-cell office:value-type="string" calcext:value-type="string">
            <text:p>G♭aug6/9</text:p>
          </table:table-cell>
          <table:table-cell table:formula="of:=CONCATENATE(&quot;    &quot;&quot;&quot;;[.A39];&quot;&quot;&quot;:[{o:&quot;;[.$B$1];&quot;, x:&quot;&quot;&quot;;[.B39];&quot;&quot;&quot;},{o:&quot;;[.$C$1];&quot;, x:&quot;&quot;&quot;;[.C39];&quot;&quot;&quot;},{o:&quot;;[.$D$1];&quot;, x:&quot;&quot;&quot;;[.D39];&quot;&quot;&quot;},{o:&quot;;[.$E$1];&quot;, x:&quot;&quot;&quot;;[.E39];&quot;&quot;&quot;},{o:&quot;;[.$F$1];&quot;, x:&quot;&quot;&quot;;[.F39];&quot;&quot;&quot;},{o:&quot;;[.$G$1];&quot;, x:&quot;&quot;&quot;;[.G39];&quot;&quot;&quot;},{o:&quot;;[.$H$1];&quot;, x:&quot;&quot;&quot;;[.H39];&quot;&quot;&quot;},{o:&quot;;[.$I$1];&quot;, x:&quot;&quot;&quot;;[.I39];&quot;&quot;&quot;}],&quot;)" office:value-type="string" office:string-value="    &quot;F# A# D D# G#&quot;:[{o:{}, x:&quot;F#aug6/9&quot;},{o:{useFlats:true}, x:&quot;Gbaug6/9&quot;},{o:{majorSymbol:&quot;M&quot;}, x:&quot;F#aug6/9&quot;},{o:{omitMajor:false}, x:&quot;F#aug6/9&quot;},{o:{omitMinor:true}, x:&quot;F#aug6/9&quot;},{o:{minorSymbol:&quot;-&quot;,augSymbol:&quot;+&quot;,dimSymbol:&quot;unicode&quot;,unicodeHalfDiminished:true}, x:&quot;F#+6/9&quot;},{o:{unicodeAccidentals:true}, x:&quot;F♯aug6/9&quot;},{o:{unicodeAccidentals:true,useFlats:true}, x:&quot;G♭aug6/9&quot;}]," calcext:value-type="string">
            <text:p><text:s text:c="4"/>"F# A# D D# G#":[{o:{}, x:"F#aug6/9"},{o:{useFlats:true}, x:"Gbaug6/9"},{o:{majorSymbol:"M"}, x:"F#aug6/9"},{o:{omitMajor:false}, x:"F#aug6/9"},{o:{omitMinor:true}, x:"F#aug6/9"},{o:{minorSymbol:"-",augSymbol:"+",dimSymbol:"unicode",unicodeHalfDiminished:true}, x:"F#+6/9"},{o:{unicodeAccidentals:true}, x:"F♯aug6/9"},{o:{unicodeAccidentals:true,useFlats:true}, x:"G♭aug6/9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E G#</text:p>
          </table:table-cell>
          <table:table-cell office:value-type="string" calcext:value-type="string">
            <text:p>F#aug9</text:p>
          </table:table-cell>
          <table:table-cell office:value-type="string" calcext:value-type="string">
            <text:p>Gbaug9</text:p>
          </table:table-cell>
          <table:table-cell table:number-columns-repeated="3" office:value-type="string" calcext:value-type="string">
            <text:p>F#aug9</text:p>
          </table:table-cell>
          <table:table-cell office:value-type="string" calcext:value-type="string">
            <text:p>F#+9</text:p>
          </table:table-cell>
          <table:table-cell office:value-type="string" calcext:value-type="string">
            <text:p>F♯aug9</text:p>
          </table:table-cell>
          <table:table-cell office:value-type="string" calcext:value-type="string">
            <text:p>G♭aug9</text:p>
          </table:table-cell>
          <table:table-cell table:formula="of:=CONCATENATE(&quot;    &quot;&quot;&quot;;[.A40];&quot;&quot;&quot;:[{o:&quot;;[.$B$1];&quot;, x:&quot;&quot;&quot;;[.B40];&quot;&quot;&quot;},{o:&quot;;[.$C$1];&quot;, x:&quot;&quot;&quot;;[.C40];&quot;&quot;&quot;},{o:&quot;;[.$D$1];&quot;, x:&quot;&quot;&quot;;[.D40];&quot;&quot;&quot;},{o:&quot;;[.$E$1];&quot;, x:&quot;&quot;&quot;;[.E40];&quot;&quot;&quot;},{o:&quot;;[.$F$1];&quot;, x:&quot;&quot;&quot;;[.F40];&quot;&quot;&quot;},{o:&quot;;[.$G$1];&quot;, x:&quot;&quot;&quot;;[.G40];&quot;&quot;&quot;},{o:&quot;;[.$H$1];&quot;, x:&quot;&quot;&quot;;[.H40];&quot;&quot;&quot;},{o:&quot;;[.$I$1];&quot;, x:&quot;&quot;&quot;;[.I40];&quot;&quot;&quot;}],&quot;)" office:value-type="string" office:string-value="    &quot;F# A# D E G#&quot;:[{o:{}, x:&quot;F#aug9&quot;},{o:{useFlats:true}, x:&quot;Gbaug9&quot;},{o:{majorSymbol:&quot;M&quot;}, x:&quot;F#aug9&quot;},{o:{omitMajor:false}, x:&quot;F#aug9&quot;},{o:{omitMinor:true}, x:&quot;F#aug9&quot;},{o:{minorSymbol:&quot;-&quot;,augSymbol:&quot;+&quot;,dimSymbol:&quot;unicode&quot;,unicodeHalfDiminished:true}, x:&quot;F#+9&quot;},{o:{unicodeAccidentals:true}, x:&quot;F♯aug9&quot;},{o:{unicodeAccidentals:true,useFlats:true}, x:&quot;G♭aug9&quot;}]," calcext:value-type="string">
            <text:p><text:s text:c="4"/>"F# A# D E G#":[{o:{}, x:"F#aug9"},{o:{useFlats:true}, x:"Gbaug9"},{o:{majorSymbol:"M"}, x:"F#aug9"},{o:{omitMajor:false}, x:"F#aug9"},{o:{omitMinor:true}, x:"F#aug9"},{o:{minorSymbol:"-",augSymbol:"+",dimSymbol:"unicode",unicodeHalfDiminished:true}, x:"F#+9"},{o:{unicodeAccidentals:true}, x:"F♯aug9"},{o:{unicodeAccidentals:true,useFlats:true}, x:"G♭aug9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F G#</text:p>
          </table:table-cell>
          <table:table-cell office:value-type="string" calcext:value-type="string">
            <text:p>F#aug(maj9)</text:p>
          </table:table-cell>
          <table:table-cell office:value-type="string" calcext:value-type="string">
            <text:p>Gbaug(maj9)</text:p>
          </table:table-cell>
          <table:table-cell office:value-type="string" calcext:value-type="string">
            <text:p>F#aug(M9)</text:p>
          </table:table-cell>
          <table:table-cell table:number-columns-repeated="2" office:value-type="string" calcext:value-type="string">
            <text:p>F#aug(maj9)</text:p>
          </table:table-cell>
          <table:table-cell office:value-type="string" calcext:value-type="string">
            <text:p>F#+maj9</text:p>
          </table:table-cell>
          <table:table-cell office:value-type="string" calcext:value-type="string">
            <text:p>F♯aug(maj9)</text:p>
          </table:table-cell>
          <table:table-cell office:value-type="string" calcext:value-type="string">
            <text:p>G♭aug(maj9)</text:p>
          </table:table-cell>
          <table:table-cell table:formula="of:=CONCATENATE(&quot;    &quot;&quot;&quot;;[.A41];&quot;&quot;&quot;:[{o:&quot;;[.$B$1];&quot;, x:&quot;&quot;&quot;;[.B41];&quot;&quot;&quot;},{o:&quot;;[.$C$1];&quot;, x:&quot;&quot;&quot;;[.C41];&quot;&quot;&quot;},{o:&quot;;[.$D$1];&quot;, x:&quot;&quot;&quot;;[.D41];&quot;&quot;&quot;},{o:&quot;;[.$E$1];&quot;, x:&quot;&quot;&quot;;[.E41];&quot;&quot;&quot;},{o:&quot;;[.$F$1];&quot;, x:&quot;&quot;&quot;;[.F41];&quot;&quot;&quot;},{o:&quot;;[.$G$1];&quot;, x:&quot;&quot;&quot;;[.G41];&quot;&quot;&quot;},{o:&quot;;[.$H$1];&quot;, x:&quot;&quot;&quot;;[.H41];&quot;&quot;&quot;},{o:&quot;;[.$I$1];&quot;, x:&quot;&quot;&quot;;[.I41];&quot;&quot;&quot;}],&quot;)" office:value-type="string" office:string-value="    &quot;F# A# D F G#&quot;:[{o:{}, x:&quot;F#aug(maj9)&quot;},{o:{useFlats:true}, x:&quot;Gbaug(maj9)&quot;},{o:{majorSymbol:&quot;M&quot;}, x:&quot;F#aug(M9)&quot;},{o:{omitMajor:false}, x:&quot;F#aug(maj9)&quot;},{o:{omitMinor:true}, x:&quot;F#aug(maj9)&quot;},{o:{minorSymbol:&quot;-&quot;,augSymbol:&quot;+&quot;,dimSymbol:&quot;unicode&quot;,unicodeHalfDiminished:true}, x:&quot;F#+maj9&quot;},{o:{unicodeAccidentals:true}, x:&quot;F♯aug(maj9)&quot;},{o:{unicodeAccidentals:true,useFlats:true}, x:&quot;G♭aug(maj9)&quot;}]," calcext:value-type="string">
            <text:p><text:s text:c="4"/>"F# A# D F G#":[{o:{}, x:"F#aug(maj9)"},{o:{useFlats:true}, x:"Gbaug(maj9)"},{o:{majorSymbol:"M"}, x:"F#aug(M9)"},{o:{omitMajor:false}, x:"F#aug(maj9)"},{o:{omitMinor:true}, x:"F#aug(maj9)"},{o:{minorSymbol:"-",augSymbol:"+",dimSymbol:"unicode",unicodeHalfDiminished:true}, x:"F#+maj9"},{o:{unicodeAccidentals:true}, x:"F♯aug(maj9)"},{o:{unicodeAccidentals:true,useFlats:true}, x:"G♭aug(maj9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G#</text:p>
          </table:table-cell>
          <table:table-cell office:value-type="string" calcext:value-type="string">
            <text:p>F#aug(add9)</text:p>
          </table:table-cell>
          <table:table-cell office:value-type="string" calcext:value-type="string">
            <text:p>Gbaug(add9)</text:p>
          </table:table-cell>
          <table:table-cell table:number-columns-repeated="3" office:value-type="string" calcext:value-type="string">
            <text:p>F#aug(add9)</text:p>
          </table:table-cell>
          <table:table-cell office:value-type="string" calcext:value-type="string">
            <text:p>F#+add9</text:p>
          </table:table-cell>
          <table:table-cell office:value-type="string" calcext:value-type="string">
            <text:p>F♯aug(add9)</text:p>
          </table:table-cell>
          <table:table-cell office:value-type="string" calcext:value-type="string">
            <text:p>G♭aug(add9)</text:p>
          </table:table-cell>
          <table:table-cell table:formula="of:=CONCATENATE(&quot;    &quot;&quot;&quot;;[.A42];&quot;&quot;&quot;:[{o:&quot;;[.$B$1];&quot;, x:&quot;&quot;&quot;;[.B42];&quot;&quot;&quot;},{o:&quot;;[.$C$1];&quot;, x:&quot;&quot;&quot;;[.C42];&quot;&quot;&quot;},{o:&quot;;[.$D$1];&quot;, x:&quot;&quot;&quot;;[.D42];&quot;&quot;&quot;},{o:&quot;;[.$E$1];&quot;, x:&quot;&quot;&quot;;[.E42];&quot;&quot;&quot;},{o:&quot;;[.$F$1];&quot;, x:&quot;&quot;&quot;;[.F42];&quot;&quot;&quot;},{o:&quot;;[.$G$1];&quot;, x:&quot;&quot;&quot;;[.G42];&quot;&quot;&quot;},{o:&quot;;[.$H$1];&quot;, x:&quot;&quot;&quot;;[.H42];&quot;&quot;&quot;},{o:&quot;;[.$I$1];&quot;, x:&quot;&quot;&quot;;[.I42];&quot;&quot;&quot;}],&quot;)" office:value-type="string" office:string-value="    &quot;F# A# D G#&quot;:[{o:{}, x:&quot;F#aug(add9)&quot;},{o:{useFlats:true}, x:&quot;Gbaug(add9)&quot;},{o:{majorSymbol:&quot;M&quot;}, x:&quot;F#aug(add9)&quot;},{o:{omitMajor:false}, x:&quot;F#aug(add9)&quot;},{o:{omitMinor:true}, x:&quot;F#aug(add9)&quot;},{o:{minorSymbol:&quot;-&quot;,augSymbol:&quot;+&quot;,dimSymbol:&quot;unicode&quot;,unicodeHalfDiminished:true}, x:&quot;F#+add9&quot;},{o:{unicodeAccidentals:true}, x:&quot;F♯aug(add9)&quot;},{o:{unicodeAccidentals:true,useFlats:true}, x:&quot;G♭aug(add9)&quot;}]," calcext:value-type="string">
            <text:p><text:s text:c="4"/>"F# A# D G#":[{o:{}, x:"F#aug(add9)"},{o:{useFlats:true}, x:"Gbaug(add9)"},{o:{majorSymbol:"M"}, x:"F#aug(add9)"},{o:{omitMajor:false}, x:"F#aug(add9)"},{o:{omitMinor:true}, x:"F#aug(add9)"},{o:{minorSymbol:"-",augSymbol:"+",dimSymbol:"unicode",unicodeHalfDiminished:true}, x:"F#+add9"},{o:{unicodeAccidentals:true}, x:"F♯aug(add9)"},{o:{unicodeAccidentals:true,useFlats:true}, x:"G♭aug(add9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E G# B</text:p>
          </table:table-cell>
          <table:table-cell office:value-type="string" calcext:value-type="string">
            <text:p>F#11</text:p>
          </table:table-cell>
          <table:table-cell office:value-type="string" calcext:value-type="string">
            <text:p>Gb11</text:p>
          </table:table-cell>
          <table:table-cell table:number-columns-repeated="4" office:value-type="string" calcext:value-type="string">
            <text:p>F#11</text:p>
          </table:table-cell>
          <table:table-cell office:value-type="string" calcext:value-type="string">
            <text:p>F♯11</text:p>
          </table:table-cell>
          <table:table-cell office:value-type="string" calcext:value-type="string">
            <text:p>G♭11</text:p>
          </table:table-cell>
          <table:table-cell table:formula="of:=CONCATENATE(&quot;    &quot;&quot;&quot;;[.A43];&quot;&quot;&quot;:[{o:&quot;;[.$B$1];&quot;, x:&quot;&quot;&quot;;[.B43];&quot;&quot;&quot;},{o:&quot;;[.$C$1];&quot;, x:&quot;&quot;&quot;;[.C43];&quot;&quot;&quot;},{o:&quot;;[.$D$1];&quot;, x:&quot;&quot;&quot;;[.D43];&quot;&quot;&quot;},{o:&quot;;[.$E$1];&quot;, x:&quot;&quot;&quot;;[.E43];&quot;&quot;&quot;},{o:&quot;;[.$F$1];&quot;, x:&quot;&quot;&quot;;[.F43];&quot;&quot;&quot;},{o:&quot;;[.$G$1];&quot;, x:&quot;&quot;&quot;;[.G43];&quot;&quot;&quot;},{o:&quot;;[.$H$1];&quot;, x:&quot;&quot;&quot;;[.H43];&quot;&quot;&quot;},{o:&quot;;[.$I$1];&quot;, x:&quot;&quot;&quot;;[.I43];&quot;&quot;&quot;}],&quot;)" office:value-type="string" office:string-value="    &quot;F# A# C# E G# B&quot;:[{o:{}, x:&quot;F#11&quot;},{o:{useFlats:true}, x:&quot;Gb11&quot;},{o:{majorSymbol:&quot;M&quot;}, x:&quot;F#11&quot;},{o:{omitMajor:false}, x:&quot;F#11&quot;},{o:{omitMinor:true}, x:&quot;F#11&quot;},{o:{minorSymbol:&quot;-&quot;,augSymbol:&quot;+&quot;,dimSymbol:&quot;unicode&quot;,unicodeHalfDiminished:true}, x:&quot;F#11&quot;},{o:{unicodeAccidentals:true}, x:&quot;F♯11&quot;},{o:{unicodeAccidentals:true,useFlats:true}, x:&quot;G♭11&quot;}]," calcext:value-type="string">
            <text:p><text:s text:c="4"/>"F# A# C# E G# B":[{o:{}, x:"F#11"},{o:{useFlats:true}, x:"Gb11"},{o:{majorSymbol:"M"}, x:"F#11"},{o:{omitMajor:false}, x:"F#11"},{o:{omitMinor:true}, x:"F#11"},{o:{minorSymbol:"-",augSymbol:"+",dimSymbol:"unicode",unicodeHalfDiminished:true}, x:"F#11"},{o:{unicodeAccidentals:true}, x:"F♯11"},{o:{unicodeAccidentals:true,useFlats:true}, x:"G♭11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E B</text:p>
          </table:table-cell>
          <table:table-cell office:value-type="string" calcext:value-type="string">
            <text:p>F#11</text:p>
          </table:table-cell>
          <table:table-cell office:value-type="string" calcext:value-type="string">
            <text:p>Gb11</text:p>
          </table:table-cell>
          <table:table-cell table:number-columns-repeated="4" office:value-type="string" calcext:value-type="string">
            <text:p>F#11</text:p>
          </table:table-cell>
          <table:table-cell office:value-type="string" calcext:value-type="string">
            <text:p>F♯11</text:p>
          </table:table-cell>
          <table:table-cell office:value-type="string" calcext:value-type="string">
            <text:p>G♭11</text:p>
          </table:table-cell>
          <table:table-cell table:formula="of:=CONCATENATE(&quot;    &quot;&quot;&quot;;[.A44];&quot;&quot;&quot;:[{o:&quot;;[.$B$1];&quot;, x:&quot;&quot;&quot;;[.B44];&quot;&quot;&quot;},{o:&quot;;[.$C$1];&quot;, x:&quot;&quot;&quot;;[.C44];&quot;&quot;&quot;},{o:&quot;;[.$D$1];&quot;, x:&quot;&quot;&quot;;[.D44];&quot;&quot;&quot;},{o:&quot;;[.$E$1];&quot;, x:&quot;&quot;&quot;;[.E44];&quot;&quot;&quot;},{o:&quot;;[.$F$1];&quot;, x:&quot;&quot;&quot;;[.F44];&quot;&quot;&quot;},{o:&quot;;[.$G$1];&quot;, x:&quot;&quot;&quot;;[.G44];&quot;&quot;&quot;},{o:&quot;;[.$H$1];&quot;, x:&quot;&quot;&quot;;[.H44];&quot;&quot;&quot;},{o:&quot;;[.$I$1];&quot;, x:&quot;&quot;&quot;;[.I44];&quot;&quot;&quot;}],&quot;)" office:value-type="string" office:string-value="    &quot;F# A# C# E B&quot;:[{o:{}, x:&quot;F#11&quot;},{o:{useFlats:true}, x:&quot;Gb11&quot;},{o:{majorSymbol:&quot;M&quot;}, x:&quot;F#11&quot;},{o:{omitMajor:false}, x:&quot;F#11&quot;},{o:{omitMinor:true}, x:&quot;F#11&quot;},{o:{minorSymbol:&quot;-&quot;,augSymbol:&quot;+&quot;,dimSymbol:&quot;unicode&quot;,unicodeHalfDiminished:true}, x:&quot;F#11&quot;},{o:{unicodeAccidentals:true}, x:&quot;F♯11&quot;},{o:{unicodeAccidentals:true,useFlats:true}, x:&quot;G♭11&quot;}]," calcext:value-type="string">
            <text:p><text:s text:c="4"/>"F# A# C# E B":[{o:{}, x:"F#11"},{o:{useFlats:true}, x:"Gb11"},{o:{majorSymbol:"M"}, x:"F#11"},{o:{omitMajor:false}, x:"F#11"},{o:{omitMinor:true}, x:"F#11"},{o:{minorSymbol:"-",augSymbol:"+",dimSymbol:"unicode",unicodeHalfDiminished:true}, x:"F#11"},{o:{unicodeAccidentals:true}, x:"F♯11"},{o:{unicodeAccidentals:true,useFlats:true}, x:"G♭11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B</text:p>
          </table:table-cell>
          <table:table-cell office:value-type="string" calcext:value-type="string">
            <text:p>F#add11</text:p>
          </table:table-cell>
          <table:table-cell office:value-type="string" calcext:value-type="string">
            <text:p>Gbadd11</text:p>
          </table:table-cell>
          <table:table-cell table:number-columns-repeated="4" office:value-type="string" calcext:value-type="string">
            <text:p>F#add11</text:p>
          </table:table-cell>
          <table:table-cell office:value-type="string" calcext:value-type="string">
            <text:p>F♯add11</text:p>
          </table:table-cell>
          <table:table-cell office:value-type="string" calcext:value-type="string">
            <text:p>G♭add11</text:p>
          </table:table-cell>
          <table:table-cell table:formula="of:=CONCATENATE(&quot;    &quot;&quot;&quot;;[.A45];&quot;&quot;&quot;:[{o:&quot;;[.$B$1];&quot;, x:&quot;&quot;&quot;;[.B45];&quot;&quot;&quot;},{o:&quot;;[.$C$1];&quot;, x:&quot;&quot;&quot;;[.C45];&quot;&quot;&quot;},{o:&quot;;[.$D$1];&quot;, x:&quot;&quot;&quot;;[.D45];&quot;&quot;&quot;},{o:&quot;;[.$E$1];&quot;, x:&quot;&quot;&quot;;[.E45];&quot;&quot;&quot;},{o:&quot;;[.$F$1];&quot;, x:&quot;&quot;&quot;;[.F45];&quot;&quot;&quot;},{o:&quot;;[.$G$1];&quot;, x:&quot;&quot;&quot;;[.G45];&quot;&quot;&quot;},{o:&quot;;[.$H$1];&quot;, x:&quot;&quot;&quot;;[.H45];&quot;&quot;&quot;},{o:&quot;;[.$I$1];&quot;, x:&quot;&quot;&quot;;[.I45];&quot;&quot;&quot;}],&quot;)" office:value-type="string" office:string-value="    &quot;F# A# C# B&quot;:[{o:{}, x:&quot;F#add11&quot;},{o:{useFlats:true}, x:&quot;Gbadd11&quot;},{o:{majorSymbol:&quot;M&quot;}, x:&quot;F#add11&quot;},{o:{omitMajor:false}, x:&quot;F#add11&quot;},{o:{omitMinor:true}, x:&quot;F#add11&quot;},{o:{minorSymbol:&quot;-&quot;,augSymbol:&quot;+&quot;,dimSymbol:&quot;unicode&quot;,unicodeHalfDiminished:true}, x:&quot;F#add11&quot;},{o:{unicodeAccidentals:true}, x:&quot;F♯add11&quot;},{o:{unicodeAccidentals:true,useFlats:true}, x:&quot;G♭add11&quot;}]," calcext:value-type="string">
            <text:p><text:s text:c="4"/>"F# A# C# B":[{o:{}, x:"F#add11"},{o:{useFlats:true}, x:"Gbadd11"},{o:{majorSymbol:"M"}, x:"F#add11"},{o:{omitMajor:false}, x:"F#add11"},{o:{omitMinor:true}, x:"F#add11"},{o:{minorSymbol:"-",augSymbol:"+",dimSymbol:"unicode",unicodeHalfDiminished:true}, x:"F#add11"},{o:{unicodeAccidentals:true}, x:"F♯add11"},{o:{unicodeAccidentals:true,useFlats:true}, x:"G♭add11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F G# B</text:p>
          </table:table-cell>
          <table:table-cell office:value-type="string" calcext:value-type="string">
            <text:p>F#maj11</text:p>
          </table:table-cell>
          <table:table-cell office:value-type="string" calcext:value-type="string">
            <text:p>Gbmaj11</text:p>
          </table:table-cell>
          <table:table-cell office:value-type="string" calcext:value-type="string">
            <text:p>F#M11</text:p>
          </table:table-cell>
          <table:table-cell table:number-columns-repeated="3" office:value-type="string" calcext:value-type="string">
            <text:p>F#maj11</text:p>
          </table:table-cell>
          <table:table-cell office:value-type="string" calcext:value-type="string">
            <text:p>F♯maj11</text:p>
          </table:table-cell>
          <table:table-cell office:value-type="string" calcext:value-type="string">
            <text:p>G♭maj11</text:p>
          </table:table-cell>
          <table:table-cell table:formula="of:=CONCATENATE(&quot;    &quot;&quot;&quot;;[.A46];&quot;&quot;&quot;:[{o:&quot;;[.$B$1];&quot;, x:&quot;&quot;&quot;;[.B46];&quot;&quot;&quot;},{o:&quot;;[.$C$1];&quot;, x:&quot;&quot;&quot;;[.C46];&quot;&quot;&quot;},{o:&quot;;[.$D$1];&quot;, x:&quot;&quot;&quot;;[.D46];&quot;&quot;&quot;},{o:&quot;;[.$E$1];&quot;, x:&quot;&quot;&quot;;[.E46];&quot;&quot;&quot;},{o:&quot;;[.$F$1];&quot;, x:&quot;&quot;&quot;;[.F46];&quot;&quot;&quot;},{o:&quot;;[.$G$1];&quot;, x:&quot;&quot;&quot;;[.G46];&quot;&quot;&quot;},{o:&quot;;[.$H$1];&quot;, x:&quot;&quot;&quot;;[.H46];&quot;&quot;&quot;},{o:&quot;;[.$I$1];&quot;, x:&quot;&quot;&quot;;[.I46];&quot;&quot;&quot;}],&quot;)" office:value-type="string" office:string-value="    &quot;F# A# C# F G# B&quot;:[{o:{}, x:&quot;F#maj11&quot;},{o:{useFlats:true}, x:&quot;Gbmaj11&quot;},{o:{majorSymbol:&quot;M&quot;}, x:&quot;F#M11&quot;},{o:{omitMajor:false}, x:&quot;F#maj11&quot;},{o:{omitMinor:true}, x:&quot;F#maj11&quot;},{o:{minorSymbol:&quot;-&quot;,augSymbol:&quot;+&quot;,dimSymbol:&quot;unicode&quot;,unicodeHalfDiminished:true}, x:&quot;F#maj11&quot;},{o:{unicodeAccidentals:true}, x:&quot;F♯maj11&quot;},{o:{unicodeAccidentals:true,useFlats:true}, x:&quot;G♭maj11&quot;}]," calcext:value-type="string">
            <text:p><text:s text:c="4"/>"F# A# C# F G# B":[{o:{}, x:"F#maj11"},{o:{useFlats:true}, x:"Gbmaj11"},{o:{majorSymbol:"M"}, x:"F#M11"},{o:{omitMajor:false}, x:"F#maj11"},{o:{omitMinor:true}, x:"F#maj11"},{o:{minorSymbol:"-",augSymbol:"+",dimSymbol:"unicode",unicodeHalfDiminished:true}, x:"F#maj11"},{o:{unicodeAccidentals:true}, x:"F♯maj11"},{o:{unicodeAccidentals:true,useFlats:true}, x:"G♭maj11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F B</text:p>
          </table:table-cell>
          <table:table-cell office:value-type="string" calcext:value-type="string">
            <text:p>F#maj11</text:p>
          </table:table-cell>
          <table:table-cell office:value-type="string" calcext:value-type="string">
            <text:p>Gbmaj11</text:p>
          </table:table-cell>
          <table:table-cell office:value-type="string" calcext:value-type="string">
            <text:p>F#M11</text:p>
          </table:table-cell>
          <table:table-cell table:number-columns-repeated="3" office:value-type="string" calcext:value-type="string">
            <text:p>F#maj11</text:p>
          </table:table-cell>
          <table:table-cell office:value-type="string" calcext:value-type="string">
            <text:p>F♯maj11</text:p>
          </table:table-cell>
          <table:table-cell office:value-type="string" calcext:value-type="string">
            <text:p>G♭maj11</text:p>
          </table:table-cell>
          <table:table-cell table:formula="of:=CONCATENATE(&quot;    &quot;&quot;&quot;;[.A47];&quot;&quot;&quot;:[{o:&quot;;[.$B$1];&quot;, x:&quot;&quot;&quot;;[.B47];&quot;&quot;&quot;},{o:&quot;;[.$C$1];&quot;, x:&quot;&quot;&quot;;[.C47];&quot;&quot;&quot;},{o:&quot;;[.$D$1];&quot;, x:&quot;&quot;&quot;;[.D47];&quot;&quot;&quot;},{o:&quot;;[.$E$1];&quot;, x:&quot;&quot;&quot;;[.E47];&quot;&quot;&quot;},{o:&quot;;[.$F$1];&quot;, x:&quot;&quot;&quot;;[.F47];&quot;&quot;&quot;},{o:&quot;;[.$G$1];&quot;, x:&quot;&quot;&quot;;[.G47];&quot;&quot;&quot;},{o:&quot;;[.$H$1];&quot;, x:&quot;&quot;&quot;;[.H47];&quot;&quot;&quot;},{o:&quot;;[.$I$1];&quot;, x:&quot;&quot;&quot;;[.I47];&quot;&quot;&quot;}],&quot;)" office:value-type="string" office:string-value="    &quot;F# A# C# F B&quot;:[{o:{}, x:&quot;F#maj11&quot;},{o:{useFlats:true}, x:&quot;Gbmaj11&quot;},{o:{majorSymbol:&quot;M&quot;}, x:&quot;F#M11&quot;},{o:{omitMajor:false}, x:&quot;F#maj11&quot;},{o:{omitMinor:true}, x:&quot;F#maj11&quot;},{o:{minorSymbol:&quot;-&quot;,augSymbol:&quot;+&quot;,dimSymbol:&quot;unicode&quot;,unicodeHalfDiminished:true}, x:&quot;F#maj11&quot;},{o:{unicodeAccidentals:true}, x:&quot;F♯maj11&quot;},{o:{unicodeAccidentals:true,useFlats:true}, x:&quot;G♭maj11&quot;}]," calcext:value-type="string">
            <text:p><text:s text:c="4"/>"F# A# C# F B":[{o:{}, x:"F#maj11"},{o:{useFlats:true}, x:"Gbmaj11"},{o:{majorSymbol:"M"}, x:"F#M11"},{o:{omitMajor:false}, x:"F#maj11"},{o:{omitMinor:true}, x:"F#maj11"},{o:{minorSymbol:"-",augSymbol:"+",dimSymbol:"unicode",unicodeHalfDiminished:true}, x:"F#maj11"},{o:{unicodeAccidentals:true}, x:"F♯maj11"},{o:{unicodeAccidentals:true,useFlats:true}, x:"G♭maj11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E G# B</text:p>
          </table:table-cell>
          <table:table-cell office:value-type="string" calcext:value-type="string">
            <text:p>F#m11</text:p>
          </table:table-cell>
          <table:table-cell office:value-type="string" calcext:value-type="string">
            <text:p>Gbm11</text:p>
          </table:table-cell>
          <table:table-cell table:number-columns-repeated="2" office:value-type="string" calcext:value-type="string">
            <text:p>F#m11</text:p>
          </table:table-cell>
          <table:table-cell office:value-type="string" calcext:value-type="string">
            <text:p>f#11</text:p>
          </table:table-cell>
          <table:table-cell office:value-type="string" calcext:value-type="string">
            <text:p>F#-11</text:p>
          </table:table-cell>
          <table:table-cell office:value-type="string" calcext:value-type="string">
            <text:p>F♯m11</text:p>
          </table:table-cell>
          <table:table-cell office:value-type="string" calcext:value-type="string">
            <text:p>G♭m11</text:p>
          </table:table-cell>
          <table:table-cell table:formula="of:=CONCATENATE(&quot;    &quot;&quot;&quot;;[.A48];&quot;&quot;&quot;:[{o:&quot;;[.$B$1];&quot;, x:&quot;&quot;&quot;;[.B48];&quot;&quot;&quot;},{o:&quot;;[.$C$1];&quot;, x:&quot;&quot;&quot;;[.C48];&quot;&quot;&quot;},{o:&quot;;[.$D$1];&quot;, x:&quot;&quot;&quot;;[.D48];&quot;&quot;&quot;},{o:&quot;;[.$E$1];&quot;, x:&quot;&quot;&quot;;[.E48];&quot;&quot;&quot;},{o:&quot;;[.$F$1];&quot;, x:&quot;&quot;&quot;;[.F48];&quot;&quot;&quot;},{o:&quot;;[.$G$1];&quot;, x:&quot;&quot;&quot;;[.G48];&quot;&quot;&quot;},{o:&quot;;[.$H$1];&quot;, x:&quot;&quot;&quot;;[.H48];&quot;&quot;&quot;},{o:&quot;;[.$I$1];&quot;, x:&quot;&quot;&quot;;[.I48];&quot;&quot;&quot;}],&quot;)" office:value-type="string" office:string-value="    &quot;F# A C# E G# B&quot;:[{o:{}, x:&quot;F#m11&quot;},{o:{useFlats:true}, x:&quot;Gbm11&quot;},{o:{majorSymbol:&quot;M&quot;}, x:&quot;F#m11&quot;},{o:{omitMajor:false}, x:&quot;F#m11&quot;},{o:{omitMinor:true}, x:&quot;f#11&quot;},{o:{minorSymbol:&quot;-&quot;,augSymbol:&quot;+&quot;,dimSymbol:&quot;unicode&quot;,unicodeHalfDiminished:true}, x:&quot;F#-11&quot;},{o:{unicodeAccidentals:true}, x:&quot;F♯m11&quot;},{o:{unicodeAccidentals:true,useFlats:true}, x:&quot;G♭m11&quot;}]," calcext:value-type="string">
            <text:p><text:s text:c="4"/>"F# A C# E G# B":[{o:{}, x:"F#m11"},{o:{useFlats:true}, x:"Gbm11"},{o:{majorSymbol:"M"}, x:"F#m11"},{o:{omitMajor:false}, x:"F#m11"},{o:{omitMinor:true}, x:"f#11"},{o:{minorSymbol:"-",augSymbol:"+",dimSymbol:"unicode",unicodeHalfDiminished:true}, x:"F#-11"},{o:{unicodeAccidentals:true}, x:"F♯m11"},{o:{unicodeAccidentals:true,useFlats:true}, x:"G♭m11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E B</text:p>
          </table:table-cell>
          <table:table-cell office:value-type="string" calcext:value-type="string">
            <text:p>F#m11</text:p>
          </table:table-cell>
          <table:table-cell office:value-type="string" calcext:value-type="string">
            <text:p>Gbm11</text:p>
          </table:table-cell>
          <table:table-cell table:number-columns-repeated="2" office:value-type="string" calcext:value-type="string">
            <text:p>F#m11</text:p>
          </table:table-cell>
          <table:table-cell office:value-type="string" calcext:value-type="string">
            <text:p>f#11</text:p>
          </table:table-cell>
          <table:table-cell office:value-type="string" calcext:value-type="string">
            <text:p>F#-11</text:p>
          </table:table-cell>
          <table:table-cell office:value-type="string" calcext:value-type="string">
            <text:p>F♯m11</text:p>
          </table:table-cell>
          <table:table-cell office:value-type="string" calcext:value-type="string">
            <text:p>G♭m11</text:p>
          </table:table-cell>
          <table:table-cell table:formula="of:=CONCATENATE(&quot;    &quot;&quot;&quot;;[.A49];&quot;&quot;&quot;:[{o:&quot;;[.$B$1];&quot;, x:&quot;&quot;&quot;;[.B49];&quot;&quot;&quot;},{o:&quot;;[.$C$1];&quot;, x:&quot;&quot;&quot;;[.C49];&quot;&quot;&quot;},{o:&quot;;[.$D$1];&quot;, x:&quot;&quot;&quot;;[.D49];&quot;&quot;&quot;},{o:&quot;;[.$E$1];&quot;, x:&quot;&quot;&quot;;[.E49];&quot;&quot;&quot;},{o:&quot;;[.$F$1];&quot;, x:&quot;&quot;&quot;;[.F49];&quot;&quot;&quot;},{o:&quot;;[.$G$1];&quot;, x:&quot;&quot;&quot;;[.G49];&quot;&quot;&quot;},{o:&quot;;[.$H$1];&quot;, x:&quot;&quot;&quot;;[.H49];&quot;&quot;&quot;},{o:&quot;;[.$I$1];&quot;, x:&quot;&quot;&quot;;[.I49];&quot;&quot;&quot;}],&quot;)" office:value-type="string" office:string-value="    &quot;F# A C# E B&quot;:[{o:{}, x:&quot;F#m11&quot;},{o:{useFlats:true}, x:&quot;Gbm11&quot;},{o:{majorSymbol:&quot;M&quot;}, x:&quot;F#m11&quot;},{o:{omitMajor:false}, x:&quot;F#m11&quot;},{o:{omitMinor:true}, x:&quot;f#11&quot;},{o:{minorSymbol:&quot;-&quot;,augSymbol:&quot;+&quot;,dimSymbol:&quot;unicode&quot;,unicodeHalfDiminished:true}, x:&quot;F#-11&quot;},{o:{unicodeAccidentals:true}, x:&quot;F♯m11&quot;},{o:{unicodeAccidentals:true,useFlats:true}, x:&quot;G♭m11&quot;}]," calcext:value-type="string">
            <text:p><text:s text:c="4"/>"F# A C# E B":[{o:{}, x:"F#m11"},{o:{useFlats:true}, x:"Gbm11"},{o:{majorSymbol:"M"}, x:"F#m11"},{o:{omitMajor:false}, x:"F#m11"},{o:{omitMinor:true}, x:"f#11"},{o:{minorSymbol:"-",augSymbol:"+",dimSymbol:"unicode",unicodeHalfDiminished:true}, x:"F#-11"},{o:{unicodeAccidentals:true}, x:"F♯m11"},{o:{unicodeAccidentals:true,useFlats:true}, x:"G♭m11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B</text:p>
          </table:table-cell>
          <table:table-cell office:value-type="string" calcext:value-type="string">
            <text:p>F#m(add11)</text:p>
          </table:table-cell>
          <table:table-cell office:value-type="string" calcext:value-type="string">
            <text:p>Gbm(add11)</text:p>
          </table:table-cell>
          <table:table-cell table:number-columns-repeated="2" office:value-type="string" calcext:value-type="string">
            <text:p>F#m(add11)</text:p>
          </table:table-cell>
          <table:table-cell office:value-type="string" calcext:value-type="string">
            <text:p>f#add11</text:p>
          </table:table-cell>
          <table:table-cell office:value-type="string" calcext:value-type="string">
            <text:p>F#-add11</text:p>
          </table:table-cell>
          <table:table-cell office:value-type="string" calcext:value-type="string">
            <text:p>F♯m(add11)</text:p>
          </table:table-cell>
          <table:table-cell office:value-type="string" calcext:value-type="string">
            <text:p>G♭m(add11)</text:p>
          </table:table-cell>
          <table:table-cell table:formula="of:=CONCATENATE(&quot;    &quot;&quot;&quot;;[.A50];&quot;&quot;&quot;:[{o:&quot;;[.$B$1];&quot;, x:&quot;&quot;&quot;;[.B50];&quot;&quot;&quot;},{o:&quot;;[.$C$1];&quot;, x:&quot;&quot;&quot;;[.C50];&quot;&quot;&quot;},{o:&quot;;[.$D$1];&quot;, x:&quot;&quot;&quot;;[.D50];&quot;&quot;&quot;},{o:&quot;;[.$E$1];&quot;, x:&quot;&quot;&quot;;[.E50];&quot;&quot;&quot;},{o:&quot;;[.$F$1];&quot;, x:&quot;&quot;&quot;;[.F50];&quot;&quot;&quot;},{o:&quot;;[.$G$1];&quot;, x:&quot;&quot;&quot;;[.G50];&quot;&quot;&quot;},{o:&quot;;[.$H$1];&quot;, x:&quot;&quot;&quot;;[.H50];&quot;&quot;&quot;},{o:&quot;;[.$I$1];&quot;, x:&quot;&quot;&quot;;[.I50];&quot;&quot;&quot;}],&quot;)" office:value-type="string" office:string-value="    &quot;F# A C# B&quot;:[{o:{}, x:&quot;F#m(add11)&quot;},{o:{useFlats:true}, x:&quot;Gbm(add11)&quot;},{o:{majorSymbol:&quot;M&quot;}, x:&quot;F#m(add11)&quot;},{o:{omitMajor:false}, x:&quot;F#m(add11)&quot;},{o:{omitMinor:true}, x:&quot;f#add11&quot;},{o:{minorSymbol:&quot;-&quot;,augSymbol:&quot;+&quot;,dimSymbol:&quot;unicode&quot;,unicodeHalfDiminished:true}, x:&quot;F#-add11&quot;},{o:{unicodeAccidentals:true}, x:&quot;F♯m(add11)&quot;},{o:{unicodeAccidentals:true,useFlats:true}, x:&quot;G♭m(add11)&quot;}]," calcext:value-type="string">
            <text:p><text:s text:c="4"/>"F# A C# B":[{o:{}, x:"F#m(add11)"},{o:{useFlats:true}, x:"Gbm(add11)"},{o:{majorSymbol:"M"}, x:"F#m(add11)"},{o:{omitMajor:false}, x:"F#m(add11)"},{o:{omitMinor:true}, x:"f#add11"},{o:{minorSymbol:"-",augSymbol:"+",dimSymbol:"unicode",unicodeHalfDiminished:true}, x:"F#-add11"},{o:{unicodeAccidentals:true}, x:"F♯m(add11)"},{o:{unicodeAccidentals:true,useFlats:true}, x:"G♭m(add11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F G# B</text:p>
          </table:table-cell>
          <table:table-cell office:value-type="string" calcext:value-type="string">
            <text:p>F#m(maj11)</text:p>
          </table:table-cell>
          <table:table-cell office:value-type="string" calcext:value-type="string">
            <text:p>Gbm(maj11)</text:p>
          </table:table-cell>
          <table:table-cell office:value-type="string" calcext:value-type="string">
            <text:p>F#m(M11)</text:p>
          </table:table-cell>
          <table:table-cell office:value-type="string" calcext:value-type="string">
            <text:p>F#m(maj11)</text:p>
          </table:table-cell>
          <table:table-cell office:value-type="string" calcext:value-type="string">
            <text:p>f#maj11</text:p>
          </table:table-cell>
          <table:table-cell office:value-type="string" calcext:value-type="string">
            <text:p>F#-maj11</text:p>
          </table:table-cell>
          <table:table-cell office:value-type="string" calcext:value-type="string">
            <text:p>F♯m(maj11)</text:p>
          </table:table-cell>
          <table:table-cell office:value-type="string" calcext:value-type="string">
            <text:p>G♭m(maj11)</text:p>
          </table:table-cell>
          <table:table-cell table:formula="of:=CONCATENATE(&quot;    &quot;&quot;&quot;;[.A51];&quot;&quot;&quot;:[{o:&quot;;[.$B$1];&quot;, x:&quot;&quot;&quot;;[.B51];&quot;&quot;&quot;},{o:&quot;;[.$C$1];&quot;, x:&quot;&quot;&quot;;[.C51];&quot;&quot;&quot;},{o:&quot;;[.$D$1];&quot;, x:&quot;&quot;&quot;;[.D51];&quot;&quot;&quot;},{o:&quot;;[.$E$1];&quot;, x:&quot;&quot;&quot;;[.E51];&quot;&quot;&quot;},{o:&quot;;[.$F$1];&quot;, x:&quot;&quot;&quot;;[.F51];&quot;&quot;&quot;},{o:&quot;;[.$G$1];&quot;, x:&quot;&quot;&quot;;[.G51];&quot;&quot;&quot;},{o:&quot;;[.$H$1];&quot;, x:&quot;&quot;&quot;;[.H51];&quot;&quot;&quot;},{o:&quot;;[.$I$1];&quot;, x:&quot;&quot;&quot;;[.I51];&quot;&quot;&quot;}],&quot;)" office:value-type="string" office:string-value="    &quot;F# A C# F G# B&quot;:[{o:{}, x:&quot;F#m(maj11)&quot;},{o:{useFlats:true}, x:&quot;Gbm(maj11)&quot;},{o:{majorSymbol:&quot;M&quot;}, x:&quot;F#m(M11)&quot;},{o:{omitMajor:false}, x:&quot;F#m(maj11)&quot;},{o:{omitMinor:true}, x:&quot;f#maj11&quot;},{o:{minorSymbol:&quot;-&quot;,augSymbol:&quot;+&quot;,dimSymbol:&quot;unicode&quot;,unicodeHalfDiminished:true}, x:&quot;F#-maj11&quot;},{o:{unicodeAccidentals:true}, x:&quot;F♯m(maj11)&quot;},{o:{unicodeAccidentals:true,useFlats:true}, x:&quot;G♭m(maj11)&quot;}]," calcext:value-type="string">
            <text:p><text:s text:c="4"/>"F# A C# F G# B":[{o:{}, x:"F#m(maj11)"},{o:{useFlats:true}, x:"Gbm(maj11)"},{o:{majorSymbol:"M"}, x:"F#m(M11)"},{o:{omitMajor:false}, x:"F#m(maj11)"},{o:{omitMinor:true}, x:"f#maj11"},{o:{minorSymbol:"-",augSymbol:"+",dimSymbol:"unicode",unicodeHalfDiminished:true}, x:"F#-maj11"},{o:{unicodeAccidentals:true}, x:"F♯m(maj11)"},{o:{unicodeAccidentals:true,useFlats:true}, x:"G♭m(maj11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F B</text:p>
          </table:table-cell>
          <table:table-cell office:value-type="string" calcext:value-type="string">
            <text:p>F#m(maj11)</text:p>
          </table:table-cell>
          <table:table-cell office:value-type="string" calcext:value-type="string">
            <text:p>Gbm(maj11)</text:p>
          </table:table-cell>
          <table:table-cell office:value-type="string" calcext:value-type="string">
            <text:p>F#m(M11)</text:p>
          </table:table-cell>
          <table:table-cell office:value-type="string" calcext:value-type="string">
            <text:p>F#m(maj11)</text:p>
          </table:table-cell>
          <table:table-cell office:value-type="string" calcext:value-type="string">
            <text:p>f#maj11</text:p>
          </table:table-cell>
          <table:table-cell office:value-type="string" calcext:value-type="string">
            <text:p>F#-maj11</text:p>
          </table:table-cell>
          <table:table-cell office:value-type="string" calcext:value-type="string">
            <text:p>F♯m(maj11)</text:p>
          </table:table-cell>
          <table:table-cell office:value-type="string" calcext:value-type="string">
            <text:p>G♭m(maj11)</text:p>
          </table:table-cell>
          <table:table-cell table:formula="of:=CONCATENATE(&quot;    &quot;&quot;&quot;;[.A52];&quot;&quot;&quot;:[{o:&quot;;[.$B$1];&quot;, x:&quot;&quot;&quot;;[.B52];&quot;&quot;&quot;},{o:&quot;;[.$C$1];&quot;, x:&quot;&quot;&quot;;[.C52];&quot;&quot;&quot;},{o:&quot;;[.$D$1];&quot;, x:&quot;&quot;&quot;;[.D52];&quot;&quot;&quot;},{o:&quot;;[.$E$1];&quot;, x:&quot;&quot;&quot;;[.E52];&quot;&quot;&quot;},{o:&quot;;[.$F$1];&quot;, x:&quot;&quot;&quot;;[.F52];&quot;&quot;&quot;},{o:&quot;;[.$G$1];&quot;, x:&quot;&quot;&quot;;[.G52];&quot;&quot;&quot;},{o:&quot;;[.$H$1];&quot;, x:&quot;&quot;&quot;;[.H52];&quot;&quot;&quot;},{o:&quot;;[.$I$1];&quot;, x:&quot;&quot;&quot;;[.I52];&quot;&quot;&quot;}],&quot;)" office:value-type="string" office:string-value="    &quot;F# A C# F B&quot;:[{o:{}, x:&quot;F#m(maj11)&quot;},{o:{useFlats:true}, x:&quot;Gbm(maj11)&quot;},{o:{majorSymbol:&quot;M&quot;}, x:&quot;F#m(M11)&quot;},{o:{omitMajor:false}, x:&quot;F#m(maj11)&quot;},{o:{omitMinor:true}, x:&quot;f#maj11&quot;},{o:{minorSymbol:&quot;-&quot;,augSymbol:&quot;+&quot;,dimSymbol:&quot;unicode&quot;,unicodeHalfDiminished:true}, x:&quot;F#-maj11&quot;},{o:{unicodeAccidentals:true}, x:&quot;F♯m(maj11)&quot;},{o:{unicodeAccidentals:true,useFlats:true}, x:&quot;G♭m(maj11)&quot;}]," calcext:value-type="string">
            <text:p><text:s text:c="4"/>"F# A C# F B":[{o:{}, x:"F#m(maj11)"},{o:{useFlats:true}, x:"Gbm(maj11)"},{o:{majorSymbol:"M"}, x:"F#m(M11)"},{o:{omitMajor:false}, x:"F#m(maj11)"},{o:{omitMinor:true}, x:"f#maj11"},{o:{minorSymbol:"-",augSymbol:"+",dimSymbol:"unicode",unicodeHalfDiminished:true}, x:"F#-maj11"},{o:{unicodeAccidentals:true}, x:"F♯m(maj11)"},{o:{unicodeAccidentals:true,useFlats:true}, x:"G♭m(maj11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 D# G# B</text:p>
          </table:table-cell>
          <table:table-cell office:value-type="string" calcext:value-type="string">
            <text:p>F#dim11</text:p>
          </table:table-cell>
          <table:table-cell office:value-type="string" calcext:value-type="string">
            <text:p>Gbdim11</text:p>
          </table:table-cell>
          <table:table-cell table:number-columns-repeated="3" office:value-type="string" calcext:value-type="string">
            <text:p>F#dim11</text:p>
          </table:table-cell>
          <table:table-cell office:value-type="string" calcext:value-type="string">
            <text:p>F#ᵒ11</text:p>
          </table:table-cell>
          <table:table-cell office:value-type="string" calcext:value-type="string">
            <text:p>F♯dim11</text:p>
          </table:table-cell>
          <table:table-cell office:value-type="string" calcext:value-type="string">
            <text:p>G♭dim11</text:p>
          </table:table-cell>
          <table:table-cell table:formula="of:=CONCATENATE(&quot;    &quot;&quot;&quot;;[.A53];&quot;&quot;&quot;:[{o:&quot;;[.$B$1];&quot;, x:&quot;&quot;&quot;;[.B53];&quot;&quot;&quot;},{o:&quot;;[.$C$1];&quot;, x:&quot;&quot;&quot;;[.C53];&quot;&quot;&quot;},{o:&quot;;[.$D$1];&quot;, x:&quot;&quot;&quot;;[.D53];&quot;&quot;&quot;},{o:&quot;;[.$E$1];&quot;, x:&quot;&quot;&quot;;[.E53];&quot;&quot;&quot;},{o:&quot;;[.$F$1];&quot;, x:&quot;&quot;&quot;;[.F53];&quot;&quot;&quot;},{o:&quot;;[.$G$1];&quot;, x:&quot;&quot;&quot;;[.G53];&quot;&quot;&quot;},{o:&quot;;[.$H$1];&quot;, x:&quot;&quot;&quot;;[.H53];&quot;&quot;&quot;},{o:&quot;;[.$I$1];&quot;, x:&quot;&quot;&quot;;[.I53];&quot;&quot;&quot;}],&quot;)" office:value-type="string" office:string-value="    &quot;F# A C D# G# B&quot;:[{o:{}, x:&quot;F#dim11&quot;},{o:{useFlats:true}, x:&quot;Gbdim11&quot;},{o:{majorSymbol:&quot;M&quot;}, x:&quot;F#dim11&quot;},{o:{omitMajor:false}, x:&quot;F#dim11&quot;},{o:{omitMinor:true}, x:&quot;F#dim11&quot;},{o:{minorSymbol:&quot;-&quot;,augSymbol:&quot;+&quot;,dimSymbol:&quot;unicode&quot;,unicodeHalfDiminished:true}, x:&quot;F#ᵒ11&quot;},{o:{unicodeAccidentals:true}, x:&quot;F♯dim11&quot;},{o:{unicodeAccidentals:true,useFlats:true}, x:&quot;G♭dim11&quot;}]," calcext:value-type="string">
            <text:p><text:s text:c="4"/>"F# A C D# G# B":[{o:{}, x:"F#dim11"},{o:{useFlats:true}, x:"Gbdim11"},{o:{majorSymbol:"M"}, x:"F#dim11"},{o:{omitMajor:false}, x:"F#dim11"},{o:{omitMinor:true}, x:"F#dim11"},{o:{minorSymbol:"-",augSymbol:"+",dimSymbol:"unicode",unicodeHalfDiminished:true}, x:"F#ᵒ11"},{o:{unicodeAccidentals:true}, x:"F♯dim11"},{o:{unicodeAccidentals:true,useFlats:true}, x:"G♭dim11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 D# B</text:p>
          </table:table-cell>
          <table:table-cell office:value-type="string" calcext:value-type="string">
            <text:p>F#dim11</text:p>
          </table:table-cell>
          <table:table-cell office:value-type="string" calcext:value-type="string">
            <text:p>Gbdim11</text:p>
          </table:table-cell>
          <table:table-cell table:number-columns-repeated="3" office:value-type="string" calcext:value-type="string">
            <text:p>F#dim11</text:p>
          </table:table-cell>
          <table:table-cell office:value-type="string" calcext:value-type="string">
            <text:p>F#ᵒ11</text:p>
          </table:table-cell>
          <table:table-cell office:value-type="string" calcext:value-type="string">
            <text:p>F♯dim11</text:p>
          </table:table-cell>
          <table:table-cell office:value-type="string" calcext:value-type="string">
            <text:p>G♭dim11</text:p>
          </table:table-cell>
          <table:table-cell table:formula="of:=CONCATENATE(&quot;    &quot;&quot;&quot;;[.A54];&quot;&quot;&quot;:[{o:&quot;;[.$B$1];&quot;, x:&quot;&quot;&quot;;[.B54];&quot;&quot;&quot;},{o:&quot;;[.$C$1];&quot;, x:&quot;&quot;&quot;;[.C54];&quot;&quot;&quot;},{o:&quot;;[.$D$1];&quot;, x:&quot;&quot;&quot;;[.D54];&quot;&quot;&quot;},{o:&quot;;[.$E$1];&quot;, x:&quot;&quot;&quot;;[.E54];&quot;&quot;&quot;},{o:&quot;;[.$F$1];&quot;, x:&quot;&quot;&quot;;[.F54];&quot;&quot;&quot;},{o:&quot;;[.$G$1];&quot;, x:&quot;&quot;&quot;;[.G54];&quot;&quot;&quot;},{o:&quot;;[.$H$1];&quot;, x:&quot;&quot;&quot;;[.H54];&quot;&quot;&quot;},{o:&quot;;[.$I$1];&quot;, x:&quot;&quot;&quot;;[.I54];&quot;&quot;&quot;}],&quot;)" office:value-type="string" office:string-value="    &quot;F# A C D# B&quot;:[{o:{}, x:&quot;F#dim11&quot;},{o:{useFlats:true}, x:&quot;Gbdim11&quot;},{o:{majorSymbol:&quot;M&quot;}, x:&quot;F#dim11&quot;},{o:{omitMajor:false}, x:&quot;F#dim11&quot;},{o:{omitMinor:true}, x:&quot;F#dim11&quot;},{o:{minorSymbol:&quot;-&quot;,augSymbol:&quot;+&quot;,dimSymbol:&quot;unicode&quot;,unicodeHalfDiminished:true}, x:&quot;F#ᵒ11&quot;},{o:{unicodeAccidentals:true}, x:&quot;F♯dim11&quot;},{o:{unicodeAccidentals:true,useFlats:true}, x:&quot;G♭dim11&quot;}]," calcext:value-type="string">
            <text:p><text:s text:c="4"/>"F# A C D# B":[{o:{}, x:"F#dim11"},{o:{useFlats:true}, x:"Gbdim11"},{o:{majorSymbol:"M"}, x:"F#dim11"},{o:{omitMajor:false}, x:"F#dim11"},{o:{omitMinor:true}, x:"F#dim11"},{o:{minorSymbol:"-",augSymbol:"+",dimSymbol:"unicode",unicodeHalfDiminished:true}, x:"F#ᵒ11"},{o:{unicodeAccidentals:true}, x:"F♯dim11"},{o:{unicodeAccidentals:true,useFlats:true}, x:"G♭dim11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 B</text:p>
          </table:table-cell>
          <table:table-cell office:value-type="string" calcext:value-type="string">
            <text:p>F#dim(add11)</text:p>
          </table:table-cell>
          <table:table-cell office:value-type="string" calcext:value-type="string">
            <text:p>Gbdim(add11)</text:p>
          </table:table-cell>
          <table:table-cell table:number-columns-repeated="3" office:value-type="string" calcext:value-type="string">
            <text:p>F#dim(add11)</text:p>
          </table:table-cell>
          <table:table-cell office:value-type="string" calcext:value-type="string">
            <text:p>F#ᵒadd11</text:p>
          </table:table-cell>
          <table:table-cell office:value-type="string" calcext:value-type="string">
            <text:p>F♯dim(add11)</text:p>
          </table:table-cell>
          <table:table-cell office:value-type="string" calcext:value-type="string">
            <text:p>G♭dim(add11)</text:p>
          </table:table-cell>
          <table:table-cell table:formula="of:=CONCATENATE(&quot;    &quot;&quot;&quot;;[.A55];&quot;&quot;&quot;:[{o:&quot;;[.$B$1];&quot;, x:&quot;&quot;&quot;;[.B55];&quot;&quot;&quot;},{o:&quot;;[.$C$1];&quot;, x:&quot;&quot;&quot;;[.C55];&quot;&quot;&quot;},{o:&quot;;[.$D$1];&quot;, x:&quot;&quot;&quot;;[.D55];&quot;&quot;&quot;},{o:&quot;;[.$E$1];&quot;, x:&quot;&quot;&quot;;[.E55];&quot;&quot;&quot;},{o:&quot;;[.$F$1];&quot;, x:&quot;&quot;&quot;;[.F55];&quot;&quot;&quot;},{o:&quot;;[.$G$1];&quot;, x:&quot;&quot;&quot;;[.G55];&quot;&quot;&quot;},{o:&quot;;[.$H$1];&quot;, x:&quot;&quot;&quot;;[.H55];&quot;&quot;&quot;},{o:&quot;;[.$I$1];&quot;, x:&quot;&quot;&quot;;[.I55];&quot;&quot;&quot;}],&quot;)" office:value-type="string" office:string-value="    &quot;F# A C B&quot;:[{o:{}, x:&quot;F#dim(add11)&quot;},{o:{useFlats:true}, x:&quot;Gbdim(add11)&quot;},{o:{majorSymbol:&quot;M&quot;}, x:&quot;F#dim(add11)&quot;},{o:{omitMajor:false}, x:&quot;F#dim(add11)&quot;},{o:{omitMinor:true}, x:&quot;F#dim(add11)&quot;},{o:{minorSymbol:&quot;-&quot;,augSymbol:&quot;+&quot;,dimSymbol:&quot;unicode&quot;,unicodeHalfDiminished:true}, x:&quot;F#ᵒadd11&quot;},{o:{unicodeAccidentals:true}, x:&quot;F♯dim(add11)&quot;},{o:{unicodeAccidentals:true,useFlats:true}, x:&quot;G♭dim(add11)&quot;}]," calcext:value-type="string">
            <text:p><text:s text:c="4"/>"F# A C B":[{o:{}, x:"F#dim(add11)"},{o:{useFlats:true}, x:"Gbdim(add11)"},{o:{majorSymbol:"M"}, x:"F#dim(add11)"},{o:{omitMajor:false}, x:"F#dim(add11)"},{o:{omitMinor:true}, x:"F#dim(add11)"},{o:{minorSymbol:"-",augSymbol:"+",dimSymbol:"unicode",unicodeHalfDiminished:true}, x:"F#ᵒadd11"},{o:{unicodeAccidentals:true}, x:"F♯dim(add11)"},{o:{unicodeAccidentals:true,useFlats:true}, x:"G♭dim(add11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E G# B</text:p>
          </table:table-cell>
          <table:table-cell office:value-type="string" calcext:value-type="string">
            <text:p>F#aug11</text:p>
          </table:table-cell>
          <table:table-cell office:value-type="string" calcext:value-type="string">
            <text:p>Gbaug11</text:p>
          </table:table-cell>
          <table:table-cell table:number-columns-repeated="3" office:value-type="string" calcext:value-type="string">
            <text:p>F#aug11</text:p>
          </table:table-cell>
          <table:table-cell office:value-type="string" calcext:value-type="string">
            <text:p>F#+11</text:p>
          </table:table-cell>
          <table:table-cell office:value-type="string" calcext:value-type="string">
            <text:p>F♯aug11</text:p>
          </table:table-cell>
          <table:table-cell office:value-type="string" calcext:value-type="string">
            <text:p>G♭aug11</text:p>
          </table:table-cell>
          <table:table-cell table:formula="of:=CONCATENATE(&quot;    &quot;&quot;&quot;;[.A56];&quot;&quot;&quot;:[{o:&quot;;[.$B$1];&quot;, x:&quot;&quot;&quot;;[.B56];&quot;&quot;&quot;},{o:&quot;;[.$C$1];&quot;, x:&quot;&quot;&quot;;[.C56];&quot;&quot;&quot;},{o:&quot;;[.$D$1];&quot;, x:&quot;&quot;&quot;;[.D56];&quot;&quot;&quot;},{o:&quot;;[.$E$1];&quot;, x:&quot;&quot;&quot;;[.E56];&quot;&quot;&quot;},{o:&quot;;[.$F$1];&quot;, x:&quot;&quot;&quot;;[.F56];&quot;&quot;&quot;},{o:&quot;;[.$G$1];&quot;, x:&quot;&quot;&quot;;[.G56];&quot;&quot;&quot;},{o:&quot;;[.$H$1];&quot;, x:&quot;&quot;&quot;;[.H56];&quot;&quot;&quot;},{o:&quot;;[.$I$1];&quot;, x:&quot;&quot;&quot;;[.I56];&quot;&quot;&quot;}],&quot;)" office:value-type="string" office:string-value="    &quot;F# A# D E G# B&quot;:[{o:{}, x:&quot;F#aug11&quot;},{o:{useFlats:true}, x:&quot;Gbaug11&quot;},{o:{majorSymbol:&quot;M&quot;}, x:&quot;F#aug11&quot;},{o:{omitMajor:false}, x:&quot;F#aug11&quot;},{o:{omitMinor:true}, x:&quot;F#aug11&quot;},{o:{minorSymbol:&quot;-&quot;,augSymbol:&quot;+&quot;,dimSymbol:&quot;unicode&quot;,unicodeHalfDiminished:true}, x:&quot;F#+11&quot;},{o:{unicodeAccidentals:true}, x:&quot;F♯aug11&quot;},{o:{unicodeAccidentals:true,useFlats:true}, x:&quot;G♭aug11&quot;}]," calcext:value-type="string">
            <text:p><text:s text:c="4"/>"F# A# D E G# B":[{o:{}, x:"F#aug11"},{o:{useFlats:true}, x:"Gbaug11"},{o:{majorSymbol:"M"}, x:"F#aug11"},{o:{omitMajor:false}, x:"F#aug11"},{o:{omitMinor:true}, x:"F#aug11"},{o:{minorSymbol:"-",augSymbol:"+",dimSymbol:"unicode",unicodeHalfDiminished:true}, x:"F#+11"},{o:{unicodeAccidentals:true}, x:"F♯aug11"},{o:{unicodeAccidentals:true,useFlats:true}, x:"G♭aug11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E B</text:p>
          </table:table-cell>
          <table:table-cell office:value-type="string" calcext:value-type="string">
            <text:p>F#aug11</text:p>
          </table:table-cell>
          <table:table-cell office:value-type="string" calcext:value-type="string">
            <text:p>Gbaug11</text:p>
          </table:table-cell>
          <table:table-cell table:number-columns-repeated="3" office:value-type="string" calcext:value-type="string">
            <text:p>F#aug11</text:p>
          </table:table-cell>
          <table:table-cell office:value-type="string" calcext:value-type="string">
            <text:p>F#+11</text:p>
          </table:table-cell>
          <table:table-cell office:value-type="string" calcext:value-type="string">
            <text:p>F♯aug11</text:p>
          </table:table-cell>
          <table:table-cell office:value-type="string" calcext:value-type="string">
            <text:p>G♭aug11</text:p>
          </table:table-cell>
          <table:table-cell table:formula="of:=CONCATENATE(&quot;    &quot;&quot;&quot;;[.A57];&quot;&quot;&quot;:[{o:&quot;;[.$B$1];&quot;, x:&quot;&quot;&quot;;[.B57];&quot;&quot;&quot;},{o:&quot;;[.$C$1];&quot;, x:&quot;&quot;&quot;;[.C57];&quot;&quot;&quot;},{o:&quot;;[.$D$1];&quot;, x:&quot;&quot;&quot;;[.D57];&quot;&quot;&quot;},{o:&quot;;[.$E$1];&quot;, x:&quot;&quot;&quot;;[.E57];&quot;&quot;&quot;},{o:&quot;;[.$F$1];&quot;, x:&quot;&quot;&quot;;[.F57];&quot;&quot;&quot;},{o:&quot;;[.$G$1];&quot;, x:&quot;&quot;&quot;;[.G57];&quot;&quot;&quot;},{o:&quot;;[.$H$1];&quot;, x:&quot;&quot;&quot;;[.H57];&quot;&quot;&quot;},{o:&quot;;[.$I$1];&quot;, x:&quot;&quot;&quot;;[.I57];&quot;&quot;&quot;}],&quot;)" office:value-type="string" office:string-value="    &quot;F# A# D E B&quot;:[{o:{}, x:&quot;F#aug11&quot;},{o:{useFlats:true}, x:&quot;Gbaug11&quot;},{o:{majorSymbol:&quot;M&quot;}, x:&quot;F#aug11&quot;},{o:{omitMajor:false}, x:&quot;F#aug11&quot;},{o:{omitMinor:true}, x:&quot;F#aug11&quot;},{o:{minorSymbol:&quot;-&quot;,augSymbol:&quot;+&quot;,dimSymbol:&quot;unicode&quot;,unicodeHalfDiminished:true}, x:&quot;F#+11&quot;},{o:{unicodeAccidentals:true}, x:&quot;F♯aug11&quot;},{o:{unicodeAccidentals:true,useFlats:true}, x:&quot;G♭aug11&quot;}]," calcext:value-type="string">
            <text:p><text:s text:c="4"/>"F# A# D E B":[{o:{}, x:"F#aug11"},{o:{useFlats:true}, x:"Gbaug11"},{o:{majorSymbol:"M"}, x:"F#aug11"},{o:{omitMajor:false}, x:"F#aug11"},{o:{omitMinor:true}, x:"F#aug11"},{o:{minorSymbol:"-",augSymbol:"+",dimSymbol:"unicode",unicodeHalfDiminished:true}, x:"F#+11"},{o:{unicodeAccidentals:true}, x:"F♯aug11"},{o:{unicodeAccidentals:true,useFlats:true}, x:"G♭aug11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B</text:p>
          </table:table-cell>
          <table:table-cell office:value-type="string" calcext:value-type="string">
            <text:p>F#aug(add11)</text:p>
          </table:table-cell>
          <table:table-cell office:value-type="string" calcext:value-type="string">
            <text:p>Gbaug(add11)</text:p>
          </table:table-cell>
          <table:table-cell table:number-columns-repeated="3" office:value-type="string" calcext:value-type="string">
            <text:p>F#aug(add11)</text:p>
          </table:table-cell>
          <table:table-cell office:value-type="string" calcext:value-type="string">
            <text:p>F#+add11</text:p>
          </table:table-cell>
          <table:table-cell office:value-type="string" calcext:value-type="string">
            <text:p>F♯aug(add11)</text:p>
          </table:table-cell>
          <table:table-cell office:value-type="string" calcext:value-type="string">
            <text:p>G♭aug(add11)</text:p>
          </table:table-cell>
          <table:table-cell table:formula="of:=CONCATENATE(&quot;    &quot;&quot;&quot;;[.A58];&quot;&quot;&quot;:[{o:&quot;;[.$B$1];&quot;, x:&quot;&quot;&quot;;[.B58];&quot;&quot;&quot;},{o:&quot;;[.$C$1];&quot;, x:&quot;&quot;&quot;;[.C58];&quot;&quot;&quot;},{o:&quot;;[.$D$1];&quot;, x:&quot;&quot;&quot;;[.D58];&quot;&quot;&quot;},{o:&quot;;[.$E$1];&quot;, x:&quot;&quot;&quot;;[.E58];&quot;&quot;&quot;},{o:&quot;;[.$F$1];&quot;, x:&quot;&quot;&quot;;[.F58];&quot;&quot;&quot;},{o:&quot;;[.$G$1];&quot;, x:&quot;&quot;&quot;;[.G58];&quot;&quot;&quot;},{o:&quot;;[.$H$1];&quot;, x:&quot;&quot;&quot;;[.H58];&quot;&quot;&quot;},{o:&quot;;[.$I$1];&quot;, x:&quot;&quot;&quot;;[.I58];&quot;&quot;&quot;}],&quot;)" office:value-type="string" office:string-value="    &quot;F# A# D B&quot;:[{o:{}, x:&quot;F#aug(add11)&quot;},{o:{useFlats:true}, x:&quot;Gbaug(add11)&quot;},{o:{majorSymbol:&quot;M&quot;}, x:&quot;F#aug(add11)&quot;},{o:{omitMajor:false}, x:&quot;F#aug(add11)&quot;},{o:{omitMinor:true}, x:&quot;F#aug(add11)&quot;},{o:{minorSymbol:&quot;-&quot;,augSymbol:&quot;+&quot;,dimSymbol:&quot;unicode&quot;,unicodeHalfDiminished:true}, x:&quot;F#+add11&quot;},{o:{unicodeAccidentals:true}, x:&quot;F♯aug(add11)&quot;},{o:{unicodeAccidentals:true,useFlats:true}, x:&quot;G♭aug(add11)&quot;}]," calcext:value-type="string">
            <text:p><text:s text:c="4"/>"F# A# D B":[{o:{}, x:"F#aug(add11)"},{o:{useFlats:true}, x:"Gbaug(add11)"},{o:{majorSymbol:"M"}, x:"F#aug(add11)"},{o:{omitMajor:false}, x:"F#aug(add11)"},{o:{omitMinor:true}, x:"F#aug(add11)"},{o:{minorSymbol:"-",augSymbol:"+",dimSymbol:"unicode",unicodeHalfDiminished:true}, x:"F#+add11"},{o:{unicodeAccidentals:true}, x:"F♯aug(add11)"},{o:{unicodeAccidentals:true,useFlats:true}, x:"G♭aug(add11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F G# B</text:p>
          </table:table-cell>
          <table:table-cell office:value-type="string" calcext:value-type="string">
            <text:p>F#aug(maj11)</text:p>
          </table:table-cell>
          <table:table-cell office:value-type="string" calcext:value-type="string">
            <text:p>Gbaug(maj11)</text:p>
          </table:table-cell>
          <table:table-cell office:value-type="string" calcext:value-type="string">
            <text:p>F#aug(M11)</text:p>
          </table:table-cell>
          <table:table-cell table:number-columns-repeated="2" office:value-type="string" calcext:value-type="string">
            <text:p>F#aug(maj11)</text:p>
          </table:table-cell>
          <table:table-cell office:value-type="string" calcext:value-type="string">
            <text:p>F#+maj11</text:p>
          </table:table-cell>
          <table:table-cell office:value-type="string" calcext:value-type="string">
            <text:p>F♯aug(maj11)</text:p>
          </table:table-cell>
          <table:table-cell office:value-type="string" calcext:value-type="string">
            <text:p>G♭aug(maj11)</text:p>
          </table:table-cell>
          <table:table-cell table:formula="of:=CONCATENATE(&quot;    &quot;&quot;&quot;;[.A59];&quot;&quot;&quot;:[{o:&quot;;[.$B$1];&quot;, x:&quot;&quot;&quot;;[.B59];&quot;&quot;&quot;},{o:&quot;;[.$C$1];&quot;, x:&quot;&quot;&quot;;[.C59];&quot;&quot;&quot;},{o:&quot;;[.$D$1];&quot;, x:&quot;&quot;&quot;;[.D59];&quot;&quot;&quot;},{o:&quot;;[.$E$1];&quot;, x:&quot;&quot;&quot;;[.E59];&quot;&quot;&quot;},{o:&quot;;[.$F$1];&quot;, x:&quot;&quot;&quot;;[.F59];&quot;&quot;&quot;},{o:&quot;;[.$G$1];&quot;, x:&quot;&quot;&quot;;[.G59];&quot;&quot;&quot;},{o:&quot;;[.$H$1];&quot;, x:&quot;&quot;&quot;;[.H59];&quot;&quot;&quot;},{o:&quot;;[.$I$1];&quot;, x:&quot;&quot;&quot;;[.I59];&quot;&quot;&quot;}],&quot;)" office:value-type="string" office:string-value="    &quot;F# A# D F G# B&quot;:[{o:{}, x:&quot;F#aug(maj11)&quot;},{o:{useFlats:true}, x:&quot;Gbaug(maj11)&quot;},{o:{majorSymbol:&quot;M&quot;}, x:&quot;F#aug(M11)&quot;},{o:{omitMajor:false}, x:&quot;F#aug(maj11)&quot;},{o:{omitMinor:true}, x:&quot;F#aug(maj11)&quot;},{o:{minorSymbol:&quot;-&quot;,augSymbol:&quot;+&quot;,dimSymbol:&quot;unicode&quot;,unicodeHalfDiminished:true}, x:&quot;F#+maj11&quot;},{o:{unicodeAccidentals:true}, x:&quot;F♯aug(maj11)&quot;},{o:{unicodeAccidentals:true,useFlats:true}, x:&quot;G♭aug(maj11)&quot;}]," calcext:value-type="string">
            <text:p><text:s text:c="4"/>"F# A# D F G# B":[{o:{}, x:"F#aug(maj11)"},{o:{useFlats:true}, x:"Gbaug(maj11)"},{o:{majorSymbol:"M"}, x:"F#aug(M11)"},{o:{omitMajor:false}, x:"F#aug(maj11)"},{o:{omitMinor:true}, x:"F#aug(maj11)"},{o:{minorSymbol:"-",augSymbol:"+",dimSymbol:"unicode",unicodeHalfDiminished:true}, x:"F#+maj11"},{o:{unicodeAccidentals:true}, x:"F♯aug(maj11)"},{o:{unicodeAccidentals:true,useFlats:true}, x:"G♭aug(maj11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F B</text:p>
          </table:table-cell>
          <table:table-cell office:value-type="string" calcext:value-type="string">
            <text:p>F#aug(maj11)</text:p>
          </table:table-cell>
          <table:table-cell office:value-type="string" calcext:value-type="string">
            <text:p>Gbaug(maj11)</text:p>
          </table:table-cell>
          <table:table-cell office:value-type="string" calcext:value-type="string">
            <text:p>F#aug(M11)</text:p>
          </table:table-cell>
          <table:table-cell table:number-columns-repeated="2" office:value-type="string" calcext:value-type="string">
            <text:p>F#aug(maj11)</text:p>
          </table:table-cell>
          <table:table-cell office:value-type="string" calcext:value-type="string">
            <text:p>F#+maj11</text:p>
          </table:table-cell>
          <table:table-cell office:value-type="string" calcext:value-type="string">
            <text:p>F♯aug(maj11)</text:p>
          </table:table-cell>
          <table:table-cell office:value-type="string" calcext:value-type="string">
            <text:p>G♭aug(maj11)</text:p>
          </table:table-cell>
          <table:table-cell table:formula="of:=CONCATENATE(&quot;    &quot;&quot;&quot;;[.A60];&quot;&quot;&quot;:[{o:&quot;;[.$B$1];&quot;, x:&quot;&quot;&quot;;[.B60];&quot;&quot;&quot;},{o:&quot;;[.$C$1];&quot;, x:&quot;&quot;&quot;;[.C60];&quot;&quot;&quot;},{o:&quot;;[.$D$1];&quot;, x:&quot;&quot;&quot;;[.D60];&quot;&quot;&quot;},{o:&quot;;[.$E$1];&quot;, x:&quot;&quot;&quot;;[.E60];&quot;&quot;&quot;},{o:&quot;;[.$F$1];&quot;, x:&quot;&quot;&quot;;[.F60];&quot;&quot;&quot;},{o:&quot;;[.$G$1];&quot;, x:&quot;&quot;&quot;;[.G60];&quot;&quot;&quot;},{o:&quot;;[.$H$1];&quot;, x:&quot;&quot;&quot;;[.H60];&quot;&quot;&quot;},{o:&quot;;[.$I$1];&quot;, x:&quot;&quot;&quot;;[.I60];&quot;&quot;&quot;}],&quot;)" office:value-type="string" office:string-value="    &quot;F# A# D F B&quot;:[{o:{}, x:&quot;F#aug(maj11)&quot;},{o:{useFlats:true}, x:&quot;Gbaug(maj11)&quot;},{o:{majorSymbol:&quot;M&quot;}, x:&quot;F#aug(M11)&quot;},{o:{omitMajor:false}, x:&quot;F#aug(maj11)&quot;},{o:{omitMinor:true}, x:&quot;F#aug(maj11)&quot;},{o:{minorSymbol:&quot;-&quot;,augSymbol:&quot;+&quot;,dimSymbol:&quot;unicode&quot;,unicodeHalfDiminished:true}, x:&quot;F#+maj11&quot;},{o:{unicodeAccidentals:true}, x:&quot;F♯aug(maj11)&quot;},{o:{unicodeAccidentals:true,useFlats:true}, x:&quot;G♭aug(maj11)&quot;}]," calcext:value-type="string">
            <text:p><text:s text:c="4"/>"F# A# D F B":[{o:{}, x:"F#aug(maj11)"},{o:{useFlats:true}, x:"Gbaug(maj11)"},{o:{majorSymbol:"M"}, x:"F#aug(M11)"},{o:{omitMajor:false}, x:"F#aug(maj11)"},{o:{omitMinor:true}, x:"F#aug(maj11)"},{o:{minorSymbol:"-",augSymbol:"+",dimSymbol:"unicode",unicodeHalfDiminished:true}, x:"F#+maj11"},{o:{unicodeAccidentals:true}, x:"F♯aug(maj11)"},{o:{unicodeAccidentals:true,useFlats:true}, x:"G♭aug(maj11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E G# B D#</text:p>
          </table:table-cell>
          <table:table-cell office:value-type="string" calcext:value-type="string">
            <text:p>F#13</text:p>
          </table:table-cell>
          <table:table-cell office:value-type="string" calcext:value-type="string">
            <text:p>Gb13</text:p>
          </table:table-cell>
          <table:table-cell table:number-columns-repeated="4" office:value-type="string" calcext:value-type="string">
            <text:p>F#13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G♭13</text:p>
          </table:table-cell>
          <table:table-cell table:formula="of:=CONCATENATE(&quot;    &quot;&quot;&quot;;[.A61];&quot;&quot;&quot;:[{o:&quot;;[.$B$1];&quot;, x:&quot;&quot;&quot;;[.B61];&quot;&quot;&quot;},{o:&quot;;[.$C$1];&quot;, x:&quot;&quot;&quot;;[.C61];&quot;&quot;&quot;},{o:&quot;;[.$D$1];&quot;, x:&quot;&quot;&quot;;[.D61];&quot;&quot;&quot;},{o:&quot;;[.$E$1];&quot;, x:&quot;&quot;&quot;;[.E61];&quot;&quot;&quot;},{o:&quot;;[.$F$1];&quot;, x:&quot;&quot;&quot;;[.F61];&quot;&quot;&quot;},{o:&quot;;[.$G$1];&quot;, x:&quot;&quot;&quot;;[.G61];&quot;&quot;&quot;},{o:&quot;;[.$H$1];&quot;, x:&quot;&quot;&quot;;[.H61];&quot;&quot;&quot;},{o:&quot;;[.$I$1];&quot;, x:&quot;&quot;&quot;;[.I61];&quot;&quot;&quot;}],&quot;)" office:value-type="string" office:string-value="    &quot;F# A# C# E G# B D#&quot;:[{o:{}, x:&quot;F#13&quot;},{o:{useFlats:true}, x:&quot;Gb13&quot;},{o:{majorSymbol:&quot;M&quot;}, x:&quot;F#13&quot;},{o:{omitMajor:false}, x:&quot;F#13&quot;},{o:{omitMinor:true}, x:&quot;F#13&quot;},{o:{minorSymbol:&quot;-&quot;,augSymbol:&quot;+&quot;,dimSymbol:&quot;unicode&quot;,unicodeHalfDiminished:true}, x:&quot;F#13&quot;},{o:{unicodeAccidentals:true}, x:&quot;F♯13&quot;},{o:{unicodeAccidentals:true,useFlats:true}, x:&quot;G♭13&quot;}]," calcext:value-type="string">
            <text:p><text:s text:c="4"/>"F# A# C# E G# B D#":[{o:{}, x:"F#13"},{o:{useFlats:true}, x:"Gb13"},{o:{majorSymbol:"M"}, x:"F#13"},{o:{omitMajor:false}, x:"F#13"},{o:{omitMinor:true}, x:"F#13"},{o:{minorSymbol:"-",augSymbol:"+",dimSymbol:"unicode",unicodeHalfDiminished:true}, x:"F#13"},{o:{unicodeAccidentals:true}, x:"F♯13"},{o:{unicodeAccidentals:true,useFlats:true}, x:"G♭13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E G# D#</text:p>
          </table:table-cell>
          <table:table-cell office:value-type="string" calcext:value-type="string">
            <text:p>F#13</text:p>
          </table:table-cell>
          <table:table-cell office:value-type="string" calcext:value-type="string">
            <text:p>Gb13</text:p>
          </table:table-cell>
          <table:table-cell table:number-columns-repeated="4" office:value-type="string" calcext:value-type="string">
            <text:p>F#13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G♭13</text:p>
          </table:table-cell>
          <table:table-cell table:formula="of:=CONCATENATE(&quot;    &quot;&quot;&quot;;[.A62];&quot;&quot;&quot;:[{o:&quot;;[.$B$1];&quot;, x:&quot;&quot;&quot;;[.B62];&quot;&quot;&quot;},{o:&quot;;[.$C$1];&quot;, x:&quot;&quot;&quot;;[.C62];&quot;&quot;&quot;},{o:&quot;;[.$D$1];&quot;, x:&quot;&quot;&quot;;[.D62];&quot;&quot;&quot;},{o:&quot;;[.$E$1];&quot;, x:&quot;&quot;&quot;;[.E62];&quot;&quot;&quot;},{o:&quot;;[.$F$1];&quot;, x:&quot;&quot;&quot;;[.F62];&quot;&quot;&quot;},{o:&quot;;[.$G$1];&quot;, x:&quot;&quot;&quot;;[.G62];&quot;&quot;&quot;},{o:&quot;;[.$H$1];&quot;, x:&quot;&quot;&quot;;[.H62];&quot;&quot;&quot;},{o:&quot;;[.$I$1];&quot;, x:&quot;&quot;&quot;;[.I62];&quot;&quot;&quot;}],&quot;)" office:value-type="string" office:string-value="    &quot;F# A# C# E G# D#&quot;:[{o:{}, x:&quot;F#13&quot;},{o:{useFlats:true}, x:&quot;Gb13&quot;},{o:{majorSymbol:&quot;M&quot;}, x:&quot;F#13&quot;},{o:{omitMajor:false}, x:&quot;F#13&quot;},{o:{omitMinor:true}, x:&quot;F#13&quot;},{o:{minorSymbol:&quot;-&quot;,augSymbol:&quot;+&quot;,dimSymbol:&quot;unicode&quot;,unicodeHalfDiminished:true}, x:&quot;F#13&quot;},{o:{unicodeAccidentals:true}, x:&quot;F♯13&quot;},{o:{unicodeAccidentals:true,useFlats:true}, x:&quot;G♭13&quot;}]," calcext:value-type="string">
            <text:p><text:s text:c="4"/>"F# A# C# E G# D#":[{o:{}, x:"F#13"},{o:{useFlats:true}, x:"Gb13"},{o:{majorSymbol:"M"}, x:"F#13"},{o:{omitMajor:false}, x:"F#13"},{o:{omitMinor:true}, x:"F#13"},{o:{minorSymbol:"-",augSymbol:"+",dimSymbol:"unicode",unicodeHalfDiminished:true}, x:"F#13"},{o:{unicodeAccidentals:true}, x:"F♯13"},{o:{unicodeAccidentals:true,useFlats:true}, x:"G♭13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E B D#</text:p>
          </table:table-cell>
          <table:table-cell office:value-type="string" calcext:value-type="string">
            <text:p>F#13</text:p>
          </table:table-cell>
          <table:table-cell office:value-type="string" calcext:value-type="string">
            <text:p>Gb13</text:p>
          </table:table-cell>
          <table:table-cell table:number-columns-repeated="4" office:value-type="string" calcext:value-type="string">
            <text:p>F#13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G♭13</text:p>
          </table:table-cell>
          <table:table-cell table:formula="of:=CONCATENATE(&quot;    &quot;&quot;&quot;;[.A63];&quot;&quot;&quot;:[{o:&quot;;[.$B$1];&quot;, x:&quot;&quot;&quot;;[.B63];&quot;&quot;&quot;},{o:&quot;;[.$C$1];&quot;, x:&quot;&quot;&quot;;[.C63];&quot;&quot;&quot;},{o:&quot;;[.$D$1];&quot;, x:&quot;&quot;&quot;;[.D63];&quot;&quot;&quot;},{o:&quot;;[.$E$1];&quot;, x:&quot;&quot;&quot;;[.E63];&quot;&quot;&quot;},{o:&quot;;[.$F$1];&quot;, x:&quot;&quot;&quot;;[.F63];&quot;&quot;&quot;},{o:&quot;;[.$G$1];&quot;, x:&quot;&quot;&quot;;[.G63];&quot;&quot;&quot;},{o:&quot;;[.$H$1];&quot;, x:&quot;&quot;&quot;;[.H63];&quot;&quot;&quot;},{o:&quot;;[.$I$1];&quot;, x:&quot;&quot;&quot;;[.I63];&quot;&quot;&quot;}],&quot;)" office:value-type="string" office:string-value="    &quot;F# A# C# E B D#&quot;:[{o:{}, x:&quot;F#13&quot;},{o:{useFlats:true}, x:&quot;Gb13&quot;},{o:{majorSymbol:&quot;M&quot;}, x:&quot;F#13&quot;},{o:{omitMajor:false}, x:&quot;F#13&quot;},{o:{omitMinor:true}, x:&quot;F#13&quot;},{o:{minorSymbol:&quot;-&quot;,augSymbol:&quot;+&quot;,dimSymbol:&quot;unicode&quot;,unicodeHalfDiminished:true}, x:&quot;F#13&quot;},{o:{unicodeAccidentals:true}, x:&quot;F♯13&quot;},{o:{unicodeAccidentals:true,useFlats:true}, x:&quot;G♭13&quot;}]," calcext:value-type="string">
            <text:p><text:s text:c="4"/>"F# A# C# E B D#":[{o:{}, x:"F#13"},{o:{useFlats:true}, x:"Gb13"},{o:{majorSymbol:"M"}, x:"F#13"},{o:{omitMajor:false}, x:"F#13"},{o:{omitMinor:true}, x:"F#13"},{o:{minorSymbol:"-",augSymbol:"+",dimSymbol:"unicode",unicodeHalfDiminished:true}, x:"F#13"},{o:{unicodeAccidentals:true}, x:"F♯13"},{o:{unicodeAccidentals:true,useFlats:true}, x:"G♭13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E D#</text:p>
          </table:table-cell>
          <table:table-cell office:value-type="string" calcext:value-type="string">
            <text:p>F#13</text:p>
          </table:table-cell>
          <table:table-cell office:value-type="string" calcext:value-type="string">
            <text:p>Gb13</text:p>
          </table:table-cell>
          <table:table-cell table:number-columns-repeated="4" office:value-type="string" calcext:value-type="string">
            <text:p>F#13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G♭13</text:p>
          </table:table-cell>
          <table:table-cell table:formula="of:=CONCATENATE(&quot;    &quot;&quot;&quot;;[.A64];&quot;&quot;&quot;:[{o:&quot;;[.$B$1];&quot;, x:&quot;&quot;&quot;;[.B64];&quot;&quot;&quot;},{o:&quot;;[.$C$1];&quot;, x:&quot;&quot;&quot;;[.C64];&quot;&quot;&quot;},{o:&quot;;[.$D$1];&quot;, x:&quot;&quot;&quot;;[.D64];&quot;&quot;&quot;},{o:&quot;;[.$E$1];&quot;, x:&quot;&quot;&quot;;[.E64];&quot;&quot;&quot;},{o:&quot;;[.$F$1];&quot;, x:&quot;&quot;&quot;;[.F64];&quot;&quot;&quot;},{o:&quot;;[.$G$1];&quot;, x:&quot;&quot;&quot;;[.G64];&quot;&quot;&quot;},{o:&quot;;[.$H$1];&quot;, x:&quot;&quot;&quot;;[.H64];&quot;&quot;&quot;},{o:&quot;;[.$I$1];&quot;, x:&quot;&quot;&quot;;[.I64];&quot;&quot;&quot;}],&quot;)" office:value-type="string" office:string-value="    &quot;F# A# C# E D#&quot;:[{o:{}, x:&quot;F#13&quot;},{o:{useFlats:true}, x:&quot;Gb13&quot;},{o:{majorSymbol:&quot;M&quot;}, x:&quot;F#13&quot;},{o:{omitMajor:false}, x:&quot;F#13&quot;},{o:{omitMinor:true}, x:&quot;F#13&quot;},{o:{minorSymbol:&quot;-&quot;,augSymbol:&quot;+&quot;,dimSymbol:&quot;unicode&quot;,unicodeHalfDiminished:true}, x:&quot;F#13&quot;},{o:{unicodeAccidentals:true}, x:&quot;F♯13&quot;},{o:{unicodeAccidentals:true,useFlats:true}, x:&quot;G♭13&quot;}]," calcext:value-type="string">
            <text:p><text:s text:c="4"/>"F# A# C# E D#":[{o:{}, x:"F#13"},{o:{useFlats:true}, x:"Gb13"},{o:{majorSymbol:"M"}, x:"F#13"},{o:{omitMajor:false}, x:"F#13"},{o:{omitMinor:true}, x:"F#13"},{o:{minorSymbol:"-",augSymbol:"+",dimSymbol:"unicode",unicodeHalfDiminished:true}, x:"F#13"},{o:{unicodeAccidentals:true}, x:"F♯13"},{o:{unicodeAccidentals:true,useFlats:true}, x:"G♭13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F G# B D#</text:p>
          </table:table-cell>
          <table:table-cell office:value-type="string" calcext:value-type="string">
            <text:p>F#maj13</text:p>
          </table:table-cell>
          <table:table-cell office:value-type="string" calcext:value-type="string">
            <text:p>Gbmaj13</text:p>
          </table:table-cell>
          <table:table-cell office:value-type="string" calcext:value-type="string">
            <text:p>F#M13</text:p>
          </table:table-cell>
          <table:table-cell table:number-columns-repeated="3" office:value-type="string" calcext:value-type="string">
            <text:p>F#maj13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G♭maj13</text:p>
          </table:table-cell>
          <table:table-cell table:formula="of:=CONCATENATE(&quot;    &quot;&quot;&quot;;[.A65];&quot;&quot;&quot;:[{o:&quot;;[.$B$1];&quot;, x:&quot;&quot;&quot;;[.B65];&quot;&quot;&quot;},{o:&quot;;[.$C$1];&quot;, x:&quot;&quot;&quot;;[.C65];&quot;&quot;&quot;},{o:&quot;;[.$D$1];&quot;, x:&quot;&quot;&quot;;[.D65];&quot;&quot;&quot;},{o:&quot;;[.$E$1];&quot;, x:&quot;&quot;&quot;;[.E65];&quot;&quot;&quot;},{o:&quot;;[.$F$1];&quot;, x:&quot;&quot;&quot;;[.F65];&quot;&quot;&quot;},{o:&quot;;[.$G$1];&quot;, x:&quot;&quot;&quot;;[.G65];&quot;&quot;&quot;},{o:&quot;;[.$H$1];&quot;, x:&quot;&quot;&quot;;[.H65];&quot;&quot;&quot;},{o:&quot;;[.$I$1];&quot;, x:&quot;&quot;&quot;;[.I65];&quot;&quot;&quot;}],&quot;)" office:value-type="string" office:string-value="    &quot;F# A# C# F G# B D#&quot;:[{o:{}, x:&quot;F#maj13&quot;},{o:{useFlats:true}, x:&quot;Gbmaj13&quot;},{o:{majorSymbol:&quot;M&quot;}, x:&quot;F#M13&quot;},{o:{omitMajor:false}, x:&quot;F#maj13&quot;},{o:{omitMinor:true}, x:&quot;F#maj13&quot;},{o:{minorSymbol:&quot;-&quot;,augSymbol:&quot;+&quot;,dimSymbol:&quot;unicode&quot;,unicodeHalfDiminished:true}, x:&quot;F#maj13&quot;},{o:{unicodeAccidentals:true}, x:&quot;F♯maj13&quot;},{o:{unicodeAccidentals:true,useFlats:true}, x:&quot;G♭maj13&quot;}]," calcext:value-type="string">
            <text:p><text:s text:c="4"/>"F# A# C# F G# B D#":[{o:{}, x:"F#maj13"},{o:{useFlats:true}, x:"Gbmaj13"},{o:{majorSymbol:"M"}, x:"F#M13"},{o:{omitMajor:false}, x:"F#maj13"},{o:{omitMinor:true}, x:"F#maj13"},{o:{minorSymbol:"-",augSymbol:"+",dimSymbol:"unicode",unicodeHalfDiminished:true}, x:"F#maj13"},{o:{unicodeAccidentals:true}, x:"F♯maj13"},{o:{unicodeAccidentals:true,useFlats:true}, x:"G♭maj13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F G# D#</text:p>
          </table:table-cell>
          <table:table-cell office:value-type="string" calcext:value-type="string">
            <text:p>F#maj13</text:p>
          </table:table-cell>
          <table:table-cell office:value-type="string" calcext:value-type="string">
            <text:p>Gbmaj13</text:p>
          </table:table-cell>
          <table:table-cell office:value-type="string" calcext:value-type="string">
            <text:p>F#M13</text:p>
          </table:table-cell>
          <table:table-cell table:number-columns-repeated="3" office:value-type="string" calcext:value-type="string">
            <text:p>F#maj13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G♭maj13</text:p>
          </table:table-cell>
          <table:table-cell table:formula="of:=CONCATENATE(&quot;    &quot;&quot;&quot;;[.A66];&quot;&quot;&quot;:[{o:&quot;;[.$B$1];&quot;, x:&quot;&quot;&quot;;[.B66];&quot;&quot;&quot;},{o:&quot;;[.$C$1];&quot;, x:&quot;&quot;&quot;;[.C66];&quot;&quot;&quot;},{o:&quot;;[.$D$1];&quot;, x:&quot;&quot;&quot;;[.D66];&quot;&quot;&quot;},{o:&quot;;[.$E$1];&quot;, x:&quot;&quot;&quot;;[.E66];&quot;&quot;&quot;},{o:&quot;;[.$F$1];&quot;, x:&quot;&quot;&quot;;[.F66];&quot;&quot;&quot;},{o:&quot;;[.$G$1];&quot;, x:&quot;&quot;&quot;;[.G66];&quot;&quot;&quot;},{o:&quot;;[.$H$1];&quot;, x:&quot;&quot;&quot;;[.H66];&quot;&quot;&quot;},{o:&quot;;[.$I$1];&quot;, x:&quot;&quot;&quot;;[.I66];&quot;&quot;&quot;}],&quot;)" office:value-type="string" office:string-value="    &quot;F# A# C# F G# D#&quot;:[{o:{}, x:&quot;F#maj13&quot;},{o:{useFlats:true}, x:&quot;Gbmaj13&quot;},{o:{majorSymbol:&quot;M&quot;}, x:&quot;F#M13&quot;},{o:{omitMajor:false}, x:&quot;F#maj13&quot;},{o:{omitMinor:true}, x:&quot;F#maj13&quot;},{o:{minorSymbol:&quot;-&quot;,augSymbol:&quot;+&quot;,dimSymbol:&quot;unicode&quot;,unicodeHalfDiminished:true}, x:&quot;F#maj13&quot;},{o:{unicodeAccidentals:true}, x:&quot;F♯maj13&quot;},{o:{unicodeAccidentals:true,useFlats:true}, x:&quot;G♭maj13&quot;}]," calcext:value-type="string">
            <text:p><text:s text:c="4"/>"F# A# C# F G# D#":[{o:{}, x:"F#maj13"},{o:{useFlats:true}, x:"Gbmaj13"},{o:{majorSymbol:"M"}, x:"F#M13"},{o:{omitMajor:false}, x:"F#maj13"},{o:{omitMinor:true}, x:"F#maj13"},{o:{minorSymbol:"-",augSymbol:"+",dimSymbol:"unicode",unicodeHalfDiminished:true}, x:"F#maj13"},{o:{unicodeAccidentals:true}, x:"F♯maj13"},{o:{unicodeAccidentals:true,useFlats:true}, x:"G♭maj13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F B D#</text:p>
          </table:table-cell>
          <table:table-cell office:value-type="string" calcext:value-type="string">
            <text:p>F#maj13</text:p>
          </table:table-cell>
          <table:table-cell office:value-type="string" calcext:value-type="string">
            <text:p>Gbmaj13</text:p>
          </table:table-cell>
          <table:table-cell office:value-type="string" calcext:value-type="string">
            <text:p>F#M13</text:p>
          </table:table-cell>
          <table:table-cell table:number-columns-repeated="3" office:value-type="string" calcext:value-type="string">
            <text:p>F#maj13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G♭maj13</text:p>
          </table:table-cell>
          <table:table-cell table:formula="of:=CONCATENATE(&quot;    &quot;&quot;&quot;;[.A67];&quot;&quot;&quot;:[{o:&quot;;[.$B$1];&quot;, x:&quot;&quot;&quot;;[.B67];&quot;&quot;&quot;},{o:&quot;;[.$C$1];&quot;, x:&quot;&quot;&quot;;[.C67];&quot;&quot;&quot;},{o:&quot;;[.$D$1];&quot;, x:&quot;&quot;&quot;;[.D67];&quot;&quot;&quot;},{o:&quot;;[.$E$1];&quot;, x:&quot;&quot;&quot;;[.E67];&quot;&quot;&quot;},{o:&quot;;[.$F$1];&quot;, x:&quot;&quot;&quot;;[.F67];&quot;&quot;&quot;},{o:&quot;;[.$G$1];&quot;, x:&quot;&quot;&quot;;[.G67];&quot;&quot;&quot;},{o:&quot;;[.$H$1];&quot;, x:&quot;&quot;&quot;;[.H67];&quot;&quot;&quot;},{o:&quot;;[.$I$1];&quot;, x:&quot;&quot;&quot;;[.I67];&quot;&quot;&quot;}],&quot;)" office:value-type="string" office:string-value="    &quot;F# A# C# F B D#&quot;:[{o:{}, x:&quot;F#maj13&quot;},{o:{useFlats:true}, x:&quot;Gbmaj13&quot;},{o:{majorSymbol:&quot;M&quot;}, x:&quot;F#M13&quot;},{o:{omitMajor:false}, x:&quot;F#maj13&quot;},{o:{omitMinor:true}, x:&quot;F#maj13&quot;},{o:{minorSymbol:&quot;-&quot;,augSymbol:&quot;+&quot;,dimSymbol:&quot;unicode&quot;,unicodeHalfDiminished:true}, x:&quot;F#maj13&quot;},{o:{unicodeAccidentals:true}, x:&quot;F♯maj13&quot;},{o:{unicodeAccidentals:true,useFlats:true}, x:&quot;G♭maj13&quot;}]," calcext:value-type="string">
            <text:p><text:s text:c="4"/>"F# A# C# F B D#":[{o:{}, x:"F#maj13"},{o:{useFlats:true}, x:"Gbmaj13"},{o:{majorSymbol:"M"}, x:"F#M13"},{o:{omitMajor:false}, x:"F#maj13"},{o:{omitMinor:true}, x:"F#maj13"},{o:{minorSymbol:"-",augSymbol:"+",dimSymbol:"unicode",unicodeHalfDiminished:true}, x:"F#maj13"},{o:{unicodeAccidentals:true}, x:"F♯maj13"},{o:{unicodeAccidentals:true,useFlats:true}, x:"G♭maj13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F D#</text:p>
          </table:table-cell>
          <table:table-cell office:value-type="string" calcext:value-type="string">
            <text:p>F#maj13</text:p>
          </table:table-cell>
          <table:table-cell office:value-type="string" calcext:value-type="string">
            <text:p>Gbmaj13</text:p>
          </table:table-cell>
          <table:table-cell office:value-type="string" calcext:value-type="string">
            <text:p>F#M13</text:p>
          </table:table-cell>
          <table:table-cell table:number-columns-repeated="3" office:value-type="string" calcext:value-type="string">
            <text:p>F#maj13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G♭maj13</text:p>
          </table:table-cell>
          <table:table-cell table:formula="of:=CONCATENATE(&quot;    &quot;&quot;&quot;;[.A68];&quot;&quot;&quot;:[{o:&quot;;[.$B$1];&quot;, x:&quot;&quot;&quot;;[.B68];&quot;&quot;&quot;},{o:&quot;;[.$C$1];&quot;, x:&quot;&quot;&quot;;[.C68];&quot;&quot;&quot;},{o:&quot;;[.$D$1];&quot;, x:&quot;&quot;&quot;;[.D68];&quot;&quot;&quot;},{o:&quot;;[.$E$1];&quot;, x:&quot;&quot;&quot;;[.E68];&quot;&quot;&quot;},{o:&quot;;[.$F$1];&quot;, x:&quot;&quot;&quot;;[.F68];&quot;&quot;&quot;},{o:&quot;;[.$G$1];&quot;, x:&quot;&quot;&quot;;[.G68];&quot;&quot;&quot;},{o:&quot;;[.$H$1];&quot;, x:&quot;&quot;&quot;;[.H68];&quot;&quot;&quot;},{o:&quot;;[.$I$1];&quot;, x:&quot;&quot;&quot;;[.I68];&quot;&quot;&quot;}],&quot;)" office:value-type="string" office:string-value="    &quot;F# A# C# F D#&quot;:[{o:{}, x:&quot;F#maj13&quot;},{o:{useFlats:true}, x:&quot;Gbmaj13&quot;},{o:{majorSymbol:&quot;M&quot;}, x:&quot;F#M13&quot;},{o:{omitMajor:false}, x:&quot;F#maj13&quot;},{o:{omitMinor:true}, x:&quot;F#maj13&quot;},{o:{minorSymbol:&quot;-&quot;,augSymbol:&quot;+&quot;,dimSymbol:&quot;unicode&quot;,unicodeHalfDiminished:true}, x:&quot;F#maj13&quot;},{o:{unicodeAccidentals:true}, x:&quot;F♯maj13&quot;},{o:{unicodeAccidentals:true,useFlats:true}, x:&quot;G♭maj13&quot;}]," calcext:value-type="string">
            <text:p><text:s text:c="4"/>"F# A# C# F D#":[{o:{}, x:"F#maj13"},{o:{useFlats:true}, x:"Gbmaj13"},{o:{majorSymbol:"M"}, x:"F#M13"},{o:{omitMajor:false}, x:"F#maj13"},{o:{omitMinor:true}, x:"F#maj13"},{o:{minorSymbol:"-",augSymbol:"+",dimSymbol:"unicode",unicodeHalfDiminished:true}, x:"F#maj13"},{o:{unicodeAccidentals:true}, x:"F♯maj13"},{o:{unicodeAccidentals:true,useFlats:true}, x:"G♭maj13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E G# B D#</text:p>
          </table:table-cell>
          <table:table-cell office:value-type="string" calcext:value-type="string">
            <text:p>F#m13</text:p>
          </table:table-cell>
          <table:table-cell office:value-type="string" calcext:value-type="string">
            <text:p>Gbm13</text:p>
          </table:table-cell>
          <table:table-cell table:number-columns-repeated="2" office:value-type="string" calcext:value-type="string">
            <text:p>F#m13</text:p>
          </table:table-cell>
          <table:table-cell office:value-type="string" calcext:value-type="string">
            <text:p>f#13</text:p>
          </table:table-cell>
          <table:table-cell office:value-type="string" calcext:value-type="string">
            <text:p>F#-13</text:p>
          </table:table-cell>
          <table:table-cell office:value-type="string" calcext:value-type="string">
            <text:p>F♯m13</text:p>
          </table:table-cell>
          <table:table-cell office:value-type="string" calcext:value-type="string">
            <text:p>G♭m13</text:p>
          </table:table-cell>
          <table:table-cell table:formula="of:=CONCATENATE(&quot;    &quot;&quot;&quot;;[.A69];&quot;&quot;&quot;:[{o:&quot;;[.$B$1];&quot;, x:&quot;&quot;&quot;;[.B69];&quot;&quot;&quot;},{o:&quot;;[.$C$1];&quot;, x:&quot;&quot;&quot;;[.C69];&quot;&quot;&quot;},{o:&quot;;[.$D$1];&quot;, x:&quot;&quot;&quot;;[.D69];&quot;&quot;&quot;},{o:&quot;;[.$E$1];&quot;, x:&quot;&quot;&quot;;[.E69];&quot;&quot;&quot;},{o:&quot;;[.$F$1];&quot;, x:&quot;&quot;&quot;;[.F69];&quot;&quot;&quot;},{o:&quot;;[.$G$1];&quot;, x:&quot;&quot;&quot;;[.G69];&quot;&quot;&quot;},{o:&quot;;[.$H$1];&quot;, x:&quot;&quot;&quot;;[.H69];&quot;&quot;&quot;},{o:&quot;;[.$I$1];&quot;, x:&quot;&quot;&quot;;[.I69];&quot;&quot;&quot;}],&quot;)" office:value-type="string" office:string-value="    &quot;F# A C# E G# B D#&quot;:[{o:{}, x:&quot;F#m13&quot;},{o:{useFlats:true}, x:&quot;Gbm13&quot;},{o:{majorSymbol:&quot;M&quot;}, x:&quot;F#m13&quot;},{o:{omitMajor:false}, x:&quot;F#m13&quot;},{o:{omitMinor:true}, x:&quot;f#13&quot;},{o:{minorSymbol:&quot;-&quot;,augSymbol:&quot;+&quot;,dimSymbol:&quot;unicode&quot;,unicodeHalfDiminished:true}, x:&quot;F#-13&quot;},{o:{unicodeAccidentals:true}, x:&quot;F♯m13&quot;},{o:{unicodeAccidentals:true,useFlats:true}, x:&quot;G♭m13&quot;}]," calcext:value-type="string">
            <text:p><text:s text:c="4"/>"F# A C# E G# B D#":[{o:{}, x:"F#m13"},{o:{useFlats:true}, x:"Gbm13"},{o:{majorSymbol:"M"}, x:"F#m13"},{o:{omitMajor:false}, x:"F#m13"},{o:{omitMinor:true}, x:"f#13"},{o:{minorSymbol:"-",augSymbol:"+",dimSymbol:"unicode",unicodeHalfDiminished:true}, x:"F#-13"},{o:{unicodeAccidentals:true}, x:"F♯m13"},{o:{unicodeAccidentals:true,useFlats:true}, x:"G♭m13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E G# D#</text:p>
          </table:table-cell>
          <table:table-cell office:value-type="string" calcext:value-type="string">
            <text:p>F#m13</text:p>
          </table:table-cell>
          <table:table-cell office:value-type="string" calcext:value-type="string">
            <text:p>Gbm13</text:p>
          </table:table-cell>
          <table:table-cell table:number-columns-repeated="2" office:value-type="string" calcext:value-type="string">
            <text:p>F#m13</text:p>
          </table:table-cell>
          <table:table-cell office:value-type="string" calcext:value-type="string">
            <text:p>f#13</text:p>
          </table:table-cell>
          <table:table-cell office:value-type="string" calcext:value-type="string">
            <text:p>F#-13</text:p>
          </table:table-cell>
          <table:table-cell office:value-type="string" calcext:value-type="string">
            <text:p>F♯m13</text:p>
          </table:table-cell>
          <table:table-cell office:value-type="string" calcext:value-type="string">
            <text:p>G♭m13</text:p>
          </table:table-cell>
          <table:table-cell table:formula="of:=CONCATENATE(&quot;    &quot;&quot;&quot;;[.A70];&quot;&quot;&quot;:[{o:&quot;;[.$B$1];&quot;, x:&quot;&quot;&quot;;[.B70];&quot;&quot;&quot;},{o:&quot;;[.$C$1];&quot;, x:&quot;&quot;&quot;;[.C70];&quot;&quot;&quot;},{o:&quot;;[.$D$1];&quot;, x:&quot;&quot;&quot;;[.D70];&quot;&quot;&quot;},{o:&quot;;[.$E$1];&quot;, x:&quot;&quot;&quot;;[.E70];&quot;&quot;&quot;},{o:&quot;;[.$F$1];&quot;, x:&quot;&quot;&quot;;[.F70];&quot;&quot;&quot;},{o:&quot;;[.$G$1];&quot;, x:&quot;&quot;&quot;;[.G70];&quot;&quot;&quot;},{o:&quot;;[.$H$1];&quot;, x:&quot;&quot;&quot;;[.H70];&quot;&quot;&quot;},{o:&quot;;[.$I$1];&quot;, x:&quot;&quot;&quot;;[.I70];&quot;&quot;&quot;}],&quot;)" office:value-type="string" office:string-value="    &quot;F# A C# E G# D#&quot;:[{o:{}, x:&quot;F#m13&quot;},{o:{useFlats:true}, x:&quot;Gbm13&quot;},{o:{majorSymbol:&quot;M&quot;}, x:&quot;F#m13&quot;},{o:{omitMajor:false}, x:&quot;F#m13&quot;},{o:{omitMinor:true}, x:&quot;f#13&quot;},{o:{minorSymbol:&quot;-&quot;,augSymbol:&quot;+&quot;,dimSymbol:&quot;unicode&quot;,unicodeHalfDiminished:true}, x:&quot;F#-13&quot;},{o:{unicodeAccidentals:true}, x:&quot;F♯m13&quot;},{o:{unicodeAccidentals:true,useFlats:true}, x:&quot;G♭m13&quot;}]," calcext:value-type="string">
            <text:p><text:s text:c="4"/>"F# A C# E G# D#":[{o:{}, x:"F#m13"},{o:{useFlats:true}, x:"Gbm13"},{o:{majorSymbol:"M"}, x:"F#m13"},{o:{omitMajor:false}, x:"F#m13"},{o:{omitMinor:true}, x:"f#13"},{o:{minorSymbol:"-",augSymbol:"+",dimSymbol:"unicode",unicodeHalfDiminished:true}, x:"F#-13"},{o:{unicodeAccidentals:true}, x:"F♯m13"},{o:{unicodeAccidentals:true,useFlats:true}, x:"G♭m13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E B D#</text:p>
          </table:table-cell>
          <table:table-cell office:value-type="string" calcext:value-type="string">
            <text:p>F#m13</text:p>
          </table:table-cell>
          <table:table-cell office:value-type="string" calcext:value-type="string">
            <text:p>Gbm13</text:p>
          </table:table-cell>
          <table:table-cell table:number-columns-repeated="2" office:value-type="string" calcext:value-type="string">
            <text:p>F#m13</text:p>
          </table:table-cell>
          <table:table-cell office:value-type="string" calcext:value-type="string">
            <text:p>f#13</text:p>
          </table:table-cell>
          <table:table-cell office:value-type="string" calcext:value-type="string">
            <text:p>F#-13</text:p>
          </table:table-cell>
          <table:table-cell office:value-type="string" calcext:value-type="string">
            <text:p>F♯m13</text:p>
          </table:table-cell>
          <table:table-cell office:value-type="string" calcext:value-type="string">
            <text:p>G♭m13</text:p>
          </table:table-cell>
          <table:table-cell table:formula="of:=CONCATENATE(&quot;    &quot;&quot;&quot;;[.A71];&quot;&quot;&quot;:[{o:&quot;;[.$B$1];&quot;, x:&quot;&quot;&quot;;[.B71];&quot;&quot;&quot;},{o:&quot;;[.$C$1];&quot;, x:&quot;&quot;&quot;;[.C71];&quot;&quot;&quot;},{o:&quot;;[.$D$1];&quot;, x:&quot;&quot;&quot;;[.D71];&quot;&quot;&quot;},{o:&quot;;[.$E$1];&quot;, x:&quot;&quot;&quot;;[.E71];&quot;&quot;&quot;},{o:&quot;;[.$F$1];&quot;, x:&quot;&quot;&quot;;[.F71];&quot;&quot;&quot;},{o:&quot;;[.$G$1];&quot;, x:&quot;&quot;&quot;;[.G71];&quot;&quot;&quot;},{o:&quot;;[.$H$1];&quot;, x:&quot;&quot;&quot;;[.H71];&quot;&quot;&quot;},{o:&quot;;[.$I$1];&quot;, x:&quot;&quot;&quot;;[.I71];&quot;&quot;&quot;}],&quot;)" office:value-type="string" office:string-value="    &quot;F# A C# E B D#&quot;:[{o:{}, x:&quot;F#m13&quot;},{o:{useFlats:true}, x:&quot;Gbm13&quot;},{o:{majorSymbol:&quot;M&quot;}, x:&quot;F#m13&quot;},{o:{omitMajor:false}, x:&quot;F#m13&quot;},{o:{omitMinor:true}, x:&quot;f#13&quot;},{o:{minorSymbol:&quot;-&quot;,augSymbol:&quot;+&quot;,dimSymbol:&quot;unicode&quot;,unicodeHalfDiminished:true}, x:&quot;F#-13&quot;},{o:{unicodeAccidentals:true}, x:&quot;F♯m13&quot;},{o:{unicodeAccidentals:true,useFlats:true}, x:&quot;G♭m13&quot;}]," calcext:value-type="string">
            <text:p><text:s text:c="4"/>"F# A C# E B D#":[{o:{}, x:"F#m13"},{o:{useFlats:true}, x:"Gbm13"},{o:{majorSymbol:"M"}, x:"F#m13"},{o:{omitMajor:false}, x:"F#m13"},{o:{omitMinor:true}, x:"f#13"},{o:{minorSymbol:"-",augSymbol:"+",dimSymbol:"unicode",unicodeHalfDiminished:true}, x:"F#-13"},{o:{unicodeAccidentals:true}, x:"F♯m13"},{o:{unicodeAccidentals:true,useFlats:true}, x:"G♭m13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E D#</text:p>
          </table:table-cell>
          <table:table-cell office:value-type="string" calcext:value-type="string">
            <text:p>F#m13</text:p>
          </table:table-cell>
          <table:table-cell office:value-type="string" calcext:value-type="string">
            <text:p>Gbm13</text:p>
          </table:table-cell>
          <table:table-cell table:number-columns-repeated="2" office:value-type="string" calcext:value-type="string">
            <text:p>F#m13</text:p>
          </table:table-cell>
          <table:table-cell office:value-type="string" calcext:value-type="string">
            <text:p>f#13</text:p>
          </table:table-cell>
          <table:table-cell office:value-type="string" calcext:value-type="string">
            <text:p>F#-13</text:p>
          </table:table-cell>
          <table:table-cell office:value-type="string" calcext:value-type="string">
            <text:p>F♯m13</text:p>
          </table:table-cell>
          <table:table-cell office:value-type="string" calcext:value-type="string">
            <text:p>G♭m13</text:p>
          </table:table-cell>
          <table:table-cell table:formula="of:=CONCATENATE(&quot;    &quot;&quot;&quot;;[.A72];&quot;&quot;&quot;:[{o:&quot;;[.$B$1];&quot;, x:&quot;&quot;&quot;;[.B72];&quot;&quot;&quot;},{o:&quot;;[.$C$1];&quot;, x:&quot;&quot;&quot;;[.C72];&quot;&quot;&quot;},{o:&quot;;[.$D$1];&quot;, x:&quot;&quot;&quot;;[.D72];&quot;&quot;&quot;},{o:&quot;;[.$E$1];&quot;, x:&quot;&quot;&quot;;[.E72];&quot;&quot;&quot;},{o:&quot;;[.$F$1];&quot;, x:&quot;&quot;&quot;;[.F72];&quot;&quot;&quot;},{o:&quot;;[.$G$1];&quot;, x:&quot;&quot;&quot;;[.G72];&quot;&quot;&quot;},{o:&quot;;[.$H$1];&quot;, x:&quot;&quot;&quot;;[.H72];&quot;&quot;&quot;},{o:&quot;;[.$I$1];&quot;, x:&quot;&quot;&quot;;[.I72];&quot;&quot;&quot;}],&quot;)" office:value-type="string" office:string-value="    &quot;F# A C# E D#&quot;:[{o:{}, x:&quot;F#m13&quot;},{o:{useFlats:true}, x:&quot;Gbm13&quot;},{o:{majorSymbol:&quot;M&quot;}, x:&quot;F#m13&quot;},{o:{omitMajor:false}, x:&quot;F#m13&quot;},{o:{omitMinor:true}, x:&quot;f#13&quot;},{o:{minorSymbol:&quot;-&quot;,augSymbol:&quot;+&quot;,dimSymbol:&quot;unicode&quot;,unicodeHalfDiminished:true}, x:&quot;F#-13&quot;},{o:{unicodeAccidentals:true}, x:&quot;F♯m13&quot;},{o:{unicodeAccidentals:true,useFlats:true}, x:&quot;G♭m13&quot;}]," calcext:value-type="string">
            <text:p><text:s text:c="4"/>"F# A C# E D#":[{o:{}, x:"F#m13"},{o:{useFlats:true}, x:"Gbm13"},{o:{majorSymbol:"M"}, x:"F#m13"},{o:{omitMajor:false}, x:"F#m13"},{o:{omitMinor:true}, x:"f#13"},{o:{minorSymbol:"-",augSymbol:"+",dimSymbol:"unicode",unicodeHalfDiminished:true}, x:"F#-13"},{o:{unicodeAccidentals:true}, x:"F♯m13"},{o:{unicodeAccidentals:true,useFlats:true}, x:"G♭m13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F G# B D#</text:p>
          </table:table-cell>
          <table:table-cell office:value-type="string" calcext:value-type="string">
            <text:p>F#m(maj13)</text:p>
          </table:table-cell>
          <table:table-cell office:value-type="string" calcext:value-type="string">
            <text:p>Gbm(maj13)</text:p>
          </table:table-cell>
          <table:table-cell office:value-type="string" calcext:value-type="string">
            <text:p>F#m(M13)</text:p>
          </table:table-cell>
          <table:table-cell office:value-type="string" calcext:value-type="string">
            <text:p>F#m(maj13)</text:p>
          </table:table-cell>
          <table:table-cell office:value-type="string" calcext:value-type="string">
            <text:p>f#maj13</text:p>
          </table:table-cell>
          <table:table-cell office:value-type="string" calcext:value-type="string">
            <text:p>F#-maj13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G♭m(maj13)</text:p>
          </table:table-cell>
          <table:table-cell table:formula="of:=CONCATENATE(&quot;    &quot;&quot;&quot;;[.A73];&quot;&quot;&quot;:[{o:&quot;;[.$B$1];&quot;, x:&quot;&quot;&quot;;[.B73];&quot;&quot;&quot;},{o:&quot;;[.$C$1];&quot;, x:&quot;&quot;&quot;;[.C73];&quot;&quot;&quot;},{o:&quot;;[.$D$1];&quot;, x:&quot;&quot;&quot;;[.D73];&quot;&quot;&quot;},{o:&quot;;[.$E$1];&quot;, x:&quot;&quot;&quot;;[.E73];&quot;&quot;&quot;},{o:&quot;;[.$F$1];&quot;, x:&quot;&quot;&quot;;[.F73];&quot;&quot;&quot;},{o:&quot;;[.$G$1];&quot;, x:&quot;&quot;&quot;;[.G73];&quot;&quot;&quot;},{o:&quot;;[.$H$1];&quot;, x:&quot;&quot;&quot;;[.H73];&quot;&quot;&quot;},{o:&quot;;[.$I$1];&quot;, x:&quot;&quot;&quot;;[.I73];&quot;&quot;&quot;}],&quot;)" office:value-type="string" office:string-value="    &quot;F# A C# F G# B D#&quot;:[{o:{}, x:&quot;F#m(maj13)&quot;},{o:{useFlats:true}, x:&quot;Gbm(maj13)&quot;},{o:{majorSymbol:&quot;M&quot;}, x:&quot;F#m(M13)&quot;},{o:{omitMajor:false}, x:&quot;F#m(maj13)&quot;},{o:{omitMinor:true}, x:&quot;f#maj13&quot;},{o:{minorSymbol:&quot;-&quot;,augSymbol:&quot;+&quot;,dimSymbol:&quot;unicode&quot;,unicodeHalfDiminished:true}, x:&quot;F#-maj13&quot;},{o:{unicodeAccidentals:true}, x:&quot;F♯m(maj13)&quot;},{o:{unicodeAccidentals:true,useFlats:true}, x:&quot;G♭m(maj13)&quot;}]," calcext:value-type="string">
            <text:p><text:s text:c="4"/>"F# A C# F G# B D#":[{o:{}, x:"F#m(maj13)"},{o:{useFlats:true}, x:"Gbm(maj13)"},{o:{majorSymbol:"M"}, x:"F#m(M13)"},{o:{omitMajor:false}, x:"F#m(maj13)"},{o:{omitMinor:true}, x:"f#maj13"},{o:{minorSymbol:"-",augSymbol:"+",dimSymbol:"unicode",unicodeHalfDiminished:true}, x:"F#-maj13"},{o:{unicodeAccidentals:true}, x:"F♯m(maj13)"},{o:{unicodeAccidentals:true,useFlats:true}, x:"G♭m(maj13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F G# D#</text:p>
          </table:table-cell>
          <table:table-cell office:value-type="string" calcext:value-type="string">
            <text:p>F#m(maj13)</text:p>
          </table:table-cell>
          <table:table-cell office:value-type="string" calcext:value-type="string">
            <text:p>Gbm(maj13)</text:p>
          </table:table-cell>
          <table:table-cell office:value-type="string" calcext:value-type="string">
            <text:p>F#m(M13)</text:p>
          </table:table-cell>
          <table:table-cell office:value-type="string" calcext:value-type="string">
            <text:p>F#m(maj13)</text:p>
          </table:table-cell>
          <table:table-cell office:value-type="string" calcext:value-type="string">
            <text:p>f#maj13</text:p>
          </table:table-cell>
          <table:table-cell office:value-type="string" calcext:value-type="string">
            <text:p>F#-maj13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G♭m(maj13)</text:p>
          </table:table-cell>
          <table:table-cell table:formula="of:=CONCATENATE(&quot;    &quot;&quot;&quot;;[.A74];&quot;&quot;&quot;:[{o:&quot;;[.$B$1];&quot;, x:&quot;&quot;&quot;;[.B74];&quot;&quot;&quot;},{o:&quot;;[.$C$1];&quot;, x:&quot;&quot;&quot;;[.C74];&quot;&quot;&quot;},{o:&quot;;[.$D$1];&quot;, x:&quot;&quot;&quot;;[.D74];&quot;&quot;&quot;},{o:&quot;;[.$E$1];&quot;, x:&quot;&quot;&quot;;[.E74];&quot;&quot;&quot;},{o:&quot;;[.$F$1];&quot;, x:&quot;&quot;&quot;;[.F74];&quot;&quot;&quot;},{o:&quot;;[.$G$1];&quot;, x:&quot;&quot;&quot;;[.G74];&quot;&quot;&quot;},{o:&quot;;[.$H$1];&quot;, x:&quot;&quot;&quot;;[.H74];&quot;&quot;&quot;},{o:&quot;;[.$I$1];&quot;, x:&quot;&quot;&quot;;[.I74];&quot;&quot;&quot;}],&quot;)" office:value-type="string" office:string-value="    &quot;F# A C# F G# D#&quot;:[{o:{}, x:&quot;F#m(maj13)&quot;},{o:{useFlats:true}, x:&quot;Gbm(maj13)&quot;},{o:{majorSymbol:&quot;M&quot;}, x:&quot;F#m(M13)&quot;},{o:{omitMajor:false}, x:&quot;F#m(maj13)&quot;},{o:{omitMinor:true}, x:&quot;f#maj13&quot;},{o:{minorSymbol:&quot;-&quot;,augSymbol:&quot;+&quot;,dimSymbol:&quot;unicode&quot;,unicodeHalfDiminished:true}, x:&quot;F#-maj13&quot;},{o:{unicodeAccidentals:true}, x:&quot;F♯m(maj13)&quot;},{o:{unicodeAccidentals:true,useFlats:true}, x:&quot;G♭m(maj13)&quot;}]," calcext:value-type="string">
            <text:p><text:s text:c="4"/>"F# A C# F G# D#":[{o:{}, x:"F#m(maj13)"},{o:{useFlats:true}, x:"Gbm(maj13)"},{o:{majorSymbol:"M"}, x:"F#m(M13)"},{o:{omitMajor:false}, x:"F#m(maj13)"},{o:{omitMinor:true}, x:"f#maj13"},{o:{minorSymbol:"-",augSymbol:"+",dimSymbol:"unicode",unicodeHalfDiminished:true}, x:"F#-maj13"},{o:{unicodeAccidentals:true}, x:"F♯m(maj13)"},{o:{unicodeAccidentals:true,useFlats:true}, x:"G♭m(maj13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F B D#</text:p>
          </table:table-cell>
          <table:table-cell office:value-type="string" calcext:value-type="string">
            <text:p>F#m(maj13)</text:p>
          </table:table-cell>
          <table:table-cell office:value-type="string" calcext:value-type="string">
            <text:p>Gbm(maj13)</text:p>
          </table:table-cell>
          <table:table-cell office:value-type="string" calcext:value-type="string">
            <text:p>F#m(M13)</text:p>
          </table:table-cell>
          <table:table-cell office:value-type="string" calcext:value-type="string">
            <text:p>F#m(maj13)</text:p>
          </table:table-cell>
          <table:table-cell office:value-type="string" calcext:value-type="string">
            <text:p>f#maj13</text:p>
          </table:table-cell>
          <table:table-cell office:value-type="string" calcext:value-type="string">
            <text:p>F#-maj13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G♭m(maj13)</text:p>
          </table:table-cell>
          <table:table-cell table:formula="of:=CONCATENATE(&quot;    &quot;&quot;&quot;;[.A75];&quot;&quot;&quot;:[{o:&quot;;[.$B$1];&quot;, x:&quot;&quot;&quot;;[.B75];&quot;&quot;&quot;},{o:&quot;;[.$C$1];&quot;, x:&quot;&quot;&quot;;[.C75];&quot;&quot;&quot;},{o:&quot;;[.$D$1];&quot;, x:&quot;&quot;&quot;;[.D75];&quot;&quot;&quot;},{o:&quot;;[.$E$1];&quot;, x:&quot;&quot;&quot;;[.E75];&quot;&quot;&quot;},{o:&quot;;[.$F$1];&quot;, x:&quot;&quot;&quot;;[.F75];&quot;&quot;&quot;},{o:&quot;;[.$G$1];&quot;, x:&quot;&quot;&quot;;[.G75];&quot;&quot;&quot;},{o:&quot;;[.$H$1];&quot;, x:&quot;&quot;&quot;;[.H75];&quot;&quot;&quot;},{o:&quot;;[.$I$1];&quot;, x:&quot;&quot;&quot;;[.I75];&quot;&quot;&quot;}],&quot;)" office:value-type="string" office:string-value="    &quot;F# A C# F B D#&quot;:[{o:{}, x:&quot;F#m(maj13)&quot;},{o:{useFlats:true}, x:&quot;Gbm(maj13)&quot;},{o:{majorSymbol:&quot;M&quot;}, x:&quot;F#m(M13)&quot;},{o:{omitMajor:false}, x:&quot;F#m(maj13)&quot;},{o:{omitMinor:true}, x:&quot;f#maj13&quot;},{o:{minorSymbol:&quot;-&quot;,augSymbol:&quot;+&quot;,dimSymbol:&quot;unicode&quot;,unicodeHalfDiminished:true}, x:&quot;F#-maj13&quot;},{o:{unicodeAccidentals:true}, x:&quot;F♯m(maj13)&quot;},{o:{unicodeAccidentals:true,useFlats:true}, x:&quot;G♭m(maj13)&quot;}]," calcext:value-type="string">
            <text:p><text:s text:c="4"/>"F# A C# F B D#":[{o:{}, x:"F#m(maj13)"},{o:{useFlats:true}, x:"Gbm(maj13)"},{o:{majorSymbol:"M"}, x:"F#m(M13)"},{o:{omitMajor:false}, x:"F#m(maj13)"},{o:{omitMinor:true}, x:"f#maj13"},{o:{minorSymbol:"-",augSymbol:"+",dimSymbol:"unicode",unicodeHalfDiminished:true}, x:"F#-maj13"},{o:{unicodeAccidentals:true}, x:"F♯m(maj13)"},{o:{unicodeAccidentals:true,useFlats:true}, x:"G♭m(maj13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F D#</text:p>
          </table:table-cell>
          <table:table-cell office:value-type="string" calcext:value-type="string">
            <text:p>F#m(maj13)</text:p>
          </table:table-cell>
          <table:table-cell office:value-type="string" calcext:value-type="string">
            <text:p>Gbm(maj13)</text:p>
          </table:table-cell>
          <table:table-cell office:value-type="string" calcext:value-type="string">
            <text:p>F#m(M13)</text:p>
          </table:table-cell>
          <table:table-cell office:value-type="string" calcext:value-type="string">
            <text:p>F#m(maj13)</text:p>
          </table:table-cell>
          <table:table-cell office:value-type="string" calcext:value-type="string">
            <text:p>f#maj13</text:p>
          </table:table-cell>
          <table:table-cell office:value-type="string" calcext:value-type="string">
            <text:p>F#-maj13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G♭m(maj13)</text:p>
          </table:table-cell>
          <table:table-cell table:formula="of:=CONCATENATE(&quot;    &quot;&quot;&quot;;[.A76];&quot;&quot;&quot;:[{o:&quot;;[.$B$1];&quot;, x:&quot;&quot;&quot;;[.B76];&quot;&quot;&quot;},{o:&quot;;[.$C$1];&quot;, x:&quot;&quot;&quot;;[.C76];&quot;&quot;&quot;},{o:&quot;;[.$D$1];&quot;, x:&quot;&quot;&quot;;[.D76];&quot;&quot;&quot;},{o:&quot;;[.$E$1];&quot;, x:&quot;&quot;&quot;;[.E76];&quot;&quot;&quot;},{o:&quot;;[.$F$1];&quot;, x:&quot;&quot;&quot;;[.F76];&quot;&quot;&quot;},{o:&quot;;[.$G$1];&quot;, x:&quot;&quot;&quot;;[.G76];&quot;&quot;&quot;},{o:&quot;;[.$H$1];&quot;, x:&quot;&quot;&quot;;[.H76];&quot;&quot;&quot;},{o:&quot;;[.$I$1];&quot;, x:&quot;&quot;&quot;;[.I76];&quot;&quot;&quot;}],&quot;)" office:value-type="string" office:string-value="    &quot;F# A C# F D#&quot;:[{o:{}, x:&quot;F#m(maj13)&quot;},{o:{useFlats:true}, x:&quot;Gbm(maj13)&quot;},{o:{majorSymbol:&quot;M&quot;}, x:&quot;F#m(M13)&quot;},{o:{omitMajor:false}, x:&quot;F#m(maj13)&quot;},{o:{omitMinor:true}, x:&quot;f#maj13&quot;},{o:{minorSymbol:&quot;-&quot;,augSymbol:&quot;+&quot;,dimSymbol:&quot;unicode&quot;,unicodeHalfDiminished:true}, x:&quot;F#-maj13&quot;},{o:{unicodeAccidentals:true}, x:&quot;F♯m(maj13)&quot;},{o:{unicodeAccidentals:true,useFlats:true}, x:&quot;G♭m(maj13)&quot;}]," calcext:value-type="string">
            <text:p><text:s text:c="4"/>"F# A C# F D#":[{o:{}, x:"F#m(maj13)"},{o:{useFlats:true}, x:"Gbm(maj13)"},{o:{majorSymbol:"M"}, x:"F#m(M13)"},{o:{omitMajor:false}, x:"F#m(maj13)"},{o:{omitMinor:true}, x:"f#maj13"},{o:{minorSymbol:"-",augSymbol:"+",dimSymbol:"unicode",unicodeHalfDiminished:true}, x:"F#-maj13"},{o:{unicodeAccidentals:true}, x:"F♯m(maj13)"},{o:{unicodeAccidentals:true,useFlats:true}, x:"G♭m(maj13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E G# B D#</text:p>
          </table:table-cell>
          <table:table-cell office:value-type="string" calcext:value-type="string">
            <text:p>F#aug13</text:p>
          </table:table-cell>
          <table:table-cell office:value-type="string" calcext:value-type="string">
            <text:p>Gbaug13</text:p>
          </table:table-cell>
          <table:table-cell table:number-columns-repeated="3" office:value-type="string" calcext:value-type="string">
            <text:p>F#aug13</text:p>
          </table:table-cell>
          <table:table-cell office:value-type="string" calcext:value-type="string">
            <text:p>F#+13</text:p>
          </table:table-cell>
          <table:table-cell office:value-type="string" calcext:value-type="string">
            <text:p>F♯aug13</text:p>
          </table:table-cell>
          <table:table-cell office:value-type="string" calcext:value-type="string">
            <text:p>G♭aug13</text:p>
          </table:table-cell>
          <table:table-cell table:formula="of:=CONCATENATE(&quot;    &quot;&quot;&quot;;[.A77];&quot;&quot;&quot;:[{o:&quot;;[.$B$1];&quot;, x:&quot;&quot;&quot;;[.B77];&quot;&quot;&quot;},{o:&quot;;[.$C$1];&quot;, x:&quot;&quot;&quot;;[.C77];&quot;&quot;&quot;},{o:&quot;;[.$D$1];&quot;, x:&quot;&quot;&quot;;[.D77];&quot;&quot;&quot;},{o:&quot;;[.$E$1];&quot;, x:&quot;&quot;&quot;;[.E77];&quot;&quot;&quot;},{o:&quot;;[.$F$1];&quot;, x:&quot;&quot;&quot;;[.F77];&quot;&quot;&quot;},{o:&quot;;[.$G$1];&quot;, x:&quot;&quot;&quot;;[.G77];&quot;&quot;&quot;},{o:&quot;;[.$H$1];&quot;, x:&quot;&quot;&quot;;[.H77];&quot;&quot;&quot;},{o:&quot;;[.$I$1];&quot;, x:&quot;&quot;&quot;;[.I77];&quot;&quot;&quot;}],&quot;)" office:value-type="string" office:string-value="    &quot;F# A# D E G# B D#&quot;:[{o:{}, x:&quot;F#aug13&quot;},{o:{useFlats:true}, x:&quot;Gbaug13&quot;},{o:{majorSymbol:&quot;M&quot;}, x:&quot;F#aug13&quot;},{o:{omitMajor:false}, x:&quot;F#aug13&quot;},{o:{omitMinor:true}, x:&quot;F#aug13&quot;},{o:{minorSymbol:&quot;-&quot;,augSymbol:&quot;+&quot;,dimSymbol:&quot;unicode&quot;,unicodeHalfDiminished:true}, x:&quot;F#+13&quot;},{o:{unicodeAccidentals:true}, x:&quot;F♯aug13&quot;},{o:{unicodeAccidentals:true,useFlats:true}, x:&quot;G♭aug13&quot;}]," calcext:value-type="string">
            <text:p><text:s text:c="4"/>"F# A# D E G# B D#":[{o:{}, x:"F#aug13"},{o:{useFlats:true}, x:"Gbaug13"},{o:{majorSymbol:"M"}, x:"F#aug13"},{o:{omitMajor:false}, x:"F#aug13"},{o:{omitMinor:true}, x:"F#aug13"},{o:{minorSymbol:"-",augSymbol:"+",dimSymbol:"unicode",unicodeHalfDiminished:true}, x:"F#+13"},{o:{unicodeAccidentals:true}, x:"F♯aug13"},{o:{unicodeAccidentals:true,useFlats:true}, x:"G♭aug13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E G# D#</text:p>
          </table:table-cell>
          <table:table-cell office:value-type="string" calcext:value-type="string">
            <text:p>F#aug13</text:p>
          </table:table-cell>
          <table:table-cell office:value-type="string" calcext:value-type="string">
            <text:p>Gbaug13</text:p>
          </table:table-cell>
          <table:table-cell table:number-columns-repeated="3" office:value-type="string" calcext:value-type="string">
            <text:p>F#aug13</text:p>
          </table:table-cell>
          <table:table-cell office:value-type="string" calcext:value-type="string">
            <text:p>F#+13</text:p>
          </table:table-cell>
          <table:table-cell office:value-type="string" calcext:value-type="string">
            <text:p>F♯aug13</text:p>
          </table:table-cell>
          <table:table-cell office:value-type="string" calcext:value-type="string">
            <text:p>G♭aug13</text:p>
          </table:table-cell>
          <table:table-cell table:formula="of:=CONCATENATE(&quot;    &quot;&quot;&quot;;[.A78];&quot;&quot;&quot;:[{o:&quot;;[.$B$1];&quot;, x:&quot;&quot;&quot;;[.B78];&quot;&quot;&quot;},{o:&quot;;[.$C$1];&quot;, x:&quot;&quot;&quot;;[.C78];&quot;&quot;&quot;},{o:&quot;;[.$D$1];&quot;, x:&quot;&quot;&quot;;[.D78];&quot;&quot;&quot;},{o:&quot;;[.$E$1];&quot;, x:&quot;&quot;&quot;;[.E78];&quot;&quot;&quot;},{o:&quot;;[.$F$1];&quot;, x:&quot;&quot;&quot;;[.F78];&quot;&quot;&quot;},{o:&quot;;[.$G$1];&quot;, x:&quot;&quot;&quot;;[.G78];&quot;&quot;&quot;},{o:&quot;;[.$H$1];&quot;, x:&quot;&quot;&quot;;[.H78];&quot;&quot;&quot;},{o:&quot;;[.$I$1];&quot;, x:&quot;&quot;&quot;;[.I78];&quot;&quot;&quot;}],&quot;)" office:value-type="string" office:string-value="    &quot;F# A# D E G# D#&quot;:[{o:{}, x:&quot;F#aug13&quot;},{o:{useFlats:true}, x:&quot;Gbaug13&quot;},{o:{majorSymbol:&quot;M&quot;}, x:&quot;F#aug13&quot;},{o:{omitMajor:false}, x:&quot;F#aug13&quot;},{o:{omitMinor:true}, x:&quot;F#aug13&quot;},{o:{minorSymbol:&quot;-&quot;,augSymbol:&quot;+&quot;,dimSymbol:&quot;unicode&quot;,unicodeHalfDiminished:true}, x:&quot;F#+13&quot;},{o:{unicodeAccidentals:true}, x:&quot;F♯aug13&quot;},{o:{unicodeAccidentals:true,useFlats:true}, x:&quot;G♭aug13&quot;}]," calcext:value-type="string">
            <text:p><text:s text:c="4"/>"F# A# D E G# D#":[{o:{}, x:"F#aug13"},{o:{useFlats:true}, x:"Gbaug13"},{o:{majorSymbol:"M"}, x:"F#aug13"},{o:{omitMajor:false}, x:"F#aug13"},{o:{omitMinor:true}, x:"F#aug13"},{o:{minorSymbol:"-",augSymbol:"+",dimSymbol:"unicode",unicodeHalfDiminished:true}, x:"F#+13"},{o:{unicodeAccidentals:true}, x:"F♯aug13"},{o:{unicodeAccidentals:true,useFlats:true}, x:"G♭aug13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E B D#</text:p>
          </table:table-cell>
          <table:table-cell office:value-type="string" calcext:value-type="string">
            <text:p>F#aug13</text:p>
          </table:table-cell>
          <table:table-cell office:value-type="string" calcext:value-type="string">
            <text:p>Gbaug13</text:p>
          </table:table-cell>
          <table:table-cell table:number-columns-repeated="3" office:value-type="string" calcext:value-type="string">
            <text:p>F#aug13</text:p>
          </table:table-cell>
          <table:table-cell office:value-type="string" calcext:value-type="string">
            <text:p>F#+13</text:p>
          </table:table-cell>
          <table:table-cell office:value-type="string" calcext:value-type="string">
            <text:p>F♯aug13</text:p>
          </table:table-cell>
          <table:table-cell office:value-type="string" calcext:value-type="string">
            <text:p>G♭aug13</text:p>
          </table:table-cell>
          <table:table-cell table:formula="of:=CONCATENATE(&quot;    &quot;&quot;&quot;;[.A79];&quot;&quot;&quot;:[{o:&quot;;[.$B$1];&quot;, x:&quot;&quot;&quot;;[.B79];&quot;&quot;&quot;},{o:&quot;;[.$C$1];&quot;, x:&quot;&quot;&quot;;[.C79];&quot;&quot;&quot;},{o:&quot;;[.$D$1];&quot;, x:&quot;&quot;&quot;;[.D79];&quot;&quot;&quot;},{o:&quot;;[.$E$1];&quot;, x:&quot;&quot;&quot;;[.E79];&quot;&quot;&quot;},{o:&quot;;[.$F$1];&quot;, x:&quot;&quot;&quot;;[.F79];&quot;&quot;&quot;},{o:&quot;;[.$G$1];&quot;, x:&quot;&quot;&quot;;[.G79];&quot;&quot;&quot;},{o:&quot;;[.$H$1];&quot;, x:&quot;&quot;&quot;;[.H79];&quot;&quot;&quot;},{o:&quot;;[.$I$1];&quot;, x:&quot;&quot;&quot;;[.I79];&quot;&quot;&quot;}],&quot;)" office:value-type="string" office:string-value="    &quot;F# A# D E B D#&quot;:[{o:{}, x:&quot;F#aug13&quot;},{o:{useFlats:true}, x:&quot;Gbaug13&quot;},{o:{majorSymbol:&quot;M&quot;}, x:&quot;F#aug13&quot;},{o:{omitMajor:false}, x:&quot;F#aug13&quot;},{o:{omitMinor:true}, x:&quot;F#aug13&quot;},{o:{minorSymbol:&quot;-&quot;,augSymbol:&quot;+&quot;,dimSymbol:&quot;unicode&quot;,unicodeHalfDiminished:true}, x:&quot;F#+13&quot;},{o:{unicodeAccidentals:true}, x:&quot;F♯aug13&quot;},{o:{unicodeAccidentals:true,useFlats:true}, x:&quot;G♭aug13&quot;}]," calcext:value-type="string">
            <text:p><text:s text:c="4"/>"F# A# D E B D#":[{o:{}, x:"F#aug13"},{o:{useFlats:true}, x:"Gbaug13"},{o:{majorSymbol:"M"}, x:"F#aug13"},{o:{omitMajor:false}, x:"F#aug13"},{o:{omitMinor:true}, x:"F#aug13"},{o:{minorSymbol:"-",augSymbol:"+",dimSymbol:"unicode",unicodeHalfDiminished:true}, x:"F#+13"},{o:{unicodeAccidentals:true}, x:"F♯aug13"},{o:{unicodeAccidentals:true,useFlats:true}, x:"G♭aug13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E D#</text:p>
          </table:table-cell>
          <table:table-cell office:value-type="string" calcext:value-type="string">
            <text:p>F#aug13</text:p>
          </table:table-cell>
          <table:table-cell office:value-type="string" calcext:value-type="string">
            <text:p>Gbaug13</text:p>
          </table:table-cell>
          <table:table-cell table:number-columns-repeated="3" office:value-type="string" calcext:value-type="string">
            <text:p>F#aug13</text:p>
          </table:table-cell>
          <table:table-cell office:value-type="string" calcext:value-type="string">
            <text:p>F#+13</text:p>
          </table:table-cell>
          <table:table-cell office:value-type="string" calcext:value-type="string">
            <text:p>F♯aug13</text:p>
          </table:table-cell>
          <table:table-cell office:value-type="string" calcext:value-type="string">
            <text:p>G♭aug13</text:p>
          </table:table-cell>
          <table:table-cell table:formula="of:=CONCATENATE(&quot;    &quot;&quot;&quot;;[.A80];&quot;&quot;&quot;:[{o:&quot;;[.$B$1];&quot;, x:&quot;&quot;&quot;;[.B80];&quot;&quot;&quot;},{o:&quot;;[.$C$1];&quot;, x:&quot;&quot;&quot;;[.C80];&quot;&quot;&quot;},{o:&quot;;[.$D$1];&quot;, x:&quot;&quot;&quot;;[.D80];&quot;&quot;&quot;},{o:&quot;;[.$E$1];&quot;, x:&quot;&quot;&quot;;[.E80];&quot;&quot;&quot;},{o:&quot;;[.$F$1];&quot;, x:&quot;&quot;&quot;;[.F80];&quot;&quot;&quot;},{o:&quot;;[.$G$1];&quot;, x:&quot;&quot;&quot;;[.G80];&quot;&quot;&quot;},{o:&quot;;[.$H$1];&quot;, x:&quot;&quot;&quot;;[.H80];&quot;&quot;&quot;},{o:&quot;;[.$I$1];&quot;, x:&quot;&quot;&quot;;[.I80];&quot;&quot;&quot;}],&quot;)" office:value-type="string" office:string-value="    &quot;F# A# D E D#&quot;:[{o:{}, x:&quot;F#aug13&quot;},{o:{useFlats:true}, x:&quot;Gbaug13&quot;},{o:{majorSymbol:&quot;M&quot;}, x:&quot;F#aug13&quot;},{o:{omitMajor:false}, x:&quot;F#aug13&quot;},{o:{omitMinor:true}, x:&quot;F#aug13&quot;},{o:{minorSymbol:&quot;-&quot;,augSymbol:&quot;+&quot;,dimSymbol:&quot;unicode&quot;,unicodeHalfDiminished:true}, x:&quot;F#+13&quot;},{o:{unicodeAccidentals:true}, x:&quot;F♯aug13&quot;},{o:{unicodeAccidentals:true,useFlats:true}, x:&quot;G♭aug13&quot;}]," calcext:value-type="string">
            <text:p><text:s text:c="4"/>"F# A# D E D#":[{o:{}, x:"F#aug13"},{o:{useFlats:true}, x:"Gbaug13"},{o:{majorSymbol:"M"}, x:"F#aug13"},{o:{omitMajor:false}, x:"F#aug13"},{o:{omitMinor:true}, x:"F#aug13"},{o:{minorSymbol:"-",augSymbol:"+",dimSymbol:"unicode",unicodeHalfDiminished:true}, x:"F#+13"},{o:{unicodeAccidentals:true}, x:"F♯aug13"},{o:{unicodeAccidentals:true,useFlats:true}, x:"G♭aug13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F G# B D#</text:p>
          </table:table-cell>
          <table:table-cell office:value-type="string" calcext:value-type="string">
            <text:p>F#aug(maj13)</text:p>
          </table:table-cell>
          <table:table-cell office:value-type="string" calcext:value-type="string">
            <text:p>Gbaug(maj13)</text:p>
          </table:table-cell>
          <table:table-cell office:value-type="string" calcext:value-type="string">
            <text:p>F#aug(M13)</text:p>
          </table:table-cell>
          <table:table-cell table:number-columns-repeated="2" office:value-type="string" calcext:value-type="string">
            <text:p>F#aug(maj13)</text:p>
          </table:table-cell>
          <table:table-cell office:value-type="string" calcext:value-type="string">
            <text:p>F#+maj13</text:p>
          </table:table-cell>
          <table:table-cell office:value-type="string" calcext:value-type="string">
            <text:p>F♯aug(maj13)</text:p>
          </table:table-cell>
          <table:table-cell office:value-type="string" calcext:value-type="string">
            <text:p>G♭aug(maj13)</text:p>
          </table:table-cell>
          <table:table-cell table:formula="of:=CONCATENATE(&quot;    &quot;&quot;&quot;;[.A81];&quot;&quot;&quot;:[{o:&quot;;[.$B$1];&quot;, x:&quot;&quot;&quot;;[.B81];&quot;&quot;&quot;},{o:&quot;;[.$C$1];&quot;, x:&quot;&quot;&quot;;[.C81];&quot;&quot;&quot;},{o:&quot;;[.$D$1];&quot;, x:&quot;&quot;&quot;;[.D81];&quot;&quot;&quot;},{o:&quot;;[.$E$1];&quot;, x:&quot;&quot;&quot;;[.E81];&quot;&quot;&quot;},{o:&quot;;[.$F$1];&quot;, x:&quot;&quot;&quot;;[.F81];&quot;&quot;&quot;},{o:&quot;;[.$G$1];&quot;, x:&quot;&quot;&quot;;[.G81];&quot;&quot;&quot;},{o:&quot;;[.$H$1];&quot;, x:&quot;&quot;&quot;;[.H81];&quot;&quot;&quot;},{o:&quot;;[.$I$1];&quot;, x:&quot;&quot;&quot;;[.I81];&quot;&quot;&quot;}],&quot;)" office:value-type="string" office:string-value="    &quot;F# A# D F G# B D#&quot;:[{o:{}, x:&quot;F#aug(maj13)&quot;},{o:{useFlats:true}, x:&quot;Gbaug(maj13)&quot;},{o:{majorSymbol:&quot;M&quot;}, x:&quot;F#aug(M13)&quot;},{o:{omitMajor:false}, x:&quot;F#aug(maj13)&quot;},{o:{omitMinor:true}, x:&quot;F#aug(maj13)&quot;},{o:{minorSymbol:&quot;-&quot;,augSymbol:&quot;+&quot;,dimSymbol:&quot;unicode&quot;,unicodeHalfDiminished:true}, x:&quot;F#+maj13&quot;},{o:{unicodeAccidentals:true}, x:&quot;F♯aug(maj13)&quot;},{o:{unicodeAccidentals:true,useFlats:true}, x:&quot;G♭aug(maj13)&quot;}]," calcext:value-type="string">
            <text:p><text:s text:c="4"/>"F# A# D F G# B D#":[{o:{}, x:"F#aug(maj13)"},{o:{useFlats:true}, x:"Gbaug(maj13)"},{o:{majorSymbol:"M"}, x:"F#aug(M13)"},{o:{omitMajor:false}, x:"F#aug(maj13)"},{o:{omitMinor:true}, x:"F#aug(maj13)"},{o:{minorSymbol:"-",augSymbol:"+",dimSymbol:"unicode",unicodeHalfDiminished:true}, x:"F#+maj13"},{o:{unicodeAccidentals:true}, x:"F♯aug(maj13)"},{o:{unicodeAccidentals:true,useFlats:true}, x:"G♭aug(maj13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F G# D#</text:p>
          </table:table-cell>
          <table:table-cell office:value-type="string" calcext:value-type="string">
            <text:p>F#aug(maj13)</text:p>
          </table:table-cell>
          <table:table-cell office:value-type="string" calcext:value-type="string">
            <text:p>Gbaug(maj13)</text:p>
          </table:table-cell>
          <table:table-cell office:value-type="string" calcext:value-type="string">
            <text:p>F#aug(M13)</text:p>
          </table:table-cell>
          <table:table-cell table:number-columns-repeated="2" office:value-type="string" calcext:value-type="string">
            <text:p>F#aug(maj13)</text:p>
          </table:table-cell>
          <table:table-cell office:value-type="string" calcext:value-type="string">
            <text:p>F#+maj13</text:p>
          </table:table-cell>
          <table:table-cell office:value-type="string" calcext:value-type="string">
            <text:p>F♯aug(maj13)</text:p>
          </table:table-cell>
          <table:table-cell office:value-type="string" calcext:value-type="string">
            <text:p>G♭aug(maj13)</text:p>
          </table:table-cell>
          <table:table-cell table:formula="of:=CONCATENATE(&quot;    &quot;&quot;&quot;;[.A82];&quot;&quot;&quot;:[{o:&quot;;[.$B$1];&quot;, x:&quot;&quot;&quot;;[.B82];&quot;&quot;&quot;},{o:&quot;;[.$C$1];&quot;, x:&quot;&quot;&quot;;[.C82];&quot;&quot;&quot;},{o:&quot;;[.$D$1];&quot;, x:&quot;&quot;&quot;;[.D82];&quot;&quot;&quot;},{o:&quot;;[.$E$1];&quot;, x:&quot;&quot;&quot;;[.E82];&quot;&quot;&quot;},{o:&quot;;[.$F$1];&quot;, x:&quot;&quot;&quot;;[.F82];&quot;&quot;&quot;},{o:&quot;;[.$G$1];&quot;, x:&quot;&quot;&quot;;[.G82];&quot;&quot;&quot;},{o:&quot;;[.$H$1];&quot;, x:&quot;&quot;&quot;;[.H82];&quot;&quot;&quot;},{o:&quot;;[.$I$1];&quot;, x:&quot;&quot;&quot;;[.I82];&quot;&quot;&quot;}],&quot;)" office:value-type="string" office:string-value="    &quot;F# A# D F G# D#&quot;:[{o:{}, x:&quot;F#aug(maj13)&quot;},{o:{useFlats:true}, x:&quot;Gbaug(maj13)&quot;},{o:{majorSymbol:&quot;M&quot;}, x:&quot;F#aug(M13)&quot;},{o:{omitMajor:false}, x:&quot;F#aug(maj13)&quot;},{o:{omitMinor:true}, x:&quot;F#aug(maj13)&quot;},{o:{minorSymbol:&quot;-&quot;,augSymbol:&quot;+&quot;,dimSymbol:&quot;unicode&quot;,unicodeHalfDiminished:true}, x:&quot;F#+maj13&quot;},{o:{unicodeAccidentals:true}, x:&quot;F♯aug(maj13)&quot;},{o:{unicodeAccidentals:true,useFlats:true}, x:&quot;G♭aug(maj13)&quot;}]," calcext:value-type="string">
            <text:p><text:s text:c="4"/>"F# A# D F G# D#":[{o:{}, x:"F#aug(maj13)"},{o:{useFlats:true}, x:"Gbaug(maj13)"},{o:{majorSymbol:"M"}, x:"F#aug(M13)"},{o:{omitMajor:false}, x:"F#aug(maj13)"},{o:{omitMinor:true}, x:"F#aug(maj13)"},{o:{minorSymbol:"-",augSymbol:"+",dimSymbol:"unicode",unicodeHalfDiminished:true}, x:"F#+maj13"},{o:{unicodeAccidentals:true}, x:"F♯aug(maj13)"},{o:{unicodeAccidentals:true,useFlats:true}, x:"G♭aug(maj13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F B D#</text:p>
          </table:table-cell>
          <table:table-cell office:value-type="string" calcext:value-type="string">
            <text:p>F#aug(maj13)</text:p>
          </table:table-cell>
          <table:table-cell office:value-type="string" calcext:value-type="string">
            <text:p>Gbaug(maj13)</text:p>
          </table:table-cell>
          <table:table-cell office:value-type="string" calcext:value-type="string">
            <text:p>F#aug(M13)</text:p>
          </table:table-cell>
          <table:table-cell table:number-columns-repeated="2" office:value-type="string" calcext:value-type="string">
            <text:p>F#aug(maj13)</text:p>
          </table:table-cell>
          <table:table-cell office:value-type="string" calcext:value-type="string">
            <text:p>F#+maj13</text:p>
          </table:table-cell>
          <table:table-cell office:value-type="string" calcext:value-type="string">
            <text:p>F♯aug(maj13)</text:p>
          </table:table-cell>
          <table:table-cell office:value-type="string" calcext:value-type="string">
            <text:p>G♭aug(maj13)</text:p>
          </table:table-cell>
          <table:table-cell table:formula="of:=CONCATENATE(&quot;    &quot;&quot;&quot;;[.A83];&quot;&quot;&quot;:[{o:&quot;;[.$B$1];&quot;, x:&quot;&quot;&quot;;[.B83];&quot;&quot;&quot;},{o:&quot;;[.$C$1];&quot;, x:&quot;&quot;&quot;;[.C83];&quot;&quot;&quot;},{o:&quot;;[.$D$1];&quot;, x:&quot;&quot;&quot;;[.D83];&quot;&quot;&quot;},{o:&quot;;[.$E$1];&quot;, x:&quot;&quot;&quot;;[.E83];&quot;&quot;&quot;},{o:&quot;;[.$F$1];&quot;, x:&quot;&quot;&quot;;[.F83];&quot;&quot;&quot;},{o:&quot;;[.$G$1];&quot;, x:&quot;&quot;&quot;;[.G83];&quot;&quot;&quot;},{o:&quot;;[.$H$1];&quot;, x:&quot;&quot;&quot;;[.H83];&quot;&quot;&quot;},{o:&quot;;[.$I$1];&quot;, x:&quot;&quot;&quot;;[.I83];&quot;&quot;&quot;}],&quot;)" office:value-type="string" office:string-value="    &quot;F# A# D F B D#&quot;:[{o:{}, x:&quot;F#aug(maj13)&quot;},{o:{useFlats:true}, x:&quot;Gbaug(maj13)&quot;},{o:{majorSymbol:&quot;M&quot;}, x:&quot;F#aug(M13)&quot;},{o:{omitMajor:false}, x:&quot;F#aug(maj13)&quot;},{o:{omitMinor:true}, x:&quot;F#aug(maj13)&quot;},{o:{minorSymbol:&quot;-&quot;,augSymbol:&quot;+&quot;,dimSymbol:&quot;unicode&quot;,unicodeHalfDiminished:true}, x:&quot;F#+maj13&quot;},{o:{unicodeAccidentals:true}, x:&quot;F♯aug(maj13)&quot;},{o:{unicodeAccidentals:true,useFlats:true}, x:&quot;G♭aug(maj13)&quot;}]," calcext:value-type="string">
            <text:p><text:s text:c="4"/>"F# A# D F B D#":[{o:{}, x:"F#aug(maj13)"},{o:{useFlats:true}, x:"Gbaug(maj13)"},{o:{majorSymbol:"M"}, x:"F#aug(M13)"},{o:{omitMajor:false}, x:"F#aug(maj13)"},{o:{omitMinor:true}, x:"F#aug(maj13)"},{o:{minorSymbol:"-",augSymbol:"+",dimSymbol:"unicode",unicodeHalfDiminished:true}, x:"F#+maj13"},{o:{unicodeAccidentals:true}, x:"F♯aug(maj13)"},{o:{unicodeAccidentals:true,useFlats:true}, x:"G♭aug(maj13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F D#</text:p>
          </table:table-cell>
          <table:table-cell office:value-type="string" calcext:value-type="string">
            <text:p>F#aug(maj13)</text:p>
          </table:table-cell>
          <table:table-cell office:value-type="string" calcext:value-type="string">
            <text:p>Gbaug(maj13)</text:p>
          </table:table-cell>
          <table:table-cell office:value-type="string" calcext:value-type="string">
            <text:p>F#aug(M13)</text:p>
          </table:table-cell>
          <table:table-cell table:number-columns-repeated="2" office:value-type="string" calcext:value-type="string">
            <text:p>F#aug(maj13)</text:p>
          </table:table-cell>
          <table:table-cell office:value-type="string" calcext:value-type="string">
            <text:p>F#+maj13</text:p>
          </table:table-cell>
          <table:table-cell office:value-type="string" calcext:value-type="string">
            <text:p>F♯aug(maj13)</text:p>
          </table:table-cell>
          <table:table-cell office:value-type="string" calcext:value-type="string">
            <text:p>G♭aug(maj13)</text:p>
          </table:table-cell>
          <table:table-cell table:formula="of:=CONCATENATE(&quot;    &quot;&quot;&quot;;[.A84];&quot;&quot;&quot;:[{o:&quot;;[.$B$1];&quot;, x:&quot;&quot;&quot;;[.B84];&quot;&quot;&quot;},{o:&quot;;[.$C$1];&quot;, x:&quot;&quot;&quot;;[.C84];&quot;&quot;&quot;},{o:&quot;;[.$D$1];&quot;, x:&quot;&quot;&quot;;[.D84];&quot;&quot;&quot;},{o:&quot;;[.$E$1];&quot;, x:&quot;&quot;&quot;;[.E84];&quot;&quot;&quot;},{o:&quot;;[.$F$1];&quot;, x:&quot;&quot;&quot;;[.F84];&quot;&quot;&quot;},{o:&quot;;[.$G$1];&quot;, x:&quot;&quot;&quot;;[.G84];&quot;&quot;&quot;},{o:&quot;;[.$H$1];&quot;, x:&quot;&quot;&quot;;[.H84];&quot;&quot;&quot;},{o:&quot;;[.$I$1];&quot;, x:&quot;&quot;&quot;;[.I84];&quot;&quot;&quot;}],&quot;)" office:value-type="string" office:string-value="    &quot;F# A# D F D#&quot;:[{o:{}, x:&quot;F#aug(maj13)&quot;},{o:{useFlats:true}, x:&quot;Gbaug(maj13)&quot;},{o:{majorSymbol:&quot;M&quot;}, x:&quot;F#aug(M13)&quot;},{o:{omitMajor:false}, x:&quot;F#aug(maj13)&quot;},{o:{omitMinor:true}, x:&quot;F#aug(maj13)&quot;},{o:{minorSymbol:&quot;-&quot;,augSymbol:&quot;+&quot;,dimSymbol:&quot;unicode&quot;,unicodeHalfDiminished:true}, x:&quot;F#+maj13&quot;},{o:{unicodeAccidentals:true}, x:&quot;F♯aug(maj13)&quot;},{o:{unicodeAccidentals:true,useFlats:true}, x:&quot;G♭aug(maj13)&quot;}]," calcext:value-type="string">
            <text:p><text:s text:c="4"/>"F# A# D F D#":[{o:{}, x:"F#aug(maj13)"},{o:{useFlats:true}, x:"Gbaug(maj13)"},{o:{majorSymbol:"M"}, x:"F#aug(M13)"},{o:{omitMajor:false}, x:"F#aug(maj13)"},{o:{omitMinor:true}, x:"F#aug(maj13)"},{o:{minorSymbol:"-",augSymbol:"+",dimSymbol:"unicode",unicodeHalfDiminished:true}, x:"F#+maj13"},{o:{unicodeAccidentals:true}, x:"F♯aug(maj13)"},{o:{unicodeAccidentals:true,useFlats:true}, x:"G♭aug(maj13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D#</text:p>
          </table:table-cell>
          <table:table-cell office:value-type="string" calcext:value-type="string">
            <text:p>F#6</text:p>
          </table:table-cell>
          <table:table-cell office:value-type="string" calcext:value-type="string">
            <text:p>Gb6</text:p>
          </table:table-cell>
          <table:table-cell table:number-columns-repeated="4" office:value-type="string" calcext:value-type="string">
            <text:p>F#6</text:p>
          </table:table-cell>
          <table:table-cell office:value-type="string" calcext:value-type="string">
            <text:p>F♯6</text:p>
          </table:table-cell>
          <table:table-cell office:value-type="string" calcext:value-type="string">
            <text:p>G♭6</text:p>
          </table:table-cell>
          <table:table-cell table:formula="of:=CONCATENATE(&quot;    &quot;&quot;&quot;;[.A85];&quot;&quot;&quot;:[{o:&quot;;[.$B$1];&quot;, x:&quot;&quot;&quot;;[.B85];&quot;&quot;&quot;},{o:&quot;;[.$C$1];&quot;, x:&quot;&quot;&quot;;[.C85];&quot;&quot;&quot;},{o:&quot;;[.$D$1];&quot;, x:&quot;&quot;&quot;;[.D85];&quot;&quot;&quot;},{o:&quot;;[.$E$1];&quot;, x:&quot;&quot;&quot;;[.E85];&quot;&quot;&quot;},{o:&quot;;[.$F$1];&quot;, x:&quot;&quot;&quot;;[.F85];&quot;&quot;&quot;},{o:&quot;;[.$G$1];&quot;, x:&quot;&quot;&quot;;[.G85];&quot;&quot;&quot;},{o:&quot;;[.$H$1];&quot;, x:&quot;&quot;&quot;;[.H85];&quot;&quot;&quot;},{o:&quot;;[.$I$1];&quot;, x:&quot;&quot;&quot;;[.I85];&quot;&quot;&quot;}],&quot;)" office:value-type="string" office:string-value="    &quot;F# A# C# D#&quot;:[{o:{}, x:&quot;F#6&quot;},{o:{useFlats:true}, x:&quot;Gb6&quot;},{o:{majorSymbol:&quot;M&quot;}, x:&quot;F#6&quot;},{o:{omitMajor:false}, x:&quot;F#6&quot;},{o:{omitMinor:true}, x:&quot;F#6&quot;},{o:{minorSymbol:&quot;-&quot;,augSymbol:&quot;+&quot;,dimSymbol:&quot;unicode&quot;,unicodeHalfDiminished:true}, x:&quot;F#6&quot;},{o:{unicodeAccidentals:true}, x:&quot;F♯6&quot;},{o:{unicodeAccidentals:true,useFlats:true}, x:&quot;G♭6&quot;}]," calcext:value-type="string">
            <text:p><text:s text:c="4"/>"F# A# C# D#":[{o:{}, x:"F#6"},{o:{useFlats:true}, x:"Gb6"},{o:{majorSymbol:"M"}, x:"F#6"},{o:{omitMajor:false}, x:"F#6"},{o:{omitMinor:true}, x:"F#6"},{o:{minorSymbol:"-",augSymbol:"+",dimSymbol:"unicode",unicodeHalfDiminished:true}, x:"F#6"},{o:{unicodeAccidentals:true}, x:"F♯6"},{o:{unicodeAccidentals:true,useFlats:true}, x:"G♭6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#</text:p>
          </table:table-cell>
          <table:table-cell office:value-type="string" calcext:value-type="string">
            <text:p>F#6(no5)</text:p>
          </table:table-cell>
          <table:table-cell office:value-type="string" calcext:value-type="string">
            <text:p>Gb6(no5)</text:p>
          </table:table-cell>
          <table:table-cell table:number-columns-repeated="4" office:value-type="string" calcext:value-type="string">
            <text:p>F#6(no5)</text:p>
          </table:table-cell>
          <table:table-cell office:value-type="string" calcext:value-type="string">
            <text:p>F♯6(no5)</text:p>
          </table:table-cell>
          <table:table-cell office:value-type="string" calcext:value-type="string">
            <text:p>G♭6(no5)</text:p>
          </table:table-cell>
          <table:table-cell table:formula="of:=CONCATENATE(&quot;    &quot;&quot;&quot;;[.A86];&quot;&quot;&quot;:[{o:&quot;;[.$B$1];&quot;, x:&quot;&quot;&quot;;[.B86];&quot;&quot;&quot;},{o:&quot;;[.$C$1];&quot;, x:&quot;&quot;&quot;;[.C86];&quot;&quot;&quot;},{o:&quot;;[.$D$1];&quot;, x:&quot;&quot;&quot;;[.D86];&quot;&quot;&quot;},{o:&quot;;[.$E$1];&quot;, x:&quot;&quot;&quot;;[.E86];&quot;&quot;&quot;},{o:&quot;;[.$F$1];&quot;, x:&quot;&quot;&quot;;[.F86];&quot;&quot;&quot;},{o:&quot;;[.$G$1];&quot;, x:&quot;&quot;&quot;;[.G86];&quot;&quot;&quot;},{o:&quot;;[.$H$1];&quot;, x:&quot;&quot;&quot;;[.H86];&quot;&quot;&quot;},{o:&quot;;[.$I$1];&quot;, x:&quot;&quot;&quot;;[.I86];&quot;&quot;&quot;}],&quot;)" office:value-type="string" office:string-value="    &quot;F# A# D#&quot;:[{o:{}, x:&quot;F#6(no5)&quot;},{o:{useFlats:true}, x:&quot;Gb6(no5)&quot;},{o:{majorSymbol:&quot;M&quot;}, x:&quot;F#6(no5)&quot;},{o:{omitMajor:false}, x:&quot;F#6(no5)&quot;},{o:{omitMinor:true}, x:&quot;F#6(no5)&quot;},{o:{minorSymbol:&quot;-&quot;,augSymbol:&quot;+&quot;,dimSymbol:&quot;unicode&quot;,unicodeHalfDiminished:true}, x:&quot;F#6(no5)&quot;},{o:{unicodeAccidentals:true}, x:&quot;F♯6(no5)&quot;},{o:{unicodeAccidentals:true,useFlats:true}, x:&quot;G♭6(no5)&quot;}]," calcext:value-type="string">
            <text:p><text:s text:c="4"/>"F# A# D#":[{o:{}, x:"F#6(no5)"},{o:{useFlats:true}, x:"Gb6(no5)"},{o:{majorSymbol:"M"}, x:"F#6(no5)"},{o:{omitMajor:false}, x:"F#6(no5)"},{o:{omitMinor:true}, x:"F#6(no5)"},{o:{minorSymbol:"-",augSymbol:"+",dimSymbol:"unicode",unicodeHalfDiminished:true}, x:"F#6(no5)"},{o:{unicodeAccidentals:true}, x:"F♯6(no5)"},{o:{unicodeAccidentals:true,useFlats:true}, x:"G♭6(no5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 D#</text:p>
          </table:table-cell>
          <table:table-cell office:value-type="string" calcext:value-type="string">
            <text:p>F#6(b5)</text:p>
          </table:table-cell>
          <table:table-cell office:value-type="string" calcext:value-type="string">
            <text:p>Gb6(b5)</text:p>
          </table:table-cell>
          <table:table-cell table:number-columns-repeated="4" office:value-type="string" calcext:value-type="string">
            <text:p>F#6(b5)</text:p>
          </table:table-cell>
          <table:table-cell office:value-type="string" calcext:value-type="string">
            <text:p>F♯6(♭5)</text:p>
          </table:table-cell>
          <table:table-cell office:value-type="string" calcext:value-type="string">
            <text:p>G♭6(♭5)</text:p>
          </table:table-cell>
          <table:table-cell table:formula="of:=CONCATENATE(&quot;    &quot;&quot;&quot;;[.A87];&quot;&quot;&quot;:[{o:&quot;;[.$B$1];&quot;, x:&quot;&quot;&quot;;[.B87];&quot;&quot;&quot;},{o:&quot;;[.$C$1];&quot;, x:&quot;&quot;&quot;;[.C87];&quot;&quot;&quot;},{o:&quot;;[.$D$1];&quot;, x:&quot;&quot;&quot;;[.D87];&quot;&quot;&quot;},{o:&quot;;[.$E$1];&quot;, x:&quot;&quot;&quot;;[.E87];&quot;&quot;&quot;},{o:&quot;;[.$F$1];&quot;, x:&quot;&quot;&quot;;[.F87];&quot;&quot;&quot;},{o:&quot;;[.$G$1];&quot;, x:&quot;&quot;&quot;;[.G87];&quot;&quot;&quot;},{o:&quot;;[.$H$1];&quot;, x:&quot;&quot;&quot;;[.H87];&quot;&quot;&quot;},{o:&quot;;[.$I$1];&quot;, x:&quot;&quot;&quot;;[.I87];&quot;&quot;&quot;}],&quot;)" office:value-type="string" office:string-value="    &quot;F# A# C D#&quot;:[{o:{}, x:&quot;F#6(b5)&quot;},{o:{useFlats:true}, x:&quot;Gb6(b5)&quot;},{o:{majorSymbol:&quot;M&quot;}, x:&quot;F#6(b5)&quot;},{o:{omitMajor:false}, x:&quot;F#6(b5)&quot;},{o:{omitMinor:true}, x:&quot;F#6(b5)&quot;},{o:{minorSymbol:&quot;-&quot;,augSymbol:&quot;+&quot;,dimSymbol:&quot;unicode&quot;,unicodeHalfDiminished:true}, x:&quot;F#6(b5)&quot;},{o:{unicodeAccidentals:true}, x:&quot;F♯6(♭5)&quot;},{o:{unicodeAccidentals:true,useFlats:true}, x:&quot;G♭6(♭5)&quot;}]," calcext:value-type="string">
            <text:p><text:s text:c="4"/>"F# A# C D#":[{o:{}, x:"F#6(b5)"},{o:{useFlats:true}, x:"Gb6(b5)"},{o:{majorSymbol:"M"}, x:"F#6(b5)"},{o:{omitMajor:false}, x:"F#6(b5)"},{o:{omitMinor:true}, x:"F#6(b5)"},{o:{minorSymbol:"-",augSymbol:"+",dimSymbol:"unicode",unicodeHalfDiminished:true}, x:"F#6(b5)"},{o:{unicodeAccidentals:true}, x:"F♯6(♭5)"},{o:{unicodeAccidentals:true,useFlats:true}, x:"G♭6(♭5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D D#</text:p>
          </table:table-cell>
          <table:table-cell office:value-type="string" calcext:value-type="string">
            <text:p>F#aug6</text:p>
          </table:table-cell>
          <table:table-cell office:value-type="string" calcext:value-type="string">
            <text:p>Gbaug6</text:p>
          </table:table-cell>
          <table:table-cell table:number-columns-repeated="3" office:value-type="string" calcext:value-type="string">
            <text:p>F#aug6</text:p>
          </table:table-cell>
          <table:table-cell office:value-type="string" calcext:value-type="string">
            <text:p>F#+6</text:p>
          </table:table-cell>
          <table:table-cell office:value-type="string" calcext:value-type="string">
            <text:p>F♯aug6</text:p>
          </table:table-cell>
          <table:table-cell office:value-type="string" calcext:value-type="string">
            <text:p>G♭aug6</text:p>
          </table:table-cell>
          <table:table-cell table:formula="of:=CONCATENATE(&quot;    &quot;&quot;&quot;;[.A88];&quot;&quot;&quot;:[{o:&quot;;[.$B$1];&quot;, x:&quot;&quot;&quot;;[.B88];&quot;&quot;&quot;},{o:&quot;;[.$C$1];&quot;, x:&quot;&quot;&quot;;[.C88];&quot;&quot;&quot;},{o:&quot;;[.$D$1];&quot;, x:&quot;&quot;&quot;;[.D88];&quot;&quot;&quot;},{o:&quot;;[.$E$1];&quot;, x:&quot;&quot;&quot;;[.E88];&quot;&quot;&quot;},{o:&quot;;[.$F$1];&quot;, x:&quot;&quot;&quot;;[.F88];&quot;&quot;&quot;},{o:&quot;;[.$G$1];&quot;, x:&quot;&quot;&quot;;[.G88];&quot;&quot;&quot;},{o:&quot;;[.$H$1];&quot;, x:&quot;&quot;&quot;;[.H88];&quot;&quot;&quot;},{o:&quot;;[.$I$1];&quot;, x:&quot;&quot;&quot;;[.I88];&quot;&quot;&quot;}],&quot;)" office:value-type="string" office:string-value="    &quot;F# A# D D#&quot;:[{o:{}, x:&quot;F#aug6&quot;},{o:{useFlats:true}, x:&quot;Gbaug6&quot;},{o:{majorSymbol:&quot;M&quot;}, x:&quot;F#aug6&quot;},{o:{omitMajor:false}, x:&quot;F#aug6&quot;},{o:{omitMinor:true}, x:&quot;F#aug6&quot;},{o:{minorSymbol:&quot;-&quot;,augSymbol:&quot;+&quot;,dimSymbol:&quot;unicode&quot;,unicodeHalfDiminished:true}, x:&quot;F#+6&quot;},{o:{unicodeAccidentals:true}, x:&quot;F♯aug6&quot;},{o:{unicodeAccidentals:true,useFlats:true}, x:&quot;G♭aug6&quot;}]," calcext:value-type="string">
            <text:p><text:s text:c="4"/>"F# A# D D#":[{o:{}, x:"F#aug6"},{o:{useFlats:true}, x:"Gbaug6"},{o:{majorSymbol:"M"}, x:"F#aug6"},{o:{omitMajor:false}, x:"F#aug6"},{o:{omitMinor:true}, x:"F#aug6"},{o:{minorSymbol:"-",augSymbol:"+",dimSymbol:"unicode",unicodeHalfDiminished:true}, x:"F#+6"},{o:{unicodeAccidentals:true}, x:"F♯aug6"},{o:{unicodeAccidentals:true,useFlats:true}, x:"G♭aug6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D#</text:p>
          </table:table-cell>
          <table:table-cell office:value-type="string" calcext:value-type="string">
            <text:p>F#m6</text:p>
          </table:table-cell>
          <table:table-cell office:value-type="string" calcext:value-type="string">
            <text:p>Gbm6</text:p>
          </table:table-cell>
          <table:table-cell table:number-columns-repeated="2" office:value-type="string" calcext:value-type="string">
            <text:p>F#m6</text:p>
          </table:table-cell>
          <table:table-cell office:value-type="string" calcext:value-type="string">
            <text:p>f#6</text:p>
          </table:table-cell>
          <table:table-cell office:value-type="string" calcext:value-type="string">
            <text:p>F#-6</text:p>
          </table:table-cell>
          <table:table-cell office:value-type="string" calcext:value-type="string">
            <text:p>F♯m6</text:p>
          </table:table-cell>
          <table:table-cell office:value-type="string" calcext:value-type="string">
            <text:p>G♭m6</text:p>
          </table:table-cell>
          <table:table-cell table:formula="of:=CONCATENATE(&quot;    &quot;&quot;&quot;;[.A89];&quot;&quot;&quot;:[{o:&quot;;[.$B$1];&quot;, x:&quot;&quot;&quot;;[.B89];&quot;&quot;&quot;},{o:&quot;;[.$C$1];&quot;, x:&quot;&quot;&quot;;[.C89];&quot;&quot;&quot;},{o:&quot;;[.$D$1];&quot;, x:&quot;&quot;&quot;;[.D89];&quot;&quot;&quot;},{o:&quot;;[.$E$1];&quot;, x:&quot;&quot;&quot;;[.E89];&quot;&quot;&quot;},{o:&quot;;[.$F$1];&quot;, x:&quot;&quot;&quot;;[.F89];&quot;&quot;&quot;},{o:&quot;;[.$G$1];&quot;, x:&quot;&quot;&quot;;[.G89];&quot;&quot;&quot;},{o:&quot;;[.$H$1];&quot;, x:&quot;&quot;&quot;;[.H89];&quot;&quot;&quot;},{o:&quot;;[.$I$1];&quot;, x:&quot;&quot;&quot;;[.I89];&quot;&quot;&quot;}],&quot;)" office:value-type="string" office:string-value="    &quot;F# A C# D#&quot;:[{o:{}, x:&quot;F#m6&quot;},{o:{useFlats:true}, x:&quot;Gbm6&quot;},{o:{majorSymbol:&quot;M&quot;}, x:&quot;F#m6&quot;},{o:{omitMajor:false}, x:&quot;F#m6&quot;},{o:{omitMinor:true}, x:&quot;f#6&quot;},{o:{minorSymbol:&quot;-&quot;,augSymbol:&quot;+&quot;,dimSymbol:&quot;unicode&quot;,unicodeHalfDiminished:true}, x:&quot;F#-6&quot;},{o:{unicodeAccidentals:true}, x:&quot;F♯m6&quot;},{o:{unicodeAccidentals:true,useFlats:true}, x:&quot;G♭m6&quot;}]," calcext:value-type="string">
            <text:p><text:s text:c="4"/>"F# A C# D#":[{o:{}, x:"F#m6"},{o:{useFlats:true}, x:"Gbm6"},{o:{majorSymbol:"M"}, x:"F#m6"},{o:{omitMajor:false}, x:"F#m6"},{o:{omitMinor:true}, x:"f#6"},{o:{minorSymbol:"-",augSymbol:"+",dimSymbol:"unicode",unicodeHalfDiminished:true}, x:"F#-6"},{o:{unicodeAccidentals:true}, x:"F♯m6"},{o:{unicodeAccidentals:true,useFlats:true}, x:"G♭m6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D#</text:p>
          </table:table-cell>
          <table:table-cell office:value-type="string" calcext:value-type="string">
            <text:p>F#m6(no5)</text:p>
          </table:table-cell>
          <table:table-cell office:value-type="string" calcext:value-type="string">
            <text:p>Gbm6(no5)</text:p>
          </table:table-cell>
          <table:table-cell table:number-columns-repeated="2" office:value-type="string" calcext:value-type="string">
            <text:p>F#m6(no5)</text:p>
          </table:table-cell>
          <table:table-cell office:value-type="string" calcext:value-type="string">
            <text:p>f#6(no5)</text:p>
          </table:table-cell>
          <table:table-cell office:value-type="string" calcext:value-type="string">
            <text:p>F#-6(no5)</text:p>
          </table:table-cell>
          <table:table-cell office:value-type="string" calcext:value-type="string">
            <text:p>F♯m6(no5)</text:p>
          </table:table-cell>
          <table:table-cell office:value-type="string" calcext:value-type="string">
            <text:p>G♭m6(no5)</text:p>
          </table:table-cell>
          <table:table-cell table:formula="of:=CONCATENATE(&quot;    &quot;&quot;&quot;;[.A90];&quot;&quot;&quot;:[{o:&quot;;[.$B$1];&quot;, x:&quot;&quot;&quot;;[.B90];&quot;&quot;&quot;},{o:&quot;;[.$C$1];&quot;, x:&quot;&quot;&quot;;[.C90];&quot;&quot;&quot;},{o:&quot;;[.$D$1];&quot;, x:&quot;&quot;&quot;;[.D90];&quot;&quot;&quot;},{o:&quot;;[.$E$1];&quot;, x:&quot;&quot;&quot;;[.E90];&quot;&quot;&quot;},{o:&quot;;[.$F$1];&quot;, x:&quot;&quot;&quot;;[.F90];&quot;&quot;&quot;},{o:&quot;;[.$G$1];&quot;, x:&quot;&quot;&quot;;[.G90];&quot;&quot;&quot;},{o:&quot;;[.$H$1];&quot;, x:&quot;&quot;&quot;;[.H90];&quot;&quot;&quot;},{o:&quot;;[.$I$1];&quot;, x:&quot;&quot;&quot;;[.I90];&quot;&quot;&quot;}],&quot;)" office:value-type="string" office:string-value="    &quot;F# A D#&quot;:[{o:{}, x:&quot;F#m6(no5)&quot;},{o:{useFlats:true}, x:&quot;Gbm6(no5)&quot;},{o:{majorSymbol:&quot;M&quot;}, x:&quot;F#m6(no5)&quot;},{o:{omitMajor:false}, x:&quot;F#m6(no5)&quot;},{o:{omitMinor:true}, x:&quot;f#6(no5)&quot;},{o:{minorSymbol:&quot;-&quot;,augSymbol:&quot;+&quot;,dimSymbol:&quot;unicode&quot;,unicodeHalfDiminished:true}, x:&quot;F#-6(no5)&quot;},{o:{unicodeAccidentals:true}, x:&quot;F♯m6(no5)&quot;},{o:{unicodeAccidentals:true,useFlats:true}, x:&quot;G♭m6(no5)&quot;}]," calcext:value-type="string">
            <text:p><text:s text:c="4"/>"F# A D#":[{o:{}, x:"F#m6(no5)"},{o:{useFlats:true}, x:"Gbm6(no5)"},{o:{majorSymbol:"M"}, x:"F#m6(no5)"},{o:{omitMajor:false}, x:"F#m6(no5)"},{o:{omitMinor:true}, x:"f#6(no5)"},{o:{minorSymbol:"-",augSymbol:"+",dimSymbol:"unicode",unicodeHalfDiminished:true}, x:"F#-6(no5)"},{o:{unicodeAccidentals:true}, x:"F♯m6(no5)"},{o:{unicodeAccidentals:true,useFlats:true}, x:"G♭m6(no5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D D#</text:p>
          </table:table-cell>
          <table:table-cell office:value-type="string" calcext:value-type="string">
            <text:p>F#m6(#5)</text:p>
          </table:table-cell>
          <table:table-cell office:value-type="string" calcext:value-type="string">
            <text:p>Gbm6(#5)</text:p>
          </table:table-cell>
          <table:table-cell table:number-columns-repeated="2" office:value-type="string" calcext:value-type="string">
            <text:p>F#m6(#5)</text:p>
          </table:table-cell>
          <table:table-cell office:value-type="string" calcext:value-type="string">
            <text:p>f#6(#5)</text:p>
          </table:table-cell>
          <table:table-cell office:value-type="string" calcext:value-type="string">
            <text:p>F#-6(#5)</text:p>
          </table:table-cell>
          <table:table-cell office:value-type="string" calcext:value-type="string">
            <text:p>F♯m6(♯5)</text:p>
          </table:table-cell>
          <table:table-cell office:value-type="string" calcext:value-type="string">
            <text:p>G♭m6(♯5)</text:p>
          </table:table-cell>
          <table:table-cell table:formula="of:=CONCATENATE(&quot;    &quot;&quot;&quot;;[.A91];&quot;&quot;&quot;:[{o:&quot;;[.$B$1];&quot;, x:&quot;&quot;&quot;;[.B91];&quot;&quot;&quot;},{o:&quot;;[.$C$1];&quot;, x:&quot;&quot;&quot;;[.C91];&quot;&quot;&quot;},{o:&quot;;[.$D$1];&quot;, x:&quot;&quot;&quot;;[.D91];&quot;&quot;&quot;},{o:&quot;;[.$E$1];&quot;, x:&quot;&quot;&quot;;[.E91];&quot;&quot;&quot;},{o:&quot;;[.$F$1];&quot;, x:&quot;&quot;&quot;;[.F91];&quot;&quot;&quot;},{o:&quot;;[.$G$1];&quot;, x:&quot;&quot;&quot;;[.G91];&quot;&quot;&quot;},{o:&quot;;[.$H$1];&quot;, x:&quot;&quot;&quot;;[.H91];&quot;&quot;&quot;},{o:&quot;;[.$I$1];&quot;, x:&quot;&quot;&quot;;[.I91];&quot;&quot;&quot;}],&quot;)" office:value-type="string" office:string-value="    &quot;F# A D D#&quot;:[{o:{}, x:&quot;F#m6(#5)&quot;},{o:{useFlats:true}, x:&quot;Gbm6(#5)&quot;},{o:{majorSymbol:&quot;M&quot;}, x:&quot;F#m6(#5)&quot;},{o:{omitMajor:false}, x:&quot;F#m6(#5)&quot;},{o:{omitMinor:true}, x:&quot;f#6(#5)&quot;},{o:{minorSymbol:&quot;-&quot;,augSymbol:&quot;+&quot;,dimSymbol:&quot;unicode&quot;,unicodeHalfDiminished:true}, x:&quot;F#-6(#5)&quot;},{o:{unicodeAccidentals:true}, x:&quot;F♯m6(♯5)&quot;},{o:{unicodeAccidentals:true,useFlats:true}, x:&quot;G♭m6(♯5)&quot;}]," calcext:value-type="string">
            <text:p><text:s text:c="4"/>"F# A D D#":[{o:{}, x:"F#m6(#5)"},{o:{useFlats:true}, x:"Gbm6(#5)"},{o:{majorSymbol:"M"}, x:"F#m6(#5)"},{o:{omitMajor:false}, x:"F#m6(#5)"},{o:{omitMinor:true}, x:"f#6(#5)"},{o:{minorSymbol:"-",augSymbol:"+",dimSymbol:"unicode",unicodeHalfDiminished:true}, x:"F#-6(#5)"},{o:{unicodeAccidentals:true}, x:"F♯m6(♯5)"},{o:{unicodeAccidentals:true,useFlats:true}, x:"G♭m6(♯5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# C# D# G#</text:p>
          </table:table-cell>
          <table:table-cell office:value-type="string" calcext:value-type="string">
            <text:p>F#6/9</text:p>
          </table:table-cell>
          <table:table-cell office:value-type="string" calcext:value-type="string">
            <text:p>Gb6/9</text:p>
          </table:table-cell>
          <table:table-cell table:number-columns-repeated="4" office:value-type="string" calcext:value-type="string">
            <text:p>F#6/9</text:p>
          </table:table-cell>
          <table:table-cell office:value-type="string" calcext:value-type="string">
            <text:p>F♯6/9</text:p>
          </table:table-cell>
          <table:table-cell office:value-type="string" calcext:value-type="string">
            <text:p>G♭6/9</text:p>
          </table:table-cell>
          <table:table-cell table:formula="of:=CONCATENATE(&quot;    &quot;&quot;&quot;;[.A92];&quot;&quot;&quot;:[{o:&quot;;[.$B$1];&quot;, x:&quot;&quot;&quot;;[.B92];&quot;&quot;&quot;},{o:&quot;;[.$C$1];&quot;, x:&quot;&quot;&quot;;[.C92];&quot;&quot;&quot;},{o:&quot;;[.$D$1];&quot;, x:&quot;&quot;&quot;;[.D92];&quot;&quot;&quot;},{o:&quot;;[.$E$1];&quot;, x:&quot;&quot;&quot;;[.E92];&quot;&quot;&quot;},{o:&quot;;[.$F$1];&quot;, x:&quot;&quot;&quot;;[.F92];&quot;&quot;&quot;},{o:&quot;;[.$G$1];&quot;, x:&quot;&quot;&quot;;[.G92];&quot;&quot;&quot;},{o:&quot;;[.$H$1];&quot;, x:&quot;&quot;&quot;;[.H92];&quot;&quot;&quot;},{o:&quot;;[.$I$1];&quot;, x:&quot;&quot;&quot;;[.I92];&quot;&quot;&quot;}],&quot;)" office:value-type="string" office:string-value="    &quot;F# A# C# D# G#&quot;:[{o:{}, x:&quot;F#6/9&quot;},{o:{useFlats:true}, x:&quot;Gb6/9&quot;},{o:{majorSymbol:&quot;M&quot;}, x:&quot;F#6/9&quot;},{o:{omitMajor:false}, x:&quot;F#6/9&quot;},{o:{omitMinor:true}, x:&quot;F#6/9&quot;},{o:{minorSymbol:&quot;-&quot;,augSymbol:&quot;+&quot;,dimSymbol:&quot;unicode&quot;,unicodeHalfDiminished:true}, x:&quot;F#6/9&quot;},{o:{unicodeAccidentals:true}, x:&quot;F♯6/9&quot;},{o:{unicodeAccidentals:true,useFlats:true}, x:&quot;G♭6/9&quot;}]," calcext:value-type="string">
            <text:p><text:s text:c="4"/>"F# A# C# D# G#":[{o:{}, x:"F#6/9"},{o:{useFlats:true}, x:"Gb6/9"},{o:{majorSymbol:"M"}, x:"F#6/9"},{o:{omitMajor:false}, x:"F#6/9"},{o:{omitMinor:true}, x:"F#6/9"},{o:{minorSymbol:"-",augSymbol:"+",dimSymbol:"unicode",unicodeHalfDiminished:true}, x:"F#6/9"},{o:{unicodeAccidentals:true}, x:"F♯6/9"},{o:{unicodeAccidentals:true,useFlats:true}, x:"G♭6/9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A C# D# G#</text:p>
          </table:table-cell>
          <table:table-cell office:value-type="string" calcext:value-type="string">
            <text:p>F#m6/9</text:p>
          </table:table-cell>
          <table:table-cell office:value-type="string" calcext:value-type="string">
            <text:p>Gbm6/9</text:p>
          </table:table-cell>
          <table:table-cell table:number-columns-repeated="2" office:value-type="string" calcext:value-type="string">
            <text:p>F#m6/9</text:p>
          </table:table-cell>
          <table:table-cell office:value-type="string" calcext:value-type="string">
            <text:p>f#6/9</text:p>
          </table:table-cell>
          <table:table-cell office:value-type="string" calcext:value-type="string">
            <text:p>F#-6/9</text:p>
          </table:table-cell>
          <table:table-cell office:value-type="string" calcext:value-type="string">
            <text:p>F♯m6/9</text:p>
          </table:table-cell>
          <table:table-cell office:value-type="string" calcext:value-type="string">
            <text:p>G♭m6/9</text:p>
          </table:table-cell>
          <table:table-cell table:formula="of:=CONCATENATE(&quot;    &quot;&quot;&quot;;[.A93];&quot;&quot;&quot;:[{o:&quot;;[.$B$1];&quot;, x:&quot;&quot;&quot;;[.B93];&quot;&quot;&quot;},{o:&quot;;[.$C$1];&quot;, x:&quot;&quot;&quot;;[.C93];&quot;&quot;&quot;},{o:&quot;;[.$D$1];&quot;, x:&quot;&quot;&quot;;[.D93];&quot;&quot;&quot;},{o:&quot;;[.$E$1];&quot;, x:&quot;&quot;&quot;;[.E93];&quot;&quot;&quot;},{o:&quot;;[.$F$1];&quot;, x:&quot;&quot;&quot;;[.F93];&quot;&quot;&quot;},{o:&quot;;[.$G$1];&quot;, x:&quot;&quot;&quot;;[.G93];&quot;&quot;&quot;},{o:&quot;;[.$H$1];&quot;, x:&quot;&quot;&quot;;[.H93];&quot;&quot;&quot;},{o:&quot;;[.$I$1];&quot;, x:&quot;&quot;&quot;;[.I93];&quot;&quot;&quot;}],&quot;)" office:value-type="string" office:string-value="    &quot;F# A C# D# G#&quot;:[{o:{}, x:&quot;F#m6/9&quot;},{o:{useFlats:true}, x:&quot;Gbm6/9&quot;},{o:{majorSymbol:&quot;M&quot;}, x:&quot;F#m6/9&quot;},{o:{omitMajor:false}, x:&quot;F#m6/9&quot;},{o:{omitMinor:true}, x:&quot;f#6/9&quot;},{o:{minorSymbol:&quot;-&quot;,augSymbol:&quot;+&quot;,dimSymbol:&quot;unicode&quot;,unicodeHalfDiminished:true}, x:&quot;F#-6/9&quot;},{o:{unicodeAccidentals:true}, x:&quot;F♯m6/9&quot;},{o:{unicodeAccidentals:true,useFlats:true}, x:&quot;G♭m6/9&quot;}]," calcext:value-type="string">
            <text:p><text:s text:c="4"/>"F# A C# D# G#":[{o:{}, x:"F#m6/9"},{o:{useFlats:true}, x:"Gbm6/9"},{o:{majorSymbol:"M"}, x:"F#m6/9"},{o:{omitMajor:false}, x:"F#m6/9"},{o:{omitMinor:true}, x:"f#6/9"},{o:{minorSymbol:"-",augSymbol:"+",dimSymbol:"unicode",unicodeHalfDiminished:true}, x:"F#-6/9"},{o:{unicodeAccidentals:true}, x:"F♯m6/9"},{o:{unicodeAccidentals:true,useFlats:true}, x:"G♭m6/9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G# C#</text:p>
          </table:table-cell>
          <table:table-cell office:value-type="string" calcext:value-type="string">
            <text:p>F#sus2</text:p>
          </table:table-cell>
          <table:table-cell office:value-type="string" calcext:value-type="string">
            <text:p>Gbsus2</text:p>
          </table:table-cell>
          <table:table-cell table:number-columns-repeated="4" office:value-type="string" calcext:value-type="string">
            <text:p>F#sus2</text:p>
          </table:table-cell>
          <table:table-cell office:value-type="string" calcext:value-type="string">
            <text:p>F♯sus2</text:p>
          </table:table-cell>
          <table:table-cell office:value-type="string" calcext:value-type="string">
            <text:p>G♭sus2</text:p>
          </table:table-cell>
          <table:table-cell table:formula="of:=CONCATENATE(&quot;    &quot;&quot;&quot;;[.A94];&quot;&quot;&quot;:[{o:&quot;;[.$B$1];&quot;, x:&quot;&quot;&quot;;[.B94];&quot;&quot;&quot;},{o:&quot;;[.$C$1];&quot;, x:&quot;&quot;&quot;;[.C94];&quot;&quot;&quot;},{o:&quot;;[.$D$1];&quot;, x:&quot;&quot;&quot;;[.D94];&quot;&quot;&quot;},{o:&quot;;[.$E$1];&quot;, x:&quot;&quot;&quot;;[.E94];&quot;&quot;&quot;},{o:&quot;;[.$F$1];&quot;, x:&quot;&quot;&quot;;[.F94];&quot;&quot;&quot;},{o:&quot;;[.$G$1];&quot;, x:&quot;&quot;&quot;;[.G94];&quot;&quot;&quot;},{o:&quot;;[.$H$1];&quot;, x:&quot;&quot;&quot;;[.H94];&quot;&quot;&quot;},{o:&quot;;[.$I$1];&quot;, x:&quot;&quot;&quot;;[.I94];&quot;&quot;&quot;}],&quot;)" office:value-type="string" office:string-value="    &quot;F# G# C#&quot;:[{o:{}, x:&quot;F#sus2&quot;},{o:{useFlats:true}, x:&quot;Gbsus2&quot;},{o:{majorSymbol:&quot;M&quot;}, x:&quot;F#sus2&quot;},{o:{omitMajor:false}, x:&quot;F#sus2&quot;},{o:{omitMinor:true}, x:&quot;F#sus2&quot;},{o:{minorSymbol:&quot;-&quot;,augSymbol:&quot;+&quot;,dimSymbol:&quot;unicode&quot;,unicodeHalfDiminished:true}, x:&quot;F#sus2&quot;},{o:{unicodeAccidentals:true}, x:&quot;F♯sus2&quot;},{o:{unicodeAccidentals:true,useFlats:true}, x:&quot;G♭sus2&quot;}]," calcext:value-type="string">
            <text:p><text:s text:c="4"/>"F# G# C#":[{o:{}, x:"F#sus2"},{o:{useFlats:true}, x:"Gbsus2"},{o:{majorSymbol:"M"}, x:"F#sus2"},{o:{omitMajor:false}, x:"F#sus2"},{o:{omitMinor:true}, x:"F#sus2"},{o:{minorSymbol:"-",augSymbol:"+",dimSymbol:"unicode",unicodeHalfDiminished:true}, x:"F#sus2"},{o:{unicodeAccidentals:true}, x:"F♯sus2"},{o:{unicodeAccidentals:true,useFlats:true}, x:"G♭sus2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B C#</text:p>
          </table:table-cell>
          <table:table-cell office:value-type="string" calcext:value-type="string">
            <text:p>F#sus4</text:p>
          </table:table-cell>
          <table:table-cell office:value-type="string" calcext:value-type="string">
            <text:p>Gbsus4</text:p>
          </table:table-cell>
          <table:table-cell table:number-columns-repeated="4" office:value-type="string" calcext:value-type="string">
            <text:p>F#sus4</text:p>
          </table:table-cell>
          <table:table-cell office:value-type="string" calcext:value-type="string">
            <text:p>F♯sus4</text:p>
          </table:table-cell>
          <table:table-cell office:value-type="string" calcext:value-type="string">
            <text:p>G♭sus4</text:p>
          </table:table-cell>
          <table:table-cell table:formula="of:=CONCATENATE(&quot;    &quot;&quot;&quot;;[.A95];&quot;&quot;&quot;:[{o:&quot;;[.$B$1];&quot;, x:&quot;&quot;&quot;;[.B95];&quot;&quot;&quot;},{o:&quot;;[.$C$1];&quot;, x:&quot;&quot;&quot;;[.C95];&quot;&quot;&quot;},{o:&quot;;[.$D$1];&quot;, x:&quot;&quot;&quot;;[.D95];&quot;&quot;&quot;},{o:&quot;;[.$E$1];&quot;, x:&quot;&quot;&quot;;[.E95];&quot;&quot;&quot;},{o:&quot;;[.$F$1];&quot;, x:&quot;&quot;&quot;;[.F95];&quot;&quot;&quot;},{o:&quot;;[.$G$1];&quot;, x:&quot;&quot;&quot;;[.G95];&quot;&quot;&quot;},{o:&quot;;[.$H$1];&quot;, x:&quot;&quot;&quot;;[.H95];&quot;&quot;&quot;},{o:&quot;;[.$I$1];&quot;, x:&quot;&quot;&quot;;[.I95];&quot;&quot;&quot;}],&quot;)" office:value-type="string" office:string-value="    &quot;F# B C#&quot;:[{o:{}, x:&quot;F#sus4&quot;},{o:{useFlats:true}, x:&quot;Gbsus4&quot;},{o:{majorSymbol:&quot;M&quot;}, x:&quot;F#sus4&quot;},{o:{omitMajor:false}, x:&quot;F#sus4&quot;},{o:{omitMinor:true}, x:&quot;F#sus4&quot;},{o:{minorSymbol:&quot;-&quot;,augSymbol:&quot;+&quot;,dimSymbol:&quot;unicode&quot;,unicodeHalfDiminished:true}, x:&quot;F#sus4&quot;},{o:{unicodeAccidentals:true}, x:&quot;F♯sus4&quot;},{o:{unicodeAccidentals:true,useFlats:true}, x:&quot;G♭sus4&quot;}]," calcext:value-type="string">
            <text:p><text:s text:c="4"/>"F# B C#":[{o:{}, x:"F#sus4"},{o:{useFlats:true}, x:"Gbsus4"},{o:{majorSymbol:"M"}, x:"F#sus4"},{o:{omitMajor:false}, x:"F#sus4"},{o:{omitMinor:true}, x:"F#sus4"},{o:{minorSymbol:"-",augSymbol:"+",dimSymbol:"unicode",unicodeHalfDiminished:true}, x:"F#sus4"},{o:{unicodeAccidentals:true}, x:"F♯sus4"},{o:{unicodeAccidentals:true,useFlats:true}, x:"G♭sus4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G# B C#</text:p>
          </table:table-cell>
          <table:table-cell office:value-type="string" calcext:value-type="string">
            <text:p>F#sus2/4</text:p>
          </table:table-cell>
          <table:table-cell office:value-type="string" calcext:value-type="string">
            <text:p>Gbsus2/4</text:p>
          </table:table-cell>
          <table:table-cell table:number-columns-repeated="4" office:value-type="string" calcext:value-type="string">
            <text:p>F#sus2/4</text:p>
          </table:table-cell>
          <table:table-cell office:value-type="string" calcext:value-type="string">
            <text:p>F♯sus2/4</text:p>
          </table:table-cell>
          <table:table-cell office:value-type="string" calcext:value-type="string">
            <text:p>G♭sus2/4</text:p>
          </table:table-cell>
          <table:table-cell table:formula="of:=CONCATENATE(&quot;    &quot;&quot;&quot;;[.A96];&quot;&quot;&quot;:[{o:&quot;;[.$B$1];&quot;, x:&quot;&quot;&quot;;[.B96];&quot;&quot;&quot;},{o:&quot;;[.$C$1];&quot;, x:&quot;&quot;&quot;;[.C96];&quot;&quot;&quot;},{o:&quot;;[.$D$1];&quot;, x:&quot;&quot;&quot;;[.D96];&quot;&quot;&quot;},{o:&quot;;[.$E$1];&quot;, x:&quot;&quot;&quot;;[.E96];&quot;&quot;&quot;},{o:&quot;;[.$F$1];&quot;, x:&quot;&quot;&quot;;[.F96];&quot;&quot;&quot;},{o:&quot;;[.$G$1];&quot;, x:&quot;&quot;&quot;;[.G96];&quot;&quot;&quot;},{o:&quot;;[.$H$1];&quot;, x:&quot;&quot;&quot;;[.H96];&quot;&quot;&quot;},{o:&quot;;[.$I$1];&quot;, x:&quot;&quot;&quot;;[.I96];&quot;&quot;&quot;}],&quot;)" office:value-type="string" office:string-value="    &quot;F# G# B C#&quot;:[{o:{}, x:&quot;F#sus2/4&quot;},{o:{useFlats:true}, x:&quot;Gbsus2/4&quot;},{o:{majorSymbol:&quot;M&quot;}, x:&quot;F#sus2/4&quot;},{o:{omitMajor:false}, x:&quot;F#sus2/4&quot;},{o:{omitMinor:true}, x:&quot;F#sus2/4&quot;},{o:{minorSymbol:&quot;-&quot;,augSymbol:&quot;+&quot;,dimSymbol:&quot;unicode&quot;,unicodeHalfDiminished:true}, x:&quot;F#sus2/4&quot;},{o:{unicodeAccidentals:true}, x:&quot;F♯sus2/4&quot;},{o:{unicodeAccidentals:true,useFlats:true}, x:&quot;G♭sus2/4&quot;}]," calcext:value-type="string">
            <text:p><text:s text:c="4"/>"F# G# B C#":[{o:{}, x:"F#sus2/4"},{o:{useFlats:true}, x:"Gbsus2/4"},{o:{majorSymbol:"M"}, x:"F#sus2/4"},{o:{omitMajor:false}, x:"F#sus2/4"},{o:{omitMinor:true}, x:"F#sus2/4"},{o:{minorSymbol:"-",augSymbol:"+",dimSymbol:"unicode",unicodeHalfDiminished:true}, x:"F#sus2/4"},{o:{unicodeAccidentals:true}, x:"F♯sus2/4"},{o:{unicodeAccidentals:true,useFlats:true}, x:"G♭sus2/4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D# C#</text:p>
          </table:table-cell>
          <table:table-cell office:value-type="string" calcext:value-type="string">
            <text:p>F#6sus</text:p>
          </table:table-cell>
          <table:table-cell office:value-type="string" calcext:value-type="string">
            <text:p>Gb6sus</text:p>
          </table:table-cell>
          <table:table-cell table:number-columns-repeated="4" office:value-type="string" calcext:value-type="string">
            <text:p>F#6sus</text:p>
          </table:table-cell>
          <table:table-cell office:value-type="string" calcext:value-type="string">
            <text:p>F♯6sus</text:p>
          </table:table-cell>
          <table:table-cell office:value-type="string" calcext:value-type="string">
            <text:p>G♭6sus</text:p>
          </table:table-cell>
          <table:table-cell table:formula="of:=CONCATENATE(&quot;    &quot;&quot;&quot;;[.A97];&quot;&quot;&quot;:[{o:&quot;;[.$B$1];&quot;, x:&quot;&quot;&quot;;[.B97];&quot;&quot;&quot;},{o:&quot;;[.$C$1];&quot;, x:&quot;&quot;&quot;;[.C97];&quot;&quot;&quot;},{o:&quot;;[.$D$1];&quot;, x:&quot;&quot;&quot;;[.D97];&quot;&quot;&quot;},{o:&quot;;[.$E$1];&quot;, x:&quot;&quot;&quot;;[.E97];&quot;&quot;&quot;},{o:&quot;;[.$F$1];&quot;, x:&quot;&quot;&quot;;[.F97];&quot;&quot;&quot;},{o:&quot;;[.$G$1];&quot;, x:&quot;&quot;&quot;;[.G97];&quot;&quot;&quot;},{o:&quot;;[.$H$1];&quot;, x:&quot;&quot;&quot;;[.H97];&quot;&quot;&quot;},{o:&quot;;[.$I$1];&quot;, x:&quot;&quot;&quot;;[.I97];&quot;&quot;&quot;}],&quot;)" office:value-type="string" office:string-value="    &quot;F# D# C#&quot;:[{o:{}, x:&quot;F#6sus&quot;},{o:{useFlats:true}, x:&quot;Gb6sus&quot;},{o:{majorSymbol:&quot;M&quot;}, x:&quot;F#6sus&quot;},{o:{omitMajor:false}, x:&quot;F#6sus&quot;},{o:{omitMinor:true}, x:&quot;F#6sus&quot;},{o:{minorSymbol:&quot;-&quot;,augSymbol:&quot;+&quot;,dimSymbol:&quot;unicode&quot;,unicodeHalfDiminished:true}, x:&quot;F#6sus&quot;},{o:{unicodeAccidentals:true}, x:&quot;F♯6sus&quot;},{o:{unicodeAccidentals:true,useFlats:true}, x:&quot;G♭6sus&quot;}]," calcext:value-type="string">
            <text:p><text:s text:c="4"/>"F# D# C#":[{o:{}, x:"F#6sus"},{o:{useFlats:true}, x:"Gb6sus"},{o:{majorSymbol:"M"}, x:"F#6sus"},{o:{omitMajor:false}, x:"F#6sus"},{o:{omitMinor:true}, x:"F#6sus"},{o:{minorSymbol:"-",augSymbol:"+",dimSymbol:"unicode",unicodeHalfDiminished:true}, x:"F#6sus"},{o:{unicodeAccidentals:true}, x:"F♯6sus"},{o:{unicodeAccidentals:true,useFlats:true}, x:"G♭6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D# C# G#</text:p>
          </table:table-cell>
          <table:table-cell office:value-type="string" calcext:value-type="string">
            <text:p>F#6/9sus</text:p>
          </table:table-cell>
          <table:table-cell office:value-type="string" calcext:value-type="string">
            <text:p>Gb6/9sus</text:p>
          </table:table-cell>
          <table:table-cell table:number-columns-repeated="4" office:value-type="string" calcext:value-type="string">
            <text:p>F#6/9sus</text:p>
          </table:table-cell>
          <table:table-cell office:value-type="string" calcext:value-type="string">
            <text:p>F♯6/9sus</text:p>
          </table:table-cell>
          <table:table-cell office:value-type="string" calcext:value-type="string">
            <text:p>G♭6/9sus</text:p>
          </table:table-cell>
          <table:table-cell table:formula="of:=CONCATENATE(&quot;    &quot;&quot;&quot;;[.A98];&quot;&quot;&quot;:[{o:&quot;;[.$B$1];&quot;, x:&quot;&quot;&quot;;[.B98];&quot;&quot;&quot;},{o:&quot;;[.$C$1];&quot;, x:&quot;&quot;&quot;;[.C98];&quot;&quot;&quot;},{o:&quot;;[.$D$1];&quot;, x:&quot;&quot;&quot;;[.D98];&quot;&quot;&quot;},{o:&quot;;[.$E$1];&quot;, x:&quot;&quot;&quot;;[.E98];&quot;&quot;&quot;},{o:&quot;;[.$F$1];&quot;, x:&quot;&quot;&quot;;[.F98];&quot;&quot;&quot;},{o:&quot;;[.$G$1];&quot;, x:&quot;&quot;&quot;;[.G98];&quot;&quot;&quot;},{o:&quot;;[.$H$1];&quot;, x:&quot;&quot;&quot;;[.H98];&quot;&quot;&quot;},{o:&quot;;[.$I$1];&quot;, x:&quot;&quot;&quot;;[.I98];&quot;&quot;&quot;}],&quot;)" office:value-type="string" office:string-value="    &quot;F# D# C# G#&quot;:[{o:{}, x:&quot;F#6/9sus&quot;},{o:{useFlats:true}, x:&quot;Gb6/9sus&quot;},{o:{majorSymbol:&quot;M&quot;}, x:&quot;F#6/9sus&quot;},{o:{omitMajor:false}, x:&quot;F#6/9sus&quot;},{o:{omitMinor:true}, x:&quot;F#6/9sus&quot;},{o:{minorSymbol:&quot;-&quot;,augSymbol:&quot;+&quot;,dimSymbol:&quot;unicode&quot;,unicodeHalfDiminished:true}, x:&quot;F#6/9sus&quot;},{o:{unicodeAccidentals:true}, x:&quot;F♯6/9sus&quot;},{o:{unicodeAccidentals:true,useFlats:true}, x:&quot;G♭6/9sus&quot;}]," calcext:value-type="string">
            <text:p><text:s text:c="4"/>"F# D# C# G#":[{o:{}, x:"F#6/9sus"},{o:{useFlats:true}, x:"Gb6/9sus"},{o:{majorSymbol:"M"}, x:"F#6/9sus"},{o:{omitMajor:false}, x:"F#6/9sus"},{o:{omitMinor:true}, x:"F#6/9sus"},{o:{minorSymbol:"-",augSymbol:"+",dimSymbol:"unicode",unicodeHalfDiminished:true}, x:"F#6/9sus"},{o:{unicodeAccidentals:true}, x:"F♯6/9sus"},{o:{unicodeAccidentals:true,useFlats:true}, x:"G♭6/9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D# C# B</text:p>
          </table:table-cell>
          <table:table-cell office:value-type="string" calcext:value-type="string">
            <text:p>F#6/11sus</text:p>
          </table:table-cell>
          <table:table-cell office:value-type="string" calcext:value-type="string">
            <text:p>Gb6/11sus</text:p>
          </table:table-cell>
          <table:table-cell table:number-columns-repeated="4" office:value-type="string" calcext:value-type="string">
            <text:p>F#6/11sus</text:p>
          </table:table-cell>
          <table:table-cell office:value-type="string" calcext:value-type="string">
            <text:p>F♯6/11sus</text:p>
          </table:table-cell>
          <table:table-cell office:value-type="string" calcext:value-type="string">
            <text:p>G♭6/11sus</text:p>
          </table:table-cell>
          <table:table-cell table:formula="of:=CONCATENATE(&quot;    &quot;&quot;&quot;;[.A99];&quot;&quot;&quot;:[{o:&quot;;[.$B$1];&quot;, x:&quot;&quot;&quot;;[.B99];&quot;&quot;&quot;},{o:&quot;;[.$C$1];&quot;, x:&quot;&quot;&quot;;[.C99];&quot;&quot;&quot;},{o:&quot;;[.$D$1];&quot;, x:&quot;&quot;&quot;;[.D99];&quot;&quot;&quot;},{o:&quot;;[.$E$1];&quot;, x:&quot;&quot;&quot;;[.E99];&quot;&quot;&quot;},{o:&quot;;[.$F$1];&quot;, x:&quot;&quot;&quot;;[.F99];&quot;&quot;&quot;},{o:&quot;;[.$G$1];&quot;, x:&quot;&quot;&quot;;[.G99];&quot;&quot;&quot;},{o:&quot;;[.$H$1];&quot;, x:&quot;&quot;&quot;;[.H99];&quot;&quot;&quot;},{o:&quot;;[.$I$1];&quot;, x:&quot;&quot;&quot;;[.I99];&quot;&quot;&quot;}],&quot;)" office:value-type="string" office:string-value="    &quot;F# D# C# B&quot;:[{o:{}, x:&quot;F#6/11sus&quot;},{o:{useFlats:true}, x:&quot;Gb6/11sus&quot;},{o:{majorSymbol:&quot;M&quot;}, x:&quot;F#6/11sus&quot;},{o:{omitMajor:false}, x:&quot;F#6/11sus&quot;},{o:{omitMinor:true}, x:&quot;F#6/11sus&quot;},{o:{minorSymbol:&quot;-&quot;,augSymbol:&quot;+&quot;,dimSymbol:&quot;unicode&quot;,unicodeHalfDiminished:true}, x:&quot;F#6/11sus&quot;},{o:{unicodeAccidentals:true}, x:&quot;F♯6/11sus&quot;},{o:{unicodeAccidentals:true,useFlats:true}, x:&quot;G♭6/11sus&quot;}]," calcext:value-type="string">
            <text:p><text:s text:c="4"/>"F# D# C# B":[{o:{}, x:"F#6/11sus"},{o:{useFlats:true}, x:"Gb6/11sus"},{o:{majorSymbol:"M"}, x:"F#6/11sus"},{o:{omitMajor:false}, x:"F#6/11sus"},{o:{omitMinor:true}, x:"F#6/11sus"},{o:{minorSymbol:"-",augSymbol:"+",dimSymbol:"unicode",unicodeHalfDiminished:true}, x:"F#6/11sus"},{o:{unicodeAccidentals:true}, x:"F♯6/11sus"},{o:{unicodeAccidentals:true,useFlats:true}, x:"G♭6/11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D# C# G# B</text:p>
          </table:table-cell>
          <table:table-cell office:value-type="string" calcext:value-type="string">
            <text:p>F#6/9sus4</text:p>
          </table:table-cell>
          <table:table-cell office:value-type="string" calcext:value-type="string">
            <text:p>Gb6/9sus4</text:p>
          </table:table-cell>
          <table:table-cell table:number-columns-repeated="4" office:value-type="string" calcext:value-type="string">
            <text:p>F#6/9sus4</text:p>
          </table:table-cell>
          <table:table-cell office:value-type="string" calcext:value-type="string">
            <text:p>F♯6/9sus4</text:p>
          </table:table-cell>
          <table:table-cell office:value-type="string" calcext:value-type="string">
            <text:p>G♭6/9sus4</text:p>
          </table:table-cell>
          <table:table-cell table:formula="of:=CONCATENATE(&quot;    &quot;&quot;&quot;;[.A100];&quot;&quot;&quot;:[{o:&quot;;[.$B$1];&quot;, x:&quot;&quot;&quot;;[.B100];&quot;&quot;&quot;},{o:&quot;;[.$C$1];&quot;, x:&quot;&quot;&quot;;[.C100];&quot;&quot;&quot;},{o:&quot;;[.$D$1];&quot;, x:&quot;&quot;&quot;;[.D100];&quot;&quot;&quot;},{o:&quot;;[.$E$1];&quot;, x:&quot;&quot;&quot;;[.E100];&quot;&quot;&quot;},{o:&quot;;[.$F$1];&quot;, x:&quot;&quot;&quot;;[.F100];&quot;&quot;&quot;},{o:&quot;;[.$G$1];&quot;, x:&quot;&quot;&quot;;[.G100];&quot;&quot;&quot;},{o:&quot;;[.$H$1];&quot;, x:&quot;&quot;&quot;;[.H100];&quot;&quot;&quot;},{o:&quot;;[.$I$1];&quot;, x:&quot;&quot;&quot;;[.I100];&quot;&quot;&quot;}],&quot;)" office:value-type="string" office:string-value="    &quot;F# D# C# G# B&quot;:[{o:{}, x:&quot;F#6/9sus4&quot;},{o:{useFlats:true}, x:&quot;Gb6/9sus4&quot;},{o:{majorSymbol:&quot;M&quot;}, x:&quot;F#6/9sus4&quot;},{o:{omitMajor:false}, x:&quot;F#6/9sus4&quot;},{o:{omitMinor:true}, x:&quot;F#6/9sus4&quot;},{o:{minorSymbol:&quot;-&quot;,augSymbol:&quot;+&quot;,dimSymbol:&quot;unicode&quot;,unicodeHalfDiminished:true}, x:&quot;F#6/9sus4&quot;},{o:{unicodeAccidentals:true}, x:&quot;F♯6/9sus4&quot;},{o:{unicodeAccidentals:true,useFlats:true}, x:&quot;G♭6/9sus4&quot;}]," calcext:value-type="string">
            <text:p><text:s text:c="4"/>"F# D# C# G# B":[{o:{}, x:"F#6/9sus4"},{o:{useFlats:true}, x:"Gb6/9sus4"},{o:{majorSymbol:"M"}, x:"F#6/9sus4"},{o:{omitMajor:false}, x:"F#6/9sus4"},{o:{omitMinor:true}, x:"F#6/9sus4"},{o:{minorSymbol:"-",augSymbol:"+",dimSymbol:"unicode",unicodeHalfDiminished:true}, x:"F#6/9sus4"},{o:{unicodeAccidentals:true}, x:"F♯6/9sus4"},{o:{unicodeAccidentals:true,useFlats:true}, x:"G♭6/9sus4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D# G#</text:p>
          </table:table-cell>
          <table:table-cell office:value-type="string" calcext:value-type="string">
            <text:p>F#6/9sus(no5)</text:p>
          </table:table-cell>
          <table:table-cell office:value-type="string" calcext:value-type="string">
            <text:p>Gb6/9sus(no5)</text:p>
          </table:table-cell>
          <table:table-cell table:number-columns-repeated="4" office:value-type="string" calcext:value-type="string">
            <text:p>F#6/9sus(no5)</text:p>
          </table:table-cell>
          <table:table-cell office:value-type="string" calcext:value-type="string">
            <text:p>F♯6/9sus(no5)</text:p>
          </table:table-cell>
          <table:table-cell office:value-type="string" calcext:value-type="string">
            <text:p>G♭6/9sus(no5)</text:p>
          </table:table-cell>
          <table:table-cell table:formula="of:=CONCATENATE(&quot;    &quot;&quot;&quot;;[.A101];&quot;&quot;&quot;:[{o:&quot;;[.$B$1];&quot;, x:&quot;&quot;&quot;;[.B101];&quot;&quot;&quot;},{o:&quot;;[.$C$1];&quot;, x:&quot;&quot;&quot;;[.C101];&quot;&quot;&quot;},{o:&quot;;[.$D$1];&quot;, x:&quot;&quot;&quot;;[.D101];&quot;&quot;&quot;},{o:&quot;;[.$E$1];&quot;, x:&quot;&quot;&quot;;[.E101];&quot;&quot;&quot;},{o:&quot;;[.$F$1];&quot;, x:&quot;&quot;&quot;;[.F101];&quot;&quot;&quot;},{o:&quot;;[.$G$1];&quot;, x:&quot;&quot;&quot;;[.G101];&quot;&quot;&quot;},{o:&quot;;[.$H$1];&quot;, x:&quot;&quot;&quot;;[.H101];&quot;&quot;&quot;},{o:&quot;;[.$I$1];&quot;, x:&quot;&quot;&quot;;[.I101];&quot;&quot;&quot;}],&quot;)" office:value-type="string" office:string-value="    &quot;F# D# G#&quot;:[{o:{}, x:&quot;F#6/9sus(no5)&quot;},{o:{useFlats:true}, x:&quot;Gb6/9sus(no5)&quot;},{o:{majorSymbol:&quot;M&quot;}, x:&quot;F#6/9sus(no5)&quot;},{o:{omitMajor:false}, x:&quot;F#6/9sus(no5)&quot;},{o:{omitMinor:true}, x:&quot;F#6/9sus(no5)&quot;},{o:{minorSymbol:&quot;-&quot;,augSymbol:&quot;+&quot;,dimSymbol:&quot;unicode&quot;,unicodeHalfDiminished:true}, x:&quot;F#6/9sus(no5)&quot;},{o:{unicodeAccidentals:true}, x:&quot;F♯6/9sus(no5)&quot;},{o:{unicodeAccidentals:true,useFlats:true}, x:&quot;G♭6/9sus(no5)&quot;}]," calcext:value-type="string">
            <text:p><text:s text:c="4"/>"F# D# G#":[{o:{}, x:"F#6/9sus(no5)"},{o:{useFlats:true}, x:"Gb6/9sus(no5)"},{o:{majorSymbol:"M"}, x:"F#6/9sus(no5)"},{o:{omitMajor:false}, x:"F#6/9sus(no5)"},{o:{omitMinor:true}, x:"F#6/9sus(no5)"},{o:{minorSymbol:"-",augSymbol:"+",dimSymbol:"unicode",unicodeHalfDiminished:true}, x:"F#6/9sus(no5)"},{o:{unicodeAccidentals:true}, x:"F♯6/9sus(no5)"},{o:{unicodeAccidentals:true,useFlats:true}, x:"G♭6/9sus(no5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D# B</text:p>
          </table:table-cell>
          <table:table-cell office:value-type="string" calcext:value-type="string">
            <text:p>F#6/11sus(no5)</text:p>
          </table:table-cell>
          <table:table-cell office:value-type="string" calcext:value-type="string">
            <text:p>Gb6/11sus(no5)</text:p>
          </table:table-cell>
          <table:table-cell table:number-columns-repeated="4" office:value-type="string" calcext:value-type="string">
            <text:p>F#6/11sus(no5)</text:p>
          </table:table-cell>
          <table:table-cell office:value-type="string" calcext:value-type="string">
            <text:p>F♯6/11sus(no5)</text:p>
          </table:table-cell>
          <table:table-cell office:value-type="string" calcext:value-type="string">
            <text:p>G♭6/11sus(no5)</text:p>
          </table:table-cell>
          <table:table-cell table:formula="of:=CONCATENATE(&quot;    &quot;&quot;&quot;;[.A102];&quot;&quot;&quot;:[{o:&quot;;[.$B$1];&quot;, x:&quot;&quot;&quot;;[.B102];&quot;&quot;&quot;},{o:&quot;;[.$C$1];&quot;, x:&quot;&quot;&quot;;[.C102];&quot;&quot;&quot;},{o:&quot;;[.$D$1];&quot;, x:&quot;&quot;&quot;;[.D102];&quot;&quot;&quot;},{o:&quot;;[.$E$1];&quot;, x:&quot;&quot;&quot;;[.E102];&quot;&quot;&quot;},{o:&quot;;[.$F$1];&quot;, x:&quot;&quot;&quot;;[.F102];&quot;&quot;&quot;},{o:&quot;;[.$G$1];&quot;, x:&quot;&quot;&quot;;[.G102];&quot;&quot;&quot;},{o:&quot;;[.$H$1];&quot;, x:&quot;&quot;&quot;;[.H102];&quot;&quot;&quot;},{o:&quot;;[.$I$1];&quot;, x:&quot;&quot;&quot;;[.I102];&quot;&quot;&quot;}],&quot;)" office:value-type="string" office:string-value="    &quot;F# D# B&quot;:[{o:{}, x:&quot;F#6/11sus(no5)&quot;},{o:{useFlats:true}, x:&quot;Gb6/11sus(no5)&quot;},{o:{majorSymbol:&quot;M&quot;}, x:&quot;F#6/11sus(no5)&quot;},{o:{omitMajor:false}, x:&quot;F#6/11sus(no5)&quot;},{o:{omitMinor:true}, x:&quot;F#6/11sus(no5)&quot;},{o:{minorSymbol:&quot;-&quot;,augSymbol:&quot;+&quot;,dimSymbol:&quot;unicode&quot;,unicodeHalfDiminished:true}, x:&quot;F#6/11sus(no5)&quot;},{o:{unicodeAccidentals:true}, x:&quot;F♯6/11sus(no5)&quot;},{o:{unicodeAccidentals:true,useFlats:true}, x:&quot;G♭6/11sus(no5)&quot;}]," calcext:value-type="string">
            <text:p><text:s text:c="4"/>"F# D# B":[{o:{}, x:"F#6/11sus(no5)"},{o:{useFlats:true}, x:"Gb6/11sus(no5)"},{o:{majorSymbol:"M"}, x:"F#6/11sus(no5)"},{o:{omitMajor:false}, x:"F#6/11sus(no5)"},{o:{omitMinor:true}, x:"F#6/11sus(no5)"},{o:{minorSymbol:"-",augSymbol:"+",dimSymbol:"unicode",unicodeHalfDiminished:true}, x:"F#6/11sus(no5)"},{o:{unicodeAccidentals:true}, x:"F♯6/11sus(no5)"},{o:{unicodeAccidentals:true,useFlats:true}, x:"G♭6/11sus(no5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D# G# B</text:p>
          </table:table-cell>
          <table:table-cell office:value-type="string" calcext:value-type="string">
            <text:p>F#6/9sus4(no5)</text:p>
          </table:table-cell>
          <table:table-cell office:value-type="string" calcext:value-type="string">
            <text:p>Gb6/9sus4(no5)</text:p>
          </table:table-cell>
          <table:table-cell table:number-columns-repeated="4" office:value-type="string" calcext:value-type="string">
            <text:p>F#6/9sus4(no5)</text:p>
          </table:table-cell>
          <table:table-cell office:value-type="string" calcext:value-type="string">
            <text:p>F♯6/9sus4(no5)</text:p>
          </table:table-cell>
          <table:table-cell office:value-type="string" calcext:value-type="string">
            <text:p>G♭6/9sus4(no5)</text:p>
          </table:table-cell>
          <table:table-cell table:formula="of:=CONCATENATE(&quot;    &quot;&quot;&quot;;[.A103];&quot;&quot;&quot;:[{o:&quot;;[.$B$1];&quot;, x:&quot;&quot;&quot;;[.B103];&quot;&quot;&quot;},{o:&quot;;[.$C$1];&quot;, x:&quot;&quot;&quot;;[.C103];&quot;&quot;&quot;},{o:&quot;;[.$D$1];&quot;, x:&quot;&quot;&quot;;[.D103];&quot;&quot;&quot;},{o:&quot;;[.$E$1];&quot;, x:&quot;&quot;&quot;;[.E103];&quot;&quot;&quot;},{o:&quot;;[.$F$1];&quot;, x:&quot;&quot;&quot;;[.F103];&quot;&quot;&quot;},{o:&quot;;[.$G$1];&quot;, x:&quot;&quot;&quot;;[.G103];&quot;&quot;&quot;},{o:&quot;;[.$H$1];&quot;, x:&quot;&quot;&quot;;[.H103];&quot;&quot;&quot;},{o:&quot;;[.$I$1];&quot;, x:&quot;&quot;&quot;;[.I103];&quot;&quot;&quot;}],&quot;)" office:value-type="string" office:string-value="    &quot;F# D# G# B&quot;:[{o:{}, x:&quot;F#6/9sus4(no5)&quot;},{o:{useFlats:true}, x:&quot;Gb6/9sus4(no5)&quot;},{o:{majorSymbol:&quot;M&quot;}, x:&quot;F#6/9sus4(no5)&quot;},{o:{omitMajor:false}, x:&quot;F#6/9sus4(no5)&quot;},{o:{omitMinor:true}, x:&quot;F#6/9sus4(no5)&quot;},{o:{minorSymbol:&quot;-&quot;,augSymbol:&quot;+&quot;,dimSymbol:&quot;unicode&quot;,unicodeHalfDiminished:true}, x:&quot;F#6/9sus4(no5)&quot;},{o:{unicodeAccidentals:true}, x:&quot;F♯6/9sus4(no5)&quot;},{o:{unicodeAccidentals:true,useFlats:true}, x:&quot;G♭6/9sus4(no5)&quot;}]," calcext:value-type="string">
            <text:p><text:s text:c="4"/>"F# D# G# B":[{o:{}, x:"F#6/9sus4(no5)"},{o:{useFlats:true}, x:"Gb6/9sus4(no5)"},{o:{majorSymbol:"M"}, x:"F#6/9sus4(no5)"},{o:{omitMajor:false}, x:"F#6/9sus4(no5)"},{o:{omitMinor:true}, x:"F#6/9sus4(no5)"},{o:{minorSymbol:"-",augSymbol:"+",dimSymbol:"unicode",unicodeHalfDiminished:true}, x:"F#6/9sus4(no5)"},{o:{unicodeAccidentals:true}, x:"F♯6/9sus4(no5)"},{o:{unicodeAccidentals:true,useFlats:true}, x:"G♭6/9sus4(no5)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 E</text:p>
          </table:table-cell>
          <table:table-cell office:value-type="string" calcext:value-type="string">
            <text:p>F#7sus</text:p>
          </table:table-cell>
          <table:table-cell office:value-type="string" calcext:value-type="string">
            <text:p>Gb7sus</text:p>
          </table:table-cell>
          <table:table-cell table:number-columns-repeated="4" office:value-type="string" calcext:value-type="string">
            <text:p>F#7sus</text:p>
          </table:table-cell>
          <table:table-cell office:value-type="string" calcext:value-type="string">
            <text:p>F♯7sus</text:p>
          </table:table-cell>
          <table:table-cell office:value-type="string" calcext:value-type="string">
            <text:p>G♭7sus</text:p>
          </table:table-cell>
          <table:table-cell table:formula="of:=CONCATENATE(&quot;    &quot;&quot;&quot;;[.A104];&quot;&quot;&quot;:[{o:&quot;;[.$B$1];&quot;, x:&quot;&quot;&quot;;[.B104];&quot;&quot;&quot;},{o:&quot;;[.$C$1];&quot;, x:&quot;&quot;&quot;;[.C104];&quot;&quot;&quot;},{o:&quot;;[.$D$1];&quot;, x:&quot;&quot;&quot;;[.D104];&quot;&quot;&quot;},{o:&quot;;[.$E$1];&quot;, x:&quot;&quot;&quot;;[.E104];&quot;&quot;&quot;},{o:&quot;;[.$F$1];&quot;, x:&quot;&quot;&quot;;[.F104];&quot;&quot;&quot;},{o:&quot;;[.$G$1];&quot;, x:&quot;&quot;&quot;;[.G104];&quot;&quot;&quot;},{o:&quot;;[.$H$1];&quot;, x:&quot;&quot;&quot;;[.H104];&quot;&quot;&quot;},{o:&quot;;[.$I$1];&quot;, x:&quot;&quot;&quot;;[.I104];&quot;&quot;&quot;}],&quot;)" office:value-type="string" office:string-value="    &quot;F# C# E&quot;:[{o:{}, x:&quot;F#7sus&quot;},{o:{useFlats:true}, x:&quot;Gb7sus&quot;},{o:{majorSymbol:&quot;M&quot;}, x:&quot;F#7sus&quot;},{o:{omitMajor:false}, x:&quot;F#7sus&quot;},{o:{omitMinor:true}, x:&quot;F#7sus&quot;},{o:{minorSymbol:&quot;-&quot;,augSymbol:&quot;+&quot;,dimSymbol:&quot;unicode&quot;,unicodeHalfDiminished:true}, x:&quot;F#7sus&quot;},{o:{unicodeAccidentals:true}, x:&quot;F♯7sus&quot;},{o:{unicodeAccidentals:true,useFlats:true}, x:&quot;G♭7sus&quot;}]," calcext:value-type="string">
            <text:p><text:s text:c="4"/>"F# C# E":[{o:{}, x:"F#7sus"},{o:{useFlats:true}, x:"Gb7sus"},{o:{majorSymbol:"M"}, x:"F#7sus"},{o:{omitMajor:false}, x:"F#7sus"},{o:{omitMinor:true}, x:"F#7sus"},{o:{minorSymbol:"-",augSymbol:"+",dimSymbol:"unicode",unicodeHalfDiminished:true}, x:"F#7sus"},{o:{unicodeAccidentals:true}, x:"F♯7sus"},{o:{unicodeAccidentals:true,useFlats:true}, x:"G♭7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 F</text:p>
          </table:table-cell>
          <table:table-cell office:value-type="string" calcext:value-type="string">
            <text:p>F#maj7sus</text:p>
          </table:table-cell>
          <table:table-cell office:value-type="string" calcext:value-type="string">
            <text:p>Gbmaj7sus</text:p>
          </table:table-cell>
          <table:table-cell office:value-type="string" calcext:value-type="string">
            <text:p>F#M7sus</text:p>
          </table:table-cell>
          <table:table-cell table:number-columns-repeated="3" office:value-type="string" calcext:value-type="string">
            <text:p>F#maj7sus</text:p>
          </table:table-cell>
          <table:table-cell office:value-type="string" calcext:value-type="string">
            <text:p>F♯maj7sus</text:p>
          </table:table-cell>
          <table:table-cell office:value-type="string" calcext:value-type="string">
            <text:p>G♭maj7sus</text:p>
          </table:table-cell>
          <table:table-cell table:formula="of:=CONCATENATE(&quot;    &quot;&quot;&quot;;[.A105];&quot;&quot;&quot;:[{o:&quot;;[.$B$1];&quot;, x:&quot;&quot;&quot;;[.B105];&quot;&quot;&quot;},{o:&quot;;[.$C$1];&quot;, x:&quot;&quot;&quot;;[.C105];&quot;&quot;&quot;},{o:&quot;;[.$D$1];&quot;, x:&quot;&quot;&quot;;[.D105];&quot;&quot;&quot;},{o:&quot;;[.$E$1];&quot;, x:&quot;&quot;&quot;;[.E105];&quot;&quot;&quot;},{o:&quot;;[.$F$1];&quot;, x:&quot;&quot;&quot;;[.F105];&quot;&quot;&quot;},{o:&quot;;[.$G$1];&quot;, x:&quot;&quot;&quot;;[.G105];&quot;&quot;&quot;},{o:&quot;;[.$H$1];&quot;, x:&quot;&quot;&quot;;[.H105];&quot;&quot;&quot;},{o:&quot;;[.$I$1];&quot;, x:&quot;&quot;&quot;;[.I105];&quot;&quot;&quot;}],&quot;)" office:value-type="string" office:string-value="    &quot;F# C# F&quot;:[{o:{}, x:&quot;F#maj7sus&quot;},{o:{useFlats:true}, x:&quot;Gbmaj7sus&quot;},{o:{majorSymbol:&quot;M&quot;}, x:&quot;F#M7sus&quot;},{o:{omitMajor:false}, x:&quot;F#maj7sus&quot;},{o:{omitMinor:true}, x:&quot;F#maj7sus&quot;},{o:{minorSymbol:&quot;-&quot;,augSymbol:&quot;+&quot;,dimSymbol:&quot;unicode&quot;,unicodeHalfDiminished:true}, x:&quot;F#maj7sus&quot;},{o:{unicodeAccidentals:true}, x:&quot;F♯maj7sus&quot;},{o:{unicodeAccidentals:true,useFlats:true}, x:&quot;G♭maj7sus&quot;}]," calcext:value-type="string">
            <text:p><text:s text:c="4"/>"F# C# F":[{o:{}, x:"F#maj7sus"},{o:{useFlats:true}, x:"Gbmaj7sus"},{o:{majorSymbol:"M"}, x:"F#M7sus"},{o:{omitMajor:false}, x:"F#maj7sus"},{o:{omitMinor:true}, x:"F#maj7sus"},{o:{minorSymbol:"-",augSymbol:"+",dimSymbol:"unicode",unicodeHalfDiminished:true}, x:"F#maj7sus"},{o:{unicodeAccidentals:true}, x:"F♯maj7sus"},{o:{unicodeAccidentals:true,useFlats:true}, x:"G♭maj7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 E G#</text:p>
          </table:table-cell>
          <table:table-cell office:value-type="string" calcext:value-type="string">
            <text:p>F#9sus</text:p>
          </table:table-cell>
          <table:table-cell office:value-type="string" calcext:value-type="string">
            <text:p>Gb9sus</text:p>
          </table:table-cell>
          <table:table-cell table:number-columns-repeated="4" office:value-type="string" calcext:value-type="string">
            <text:p>F#9sus</text:p>
          </table:table-cell>
          <table:table-cell office:value-type="string" calcext:value-type="string">
            <text:p>F♯9sus</text:p>
          </table:table-cell>
          <table:table-cell office:value-type="string" calcext:value-type="string">
            <text:p>G♭9sus</text:p>
          </table:table-cell>
          <table:table-cell table:formula="of:=CONCATENATE(&quot;    &quot;&quot;&quot;;[.A106];&quot;&quot;&quot;:[{o:&quot;;[.$B$1];&quot;, x:&quot;&quot;&quot;;[.B106];&quot;&quot;&quot;},{o:&quot;;[.$C$1];&quot;, x:&quot;&quot;&quot;;[.C106];&quot;&quot;&quot;},{o:&quot;;[.$D$1];&quot;, x:&quot;&quot;&quot;;[.D106];&quot;&quot;&quot;},{o:&quot;;[.$E$1];&quot;, x:&quot;&quot;&quot;;[.E106];&quot;&quot;&quot;},{o:&quot;;[.$F$1];&quot;, x:&quot;&quot;&quot;;[.F106];&quot;&quot;&quot;},{o:&quot;;[.$G$1];&quot;, x:&quot;&quot;&quot;;[.G106];&quot;&quot;&quot;},{o:&quot;;[.$H$1];&quot;, x:&quot;&quot;&quot;;[.H106];&quot;&quot;&quot;},{o:&quot;;[.$I$1];&quot;, x:&quot;&quot;&quot;;[.I106];&quot;&quot;&quot;}],&quot;)" office:value-type="string" office:string-value="    &quot;F# C# E G#&quot;:[{o:{}, x:&quot;F#9sus&quot;},{o:{useFlats:true}, x:&quot;Gb9sus&quot;},{o:{majorSymbol:&quot;M&quot;}, x:&quot;F#9sus&quot;},{o:{omitMajor:false}, x:&quot;F#9sus&quot;},{o:{omitMinor:true}, x:&quot;F#9sus&quot;},{o:{minorSymbol:&quot;-&quot;,augSymbol:&quot;+&quot;,dimSymbol:&quot;unicode&quot;,unicodeHalfDiminished:true}, x:&quot;F#9sus&quot;},{o:{unicodeAccidentals:true}, x:&quot;F♯9sus&quot;},{o:{unicodeAccidentals:true,useFlats:true}, x:&quot;G♭9sus&quot;}]," calcext:value-type="string">
            <text:p><text:s text:c="4"/>"F# C# E G#":[{o:{}, x:"F#9sus"},{o:{useFlats:true}, x:"Gb9sus"},{o:{majorSymbol:"M"}, x:"F#9sus"},{o:{omitMajor:false}, x:"F#9sus"},{o:{omitMinor:true}, x:"F#9sus"},{o:{minorSymbol:"-",augSymbol:"+",dimSymbol:"unicode",unicodeHalfDiminished:true}, x:"F#9sus"},{o:{unicodeAccidentals:true}, x:"F♯9sus"},{o:{unicodeAccidentals:true,useFlats:true}, x:"G♭9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 F G#</text:p>
          </table:table-cell>
          <table:table-cell office:value-type="string" calcext:value-type="string">
            <text:p>F#maj9sus</text:p>
          </table:table-cell>
          <table:table-cell office:value-type="string" calcext:value-type="string">
            <text:p>Gbmaj9sus</text:p>
          </table:table-cell>
          <table:table-cell office:value-type="string" calcext:value-type="string">
            <text:p>F#M9sus</text:p>
          </table:table-cell>
          <table:table-cell table:number-columns-repeated="3" office:value-type="string" calcext:value-type="string">
            <text:p>F#maj9sus</text:p>
          </table:table-cell>
          <table:table-cell office:value-type="string" calcext:value-type="string">
            <text:p>F♯maj9sus</text:p>
          </table:table-cell>
          <table:table-cell office:value-type="string" calcext:value-type="string">
            <text:p>G♭maj9sus</text:p>
          </table:table-cell>
          <table:table-cell table:formula="of:=CONCATENATE(&quot;    &quot;&quot;&quot;;[.A107];&quot;&quot;&quot;:[{o:&quot;;[.$B$1];&quot;, x:&quot;&quot;&quot;;[.B107];&quot;&quot;&quot;},{o:&quot;;[.$C$1];&quot;, x:&quot;&quot;&quot;;[.C107];&quot;&quot;&quot;},{o:&quot;;[.$D$1];&quot;, x:&quot;&quot;&quot;;[.D107];&quot;&quot;&quot;},{o:&quot;;[.$E$1];&quot;, x:&quot;&quot;&quot;;[.E107];&quot;&quot;&quot;},{o:&quot;;[.$F$1];&quot;, x:&quot;&quot;&quot;;[.F107];&quot;&quot;&quot;},{o:&quot;;[.$G$1];&quot;, x:&quot;&quot;&quot;;[.G107];&quot;&quot;&quot;},{o:&quot;;[.$H$1];&quot;, x:&quot;&quot;&quot;;[.H107];&quot;&quot;&quot;},{o:&quot;;[.$I$1];&quot;, x:&quot;&quot;&quot;;[.I107];&quot;&quot;&quot;}],&quot;)" office:value-type="string" office:string-value="    &quot;F# C# F G#&quot;:[{o:{}, x:&quot;F#maj9sus&quot;},{o:{useFlats:true}, x:&quot;Gbmaj9sus&quot;},{o:{majorSymbol:&quot;M&quot;}, x:&quot;F#M9sus&quot;},{o:{omitMajor:false}, x:&quot;F#maj9sus&quot;},{o:{omitMinor:true}, x:&quot;F#maj9sus&quot;},{o:{minorSymbol:&quot;-&quot;,augSymbol:&quot;+&quot;,dimSymbol:&quot;unicode&quot;,unicodeHalfDiminished:true}, x:&quot;F#maj9sus&quot;},{o:{unicodeAccidentals:true}, x:&quot;F♯maj9sus&quot;},{o:{unicodeAccidentals:true,useFlats:true}, x:&quot;G♭maj9sus&quot;}]," calcext:value-type="string">
            <text:p><text:s text:c="4"/>"F# C# F G#":[{o:{}, x:"F#maj9sus"},{o:{useFlats:true}, x:"Gbmaj9sus"},{o:{majorSymbol:"M"}, x:"F#M9sus"},{o:{omitMajor:false}, x:"F#maj9sus"},{o:{omitMinor:true}, x:"F#maj9sus"},{o:{minorSymbol:"-",augSymbol:"+",dimSymbol:"unicode",unicodeHalfDiminished:true}, x:"F#maj9sus"},{o:{unicodeAccidentals:true}, x:"F♯maj9sus"},{o:{unicodeAccidentals:true,useFlats:true}, x:"G♭maj9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 E G# B</text:p>
          </table:table-cell>
          <table:table-cell office:value-type="string" calcext:value-type="string">
            <text:p>F#11sus</text:p>
          </table:table-cell>
          <table:table-cell office:value-type="string" calcext:value-type="string">
            <text:p>Gb11sus</text:p>
          </table:table-cell>
          <table:table-cell table:number-columns-repeated="4" office:value-type="string" calcext:value-type="string">
            <text:p>F#11sus</text:p>
          </table:table-cell>
          <table:table-cell office:value-type="string" calcext:value-type="string">
            <text:p>F♯11sus</text:p>
          </table:table-cell>
          <table:table-cell office:value-type="string" calcext:value-type="string">
            <text:p>G♭11sus</text:p>
          </table:table-cell>
          <table:table-cell table:formula="of:=CONCATENATE(&quot;    &quot;&quot;&quot;;[.A108];&quot;&quot;&quot;:[{o:&quot;;[.$B$1];&quot;, x:&quot;&quot;&quot;;[.B108];&quot;&quot;&quot;},{o:&quot;;[.$C$1];&quot;, x:&quot;&quot;&quot;;[.C108];&quot;&quot;&quot;},{o:&quot;;[.$D$1];&quot;, x:&quot;&quot;&quot;;[.D108];&quot;&quot;&quot;},{o:&quot;;[.$E$1];&quot;, x:&quot;&quot;&quot;;[.E108];&quot;&quot;&quot;},{o:&quot;;[.$F$1];&quot;, x:&quot;&quot;&quot;;[.F108];&quot;&quot;&quot;},{o:&quot;;[.$G$1];&quot;, x:&quot;&quot;&quot;;[.G108];&quot;&quot;&quot;},{o:&quot;;[.$H$1];&quot;, x:&quot;&quot;&quot;;[.H108];&quot;&quot;&quot;},{o:&quot;;[.$I$1];&quot;, x:&quot;&quot;&quot;;[.I108];&quot;&quot;&quot;}],&quot;)" office:value-type="string" office:string-value="    &quot;F# C# E G# B&quot;:[{o:{}, x:&quot;F#11sus&quot;},{o:{useFlats:true}, x:&quot;Gb11sus&quot;},{o:{majorSymbol:&quot;M&quot;}, x:&quot;F#11sus&quot;},{o:{omitMajor:false}, x:&quot;F#11sus&quot;},{o:{omitMinor:true}, x:&quot;F#11sus&quot;},{o:{minorSymbol:&quot;-&quot;,augSymbol:&quot;+&quot;,dimSymbol:&quot;unicode&quot;,unicodeHalfDiminished:true}, x:&quot;F#11sus&quot;},{o:{unicodeAccidentals:true}, x:&quot;F♯11sus&quot;},{o:{unicodeAccidentals:true,useFlats:true}, x:&quot;G♭11sus&quot;}]," calcext:value-type="string">
            <text:p><text:s text:c="4"/>"F# C# E G# B":[{o:{}, x:"F#11sus"},{o:{useFlats:true}, x:"Gb11sus"},{o:{majorSymbol:"M"}, x:"F#11sus"},{o:{omitMajor:false}, x:"F#11sus"},{o:{omitMinor:true}, x:"F#11sus"},{o:{minorSymbol:"-",augSymbol:"+",dimSymbol:"unicode",unicodeHalfDiminished:true}, x:"F#11sus"},{o:{unicodeAccidentals:true}, x:"F♯11sus"},{o:{unicodeAccidentals:true,useFlats:true}, x:"G♭11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 E B</text:p>
          </table:table-cell>
          <table:table-cell office:value-type="string" calcext:value-type="string">
            <text:p>F#11sus</text:p>
          </table:table-cell>
          <table:table-cell office:value-type="string" calcext:value-type="string">
            <text:p>Gb11sus</text:p>
          </table:table-cell>
          <table:table-cell table:number-columns-repeated="4" office:value-type="string" calcext:value-type="string">
            <text:p>F#11sus</text:p>
          </table:table-cell>
          <table:table-cell office:value-type="string" calcext:value-type="string">
            <text:p>F♯11sus</text:p>
          </table:table-cell>
          <table:table-cell office:value-type="string" calcext:value-type="string">
            <text:p>G♭11sus</text:p>
          </table:table-cell>
          <table:table-cell table:formula="of:=CONCATENATE(&quot;    &quot;&quot;&quot;;[.A109];&quot;&quot;&quot;:[{o:&quot;;[.$B$1];&quot;, x:&quot;&quot;&quot;;[.B109];&quot;&quot;&quot;},{o:&quot;;[.$C$1];&quot;, x:&quot;&quot;&quot;;[.C109];&quot;&quot;&quot;},{o:&quot;;[.$D$1];&quot;, x:&quot;&quot;&quot;;[.D109];&quot;&quot;&quot;},{o:&quot;;[.$E$1];&quot;, x:&quot;&quot;&quot;;[.E109];&quot;&quot;&quot;},{o:&quot;;[.$F$1];&quot;, x:&quot;&quot;&quot;;[.F109];&quot;&quot;&quot;},{o:&quot;;[.$G$1];&quot;, x:&quot;&quot;&quot;;[.G109];&quot;&quot;&quot;},{o:&quot;;[.$H$1];&quot;, x:&quot;&quot;&quot;;[.H109];&quot;&quot;&quot;},{o:&quot;;[.$I$1];&quot;, x:&quot;&quot;&quot;;[.I109];&quot;&quot;&quot;}],&quot;)" office:value-type="string" office:string-value="    &quot;F# C# E B&quot;:[{o:{}, x:&quot;F#11sus&quot;},{o:{useFlats:true}, x:&quot;Gb11sus&quot;},{o:{majorSymbol:&quot;M&quot;}, x:&quot;F#11sus&quot;},{o:{omitMajor:false}, x:&quot;F#11sus&quot;},{o:{omitMinor:true}, x:&quot;F#11sus&quot;},{o:{minorSymbol:&quot;-&quot;,augSymbol:&quot;+&quot;,dimSymbol:&quot;unicode&quot;,unicodeHalfDiminished:true}, x:&quot;F#11sus&quot;},{o:{unicodeAccidentals:true}, x:&quot;F♯11sus&quot;},{o:{unicodeAccidentals:true,useFlats:true}, x:&quot;G♭11sus&quot;}]," calcext:value-type="string">
            <text:p><text:s text:c="4"/>"F# C# E B":[{o:{}, x:"F#11sus"},{o:{useFlats:true}, x:"Gb11sus"},{o:{majorSymbol:"M"}, x:"F#11sus"},{o:{omitMajor:false}, x:"F#11sus"},{o:{omitMinor:true}, x:"F#11sus"},{o:{minorSymbol:"-",augSymbol:"+",dimSymbol:"unicode",unicodeHalfDiminished:true}, x:"F#11sus"},{o:{unicodeAccidentals:true}, x:"F♯11sus"},{o:{unicodeAccidentals:true,useFlats:true}, x:"G♭11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 F G# B</text:p>
          </table:table-cell>
          <table:table-cell office:value-type="string" calcext:value-type="string">
            <text:p>F#maj11sus</text:p>
          </table:table-cell>
          <table:table-cell office:value-type="string" calcext:value-type="string">
            <text:p>Gbmaj11sus</text:p>
          </table:table-cell>
          <table:table-cell office:value-type="string" calcext:value-type="string">
            <text:p>F#M11sus</text:p>
          </table:table-cell>
          <table:table-cell table:number-columns-repeated="3" office:value-type="string" calcext:value-type="string">
            <text:p>F#maj11sus</text:p>
          </table:table-cell>
          <table:table-cell office:value-type="string" calcext:value-type="string">
            <text:p>F♯maj11sus</text:p>
          </table:table-cell>
          <table:table-cell office:value-type="string" calcext:value-type="string">
            <text:p>G♭maj11sus</text:p>
          </table:table-cell>
          <table:table-cell table:formula="of:=CONCATENATE(&quot;    &quot;&quot;&quot;;[.A110];&quot;&quot;&quot;:[{o:&quot;;[.$B$1];&quot;, x:&quot;&quot;&quot;;[.B110];&quot;&quot;&quot;},{o:&quot;;[.$C$1];&quot;, x:&quot;&quot;&quot;;[.C110];&quot;&quot;&quot;},{o:&quot;;[.$D$1];&quot;, x:&quot;&quot;&quot;;[.D110];&quot;&quot;&quot;},{o:&quot;;[.$E$1];&quot;, x:&quot;&quot;&quot;;[.E110];&quot;&quot;&quot;},{o:&quot;;[.$F$1];&quot;, x:&quot;&quot;&quot;;[.F110];&quot;&quot;&quot;},{o:&quot;;[.$G$1];&quot;, x:&quot;&quot;&quot;;[.G110];&quot;&quot;&quot;},{o:&quot;;[.$H$1];&quot;, x:&quot;&quot;&quot;;[.H110];&quot;&quot;&quot;},{o:&quot;;[.$I$1];&quot;, x:&quot;&quot;&quot;;[.I110];&quot;&quot;&quot;}],&quot;)" office:value-type="string" office:string-value="    &quot;F# C# F G# B&quot;:[{o:{}, x:&quot;F#maj11sus&quot;},{o:{useFlats:true}, x:&quot;Gbmaj11sus&quot;},{o:{majorSymbol:&quot;M&quot;}, x:&quot;F#M11sus&quot;},{o:{omitMajor:false}, x:&quot;F#maj11sus&quot;},{o:{omitMinor:true}, x:&quot;F#maj11sus&quot;},{o:{minorSymbol:&quot;-&quot;,augSymbol:&quot;+&quot;,dimSymbol:&quot;unicode&quot;,unicodeHalfDiminished:true}, x:&quot;F#maj11sus&quot;},{o:{unicodeAccidentals:true}, x:&quot;F♯maj11sus&quot;},{o:{unicodeAccidentals:true,useFlats:true}, x:&quot;G♭maj11sus&quot;}]," calcext:value-type="string">
            <text:p><text:s text:c="4"/>"F# C# F G# B":[{o:{}, x:"F#maj11sus"},{o:{useFlats:true}, x:"Gbmaj11sus"},{o:{majorSymbol:"M"}, x:"F#M11sus"},{o:{omitMajor:false}, x:"F#maj11sus"},{o:{omitMinor:true}, x:"F#maj11sus"},{o:{minorSymbol:"-",augSymbol:"+",dimSymbol:"unicode",unicodeHalfDiminished:true}, x:"F#maj11sus"},{o:{unicodeAccidentals:true}, x:"F♯maj11sus"},{o:{unicodeAccidentals:true,useFlats:true}, x:"G♭maj11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 F B</text:p>
          </table:table-cell>
          <table:table-cell office:value-type="string" calcext:value-type="string">
            <text:p>F#maj11sus</text:p>
          </table:table-cell>
          <table:table-cell office:value-type="string" calcext:value-type="string">
            <text:p>Gbmaj11sus</text:p>
          </table:table-cell>
          <table:table-cell office:value-type="string" calcext:value-type="string">
            <text:p>F#M11sus</text:p>
          </table:table-cell>
          <table:table-cell table:number-columns-repeated="3" office:value-type="string" calcext:value-type="string">
            <text:p>F#maj11sus</text:p>
          </table:table-cell>
          <table:table-cell office:value-type="string" calcext:value-type="string">
            <text:p>F♯maj11sus</text:p>
          </table:table-cell>
          <table:table-cell office:value-type="string" calcext:value-type="string">
            <text:p>G♭maj11sus</text:p>
          </table:table-cell>
          <table:table-cell table:formula="of:=CONCATENATE(&quot;    &quot;&quot;&quot;;[.A111];&quot;&quot;&quot;:[{o:&quot;;[.$B$1];&quot;, x:&quot;&quot;&quot;;[.B111];&quot;&quot;&quot;},{o:&quot;;[.$C$1];&quot;, x:&quot;&quot;&quot;;[.C111];&quot;&quot;&quot;},{o:&quot;;[.$D$1];&quot;, x:&quot;&quot;&quot;;[.D111];&quot;&quot;&quot;},{o:&quot;;[.$E$1];&quot;, x:&quot;&quot;&quot;;[.E111];&quot;&quot;&quot;},{o:&quot;;[.$F$1];&quot;, x:&quot;&quot;&quot;;[.F111];&quot;&quot;&quot;},{o:&quot;;[.$G$1];&quot;, x:&quot;&quot;&quot;;[.G111];&quot;&quot;&quot;},{o:&quot;;[.$H$1];&quot;, x:&quot;&quot;&quot;;[.H111];&quot;&quot;&quot;},{o:&quot;;[.$I$1];&quot;, x:&quot;&quot;&quot;;[.I111];&quot;&quot;&quot;}],&quot;)" office:value-type="string" office:string-value="    &quot;F# C# F B&quot;:[{o:{}, x:&quot;F#maj11sus&quot;},{o:{useFlats:true}, x:&quot;Gbmaj11sus&quot;},{o:{majorSymbol:&quot;M&quot;}, x:&quot;F#M11sus&quot;},{o:{omitMajor:false}, x:&quot;F#maj11sus&quot;},{o:{omitMinor:true}, x:&quot;F#maj11sus&quot;},{o:{minorSymbol:&quot;-&quot;,augSymbol:&quot;+&quot;,dimSymbol:&quot;unicode&quot;,unicodeHalfDiminished:true}, x:&quot;F#maj11sus&quot;},{o:{unicodeAccidentals:true}, x:&quot;F♯maj11sus&quot;},{o:{unicodeAccidentals:true,useFlats:true}, x:&quot;G♭maj11sus&quot;}]," calcext:value-type="string">
            <text:p><text:s text:c="4"/>"F# C# F B":[{o:{}, x:"F#maj11sus"},{o:{useFlats:true}, x:"Gbmaj11sus"},{o:{majorSymbol:"M"}, x:"F#M11sus"},{o:{omitMajor:false}, x:"F#maj11sus"},{o:{omitMinor:true}, x:"F#maj11sus"},{o:{minorSymbol:"-",augSymbol:"+",dimSymbol:"unicode",unicodeHalfDiminished:true}, x:"F#maj11sus"},{o:{unicodeAccidentals:true}, x:"F♯maj11sus"},{o:{unicodeAccidentals:true,useFlats:true}, x:"G♭maj11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 E G# B D#</text:p>
          </table:table-cell>
          <table:table-cell office:value-type="string" calcext:value-type="string">
            <text:p>F#13sus</text:p>
          </table:table-cell>
          <table:table-cell office:value-type="string" calcext:value-type="string">
            <text:p>Gb13sus</text:p>
          </table:table-cell>
          <table:table-cell table:number-columns-repeated="4" office:value-type="string" calcext:value-type="string">
            <text:p>F#13sus</text:p>
          </table:table-cell>
          <table:table-cell office:value-type="string" calcext:value-type="string">
            <text:p>F♯13sus</text:p>
          </table:table-cell>
          <table:table-cell office:value-type="string" calcext:value-type="string">
            <text:p>G♭13sus</text:p>
          </table:table-cell>
          <table:table-cell table:formula="of:=CONCATENATE(&quot;    &quot;&quot;&quot;;[.A112];&quot;&quot;&quot;:[{o:&quot;;[.$B$1];&quot;, x:&quot;&quot;&quot;;[.B112];&quot;&quot;&quot;},{o:&quot;;[.$C$1];&quot;, x:&quot;&quot;&quot;;[.C112];&quot;&quot;&quot;},{o:&quot;;[.$D$1];&quot;, x:&quot;&quot;&quot;;[.D112];&quot;&quot;&quot;},{o:&quot;;[.$E$1];&quot;, x:&quot;&quot;&quot;;[.E112];&quot;&quot;&quot;},{o:&quot;;[.$F$1];&quot;, x:&quot;&quot;&quot;;[.F112];&quot;&quot;&quot;},{o:&quot;;[.$G$1];&quot;, x:&quot;&quot;&quot;;[.G112];&quot;&quot;&quot;},{o:&quot;;[.$H$1];&quot;, x:&quot;&quot;&quot;;[.H112];&quot;&quot;&quot;},{o:&quot;;[.$I$1];&quot;, x:&quot;&quot;&quot;;[.I112];&quot;&quot;&quot;}],&quot;)" office:value-type="string" office:string-value="    &quot;F# C# E G# B D#&quot;:[{o:{}, x:&quot;F#13sus&quot;},{o:{useFlats:true}, x:&quot;Gb13sus&quot;},{o:{majorSymbol:&quot;M&quot;}, x:&quot;F#13sus&quot;},{o:{omitMajor:false}, x:&quot;F#13sus&quot;},{o:{omitMinor:true}, x:&quot;F#13sus&quot;},{o:{minorSymbol:&quot;-&quot;,augSymbol:&quot;+&quot;,dimSymbol:&quot;unicode&quot;,unicodeHalfDiminished:true}, x:&quot;F#13sus&quot;},{o:{unicodeAccidentals:true}, x:&quot;F♯13sus&quot;},{o:{unicodeAccidentals:true,useFlats:true}, x:&quot;G♭13sus&quot;}]," calcext:value-type="string">
            <text:p><text:s text:c="4"/>"F# C# E G# B D#":[{o:{}, x:"F#13sus"},{o:{useFlats:true}, x:"Gb13sus"},{o:{majorSymbol:"M"}, x:"F#13sus"},{o:{omitMajor:false}, x:"F#13sus"},{o:{omitMinor:true}, x:"F#13sus"},{o:{minorSymbol:"-",augSymbol:"+",dimSymbol:"unicode",unicodeHalfDiminished:true}, x:"F#13sus"},{o:{unicodeAccidentals:true}, x:"F♯13sus"},{o:{unicodeAccidentals:true,useFlats:true}, x:"G♭13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 E G# D#</text:p>
          </table:table-cell>
          <table:table-cell office:value-type="string" calcext:value-type="string">
            <text:p>F#13sus</text:p>
          </table:table-cell>
          <table:table-cell office:value-type="string" calcext:value-type="string">
            <text:p>Gb13sus</text:p>
          </table:table-cell>
          <table:table-cell table:number-columns-repeated="4" office:value-type="string" calcext:value-type="string">
            <text:p>F#13sus</text:p>
          </table:table-cell>
          <table:table-cell office:value-type="string" calcext:value-type="string">
            <text:p>F♯13sus</text:p>
          </table:table-cell>
          <table:table-cell office:value-type="string" calcext:value-type="string">
            <text:p>G♭13sus</text:p>
          </table:table-cell>
          <table:table-cell table:formula="of:=CONCATENATE(&quot;    &quot;&quot;&quot;;[.A113];&quot;&quot;&quot;:[{o:&quot;;[.$B$1];&quot;, x:&quot;&quot;&quot;;[.B113];&quot;&quot;&quot;},{o:&quot;;[.$C$1];&quot;, x:&quot;&quot;&quot;;[.C113];&quot;&quot;&quot;},{o:&quot;;[.$D$1];&quot;, x:&quot;&quot;&quot;;[.D113];&quot;&quot;&quot;},{o:&quot;;[.$E$1];&quot;, x:&quot;&quot;&quot;;[.E113];&quot;&quot;&quot;},{o:&quot;;[.$F$1];&quot;, x:&quot;&quot;&quot;;[.F113];&quot;&quot;&quot;},{o:&quot;;[.$G$1];&quot;, x:&quot;&quot;&quot;;[.G113];&quot;&quot;&quot;},{o:&quot;;[.$H$1];&quot;, x:&quot;&quot;&quot;;[.H113];&quot;&quot;&quot;},{o:&quot;;[.$I$1];&quot;, x:&quot;&quot;&quot;;[.I113];&quot;&quot;&quot;}],&quot;)" office:value-type="string" office:string-value="    &quot;F# C# E G# D#&quot;:[{o:{}, x:&quot;F#13sus&quot;},{o:{useFlats:true}, x:&quot;Gb13sus&quot;},{o:{majorSymbol:&quot;M&quot;}, x:&quot;F#13sus&quot;},{o:{omitMajor:false}, x:&quot;F#13sus&quot;},{o:{omitMinor:true}, x:&quot;F#13sus&quot;},{o:{minorSymbol:&quot;-&quot;,augSymbol:&quot;+&quot;,dimSymbol:&quot;unicode&quot;,unicodeHalfDiminished:true}, x:&quot;F#13sus&quot;},{o:{unicodeAccidentals:true}, x:&quot;F♯13sus&quot;},{o:{unicodeAccidentals:true,useFlats:true}, x:&quot;G♭13sus&quot;}]," calcext:value-type="string">
            <text:p><text:s text:c="4"/>"F# C# E G# D#":[{o:{}, x:"F#13sus"},{o:{useFlats:true}, x:"Gb13sus"},{o:{majorSymbol:"M"}, x:"F#13sus"},{o:{omitMajor:false}, x:"F#13sus"},{o:{omitMinor:true}, x:"F#13sus"},{o:{minorSymbol:"-",augSymbol:"+",dimSymbol:"unicode",unicodeHalfDiminished:true}, x:"F#13sus"},{o:{unicodeAccidentals:true}, x:"F♯13sus"},{o:{unicodeAccidentals:true,useFlats:true}, x:"G♭13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 E B D#</text:p>
          </table:table-cell>
          <table:table-cell office:value-type="string" calcext:value-type="string">
            <text:p>F#13sus</text:p>
          </table:table-cell>
          <table:table-cell office:value-type="string" calcext:value-type="string">
            <text:p>Gb13sus</text:p>
          </table:table-cell>
          <table:table-cell table:number-columns-repeated="4" office:value-type="string" calcext:value-type="string">
            <text:p>F#13sus</text:p>
          </table:table-cell>
          <table:table-cell office:value-type="string" calcext:value-type="string">
            <text:p>F♯13sus</text:p>
          </table:table-cell>
          <table:table-cell office:value-type="string" calcext:value-type="string">
            <text:p>G♭13sus</text:p>
          </table:table-cell>
          <table:table-cell table:formula="of:=CONCATENATE(&quot;    &quot;&quot;&quot;;[.A114];&quot;&quot;&quot;:[{o:&quot;;[.$B$1];&quot;, x:&quot;&quot;&quot;;[.B114];&quot;&quot;&quot;},{o:&quot;;[.$C$1];&quot;, x:&quot;&quot;&quot;;[.C114];&quot;&quot;&quot;},{o:&quot;;[.$D$1];&quot;, x:&quot;&quot;&quot;;[.D114];&quot;&quot;&quot;},{o:&quot;;[.$E$1];&quot;, x:&quot;&quot;&quot;;[.E114];&quot;&quot;&quot;},{o:&quot;;[.$F$1];&quot;, x:&quot;&quot;&quot;;[.F114];&quot;&quot;&quot;},{o:&quot;;[.$G$1];&quot;, x:&quot;&quot;&quot;;[.G114];&quot;&quot;&quot;},{o:&quot;;[.$H$1];&quot;, x:&quot;&quot;&quot;;[.H114];&quot;&quot;&quot;},{o:&quot;;[.$I$1];&quot;, x:&quot;&quot;&quot;;[.I114];&quot;&quot;&quot;}],&quot;)" office:value-type="string" office:string-value="    &quot;F# C# E B D#&quot;:[{o:{}, x:&quot;F#13sus&quot;},{o:{useFlats:true}, x:&quot;Gb13sus&quot;},{o:{majorSymbol:&quot;M&quot;}, x:&quot;F#13sus&quot;},{o:{omitMajor:false}, x:&quot;F#13sus&quot;},{o:{omitMinor:true}, x:&quot;F#13sus&quot;},{o:{minorSymbol:&quot;-&quot;,augSymbol:&quot;+&quot;,dimSymbol:&quot;unicode&quot;,unicodeHalfDiminished:true}, x:&quot;F#13sus&quot;},{o:{unicodeAccidentals:true}, x:&quot;F♯13sus&quot;},{o:{unicodeAccidentals:true,useFlats:true}, x:&quot;G♭13sus&quot;}]," calcext:value-type="string">
            <text:p><text:s text:c="4"/>"F# C# E B D#":[{o:{}, x:"F#13sus"},{o:{useFlats:true}, x:"Gb13sus"},{o:{majorSymbol:"M"}, x:"F#13sus"},{o:{omitMajor:false}, x:"F#13sus"},{o:{omitMinor:true}, x:"F#13sus"},{o:{minorSymbol:"-",augSymbol:"+",dimSymbol:"unicode",unicodeHalfDiminished:true}, x:"F#13sus"},{o:{unicodeAccidentals:true}, x:"F♯13sus"},{o:{unicodeAccidentals:true,useFlats:true}, x:"G♭13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 E D#</text:p>
          </table:table-cell>
          <table:table-cell office:value-type="string" calcext:value-type="string">
            <text:p>F#13sus</text:p>
          </table:table-cell>
          <table:table-cell office:value-type="string" calcext:value-type="string">
            <text:p>Gb13sus</text:p>
          </table:table-cell>
          <table:table-cell table:number-columns-repeated="4" office:value-type="string" calcext:value-type="string">
            <text:p>F#13sus</text:p>
          </table:table-cell>
          <table:table-cell office:value-type="string" calcext:value-type="string">
            <text:p>F♯13sus</text:p>
          </table:table-cell>
          <table:table-cell office:value-type="string" calcext:value-type="string">
            <text:p>G♭13sus</text:p>
          </table:table-cell>
          <table:table-cell table:formula="of:=CONCATENATE(&quot;    &quot;&quot;&quot;;[.A115];&quot;&quot;&quot;:[{o:&quot;;[.$B$1];&quot;, x:&quot;&quot;&quot;;[.B115];&quot;&quot;&quot;},{o:&quot;;[.$C$1];&quot;, x:&quot;&quot;&quot;;[.C115];&quot;&quot;&quot;},{o:&quot;;[.$D$1];&quot;, x:&quot;&quot;&quot;;[.D115];&quot;&quot;&quot;},{o:&quot;;[.$E$1];&quot;, x:&quot;&quot;&quot;;[.E115];&quot;&quot;&quot;},{o:&quot;;[.$F$1];&quot;, x:&quot;&quot;&quot;;[.F115];&quot;&quot;&quot;},{o:&quot;;[.$G$1];&quot;, x:&quot;&quot;&quot;;[.G115];&quot;&quot;&quot;},{o:&quot;;[.$H$1];&quot;, x:&quot;&quot;&quot;;[.H115];&quot;&quot;&quot;},{o:&quot;;[.$I$1];&quot;, x:&quot;&quot;&quot;;[.I115];&quot;&quot;&quot;}],&quot;)" office:value-type="string" office:string-value="    &quot;F# C# E D#&quot;:[{o:{}, x:&quot;F#13sus&quot;},{o:{useFlats:true}, x:&quot;Gb13sus&quot;},{o:{majorSymbol:&quot;M&quot;}, x:&quot;F#13sus&quot;},{o:{omitMajor:false}, x:&quot;F#13sus&quot;},{o:{omitMinor:true}, x:&quot;F#13sus&quot;},{o:{minorSymbol:&quot;-&quot;,augSymbol:&quot;+&quot;,dimSymbol:&quot;unicode&quot;,unicodeHalfDiminished:true}, x:&quot;F#13sus&quot;},{o:{unicodeAccidentals:true}, x:&quot;F♯13sus&quot;},{o:{unicodeAccidentals:true,useFlats:true}, x:&quot;G♭13sus&quot;}]," calcext:value-type="string">
            <text:p><text:s text:c="4"/>"F# C# E D#":[{o:{}, x:"F#13sus"},{o:{useFlats:true}, x:"Gb13sus"},{o:{majorSymbol:"M"}, x:"F#13sus"},{o:{omitMajor:false}, x:"F#13sus"},{o:{omitMinor:true}, x:"F#13sus"},{o:{minorSymbol:"-",augSymbol:"+",dimSymbol:"unicode",unicodeHalfDiminished:true}, x:"F#13sus"},{o:{unicodeAccidentals:true}, x:"F♯13sus"},{o:{unicodeAccidentals:true,useFlats:true}, x:"G♭13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 F G# B D#</text:p>
          </table:table-cell>
          <table:table-cell office:value-type="string" calcext:value-type="string">
            <text:p>F#maj13sus</text:p>
          </table:table-cell>
          <table:table-cell office:value-type="string" calcext:value-type="string">
            <text:p>Gbmaj13sus</text:p>
          </table:table-cell>
          <table:table-cell office:value-type="string" calcext:value-type="string">
            <text:p>F#M13sus</text:p>
          </table:table-cell>
          <table:table-cell table:number-columns-repeated="3" office:value-type="string" calcext:value-type="string">
            <text:p>F#maj13sus</text:p>
          </table:table-cell>
          <table:table-cell office:value-type="string" calcext:value-type="string">
            <text:p>F♯maj13sus</text:p>
          </table:table-cell>
          <table:table-cell office:value-type="string" calcext:value-type="string">
            <text:p>G♭maj13sus</text:p>
          </table:table-cell>
          <table:table-cell table:formula="of:=CONCATENATE(&quot;    &quot;&quot;&quot;;[.A116];&quot;&quot;&quot;:[{o:&quot;;[.$B$1];&quot;, x:&quot;&quot;&quot;;[.B116];&quot;&quot;&quot;},{o:&quot;;[.$C$1];&quot;, x:&quot;&quot;&quot;;[.C116];&quot;&quot;&quot;},{o:&quot;;[.$D$1];&quot;, x:&quot;&quot;&quot;;[.D116];&quot;&quot;&quot;},{o:&quot;;[.$E$1];&quot;, x:&quot;&quot;&quot;;[.E116];&quot;&quot;&quot;},{o:&quot;;[.$F$1];&quot;, x:&quot;&quot;&quot;;[.F116];&quot;&quot;&quot;},{o:&quot;;[.$G$1];&quot;, x:&quot;&quot;&quot;;[.G116];&quot;&quot;&quot;},{o:&quot;;[.$H$1];&quot;, x:&quot;&quot;&quot;;[.H116];&quot;&quot;&quot;},{o:&quot;;[.$I$1];&quot;, x:&quot;&quot;&quot;;[.I116];&quot;&quot;&quot;}],&quot;)" office:value-type="string" office:string-value="    &quot;F# C# F G# B D#&quot;:[{o:{}, x:&quot;F#maj13sus&quot;},{o:{useFlats:true}, x:&quot;Gbmaj13sus&quot;},{o:{majorSymbol:&quot;M&quot;}, x:&quot;F#M13sus&quot;},{o:{omitMajor:false}, x:&quot;F#maj13sus&quot;},{o:{omitMinor:true}, x:&quot;F#maj13sus&quot;},{o:{minorSymbol:&quot;-&quot;,augSymbol:&quot;+&quot;,dimSymbol:&quot;unicode&quot;,unicodeHalfDiminished:true}, x:&quot;F#maj13sus&quot;},{o:{unicodeAccidentals:true}, x:&quot;F♯maj13sus&quot;},{o:{unicodeAccidentals:true,useFlats:true}, x:&quot;G♭maj13sus&quot;}]," calcext:value-type="string">
            <text:p><text:s text:c="4"/>"F# C# F G# B D#":[{o:{}, x:"F#maj13sus"},{o:{useFlats:true}, x:"Gbmaj13sus"},{o:{majorSymbol:"M"}, x:"F#M13sus"},{o:{omitMajor:false}, x:"F#maj13sus"},{o:{omitMinor:true}, x:"F#maj13sus"},{o:{minorSymbol:"-",augSymbol:"+",dimSymbol:"unicode",unicodeHalfDiminished:true}, x:"F#maj13sus"},{o:{unicodeAccidentals:true}, x:"F♯maj13sus"},{o:{unicodeAccidentals:true,useFlats:true}, x:"G♭maj13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 F G# D#</text:p>
          </table:table-cell>
          <table:table-cell office:value-type="string" calcext:value-type="string">
            <text:p>F#maj13sus</text:p>
          </table:table-cell>
          <table:table-cell office:value-type="string" calcext:value-type="string">
            <text:p>Gbmaj13sus</text:p>
          </table:table-cell>
          <table:table-cell office:value-type="string" calcext:value-type="string">
            <text:p>F#M13sus</text:p>
          </table:table-cell>
          <table:table-cell table:number-columns-repeated="3" office:value-type="string" calcext:value-type="string">
            <text:p>F#maj13sus</text:p>
          </table:table-cell>
          <table:table-cell office:value-type="string" calcext:value-type="string">
            <text:p>F♯maj13sus</text:p>
          </table:table-cell>
          <table:table-cell office:value-type="string" calcext:value-type="string">
            <text:p>G♭maj13sus</text:p>
          </table:table-cell>
          <table:table-cell table:formula="of:=CONCATENATE(&quot;    &quot;&quot;&quot;;[.A117];&quot;&quot;&quot;:[{o:&quot;;[.$B$1];&quot;, x:&quot;&quot;&quot;;[.B117];&quot;&quot;&quot;},{o:&quot;;[.$C$1];&quot;, x:&quot;&quot;&quot;;[.C117];&quot;&quot;&quot;},{o:&quot;;[.$D$1];&quot;, x:&quot;&quot;&quot;;[.D117];&quot;&quot;&quot;},{o:&quot;;[.$E$1];&quot;, x:&quot;&quot;&quot;;[.E117];&quot;&quot;&quot;},{o:&quot;;[.$F$1];&quot;, x:&quot;&quot;&quot;;[.F117];&quot;&quot;&quot;},{o:&quot;;[.$G$1];&quot;, x:&quot;&quot;&quot;;[.G117];&quot;&quot;&quot;},{o:&quot;;[.$H$1];&quot;, x:&quot;&quot;&quot;;[.H117];&quot;&quot;&quot;},{o:&quot;;[.$I$1];&quot;, x:&quot;&quot;&quot;;[.I117];&quot;&quot;&quot;}],&quot;)" office:value-type="string" office:string-value="    &quot;F# C# F G# D#&quot;:[{o:{}, x:&quot;F#maj13sus&quot;},{o:{useFlats:true}, x:&quot;Gbmaj13sus&quot;},{o:{majorSymbol:&quot;M&quot;}, x:&quot;F#M13sus&quot;},{o:{omitMajor:false}, x:&quot;F#maj13sus&quot;},{o:{omitMinor:true}, x:&quot;F#maj13sus&quot;},{o:{minorSymbol:&quot;-&quot;,augSymbol:&quot;+&quot;,dimSymbol:&quot;unicode&quot;,unicodeHalfDiminished:true}, x:&quot;F#maj13sus&quot;},{o:{unicodeAccidentals:true}, x:&quot;F♯maj13sus&quot;},{o:{unicodeAccidentals:true,useFlats:true}, x:&quot;G♭maj13sus&quot;}]," calcext:value-type="string">
            <text:p><text:s text:c="4"/>"F# C# F G# D#":[{o:{}, x:"F#maj13sus"},{o:{useFlats:true}, x:"Gbmaj13sus"},{o:{majorSymbol:"M"}, x:"F#M13sus"},{o:{omitMajor:false}, x:"F#maj13sus"},{o:{omitMinor:true}, x:"F#maj13sus"},{o:{minorSymbol:"-",augSymbol:"+",dimSymbol:"unicode",unicodeHalfDiminished:true}, x:"F#maj13sus"},{o:{unicodeAccidentals:true}, x:"F♯maj13sus"},{o:{unicodeAccidentals:true,useFlats:true}, x:"G♭maj13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 F B D#</text:p>
          </table:table-cell>
          <table:table-cell office:value-type="string" calcext:value-type="string">
            <text:p>F#maj13sus</text:p>
          </table:table-cell>
          <table:table-cell office:value-type="string" calcext:value-type="string">
            <text:p>Gbmaj13sus</text:p>
          </table:table-cell>
          <table:table-cell office:value-type="string" calcext:value-type="string">
            <text:p>F#M13sus</text:p>
          </table:table-cell>
          <table:table-cell table:number-columns-repeated="3" office:value-type="string" calcext:value-type="string">
            <text:p>F#maj13sus</text:p>
          </table:table-cell>
          <table:table-cell office:value-type="string" calcext:value-type="string">
            <text:p>F♯maj13sus</text:p>
          </table:table-cell>
          <table:table-cell office:value-type="string" calcext:value-type="string">
            <text:p>G♭maj13sus</text:p>
          </table:table-cell>
          <table:table-cell table:formula="of:=CONCATENATE(&quot;    &quot;&quot;&quot;;[.A118];&quot;&quot;&quot;:[{o:&quot;;[.$B$1];&quot;, x:&quot;&quot;&quot;;[.B118];&quot;&quot;&quot;},{o:&quot;;[.$C$1];&quot;, x:&quot;&quot;&quot;;[.C118];&quot;&quot;&quot;},{o:&quot;;[.$D$1];&quot;, x:&quot;&quot;&quot;;[.D118];&quot;&quot;&quot;},{o:&quot;;[.$E$1];&quot;, x:&quot;&quot;&quot;;[.E118];&quot;&quot;&quot;},{o:&quot;;[.$F$1];&quot;, x:&quot;&quot;&quot;;[.F118];&quot;&quot;&quot;},{o:&quot;;[.$G$1];&quot;, x:&quot;&quot;&quot;;[.G118];&quot;&quot;&quot;},{o:&quot;;[.$H$1];&quot;, x:&quot;&quot;&quot;;[.H118];&quot;&quot;&quot;},{o:&quot;;[.$I$1];&quot;, x:&quot;&quot;&quot;;[.I118];&quot;&quot;&quot;}],&quot;)" office:value-type="string" office:string-value="    &quot;F# C# F B D#&quot;:[{o:{}, x:&quot;F#maj13sus&quot;},{o:{useFlats:true}, x:&quot;Gbmaj13sus&quot;},{o:{majorSymbol:&quot;M&quot;}, x:&quot;F#M13sus&quot;},{o:{omitMajor:false}, x:&quot;F#maj13sus&quot;},{o:{omitMinor:true}, x:&quot;F#maj13sus&quot;},{o:{minorSymbol:&quot;-&quot;,augSymbol:&quot;+&quot;,dimSymbol:&quot;unicode&quot;,unicodeHalfDiminished:true}, x:&quot;F#maj13sus&quot;},{o:{unicodeAccidentals:true}, x:&quot;F♯maj13sus&quot;},{o:{unicodeAccidentals:true,useFlats:true}, x:&quot;G♭maj13sus&quot;}]," calcext:value-type="string">
            <text:p><text:s text:c="4"/>"F# C# F B D#":[{o:{}, x:"F#maj13sus"},{o:{useFlats:true}, x:"Gbmaj13sus"},{o:{majorSymbol:"M"}, x:"F#M13sus"},{o:{omitMajor:false}, x:"F#maj13sus"},{o:{omitMinor:true}, x:"F#maj13sus"},{o:{minorSymbol:"-",augSymbol:"+",dimSymbol:"unicode",unicodeHalfDiminished:true}, x:"F#maj13sus"},{o:{unicodeAccidentals:true}, x:"F♯maj13sus"},{o:{unicodeAccidentals:true,useFlats:true}, x:"G♭maj13sus"}],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# C# F D#</text:p>
          </table:table-cell>
          <table:table-cell office:value-type="string" calcext:value-type="string">
            <text:p>F#maj13sus</text:p>
          </table:table-cell>
          <table:table-cell office:value-type="string" calcext:value-type="string">
            <text:p>Gbmaj13sus</text:p>
          </table:table-cell>
          <table:table-cell office:value-type="string" calcext:value-type="string">
            <text:p>F#M13sus</text:p>
          </table:table-cell>
          <table:table-cell table:number-columns-repeated="3" office:value-type="string" calcext:value-type="string">
            <text:p>F#maj13sus</text:p>
          </table:table-cell>
          <table:table-cell office:value-type="string" calcext:value-type="string">
            <text:p>F♯maj13sus</text:p>
          </table:table-cell>
          <table:table-cell office:value-type="string" calcext:value-type="string">
            <text:p>G♭maj13sus</text:p>
          </table:table-cell>
          <table:table-cell table:formula="of:=CONCATENATE(&quot;    &quot;&quot;&quot;;[.A119];&quot;&quot;&quot;:[{o:&quot;;[.$B$1];&quot;, x:&quot;&quot;&quot;;[.B119];&quot;&quot;&quot;},{o:&quot;;[.$C$1];&quot;, x:&quot;&quot;&quot;;[.C119];&quot;&quot;&quot;},{o:&quot;;[.$D$1];&quot;, x:&quot;&quot;&quot;;[.D119];&quot;&quot;&quot;},{o:&quot;;[.$E$1];&quot;, x:&quot;&quot;&quot;;[.E119];&quot;&quot;&quot;},{o:&quot;;[.$F$1];&quot;, x:&quot;&quot;&quot;;[.F119];&quot;&quot;&quot;},{o:&quot;;[.$G$1];&quot;, x:&quot;&quot;&quot;;[.G119];&quot;&quot;&quot;},{o:&quot;;[.$H$1];&quot;, x:&quot;&quot;&quot;;[.H119];&quot;&quot;&quot;},{o:&quot;;[.$I$1];&quot;, x:&quot;&quot;&quot;;[.I119];&quot;&quot;&quot;}],&quot;)" office:value-type="string" office:string-value="    &quot;F# C# F D#&quot;:[{o:{}, x:&quot;F#maj13sus&quot;},{o:{useFlats:true}, x:&quot;Gbmaj13sus&quot;},{o:{majorSymbol:&quot;M&quot;}, x:&quot;F#M13sus&quot;},{o:{omitMajor:false}, x:&quot;F#maj13sus&quot;},{o:{omitMinor:true}, x:&quot;F#maj13sus&quot;},{o:{minorSymbol:&quot;-&quot;,augSymbol:&quot;+&quot;,dimSymbol:&quot;unicode&quot;,unicodeHalfDiminished:true}, x:&quot;F#maj13sus&quot;},{o:{unicodeAccidentals:true}, x:&quot;F♯maj13sus&quot;},{o:{unicodeAccidentals:true,useFlats:true}, x:&quot;G♭maj13sus&quot;}]," calcext:value-type="string">
            <text:p><text:s text:c="4"/>"F# C# F D#":[{o:{}, x:"F#maj13sus"},{o:{useFlats:true}, x:"Gbmaj13sus"},{o:{majorSymbol:"M"}, x:"F#M13sus"},{o:{omitMajor:false}, x:"F#maj13sus"},{o:{omitMinor:true}, x:"F#maj13sus"},{o:{minorSymbol:"-",augSymbol:"+",dimSymbol:"unicode",unicodeHalfDiminished:true}, x:"F#maj13sus"},{o:{unicodeAccidentals:true}, x:"F♯maj13sus"},{o:{unicodeAccidentals:true,useFlats:true}, x:"G♭maj13sus"}],</text:p>
          </table:table-cell>
          <table:table-cell table:number-columns-repeated="101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K108:Sheet1.K108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21:52:01.1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ip robinson</meta:initial-creator>
    <meta:creation-date>2018-09-29T20:57:38.15</meta:creation-date>
    <dc:date>2022-02-13T21:56:41.865000000</dc:date>
    <meta:editing-duration>P2DT3H47M41S</meta:editing-duration>
    <meta:editing-cycles>12</meta:editing-cycles>
    <meta:generator>LibreOffice/7.1.7.2$Windows_X86_64 LibreOffice_project/c6a4e3954236145e2acb0b65f68614365aeee33f</meta:generator>
    <meta:document-statistic meta:table-count="3" meta:cell-count="1190" meta:object-count="0"/>
  </office:meta>
</office:document-meta>
</file>